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ource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46460.00017" calcext:value-type="float">
            <text:p>1443146460.00017</text:p>
          </table:table-cell>
          <table:table-cell office:value-type="float" office:value="4320" calcext:value-type="float">
            <text:p>43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46460.19812" calcext:value-type="float">
            <text:p>1443146460.19812</text:p>
          </table:table-cell>
          <table:table-cell table:formula="of:=[.G2]-[.$B$2]" office:value-type="float" office:value="0.197945833206177" calcext:value-type="float">
            <text:p>0.1979458332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7945833206177" calcext:value-type="float">
            <text:p>0.1979458332</text:p>
          </table:table-cell>
          <table:table-cell table:formula="of:=MAX([.J2:.J2001])" office:value-type="float" office:value="4.13492846488953" calcext:value-type="float">
            <text:p>4.13492846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46460.05435" calcext:value-type="float">
            <text:p>1443146460.05435</text:p>
          </table:table-cell>
          <table:table-cell office:value-type="float" office:value="4320" calcext:value-type="float">
            <text:p>4320</text:p>
          </table:table-cell>
          <table:table-cell table:formula="of:=[.B3]-[.$B$2]" office:value-type="float" office:value="0.0541732311248779" calcext:value-type="float">
            <text:p>0.0541732311</text:p>
          </table:table-cell>
          <table:table-cell table:formula="of:=[.C3]/([.D3]-[.D2])" office:value-type="float" office:value="79744.1819566145" calcext:value-type="float">
            <text:p>79744.1819566145</text:p>
          </table:table-cell>
          <table:table-cell/>
          <table:table-cell office:value-type="float" office:value="1443146460.30369" calcext:value-type="float">
            <text:p>1443146460.30369</text:p>
          </table:table-cell>
          <table:table-cell table:formula="of:=[.G3]-[.$B$2]" office:value-type="float" office:value="0.303515911102295" calcext:value-type="float">
            <text:p>0.3035159111</text:p>
          </table:table-cell>
          <table:table-cell table:formula="of:=[.C3]/([.H3]-[.H2])" office:value-type="float" office:value="40920.6859187024" calcext:value-type="float">
            <text:p>40920.6859187024</text:p>
          </table:table-cell>
          <table:table-cell table:formula="of:=[.G3]-[.$B3]" office:value-type="float" office:value="0.249342679977417" calcext:value-type="float">
            <text:p>0.2493426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46460.10849" calcext:value-type="float">
            <text:p>1443146460.10849</text:p>
          </table:table-cell>
          <table:table-cell office:value-type="float" office:value="4320" calcext:value-type="float">
            <text:p>4320</text:p>
          </table:table-cell>
          <table:table-cell table:formula="of:=[.B4]-[.$B$2]" office:value-type="float" office:value="0.108313322067261" calcext:value-type="float">
            <text:p>0.1083133221</text:p>
          </table:table-cell>
          <table:table-cell table:formula="of:=[.C4]/([.D4]-[.D3])" office:value-type="float" office:value="79792.9948916681" calcext:value-type="float">
            <text:p>79792.9948916681</text:p>
          </table:table-cell>
          <table:table-cell/>
          <table:table-cell office:value-type="float" office:value="1443146460.35786" calcext:value-type="float">
            <text:p>1443146460.35786</text:p>
          </table:table-cell>
          <table:table-cell table:formula="of:=[.G4]-[.$B$2]" office:value-type="float" office:value="0.357683181762695" calcext:value-type="float">
            <text:p>0.3576831818</text:p>
          </table:table-cell>
          <table:table-cell table:formula="of:=[.C4]/([.H4]-[.H3])" office:value-type="float" office:value="79752.956856255" calcext:value-type="float">
            <text:p>79752.956856255</text:p>
          </table:table-cell>
          <table:table-cell table:formula="of:=[.G4]-[.$B4]" office:value-type="float" office:value="0.249369859695435" calcext:value-type="float">
            <text:p>0.249369859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46460.16263" calcext:value-type="float">
            <text:p>1443146460.16263</text:p>
          </table:table-cell>
          <table:table-cell office:value-type="float" office:value="4320" calcext:value-type="float">
            <text:p>4320</text:p>
          </table:table-cell>
          <table:table-cell table:formula="of:=[.B5]-[.$B$2]" office:value-type="float" office:value="0.162452936172485" calcext:value-type="float">
            <text:p>0.1624529362</text:p>
          </table:table-cell>
          <table:table-cell table:formula="of:=[.C5]/([.D5]-[.D4])" office:value-type="float" office:value="79793.6976721655" calcext:value-type="float">
            <text:p>79793.6976721655</text:p>
          </table:table-cell>
          <table:table-cell/>
          <table:table-cell office:value-type="float" office:value="1443146460.41188" calcext:value-type="float">
            <text:p>1443146460.41188</text:p>
          </table:table-cell>
          <table:table-cell table:formula="of:=[.G5]-[.$B$2]" office:value-type="float" office:value="0.411709547042847" calcext:value-type="float">
            <text:p>0.411709547</text:p>
          </table:table-cell>
          <table:table-cell table:formula="of:=[.C5]/([.H5]-[.H4])" office:value-type="float" office:value="79960.959387122" calcext:value-type="float">
            <text:p>79960.959387122</text:p>
          </table:table-cell>
          <table:table-cell table:formula="of:=[.G5]-[.$B5]" office:value-type="float" office:value="0.249256610870361" calcext:value-type="float">
            <text:p>0.24925661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46460.21676" calcext:value-type="float">
            <text:p>1443146460.21676</text:p>
          </table:table-cell>
          <table:table-cell office:value-type="float" office:value="4320" calcext:value-type="float">
            <text:p>4320</text:p>
          </table:table-cell>
          <table:table-cell table:formula="of:=[.B6]-[.$B$2]" office:value-type="float" office:value="0.216582298278809" calcext:value-type="float">
            <text:p>0.2165822983</text:p>
          </table:table-cell>
          <table:table-cell table:formula="of:=[.C6]/([.D6]-[.D5])" office:value-type="float" office:value="79808.8104477283" calcext:value-type="float">
            <text:p>79808.8104477283</text:p>
          </table:table-cell>
          <table:table-cell/>
          <table:table-cell office:value-type="float" office:value="1443146460.46608" calcext:value-type="float">
            <text:p>1443146460.46608</text:p>
          </table:table-cell>
          <table:table-cell table:formula="of:=[.G6]-[.$B$2]" office:value-type="float" office:value="0.465903043746948" calcext:value-type="float">
            <text:p>0.4659030437</text:p>
          </table:table-cell>
          <table:table-cell table:formula="of:=[.C6]/([.H6]-[.H5])" office:value-type="float" office:value="79714.3617358252" calcext:value-type="float">
            <text:p>79714.3617358252</text:p>
          </table:table-cell>
          <table:table-cell table:formula="of:=[.G6]-[.$B6]" office:value-type="float" office:value="0.24932074546814" calcext:value-type="float">
            <text:p>0.249320745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46460.27091" calcext:value-type="float">
            <text:p>1443146460.27091</text:p>
          </table:table-cell>
          <table:table-cell office:value-type="float" office:value="4320" calcext:value-type="float">
            <text:p>4320</text:p>
          </table:table-cell>
          <table:table-cell table:formula="of:=[.B7]-[.$B$2]" office:value-type="float" office:value="0.2707359790802" calcext:value-type="float">
            <text:p>0.2707359791</text:p>
          </table:table-cell>
          <table:table-cell table:formula="of:=[.C7]/([.D7]-[.D6])" office:value-type="float" office:value="79772.9708501917" calcext:value-type="float">
            <text:p>79772.9708501917</text:p>
          </table:table-cell>
          <table:table-cell/>
          <table:table-cell office:value-type="float" office:value="1443146460.52013" calcext:value-type="float">
            <text:p>1443146460.52013</text:p>
          </table:table-cell>
          <table:table-cell table:formula="of:=[.G7]-[.$B$2]" office:value-type="float" office:value="0.519959688186646" calcext:value-type="float">
            <text:p>0.5199596882</text:p>
          </table:table-cell>
          <table:table-cell table:formula="of:=[.C7]/([.H7]-[.H6])" office:value-type="float" office:value="79916.1702465488" calcext:value-type="float">
            <text:p>79916.1702465488</text:p>
          </table:table-cell>
          <table:table-cell table:formula="of:=[.G7]-[.$B7]" office:value-type="float" office:value="0.249223709106445" calcext:value-type="float">
            <text:p>0.24922370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46460.32505" calcext:value-type="float">
            <text:p>1443146460.32505</text:p>
          </table:table-cell>
          <table:table-cell office:value-type="float" office:value="4320" calcext:value-type="float">
            <text:p>4320</text:p>
          </table:table-cell>
          <table:table-cell table:formula="of:=[.B8]-[.$B$2]" office:value-type="float" office:value="0.324877023696899" calcext:value-type="float">
            <text:p>0.3248770237</text:p>
          </table:table-cell>
          <table:table-cell table:formula="of:=[.C8]/([.D8]-[.D7])" office:value-type="float" office:value="79791.589367811" calcext:value-type="float">
            <text:p>79791.589367811</text:p>
          </table:table-cell>
          <table:table-cell/>
          <table:table-cell office:value-type="float" office:value="1443146460.57457" calcext:value-type="float">
            <text:p>1443146460.57457</text:p>
          </table:table-cell>
          <table:table-cell table:formula="of:=[.G8]-[.$B$2]" office:value-type="float" office:value="0.574397802352905" calcext:value-type="float">
            <text:p>0.5743978024</text:p>
          </table:table-cell>
          <table:table-cell table:formula="of:=[.C8]/([.H8]-[.H7])" office:value-type="float" office:value="79356.165549862" calcext:value-type="float">
            <text:p>79356.165549862</text:p>
          </table:table-cell>
          <table:table-cell table:formula="of:=[.G8]-[.$B8]" office:value-type="float" office:value="0.249520778656006" calcext:value-type="float">
            <text:p>0.249520778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46460.37921" calcext:value-type="float">
            <text:p>1443146460.37921</text:p>
          </table:table-cell>
          <table:table-cell office:value-type="float" office:value="4320" calcext:value-type="float">
            <text:p>4320</text:p>
          </table:table-cell>
          <table:table-cell table:formula="of:=[.B9]-[.$B$2]" office:value-type="float" office:value="0.379032135009766" calcext:value-type="float">
            <text:p>0.379032135</text:p>
          </table:table-cell>
          <table:table-cell table:formula="of:=[.C9]/([.D9]-[.D8])" office:value-type="float" office:value="79770.8636409663" calcext:value-type="float">
            <text:p>79770.8636409663</text:p>
          </table:table-cell>
          <table:table-cell/>
          <table:table-cell office:value-type="float" office:value="1443146460.62854" calcext:value-type="float">
            <text:p>1443146460.62854</text:p>
          </table:table-cell>
          <table:table-cell table:formula="of:=[.G9]-[.$B$2]" office:value-type="float" office:value="0.628366470336914" calcext:value-type="float">
            <text:p>0.6283664703</text:p>
          </table:table-cell>
          <table:table-cell table:formula="of:=[.C9]/([.H9]-[.H8])" office:value-type="float" office:value="80046.4447497581" calcext:value-type="float">
            <text:p>80046.4447497581</text:p>
          </table:table-cell>
          <table:table-cell table:formula="of:=[.G9]-[.$B9]" office:value-type="float" office:value="0.249334335327148" calcext:value-type="float">
            <text:p>0.249334335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46460.43336" calcext:value-type="float">
            <text:p>1443146460.43336</text:p>
          </table:table-cell>
          <table:table-cell office:value-type="float" office:value="4320" calcext:value-type="float">
            <text:p>4320</text:p>
          </table:table-cell>
          <table:table-cell table:formula="of:=[.B10]-[.$B$2]" office:value-type="float" office:value="0.433183193206787" calcext:value-type="float">
            <text:p>0.4331831932</text:p>
          </table:table-cell>
          <table:table-cell table:formula="of:=[.C10]/([.D10]-[.D9])" office:value-type="float" office:value="79776.8343562604" calcext:value-type="float">
            <text:p>79776.8343562604</text:p>
          </table:table-cell>
          <table:table-cell/>
          <table:table-cell office:value-type="float" office:value="1443146460.68269" calcext:value-type="float">
            <text:p>1443146460.68269</text:p>
          </table:table-cell>
          <table:table-cell table:formula="of:=[.G10]-[.$B$2]" office:value-type="float" office:value="0.682519197463989" calcext:value-type="float">
            <text:p>0.6825191975</text:p>
          </table:table-cell>
          <table:table-cell table:formula="of:=[.C10]/([.H10]-[.H9])" office:value-type="float" office:value="79774.3757181915" calcext:value-type="float">
            <text:p>79774.3757181915</text:p>
          </table:table-cell>
          <table:table-cell table:formula="of:=[.G10]-[.$B10]" office:value-type="float" office:value="0.249336004257202" calcext:value-type="float">
            <text:p>0.249336004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46460.48748" calcext:value-type="float">
            <text:p>1443146460.48748</text:p>
          </table:table-cell>
          <table:table-cell office:value-type="float" office:value="4320" calcext:value-type="float">
            <text:p>4320</text:p>
          </table:table-cell>
          <table:table-cell table:formula="of:=[.B11]-[.$B$2]" office:value-type="float" office:value="0.487309217453003" calcext:value-type="float">
            <text:p>0.4873092175</text:p>
          </table:table-cell>
          <table:table-cell table:formula="of:=[.C11]/([.D11]-[.D10])" office:value-type="float" office:value="79813.732121698" calcext:value-type="float">
            <text:p>79813.732121698</text:p>
          </table:table-cell>
          <table:table-cell/>
          <table:table-cell office:value-type="float" office:value="1443146460.73683" calcext:value-type="float">
            <text:p>1443146460.73683</text:p>
          </table:table-cell>
          <table:table-cell table:formula="of:=[.G11]-[.$B$2]" office:value-type="float" office:value="0.736651659011841" calcext:value-type="float">
            <text:p>0.736651659</text:p>
          </table:table-cell>
          <table:table-cell table:formula="of:=[.C11]/([.H11]-[.H10])" office:value-type="float" office:value="79804.2408653677" calcext:value-type="float">
            <text:p>79804.2408653677</text:p>
          </table:table-cell>
          <table:table-cell table:formula="of:=[.G11]-[.$B11]" office:value-type="float" office:value="0.249342441558838" calcext:value-type="float">
            <text:p>0.24934244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46460.54162" calcext:value-type="float">
            <text:p>1443146460.54162</text:p>
          </table:table-cell>
          <table:table-cell office:value-type="float" office:value="4320" calcext:value-type="float">
            <text:p>4320</text:p>
          </table:table-cell>
          <table:table-cell table:formula="of:=[.B12]-[.$B$2]" office:value-type="float" office:value="0.541448831558228" calcext:value-type="float">
            <text:p>0.5414488316</text:p>
          </table:table-cell>
          <table:table-cell table:formula="of:=[.C12]/([.D12]-[.D11])" office:value-type="float" office:value="79793.6976721655" calcext:value-type="float">
            <text:p>79793.6976721655</text:p>
          </table:table-cell>
          <table:table-cell/>
          <table:table-cell office:value-type="float" office:value="1443146460.791" calcext:value-type="float">
            <text:p>1443146460.791</text:p>
          </table:table-cell>
          <table:table-cell table:formula="of:=[.G12]-[.$B$2]" office:value-type="float" office:value="0.790828227996826" calcext:value-type="float">
            <text:p>0.790828228</text:p>
          </table:table-cell>
          <table:table-cell table:formula="of:=[.C12]/([.H12]-[.H11])" office:value-type="float" office:value="79739.2688561961" calcext:value-type="float">
            <text:p>79739.2688561961</text:p>
          </table:table-cell>
          <table:table-cell table:formula="of:=[.G12]-[.$B12]" office:value-type="float" office:value="0.249379396438599" calcext:value-type="float">
            <text:p>0.249379396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46460.59577" calcext:value-type="float">
            <text:p>1443146460.59577</text:p>
          </table:table-cell>
          <table:table-cell office:value-type="float" office:value="4320" calcext:value-type="float">
            <text:p>4320</text:p>
          </table:table-cell>
          <table:table-cell table:formula="of:=[.B13]-[.$B$2]" office:value-type="float" office:value="0.595592021942139" calcext:value-type="float">
            <text:p>0.5955920219</text:p>
          </table:table-cell>
          <table:table-cell table:formula="of:=[.C13]/([.D13]-[.D12])" office:value-type="float" office:value="79788.4271201666" calcext:value-type="float">
            <text:p>79788.4271201666</text:p>
          </table:table-cell>
          <table:table-cell/>
          <table:table-cell office:value-type="float" office:value="1443146460.84515" calcext:value-type="float">
            <text:p>1443146460.84515</text:p>
          </table:table-cell>
          <table:table-cell table:formula="of:=[.G13]-[.$B$2]" office:value-type="float" office:value="0.844977617263794" calcext:value-type="float">
            <text:p>0.8449776173</text:p>
          </table:table-cell>
          <table:table-cell table:formula="of:=[.C13]/([.H13]-[.H12])" office:value-type="float" office:value="79779.2931458839" calcext:value-type="float">
            <text:p>79779.2931458839</text:p>
          </table:table-cell>
          <table:table-cell table:formula="of:=[.G13]-[.$B13]" office:value-type="float" office:value="0.249385595321655" calcext:value-type="float">
            <text:p>0.249385595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46460.64991" calcext:value-type="float">
            <text:p>1443146460.64991</text:p>
          </table:table-cell>
          <table:table-cell office:value-type="float" office:value="4320" calcext:value-type="float">
            <text:p>4320</text:p>
          </table:table-cell>
          <table:table-cell table:formula="of:=[.B14]-[.$B$2]" office:value-type="float" office:value="0.649732828140259" calcext:value-type="float">
            <text:p>0.6497328281</text:p>
          </table:table-cell>
          <table:table-cell table:formula="of:=[.C14]/([.D14]-[.D13])" office:value-type="float" office:value="79791.9407441332" calcext:value-type="float">
            <text:p>79791.9407441332</text:p>
          </table:table-cell>
          <table:table-cell/>
          <table:table-cell office:value-type="float" office:value="1443146460.89933" calcext:value-type="float">
            <text:p>1443146460.89933</text:p>
          </table:table-cell>
          <table:table-cell table:formula="of:=[.G14]-[.$B$2]" office:value-type="float" office:value="0.899152040481567" calcext:value-type="float">
            <text:p>0.8991520405</text:p>
          </table:table-cell>
          <table:table-cell table:formula="of:=[.C14]/([.H14]-[.H13])" office:value-type="float" office:value="79742.4272083935" calcext:value-type="float">
            <text:p>79742.4272083935</text:p>
          </table:table-cell>
          <table:table-cell table:formula="of:=[.G14]-[.$B14]" office:value-type="float" office:value="0.249419212341309" calcext:value-type="float">
            <text:p>0.249419212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46460.70406" calcext:value-type="float">
            <text:p>1443146460.70406</text:p>
          </table:table-cell>
          <table:table-cell office:value-type="float" office:value="4320" calcext:value-type="float">
            <text:p>4320</text:p>
          </table:table-cell>
          <table:table-cell table:formula="of:=[.B15]-[.$B$2]" office:value-type="float" office:value="0.703881502151489" calcext:value-type="float">
            <text:p>0.7038815022</text:p>
          </table:table-cell>
          <table:table-cell table:formula="of:=[.C15]/([.D15]-[.D14])" office:value-type="float" office:value="79780.3469592631" calcext:value-type="float">
            <text:p>79780.3469592631</text:p>
          </table:table-cell>
          <table:table-cell/>
          <table:table-cell office:value-type="float" office:value="1443146460.95352" calcext:value-type="float">
            <text:p>1443146460.95352</text:p>
          </table:table-cell>
          <table:table-cell table:formula="of:=[.G15]-[.$B$2]" office:value-type="float" office:value="0.95334792137146" calcext:value-type="float">
            <text:p>0.9533479214</text:p>
          </table:table-cell>
          <table:table-cell table:formula="of:=[.C15]/([.H15]-[.H14])" office:value-type="float" office:value="79710.8549407428" calcext:value-type="float">
            <text:p>79710.8549407428</text:p>
          </table:table-cell>
          <table:table-cell table:formula="of:=[.G15]-[.$B15]" office:value-type="float" office:value="0.249466419219971" calcext:value-type="float">
            <text:p>0.249466419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46460.7582" calcext:value-type="float">
            <text:p>1443146460.7582</text:p>
          </table:table-cell>
          <table:table-cell office:value-type="float" office:value="4320" calcext:value-type="float">
            <text:p>4320</text:p>
          </table:table-cell>
          <table:table-cell table:formula="of:=[.B16]-[.$B$2]" office:value-type="float" office:value="0.758022785186768" calcext:value-type="float">
            <text:p>0.7580227852</text:p>
          </table:table-cell>
          <table:table-cell table:formula="of:=[.C16]/([.D16]-[.D15])" office:value-type="float" office:value="79791.2379945835" calcext:value-type="float">
            <text:p>79791.2379945835</text:p>
          </table:table-cell>
          <table:table-cell/>
          <table:table-cell office:value-type="float" office:value="1443146461.0077" calcext:value-type="float">
            <text:p>1443146461.0077</text:p>
          </table:table-cell>
          <table:table-cell table:formula="of:=[.G16]-[.$B$2]" office:value-type="float" office:value="1.00752592086792" calcext:value-type="float">
            <text:p>1.0075259209</text:p>
          </table:table-cell>
          <table:table-cell table:formula="of:=[.C16]/([.H16]-[.H15])" office:value-type="float" office:value="79737.1634270526" calcext:value-type="float">
            <text:p>79737.1634270526</text:p>
          </table:table-cell>
          <table:table-cell table:formula="of:=[.G16]-[.$B16]" office:value-type="float" office:value="0.249503135681152" calcext:value-type="float">
            <text:p>0.249503135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46460.81234" calcext:value-type="float">
            <text:p>1443146460.81234</text:p>
          </table:table-cell>
          <table:table-cell office:value-type="float" office:value="4320" calcext:value-type="float">
            <text:p>4320</text:p>
          </table:table-cell>
          <table:table-cell table:formula="of:=[.B17]-[.$B$2]" office:value-type="float" office:value="0.812162637710571" calcext:value-type="float">
            <text:p>0.8121626377</text:p>
          </table:table-cell>
          <table:table-cell table:formula="of:=[.C17]/([.D17]-[.D16])" office:value-type="float" office:value="79793.3462803694" calcext:value-type="float">
            <text:p>79793.3462803694</text:p>
          </table:table-cell>
          <table:table-cell/>
          <table:table-cell office:value-type="float" office:value="1443146461.06185" calcext:value-type="float">
            <text:p>1443146461.06185</text:p>
          </table:table-cell>
          <table:table-cell table:formula="of:=[.G17]-[.$B$2]" office:value-type="float" office:value="1.0616729259491" calcext:value-type="float">
            <text:p>1.0616729259</text:p>
          </table:table-cell>
          <table:table-cell table:formula="of:=[.C17]/([.H17]-[.H16])" office:value-type="float" office:value="79782.8059654175" calcext:value-type="float">
            <text:p>79782.8059654175</text:p>
          </table:table-cell>
          <table:table-cell table:formula="of:=[.G17]-[.$B17]" office:value-type="float" office:value="0.249510288238525" calcext:value-type="float">
            <text:p>0.249510288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46460.86649" calcext:value-type="float">
            <text:p>1443146460.86649</text:p>
          </table:table-cell>
          <table:table-cell office:value-type="float" office:value="4320" calcext:value-type="float">
            <text:p>4320</text:p>
          </table:table-cell>
          <table:table-cell table:formula="of:=[.B18]-[.$B$2]" office:value-type="float" office:value="0.866318225860596" calcext:value-type="float">
            <text:p>0.8663182259</text:p>
          </table:table-cell>
          <table:table-cell table:formula="of:=[.C18]/([.D18]-[.D17])" office:value-type="float" office:value="79770.1612626296" calcext:value-type="float">
            <text:p>79770.1612626296</text:p>
          </table:table-cell>
          <table:table-cell/>
          <table:table-cell office:value-type="float" office:value="1443146461.11597" calcext:value-type="float">
            <text:p>1443146461.11597</text:p>
          </table:table-cell>
          <table:table-cell table:formula="of:=[.G18]-[.$B$2]" office:value-type="float" office:value="1.11579418182373" calcext:value-type="float">
            <text:p>1.1157941818</text:p>
          </table:table-cell>
          <table:table-cell table:formula="of:=[.C18]/([.H18]-[.H17])" office:value-type="float" office:value="79820.7641376029" calcext:value-type="float">
            <text:p>79820.7641376029</text:p>
          </table:table-cell>
          <table:table-cell table:formula="of:=[.G18]-[.$B18]" office:value-type="float" office:value="0.249475955963135" calcext:value-type="float">
            <text:p>0.24947595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46460.92064" calcext:value-type="float">
            <text:p>1443146460.92064</text:p>
          </table:table-cell>
          <table:table-cell office:value-type="float" office:value="4320" calcext:value-type="float">
            <text:p>4320</text:p>
          </table:table-cell>
          <table:table-cell table:formula="of:=[.B19]-[.$B$2]" office:value-type="float" office:value="0.920468091964722" calcext:value-type="float">
            <text:p>0.920468092</text:p>
          </table:table-cell>
          <table:table-cell table:formula="of:=[.C19]/([.D19]-[.D18])" office:value-type="float" office:value="79778.5906190973" calcext:value-type="float">
            <text:p>79778.5906190973</text:p>
          </table:table-cell>
          <table:table-cell/>
          <table:table-cell office:value-type="float" office:value="1443146461.17016" calcext:value-type="float">
            <text:p>1443146461.17016</text:p>
          </table:table-cell>
          <table:table-cell table:formula="of:=[.G19]-[.$B$2]" office:value-type="float" office:value="1.16999006271362" calcext:value-type="float">
            <text:p>1.1699900627</text:p>
          </table:table-cell>
          <table:table-cell table:formula="of:=[.C19]/([.H19]-[.H18])" office:value-type="float" office:value="79710.8549407428" calcext:value-type="float">
            <text:p>79710.8549407428</text:p>
          </table:table-cell>
          <table:table-cell table:formula="of:=[.G19]-[.$B19]" office:value-type="float" office:value="0.249521970748901" calcext:value-type="float">
            <text:p>0.249521970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46460.97481" calcext:value-type="float">
            <text:p>1443146460.97481</text:p>
          </table:table-cell>
          <table:table-cell office:value-type="float" office:value="4320" calcext:value-type="float">
            <text:p>4320</text:p>
          </table:table-cell>
          <table:table-cell table:formula="of:=[.B20]-[.$B$2]" office:value-type="float" office:value="0.974633455276489" calcext:value-type="float">
            <text:p>0.9746334553</text:p>
          </table:table-cell>
          <table:table-cell table:formula="of:=[.C20]/([.D20]-[.D19])" office:value-type="float" office:value="79755.7652320125" calcext:value-type="float">
            <text:p>79755.7652320125</text:p>
          </table:table-cell>
          <table:table-cell/>
          <table:table-cell office:value-type="float" office:value="1443146461.22245" calcext:value-type="float">
            <text:p>1443146461.22245</text:p>
          </table:table-cell>
          <table:table-cell table:formula="of:=[.G20]-[.$B$2]" office:value-type="float" office:value="1.22227835655212" calcext:value-type="float">
            <text:p>1.2222783566</text:p>
          </table:table-cell>
          <table:table-cell table:formula="of:=[.C20]/([.H20]-[.H19])" office:value-type="float" office:value="82618.8747589062" calcext:value-type="float">
            <text:p>82618.8747589062</text:p>
          </table:table-cell>
          <table:table-cell table:formula="of:=[.G20]-[.$B20]" office:value-type="float" office:value="0.247644901275635" calcext:value-type="float">
            <text:p>0.247644901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46461.02725" calcext:value-type="float">
            <text:p>1443146461.02725</text:p>
          </table:table-cell>
          <table:table-cell office:value-type="float" office:value="4320" calcext:value-type="float">
            <text:p>4320</text:p>
          </table:table-cell>
          <table:table-cell table:formula="of:=[.B21]-[.$B$2]" office:value-type="float" office:value="1.02707362174988" calcext:value-type="float">
            <text:p>1.0270736217</text:p>
          </table:table-cell>
          <table:table-cell table:formula="of:=[.C21]/([.D21]-[.D20])" office:value-type="float" office:value="82379.6011820869" calcext:value-type="float">
            <text:p>82379.6011820869</text:p>
          </table:table-cell>
          <table:table-cell/>
          <table:table-cell office:value-type="float" office:value="1443146461.24001" calcext:value-type="float">
            <text:p>1443146461.24001</text:p>
          </table:table-cell>
          <table:table-cell table:formula="of:=[.G21]-[.$B$2]" office:value-type="float" office:value="1.23983383178711" calcext:value-type="float">
            <text:p>1.2398338318</text:p>
          </table:table-cell>
          <table:table-cell table:formula="of:=[.C21]/([.H21]-[.H20])" office:value-type="float" office:value="246077.075224424" calcext:value-type="float">
            <text:p>246077.075224424</text:p>
          </table:table-cell>
          <table:table-cell table:formula="of:=[.G21]-[.$B21]" office:value-type="float" office:value="0.212760210037231" calcext:value-type="float">
            <text:p>0.2127602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46461.07822" calcext:value-type="float">
            <text:p>1443146461.07822</text:p>
          </table:table-cell>
          <table:table-cell office:value-type="float" office:value="4320" calcext:value-type="float">
            <text:p>4320</text:p>
          </table:table-cell>
          <table:table-cell table:formula="of:=[.B22]-[.$B$2]" office:value-type="float" office:value="1.07804417610168" calcext:value-type="float">
            <text:p>1.0780441761</text:p>
          </table:table-cell>
          <table:table-cell table:formula="of:=[.C22]/([.D22]-[.D21])" office:value-type="float" office:value="84754.8168729477" calcext:value-type="float">
            <text:p>84754.8168729477</text:p>
          </table:table-cell>
          <table:table-cell/>
          <table:table-cell office:value-type="float" office:value="1443146461.27602" calcext:value-type="float">
            <text:p>1443146461.27602</text:p>
          </table:table-cell>
          <table:table-cell table:formula="of:=[.G22]-[.$B$2]" office:value-type="float" office:value="1.27585005760193" calcext:value-type="float">
            <text:p>1.2758500576</text:p>
          </table:table-cell>
          <table:table-cell table:formula="of:=[.C22]/([.H22]-[.H21])" office:value-type="float" office:value="119945.938317126" calcext:value-type="float">
            <text:p>119945.938317126</text:p>
          </table:table-cell>
          <table:table-cell table:formula="of:=[.G22]-[.$B22]" office:value-type="float" office:value="0.197805881500244" calcext:value-type="float">
            <text:p>0.197805881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46461.12918" calcext:value-type="float">
            <text:p>1443146461.12918</text:p>
          </table:table-cell>
          <table:table-cell office:value-type="float" office:value="4320" calcext:value-type="float">
            <text:p>4320</text:p>
          </table:table-cell>
          <table:table-cell table:formula="of:=[.B23]-[.$B$2]" office:value-type="float" office:value="1.12900996208191" calcext:value-type="float">
            <text:p>1.1290099621</text:p>
          </table:table-cell>
          <table:table-cell table:formula="of:=[.C23]/([.D23]-[.D22])" office:value-type="float" office:value="84762.7465546439" calcext:value-type="float">
            <text:p>84762.7465546439</text:p>
          </table:table-cell>
          <table:table-cell/>
          <table:table-cell office:value-type="float" office:value="1443146461.327" calcext:value-type="float">
            <text:p>1443146461.327</text:p>
          </table:table-cell>
          <table:table-cell table:formula="of:=[.G23]-[.$B$2]" office:value-type="float" office:value="1.32683038711548" calcext:value-type="float">
            <text:p>1.3268303871</text:p>
          </table:table-cell>
          <table:table-cell table:formula="of:=[.C23]/([.H23]-[.H22])" office:value-type="float" office:value="84738.5656628957" calcext:value-type="float">
            <text:p>84738.5656628957</text:p>
          </table:table-cell>
          <table:table-cell table:formula="of:=[.G23]-[.$B23]" office:value-type="float" office:value="0.197820425033569" calcext:value-type="float">
            <text:p>0.19782042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46461.18015" calcext:value-type="float">
            <text:p>1443146461.18015</text:p>
          </table:table-cell>
          <table:table-cell office:value-type="float" office:value="4320" calcext:value-type="float">
            <text:p>4320</text:p>
          </table:table-cell>
          <table:table-cell table:formula="of:=[.B24]-[.$B$2]" office:value-type="float" office:value="1.1799738407135" calcext:value-type="float">
            <text:p>1.1799738407</text:p>
          </table:table-cell>
          <table:table-cell table:formula="of:=[.C24]/([.D24]-[.D23])" office:value-type="float" office:value="84765.9188428036" calcext:value-type="float">
            <text:p>84765.9188428036</text:p>
          </table:table-cell>
          <table:table-cell/>
          <table:table-cell office:value-type="float" office:value="1443146461.37797" calcext:value-type="float">
            <text:p>1443146461.37797</text:p>
          </table:table-cell>
          <table:table-cell table:formula="of:=[.G24]-[.$B$2]" office:value-type="float" office:value="1.37779855728149" calcext:value-type="float">
            <text:p>1.3777985573</text:p>
          </table:table-cell>
          <table:table-cell table:formula="of:=[.C24]/([.H24]-[.H23])" office:value-type="float" office:value="84758.7815283287" calcext:value-type="float">
            <text:p>84758.7815283287</text:p>
          </table:table-cell>
          <table:table-cell table:formula="of:=[.G24]-[.$B24]" office:value-type="float" office:value="0.197824716567993" calcext:value-type="float">
            <text:p>0.197824716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46461.23111" calcext:value-type="float">
            <text:p>1443146461.23111</text:p>
          </table:table-cell>
          <table:table-cell office:value-type="float" office:value="4320" calcext:value-type="float">
            <text:p>4320</text:p>
          </table:table-cell>
          <table:table-cell table:formula="of:=[.B25]-[.$B$2]" office:value-type="float" office:value="1.23093938827515" calcext:value-type="float">
            <text:p>1.2309393883</text:p>
          </table:table-cell>
          <table:table-cell table:formula="of:=[.C25]/([.D25]-[.D24])" office:value-type="float" office:value="84763.1430776788" calcext:value-type="float">
            <text:p>84763.1430776788</text:p>
          </table:table-cell>
          <table:table-cell/>
          <table:table-cell office:value-type="float" office:value="1443146461.4774" calcext:value-type="float">
            <text:p>1443146461.4774</text:p>
          </table:table-cell>
          <table:table-cell table:formula="of:=[.G25]-[.$B$2]" office:value-type="float" office:value="1.47722554206848" calcext:value-type="float">
            <text:p>1.4772255421</text:p>
          </table:table-cell>
          <table:table-cell table:formula="of:=[.C25]/([.H25]-[.H24])" office:value-type="float" office:value="43448.9692034329" calcext:value-type="float">
            <text:p>43448.9692034329</text:p>
          </table:table-cell>
          <table:table-cell table:formula="of:=[.G25]-[.$B25]" office:value-type="float" office:value="0.246286153793335" calcext:value-type="float">
            <text:p>0.246286153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46461.28206" calcext:value-type="float">
            <text:p>1443146461.28206</text:p>
          </table:table-cell>
          <table:table-cell office:value-type="float" office:value="4320" calcext:value-type="float">
            <text:p>4320</text:p>
          </table:table-cell>
          <table:table-cell table:formula="of:=[.B26]-[.$B$2]" office:value-type="float" office:value="1.28188347816467" calcext:value-type="float">
            <text:p>1.2818834782</text:p>
          </table:table-cell>
          <table:table-cell table:formula="of:=[.C26]/([.D26]-[.D25])" office:value-type="float" office:value="84798.8453492454" calcext:value-type="float">
            <text:p>84798.8453492454</text:p>
          </table:table-cell>
          <table:table-cell/>
          <table:table-cell office:value-type="float" office:value="1443146461.52841" calcext:value-type="float">
            <text:p>1443146461.52841</text:p>
          </table:table-cell>
          <table:table-cell table:formula="of:=[.G26]-[.$B$2]" office:value-type="float" office:value="1.52823352813721" calcext:value-type="float">
            <text:p>1.5282335281</text:p>
          </table:table-cell>
          <table:table-cell table:formula="of:=[.C26]/([.H26]-[.H25])" office:value-type="float" office:value="84692.6203708465" calcext:value-type="float">
            <text:p>84692.6203708465</text:p>
          </table:table-cell>
          <table:table-cell table:formula="of:=[.G26]-[.$B26]" office:value-type="float" office:value="0.246350049972534" calcext:value-type="float">
            <text:p>0.2463500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46461.33302" calcext:value-type="float">
            <text:p>1443146461.33302</text:p>
          </table:table-cell>
          <table:table-cell office:value-type="float" office:value="4320" calcext:value-type="float">
            <text:p>4320</text:p>
          </table:table-cell>
          <table:table-cell table:formula="of:=[.B27]-[.$B$2]" office:value-type="float" office:value="1.33284640312195" calcext:value-type="float">
            <text:p>1.3328464031</text:p>
          </table:table-cell>
          <table:table-cell table:formula="of:=[.C27]/([.D27]-[.D26])" office:value-type="float" office:value="84767.5050759284" calcext:value-type="float">
            <text:p>84767.5050759284</text:p>
          </table:table-cell>
          <table:table-cell/>
          <table:table-cell office:value-type="float" office:value="1443146461.57935" calcext:value-type="float">
            <text:p>1443146461.57935</text:p>
          </table:table-cell>
          <table:table-cell table:formula="of:=[.G27]-[.$B$2]" office:value-type="float" office:value="1.57918000221252" calcext:value-type="float">
            <text:p>1.5791800022</text:p>
          </table:table-cell>
          <table:table-cell table:formula="of:=[.C27]/([.H27]-[.H26])" office:value-type="float" office:value="84794.8769450359" calcext:value-type="float">
            <text:p>84794.8769450359</text:p>
          </table:table-cell>
          <table:table-cell table:formula="of:=[.G27]-[.$B27]" office:value-type="float" office:value="0.246333599090576" calcext:value-type="float">
            <text:p>0.246333599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46461.38398" calcext:value-type="float">
            <text:p>1443146461.38398</text:p>
          </table:table-cell>
          <table:table-cell office:value-type="float" office:value="4320" calcext:value-type="float">
            <text:p>4320</text:p>
          </table:table-cell>
          <table:table-cell table:formula="of:=[.B28]-[.$B$2]" office:value-type="float" office:value="1.38380765914917" calcext:value-type="float">
            <text:p>1.3838076591</text:p>
          </table:table-cell>
          <table:table-cell table:formula="of:=[.C28]/([.D28]-[.D27])" office:value-type="float" office:value="84770.2811267527" calcext:value-type="float">
            <text:p>84770.2811267527</text:p>
          </table:table-cell>
          <table:table-cell/>
          <table:table-cell office:value-type="float" office:value="1443146461.63029" calcext:value-type="float">
            <text:p>1443146461.63029</text:p>
          </table:table-cell>
          <table:table-cell table:formula="of:=[.G28]-[.$B$2]" office:value-type="float" office:value="1.63012027740479" calcext:value-type="float">
            <text:p>1.6301202774</text:p>
          </table:table-cell>
          <table:table-cell table:formula="of:=[.C28]/([.H28]-[.H27])" office:value-type="float" office:value="84805.1955686397" calcext:value-type="float">
            <text:p>84805.1955686397</text:p>
          </table:table-cell>
          <table:table-cell table:formula="of:=[.G28]-[.$B28]" office:value-type="float" office:value="0.246312618255615" calcext:value-type="float">
            <text:p>0.246312618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46461.43494" calcext:value-type="float">
            <text:p>1443146461.43494</text:p>
          </table:table-cell>
          <table:table-cell office:value-type="float" office:value="4320" calcext:value-type="float">
            <text:p>4320</text:p>
          </table:table-cell>
          <table:table-cell table:formula="of:=[.B29]-[.$B$2]" office:value-type="float" office:value="1.43477058410645" calcext:value-type="float">
            <text:p>1.4347705841</text:p>
          </table:table-cell>
          <table:table-cell table:formula="of:=[.C29]/([.D29]-[.D28])" office:value-type="float" office:value="84767.5050759284" calcext:value-type="float">
            <text:p>84767.5050759284</text:p>
          </table:table-cell>
          <table:table-cell/>
          <table:table-cell office:value-type="float" office:value="1443146461.6813" calcext:value-type="float">
            <text:p>1443146461.6813</text:p>
          </table:table-cell>
          <table:table-cell table:formula="of:=[.G29]-[.$B$2]" office:value-type="float" office:value="1.68112206459045" calcext:value-type="float">
            <text:p>1.6811220646</text:p>
          </table:table-cell>
          <table:table-cell table:formula="of:=[.C29]/([.H29]-[.H28])" office:value-type="float" office:value="84702.9141208974" calcext:value-type="float">
            <text:p>84702.9141208974</text:p>
          </table:table-cell>
          <table:table-cell table:formula="of:=[.G29]-[.$B29]" office:value-type="float" office:value="0.246351480484009" calcext:value-type="float">
            <text:p>0.246351480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46461.48591" calcext:value-type="float">
            <text:p>1443146461.48591</text:p>
          </table:table-cell>
          <table:table-cell office:value-type="float" office:value="4320" calcext:value-type="float">
            <text:p>4320</text:p>
          </table:table-cell>
          <table:table-cell table:formula="of:=[.B30]-[.$B$2]" office:value-type="float" office:value="1.48573589324951" calcext:value-type="float">
            <text:p>1.4857358932</text:p>
          </table:table-cell>
          <table:table-cell table:formula="of:=[.C30]/([.D30]-[.D29])" office:value-type="float" office:value="84763.5396044236" calcext:value-type="float">
            <text:p>84763.5396044236</text:p>
          </table:table-cell>
          <table:table-cell/>
          <table:table-cell office:value-type="float" office:value="1443146461.73218" calcext:value-type="float">
            <text:p>1443146461.73218</text:p>
          </table:table-cell>
          <table:table-cell table:formula="of:=[.G30]-[.$B$2]" office:value-type="float" office:value="1.73200440406799" calcext:value-type="float">
            <text:p>1.7320044041</text:p>
          </table:table-cell>
          <table:table-cell table:formula="of:=[.C30]/([.H30]-[.H29])" office:value-type="float" office:value="84901.7565693294" calcext:value-type="float">
            <text:p>84901.7565693294</text:p>
          </table:table-cell>
          <table:table-cell table:formula="of:=[.G30]-[.$B30]" office:value-type="float" office:value="0.246268510818481" calcext:value-type="float">
            <text:p>0.246268510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46461.53688" calcext:value-type="float">
            <text:p>1443146461.53688</text:p>
          </table:table-cell>
          <table:table-cell office:value-type="float" office:value="4320" calcext:value-type="float">
            <text:p>4320</text:p>
          </table:table-cell>
          <table:table-cell table:formula="of:=[.B31]-[.$B$2]" office:value-type="float" office:value="1.53670263290405" calcext:value-type="float">
            <text:p>1.5367026329</text:p>
          </table:table-cell>
          <table:table-cell table:formula="of:=[.C31]/([.D31]-[.D30])" office:value-type="float" office:value="84761.1604996024" calcext:value-type="float">
            <text:p>84761.1604996024</text:p>
          </table:table-cell>
          <table:table-cell/>
          <table:table-cell office:value-type="float" office:value="1443146461.78328" calcext:value-type="float">
            <text:p>1443146461.78328</text:p>
          </table:table-cell>
          <table:table-cell table:formula="of:=[.G31]-[.$B$2]" office:value-type="float" office:value="1.78310203552246" calcext:value-type="float">
            <text:p>1.7831020355</text:p>
          </table:table-cell>
          <table:table-cell table:formula="of:=[.C31]/([.H31]-[.H30])" office:value-type="float" office:value="84544.036133054" calcext:value-type="float">
            <text:p>84544.036133054</text:p>
          </table:table-cell>
          <table:table-cell table:formula="of:=[.G31]-[.$B31]" office:value-type="float" office:value="0.246399402618408" calcext:value-type="float">
            <text:p>0.246399402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46461.58783" calcext:value-type="float">
            <text:p>1443146461.58783</text:p>
          </table:table-cell>
          <table:table-cell office:value-type="float" office:value="4320" calcext:value-type="float">
            <text:p>4320</text:p>
          </table:table-cell>
          <table:table-cell table:formula="of:=[.B32]-[.$B$2]" office:value-type="float" office:value="1.58766078948975" calcext:value-type="float">
            <text:p>1.5876607895</text:p>
          </table:table-cell>
          <table:table-cell table:formula="of:=[.C32]/([.D32]-[.D31])" office:value-type="float" office:value="84775.4371321362" calcext:value-type="float">
            <text:p>84775.4371321362</text:p>
          </table:table-cell>
          <table:table-cell/>
          <table:table-cell office:value-type="float" office:value="1443146461.83412" calcext:value-type="float">
            <text:p>1443146461.83412</text:p>
          </table:table-cell>
          <table:table-cell table:formula="of:=[.G32]-[.$B$2]" office:value-type="float" office:value="1.8339478969574" calcext:value-type="float">
            <text:p>1.833947897</text:p>
          </table:table-cell>
          <table:table-cell table:formula="of:=[.C32]/([.H32]-[.H31])" office:value-type="float" office:value="84962.6671293192" calcext:value-type="float">
            <text:p>84962.6671293192</text:p>
          </table:table-cell>
          <table:table-cell table:formula="of:=[.G32]-[.$B32]" office:value-type="float" office:value="0.246287107467651" calcext:value-type="float">
            <text:p>0.246287107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46461.6388" calcext:value-type="float">
            <text:p>1443146461.6388</text:p>
          </table:table-cell>
          <table:table-cell office:value-type="float" office:value="4320" calcext:value-type="float">
            <text:p>4320</text:p>
          </table:table-cell>
          <table:table-cell table:formula="of:=[.B33]-[.$B$2]" office:value-type="float" office:value="1.63862562179565" calcext:value-type="float">
            <text:p>1.6386256218</text:p>
          </table:table-cell>
          <table:table-cell table:formula="of:=[.C33]/([.D33]-[.D32])" office:value-type="float" office:value="84764.3326690431" calcext:value-type="float">
            <text:p>84764.3326690431</text:p>
          </table:table-cell>
          <table:table-cell/>
          <table:table-cell office:value-type="float" office:value="1443146461.88523" calcext:value-type="float">
            <text:p>1443146461.88523</text:p>
          </table:table-cell>
          <table:table-cell table:formula="of:=[.G33]-[.$B$2]" office:value-type="float" office:value="1.88505172729492" calcext:value-type="float">
            <text:p>1.8850517273</text:p>
          </table:table-cell>
          <table:table-cell table:formula="of:=[.C33]/([.H33]-[.H32])" office:value-type="float" office:value="84533.7809606009" calcext:value-type="float">
            <text:p>84533.7809606009</text:p>
          </table:table-cell>
          <table:table-cell table:formula="of:=[.G33]-[.$B33]" office:value-type="float" office:value="0.246426105499268" calcext:value-type="float">
            <text:p>0.246426105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46461.68977" calcext:value-type="float">
            <text:p>1443146461.68977</text:p>
          </table:table-cell>
          <table:table-cell office:value-type="float" office:value="4320" calcext:value-type="float">
            <text:p>4320</text:p>
          </table:table-cell>
          <table:table-cell table:formula="of:=[.B34]-[.$B$2]" office:value-type="float" office:value="1.6895923614502" calcext:value-type="float">
            <text:p>1.6895923615</text:p>
          </table:table-cell>
          <table:table-cell table:formula="of:=[.C34]/([.D34]-[.D33])" office:value-type="float" office:value="84761.1604996024" calcext:value-type="float">
            <text:p>84761.1604996024</text:p>
          </table:table-cell>
          <table:table-cell/>
          <table:table-cell office:value-type="float" office:value="1443146461.93609" calcext:value-type="float">
            <text:p>1443146461.93609</text:p>
          </table:table-cell>
          <table:table-cell table:formula="of:=[.G34]-[.$B$2]" office:value-type="float" office:value="1.93592095375061" calcext:value-type="float">
            <text:p>1.9359209538</text:p>
          </table:table-cell>
          <table:table-cell table:formula="of:=[.C34]/([.H34]-[.H33])" office:value-type="float" office:value="84923.6424651178" calcext:value-type="float">
            <text:p>84923.6424651178</text:p>
          </table:table-cell>
          <table:table-cell table:formula="of:=[.G34]-[.$B34]" office:value-type="float" office:value="0.246328592300415" calcext:value-type="float">
            <text:p>0.246328592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46461.74073" calcext:value-type="float">
            <text:p>1443146461.74073</text:p>
          </table:table-cell>
          <table:table-cell office:value-type="float" office:value="4320" calcext:value-type="float">
            <text:p>4320</text:p>
          </table:table-cell>
          <table:table-cell table:formula="of:=[.B35]-[.$B$2]" office:value-type="float" office:value="1.74055480957031" calcext:value-type="float">
            <text:p>1.7405548096</text:p>
          </table:table-cell>
          <table:table-cell table:formula="of:=[.C35]/([.D35]-[.D34])" office:value-type="float" office:value="84768.2982147536" calcext:value-type="float">
            <text:p>84768.2982147536</text:p>
          </table:table-cell>
          <table:table-cell/>
          <table:table-cell office:value-type="float" office:value="1443146461.98709" calcext:value-type="float">
            <text:p>1443146461.98709</text:p>
          </table:table-cell>
          <table:table-cell table:formula="of:=[.G35]-[.$B$2]" office:value-type="float" office:value="1.98691487312317" calcext:value-type="float">
            <text:p>1.9869148731</text:p>
          </table:table-cell>
          <table:table-cell table:formula="of:=[.C35]/([.H35]-[.H34])" office:value-type="float" office:value="84715.9828692188" calcext:value-type="float">
            <text:p>84715.9828692188</text:p>
          </table:table-cell>
          <table:table-cell table:formula="of:=[.G35]-[.$B35]" office:value-type="float" office:value="0.246360063552856" calcext:value-type="float">
            <text:p>0.246360063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46461.79169" calcext:value-type="float">
            <text:p>1443146461.79169</text:p>
          </table:table-cell>
          <table:table-cell office:value-type="float" office:value="4320" calcext:value-type="float">
            <text:p>4320</text:p>
          </table:table-cell>
          <table:table-cell table:formula="of:=[.B36]-[.$B$2]" office:value-type="float" office:value="1.79151129722595" calcext:value-type="float">
            <text:p>1.7915112972</text:p>
          </table:table-cell>
          <table:table-cell table:formula="of:=[.C36]/([.D36]-[.D35])" office:value-type="float" office:value="84778.2137025271" calcext:value-type="float">
            <text:p>84778.2137025271</text:p>
          </table:table-cell>
          <table:table-cell/>
          <table:table-cell office:value-type="float" office:value="1443146462.03811" calcext:value-type="float">
            <text:p>1443146462.03811</text:p>
          </table:table-cell>
          <table:table-cell table:formula="of:=[.G36]-[.$B$2]" office:value-type="float" office:value="2.03793978691101" calcext:value-type="float">
            <text:p>2.0379397869</text:p>
          </table:table-cell>
          <table:table-cell table:formula="of:=[.C36]/([.H36]-[.H35])" office:value-type="float" office:value="84664.523255488" calcext:value-type="float">
            <text:p>84664.523255488</text:p>
          </table:table-cell>
          <table:table-cell table:formula="of:=[.G36]-[.$B36]" office:value-type="float" office:value="0.246428489685059" calcext:value-type="float">
            <text:p>0.246428489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46461.84265" calcext:value-type="float">
            <text:p>1443146461.84265</text:p>
          </table:table-cell>
          <table:table-cell office:value-type="float" office:value="4320" calcext:value-type="float">
            <text:p>4320</text:p>
          </table:table-cell>
          <table:table-cell table:formula="of:=[.B37]-[.$B$2]" office:value-type="float" office:value="1.8424768447876" calcext:value-type="float">
            <text:p>1.8424768448</text:p>
          </table:table-cell>
          <table:table-cell table:formula="of:=[.C37]/([.D37]-[.D36])" office:value-type="float" office:value="84763.1430776788" calcext:value-type="float">
            <text:p>84763.1430776788</text:p>
          </table:table-cell>
          <table:table-cell/>
          <table:table-cell office:value-type="float" office:value="1443146462.08903" calcext:value-type="float">
            <text:p>1443146462.08903</text:p>
          </table:table-cell>
          <table:table-cell table:formula="of:=[.G37]-[.$B$2]" office:value-type="float" office:value="2.08885216712952" calcext:value-type="float">
            <text:p>2.0888521671</text:p>
          </table:table-cell>
          <table:table-cell table:formula="of:=[.C37]/([.H37]-[.H36])" office:value-type="float" office:value="84851.6604696032" calcext:value-type="float">
            <text:p>84851.6604696032</text:p>
          </table:table-cell>
          <table:table-cell table:formula="of:=[.G37]-[.$B37]" office:value-type="float" office:value="0.246375322341919" calcext:value-type="float">
            <text:p>0.246375322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46461.89362" calcext:value-type="float">
            <text:p>1443146461.89362</text:p>
          </table:table-cell>
          <table:table-cell office:value-type="float" office:value="4320" calcext:value-type="float">
            <text:p>4320</text:p>
          </table:table-cell>
          <table:table-cell table:formula="of:=[.B38]-[.$B$2]" office:value-type="float" office:value="1.89344477653503" calcext:value-type="float">
            <text:p>1.8934447765</text:p>
          </table:table-cell>
          <table:table-cell table:formula="of:=[.C38]/([.D38]-[.D37])" office:value-type="float" office:value="84759.1780142673" calcext:value-type="float">
            <text:p>84759.1780142673</text:p>
          </table:table-cell>
          <table:table-cell/>
          <table:table-cell office:value-type="float" office:value="1443146462.13995" calcext:value-type="float">
            <text:p>1443146462.13995</text:p>
          </table:table-cell>
          <table:table-cell table:formula="of:=[.G38]-[.$B$2]" office:value-type="float" office:value="2.13977956771851" calcext:value-type="float">
            <text:p>2.1397795677</text:p>
          </table:table-cell>
          <table:table-cell table:formula="of:=[.C38]/([.H38]-[.H37])" office:value-type="float" office:value="84826.6345825238" calcext:value-type="float">
            <text:p>84826.6345825238</text:p>
          </table:table-cell>
          <table:table-cell table:formula="of:=[.G38]-[.$B38]" office:value-type="float" office:value="0.246334791183472" calcext:value-type="float">
            <text:p>0.246334791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46461.94458" calcext:value-type="float">
            <text:p>1443146461.94458</text:p>
          </table:table-cell>
          <table:table-cell office:value-type="float" office:value="4320" calcext:value-type="float">
            <text:p>4320</text:p>
          </table:table-cell>
          <table:table-cell table:formula="of:=[.B39]-[.$B$2]" office:value-type="float" office:value="1.94440913200378" calcext:value-type="float">
            <text:p>1.944409132</text:p>
          </table:table-cell>
          <table:table-cell table:formula="of:=[.C39]/([.D39]-[.D38])" office:value-type="float" office:value="84765.125748503" calcext:value-type="float">
            <text:p>84765.125748503</text:p>
          </table:table-cell>
          <table:table-cell/>
          <table:table-cell office:value-type="float" office:value="1443146462.1909" calcext:value-type="float">
            <text:p>1443146462.1909</text:p>
          </table:table-cell>
          <table:table-cell table:formula="of:=[.G39]-[.$B$2]" office:value-type="float" office:value="2.19072127342224" calcext:value-type="float">
            <text:p>2.1907212734</text:p>
          </table:table-cell>
          <table:table-cell table:formula="of:=[.C39]/([.H39]-[.H38])" office:value-type="float" office:value="84802.8141249152" calcext:value-type="float">
            <text:p>84802.8141249152</text:p>
          </table:table-cell>
          <table:table-cell table:formula="of:=[.G39]-[.$B39]" office:value-type="float" office:value="0.246312141418457" calcext:value-type="float">
            <text:p>0.246312141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46461.99555" calcext:value-type="float">
            <text:p>1443146461.99555</text:p>
          </table:table-cell>
          <table:table-cell office:value-type="float" office:value="4320" calcext:value-type="float">
            <text:p>4320</text:p>
          </table:table-cell>
          <table:table-cell table:formula="of:=[.B40]-[.$B$2]" office:value-type="float" office:value="1.99537825584412" calcext:value-type="float">
            <text:p>1.9953782558</text:p>
          </table:table-cell>
          <table:table-cell table:formula="of:=[.C40]/([.D40]-[.D39])" office:value-type="float" office:value="84757.1956216672" calcext:value-type="float">
            <text:p>84757.1956216672</text:p>
          </table:table-cell>
          <table:table-cell/>
          <table:table-cell office:value-type="float" office:value="1443146462.2067" calcext:value-type="float">
            <text:p>1443146462.2067</text:p>
          </table:table-cell>
          <table:table-cell table:formula="of:=[.G40]-[.$B$2]" office:value-type="float" office:value="2.20652556419373" calcext:value-type="float">
            <text:p>2.2065255642</text:p>
          </table:table-cell>
          <table:table-cell table:formula="of:=[.C40]/([.H40]-[.H39])" office:value-type="float" office:value="273343.490224475" calcext:value-type="float">
            <text:p>273343.490224475</text:p>
          </table:table-cell>
          <table:table-cell table:formula="of:=[.G40]-[.$B40]" office:value-type="float" office:value="0.211147308349609" calcext:value-type="float">
            <text:p>0.211147308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46462.03863" calcext:value-type="float">
            <text:p>1443146462.03863</text:p>
          </table:table-cell>
          <table:table-cell office:value-type="float" office:value="4320" calcext:value-type="float">
            <text:p>4320</text:p>
          </table:table-cell>
          <table:table-cell table:formula="of:=[.B41]-[.$B$2]" office:value-type="float" office:value="2.03846096992493" calcext:value-type="float">
            <text:p>2.0384609699</text:p>
          </table:table-cell>
          <table:table-cell table:formula="of:=[.C41]/([.D41]-[.D40])" office:value-type="float" office:value="100272.234286284" calcext:value-type="float">
            <text:p>100272.234286284</text:p>
          </table:table-cell>
          <table:table-cell/>
          <table:table-cell office:value-type="float" office:value="1443146462.27634" calcext:value-type="float">
            <text:p>1443146462.27634</text:p>
          </table:table-cell>
          <table:table-cell table:formula="of:=[.G41]-[.$B$2]" office:value-type="float" office:value="2.2761697769165" calcext:value-type="float">
            <text:p>2.2761697769</text:p>
          </table:table-cell>
          <table:table-cell table:formula="of:=[.C41]/([.H41]-[.H40])" office:value-type="float" office:value="62029.5618416413" calcext:value-type="float">
            <text:p>62029.5618416413</text:p>
          </table:table-cell>
          <table:table-cell table:formula="of:=[.G41]-[.$B41]" office:value-type="float" office:value="0.237708806991577" calcext:value-type="float">
            <text:p>0.23770880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46462.08098" calcext:value-type="float">
            <text:p>1443146462.08098</text:p>
          </table:table-cell>
          <table:table-cell office:value-type="float" office:value="4320" calcext:value-type="float">
            <text:p>4320</text:p>
          </table:table-cell>
          <table:table-cell table:formula="of:=[.B42]-[.$B$2]" office:value-type="float" office:value="2.08081007003784" calcext:value-type="float">
            <text:p>2.08081007</text:p>
          </table:table-cell>
          <table:table-cell table:formula="of:=[.C42]/([.D42]-[.D41])" office:value-type="float" office:value="102009.251400422" calcext:value-type="float">
            <text:p>102009.251400422</text:p>
          </table:table-cell>
          <table:table-cell/>
          <table:table-cell office:value-type="float" office:value="1443146462.31868" calcext:value-type="float">
            <text:p>1443146462.31868</text:p>
          </table:table-cell>
          <table:table-cell table:formula="of:=[.G42]-[.$B$2]" office:value-type="float" office:value="2.3185088634491" calcext:value-type="float">
            <text:p>2.3185088634</text:p>
          </table:table-cell>
          <table:table-cell table:formula="of:=[.C42]/([.H42]-[.H41])" office:value-type="float" office:value="102033.377519245" calcext:value-type="float">
            <text:p>102033.377519245</text:p>
          </table:table-cell>
          <table:table-cell table:formula="of:=[.G42]-[.$B42]" office:value-type="float" office:value="0.237698793411255" calcext:value-type="float">
            <text:p>0.237698793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46462.12333" calcext:value-type="float">
            <text:p>1443146462.12333</text:p>
          </table:table-cell>
          <table:table-cell office:value-type="float" office:value="4320" calcext:value-type="float">
            <text:p>4320</text:p>
          </table:table-cell>
          <table:table-cell table:formula="of:=[.B43]-[.$B$2]" office:value-type="float" office:value="2.12315607070923" calcext:value-type="float">
            <text:p>2.1231560707</text:p>
          </table:table-cell>
          <table:table-cell table:formula="of:=[.C43]/([.D43]-[.D42])" office:value-type="float" office:value="102016.717789339" calcext:value-type="float">
            <text:p>102016.717789339</text:p>
          </table:table-cell>
          <table:table-cell/>
          <table:table-cell office:value-type="float" office:value="1443146462.36091" calcext:value-type="float">
            <text:p>1443146462.36091</text:p>
          </table:table-cell>
          <table:table-cell table:formula="of:=[.G43]-[.$B$2]" office:value-type="float" office:value="2.36073327064514" calcext:value-type="float">
            <text:p>2.3607332706</text:p>
          </table:table-cell>
          <table:table-cell table:formula="of:=[.C43]/([.H43]-[.H42])" office:value-type="float" office:value="102310.494969001" calcext:value-type="float">
            <text:p>102310.494969001</text:p>
          </table:table-cell>
          <table:table-cell table:formula="of:=[.G43]-[.$B43]" office:value-type="float" office:value="0.237577199935913" calcext:value-type="float">
            <text:p>0.237577199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46462.16566" calcext:value-type="float">
            <text:p>1443146462.16566</text:p>
          </table:table-cell>
          <table:table-cell office:value-type="float" office:value="4320" calcext:value-type="float">
            <text:p>4320</text:p>
          </table:table-cell>
          <table:table-cell table:formula="of:=[.B44]-[.$B$2]" office:value-type="float" office:value="2.1654896736145" calcext:value-type="float">
            <text:p>2.1654896736</text:p>
          </table:table-cell>
          <table:table-cell table:formula="of:=[.C44]/([.D44]-[.D43])" office:value-type="float" office:value="102046.594277991" calcext:value-type="float">
            <text:p>102046.594277991</text:p>
          </table:table-cell>
          <table:table-cell/>
          <table:table-cell office:value-type="float" office:value="1443146462.4033" calcext:value-type="float">
            <text:p>1443146462.4033</text:p>
          </table:table-cell>
          <table:table-cell table:formula="of:=[.G44]-[.$B$2]" office:value-type="float" office:value="2.40312314033508" calcext:value-type="float">
            <text:p>2.4031231403</text:p>
          </table:table-cell>
          <table:table-cell table:formula="of:=[.C44]/([.H44]-[.H43])" office:value-type="float" office:value="101911.141308016" calcext:value-type="float">
            <text:p>101911.141308016</text:p>
          </table:table-cell>
          <table:table-cell table:formula="of:=[.G44]-[.$B44]" office:value-type="float" office:value="0.237633466720581" calcext:value-type="float">
            <text:p>0.237633466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46462.208" calcext:value-type="float">
            <text:p>1443146462.208</text:p>
          </table:table-cell>
          <table:table-cell office:value-type="float" office:value="4320" calcext:value-type="float">
            <text:p>4320</text:p>
          </table:table-cell>
          <table:table-cell table:formula="of:=[.B45]-[.$B$2]" office:value-type="float" office:value="2.20782971382141" calcext:value-type="float">
            <text:p>2.2078297138</text:p>
          </table:table-cell>
          <table:table-cell table:formula="of:=[.C45]/([.D45]-[.D44])" office:value-type="float" office:value="102031.079301976" calcext:value-type="float">
            <text:p>102031.079301976</text:p>
          </table:table-cell>
          <table:table-cell/>
          <table:table-cell office:value-type="float" office:value="1443146462.44566" calcext:value-type="float">
            <text:p>1443146462.44566</text:p>
          </table:table-cell>
          <table:table-cell table:formula="of:=[.G45]-[.$B$2]" office:value-type="float" office:value="2.44548416137695" calcext:value-type="float">
            <text:p>2.4454841614</text:p>
          </table:table-cell>
          <table:table-cell table:formula="of:=[.C45]/([.H45]-[.H44])" office:value-type="float" office:value="101980.544702406" calcext:value-type="float">
            <text:p>101980.544702406</text:p>
          </table:table-cell>
          <table:table-cell table:formula="of:=[.G45]-[.$B45]" office:value-type="float" office:value="0.237654447555542" calcext:value-type="float">
            <text:p>0.237654447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46462.25033" calcext:value-type="float">
            <text:p>1443146462.25033</text:p>
          </table:table-cell>
          <table:table-cell office:value-type="float" office:value="4320" calcext:value-type="float">
            <text:p>4320</text:p>
          </table:table-cell>
          <table:table-cell table:formula="of:=[.B46]-[.$B$2]" office:value-type="float" office:value="2.25015902519226" calcext:value-type="float">
            <text:p>2.2501590252</text:p>
          </table:table-cell>
          <table:table-cell table:formula="of:=[.C46]/([.D46]-[.D45])" office:value-type="float" office:value="102056.940216963" calcext:value-type="float">
            <text:p>102056.940216963</text:p>
          </table:table-cell>
          <table:table-cell/>
          <table:table-cell office:value-type="float" office:value="1443146462.48792" calcext:value-type="float">
            <text:p>1443146462.48792</text:p>
          </table:table-cell>
          <table:table-cell table:formula="of:=[.G46]-[.$B$2]" office:value-type="float" office:value="2.48774480819702" calcext:value-type="float">
            <text:p>2.4877448082</text:p>
          </table:table-cell>
          <table:table-cell table:formula="of:=[.C46]/([.H46]-[.H45])" office:value-type="float" office:value="102222.761009625" calcext:value-type="float">
            <text:p>102222.761009625</text:p>
          </table:table-cell>
          <table:table-cell table:formula="of:=[.G46]-[.$B46]" office:value-type="float" office:value="0.237585783004761" calcext:value-type="float">
            <text:p>0.23758578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46462.29266" calcext:value-type="float">
            <text:p>1443146462.29266</text:p>
          </table:table-cell>
          <table:table-cell office:value-type="float" office:value="4320" calcext:value-type="float">
            <text:p>4320</text:p>
          </table:table-cell>
          <table:table-cell table:formula="of:=[.B47]-[.$B$2]" office:value-type="float" office:value="2.29248547554016" calcext:value-type="float">
            <text:p>2.2924854755</text:p>
          </table:table-cell>
          <table:table-cell table:formula="of:=[.C47]/([.D47]-[.D46])" office:value-type="float" office:value="102063.838675154" calcext:value-type="float">
            <text:p>102063.838675154</text:p>
          </table:table-cell>
          <table:table-cell/>
          <table:table-cell office:value-type="float" office:value="1443146462.53023" calcext:value-type="float">
            <text:p>1443146462.53023</text:p>
          </table:table-cell>
          <table:table-cell table:formula="of:=[.G47]-[.$B$2]" office:value-type="float" office:value="2.5300567150116" calcext:value-type="float">
            <text:p>2.530056715</text:p>
          </table:table-cell>
          <table:table-cell table:formula="of:=[.C47]/([.H47]-[.H46])" office:value-type="float" office:value="102098.92026213" calcext:value-type="float">
            <text:p>102098.92026213</text:p>
          </table:table-cell>
          <table:table-cell table:formula="of:=[.G47]-[.$B47]" office:value-type="float" office:value="0.237571239471436" calcext:value-type="float">
            <text:p>0.237571239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46462.33499" calcext:value-type="float">
            <text:p>1443146462.33499</text:p>
          </table:table-cell>
          <table:table-cell office:value-type="float" office:value="4320" calcext:value-type="float">
            <text:p>4320</text:p>
          </table:table-cell>
          <table:table-cell table:formula="of:=[.B48]-[.$B$2]" office:value-type="float" office:value="2.33481359481812" calcext:value-type="float">
            <text:p>2.3348135948</text:p>
          </table:table-cell>
          <table:table-cell table:formula="of:=[.C48]/([.D48]-[.D47])" office:value-type="float" office:value="102059.814461211" calcext:value-type="float">
            <text:p>102059.814461211</text:p>
          </table:table-cell>
          <table:table-cell/>
          <table:table-cell office:value-type="float" office:value="1443146462.57265" calcext:value-type="float">
            <text:p>1443146462.57265</text:p>
          </table:table-cell>
          <table:table-cell table:formula="of:=[.G48]-[.$B$2]" office:value-type="float" office:value="2.57248020172119" calcext:value-type="float">
            <text:p>2.5724802017</text:p>
          </table:table-cell>
          <table:table-cell table:formula="of:=[.C48]/([.H48]-[.H47])" office:value-type="float" office:value="101830.385361111" calcext:value-type="float">
            <text:p>101830.385361111</text:p>
          </table:table-cell>
          <table:table-cell table:formula="of:=[.G48]-[.$B48]" office:value-type="float" office:value="0.237666606903076" calcext:value-type="float">
            <text:p>0.237666606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46462.37732" calcext:value-type="float">
            <text:p>1443146462.37732</text:p>
          </table:table-cell>
          <table:table-cell office:value-type="float" office:value="4320" calcext:value-type="float">
            <text:p>4320</text:p>
          </table:table-cell>
          <table:table-cell table:formula="of:=[.B49]-[.$B$2]" office:value-type="float" office:value="2.37714433670044" calcext:value-type="float">
            <text:p>2.3771443367</text:p>
          </table:table-cell>
          <table:table-cell table:formula="of:=[.C49]/([.D49]-[.D48])" office:value-type="float" office:value="102053.491337554" calcext:value-type="float">
            <text:p>102053.491337554</text:p>
          </table:table-cell>
          <table:table-cell/>
          <table:table-cell office:value-type="float" office:value="1443146462.61497" calcext:value-type="float">
            <text:p>1443146462.61497</text:p>
          </table:table-cell>
          <table:table-cell table:formula="of:=[.G49]-[.$B$2]" office:value-type="float" office:value="2.61479115486145" calcext:value-type="float">
            <text:p>2.6147911549</text:p>
          </table:table-cell>
          <table:table-cell table:formula="of:=[.C49]/([.H49]-[.H48])" office:value-type="float" office:value="102101.221536641" calcext:value-type="float">
            <text:p>102101.221536641</text:p>
          </table:table-cell>
          <table:table-cell table:formula="of:=[.G49]-[.$B49]" office:value-type="float" office:value="0.237646818161011" calcext:value-type="float">
            <text:p>0.237646818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46462.41964" calcext:value-type="float">
            <text:p>1443146462.41964</text:p>
          </table:table-cell>
          <table:table-cell office:value-type="float" office:value="4320" calcext:value-type="float">
            <text:p>4320</text:p>
          </table:table-cell>
          <table:table-cell table:formula="of:=[.B50]-[.$B$2]" office:value-type="float" office:value="2.41946268081665" calcext:value-type="float">
            <text:p>2.4194626808</text:p>
          </table:table-cell>
          <table:table-cell table:formula="of:=[.C50]/([.D50]-[.D49])" office:value-type="float" office:value="102083.389372155" calcext:value-type="float">
            <text:p>102083.389372155</text:p>
          </table:table-cell>
          <table:table-cell/>
          <table:table-cell office:value-type="float" office:value="1443146462.65972" calcext:value-type="float">
            <text:p>1443146462.65972</text:p>
          </table:table-cell>
          <table:table-cell table:formula="of:=[.G50]-[.$B$2]" office:value-type="float" office:value="2.65954422950745" calcext:value-type="float">
            <text:p>2.6595442295</text:p>
          </table:table-cell>
          <table:table-cell table:formula="of:=[.C50]/([.H50]-[.H49])" office:value-type="float" office:value="96529.6805676902" calcext:value-type="float">
            <text:p>96529.6805676902</text:p>
          </table:table-cell>
          <table:table-cell table:formula="of:=[.G50]-[.$B50]" office:value-type="float" office:value="0.240081548690796" calcext:value-type="float">
            <text:p>0.240081548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46462.46197" calcext:value-type="float">
            <text:p>1443146462.46197</text:p>
          </table:table-cell>
          <table:table-cell office:value-type="float" office:value="4320" calcext:value-type="float">
            <text:p>4320</text:p>
          </table:table-cell>
          <table:table-cell table:formula="of:=[.B51]-[.$B$2]" office:value-type="float" office:value="2.4617919921875" calcext:value-type="float">
            <text:p>2.4617919922</text:p>
          </table:table-cell>
          <table:table-cell table:formula="of:=[.C51]/([.D51]-[.D50])" office:value-type="float" office:value="102056.940216963" calcext:value-type="float">
            <text:p>102056.940216963</text:p>
          </table:table-cell>
          <table:table-cell/>
          <table:table-cell office:value-type="float" office:value="1443146462.74194" calcext:value-type="float">
            <text:p>1443146462.74194</text:p>
          </table:table-cell>
          <table:table-cell table:formula="of:=[.G51]-[.$B$2]" office:value-type="float" office:value="2.74176359176636" calcext:value-type="float">
            <text:p>2.7417635918</text:p>
          </table:table-cell>
          <table:table-cell table:formula="of:=[.C51]/([.H51]-[.H50])" office:value-type="float" office:value="52542.3681394681" calcext:value-type="float">
            <text:p>52542.3681394681</text:p>
          </table:table-cell>
          <table:table-cell table:formula="of:=[.G51]-[.$B51]" office:value-type="float" office:value="0.279971599578857" calcext:value-type="float">
            <text:p>0.279971599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46462.50429" calcext:value-type="float">
            <text:p>1443146462.50429</text:p>
          </table:table-cell>
          <table:table-cell office:value-type="float" office:value="4320" calcext:value-type="float">
            <text:p>4320</text:p>
          </table:table-cell>
          <table:table-cell table:formula="of:=[.B52]-[.$B$2]" office:value-type="float" office:value="2.50411915779114" calcext:value-type="float">
            <text:p>2.5041191578</text:p>
          </table:table-cell>
          <table:table-cell table:formula="of:=[.C52]/([.D52]-[.D51])" office:value-type="float" office:value="102062.113973177" calcext:value-type="float">
            <text:p>102062.113973177</text:p>
          </table:table-cell>
          <table:table-cell/>
          <table:table-cell office:value-type="float" office:value="1443146462.78426" calcext:value-type="float">
            <text:p>1443146462.78426</text:p>
          </table:table-cell>
          <table:table-cell table:formula="of:=[.G52]-[.$B$2]" office:value-type="float" office:value="2.78408789634705" calcext:value-type="float">
            <text:p>2.7840878963</text:p>
          </table:table-cell>
          <table:table-cell table:formula="of:=[.C52]/([.H52]-[.H51])" office:value-type="float" office:value="102069.013130841" calcext:value-type="float">
            <text:p>102069.013130841</text:p>
          </table:table-cell>
          <table:table-cell table:formula="of:=[.G52]-[.$B52]" office:value-type="float" office:value="0.279968738555908" calcext:value-type="float">
            <text:p>0.279968738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46462.54661" calcext:value-type="float">
            <text:p>1443146462.54661</text:p>
          </table:table-cell>
          <table:table-cell office:value-type="float" office:value="4320" calcext:value-type="float">
            <text:p>4320</text:p>
          </table:table-cell>
          <table:table-cell table:formula="of:=[.B53]-[.$B$2]" office:value-type="float" office:value="2.54644107818604" calcext:value-type="float">
            <text:p>2.5464410782</text:p>
          </table:table-cell>
          <table:table-cell table:formula="of:=[.C53]/([.D53]-[.D52])" office:value-type="float" office:value="102074.763141439" calcext:value-type="float">
            <text:p>102074.763141439</text:p>
          </table:table-cell>
          <table:table-cell/>
          <table:table-cell office:value-type="float" office:value="1443146462.82658" calcext:value-type="float">
            <text:p>1443146462.82658</text:p>
          </table:table-cell>
          <table:table-cell table:formula="of:=[.G53]-[.$B$2]" office:value-type="float" office:value="2.82640504837036" calcext:value-type="float">
            <text:p>2.8264050484</text:p>
          </table:table-cell>
          <table:table-cell table:formula="of:=[.C53]/([.H53]-[.H52])" office:value-type="float" office:value="102086.2651064" calcext:value-type="float">
            <text:p>102086.2651064</text:p>
          </table:table-cell>
          <table:table-cell table:formula="of:=[.G53]-[.$B53]" office:value-type="float" office:value="0.279963970184326" calcext:value-type="float">
            <text:p>0.279963970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46462.58895" calcext:value-type="float">
            <text:p>1443146462.58895</text:p>
          </table:table-cell>
          <table:table-cell office:value-type="float" office:value="4320" calcext:value-type="float">
            <text:p>4320</text:p>
          </table:table-cell>
          <table:table-cell table:formula="of:=[.B54]-[.$B$2]" office:value-type="float" office:value="2.58877229690552" calcext:value-type="float">
            <text:p>2.5887722969</text:p>
          </table:table-cell>
          <table:table-cell table:formula="of:=[.C54]/([.D54]-[.D53])" office:value-type="float" office:value="102052.341762884" calcext:value-type="float">
            <text:p>102052.341762884</text:p>
          </table:table-cell>
          <table:table-cell/>
          <table:table-cell office:value-type="float" office:value="1443146462.86897" calcext:value-type="float">
            <text:p>1443146462.86897</text:p>
          </table:table-cell>
          <table:table-cell table:formula="of:=[.G54]-[.$B$2]" office:value-type="float" office:value="2.86879110336304" calcext:value-type="float">
            <text:p>2.8687911034</text:p>
          </table:table-cell>
          <table:table-cell table:formula="of:=[.C54]/([.H54]-[.H53])" office:value-type="float" office:value="101920.313196085" calcext:value-type="float">
            <text:p>101920.313196085</text:p>
          </table:table-cell>
          <table:table-cell table:formula="of:=[.G54]-[.$B54]" office:value-type="float" office:value="0.28001880645752" calcext:value-type="float">
            <text:p>0.280018806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46462.63127" calcext:value-type="float">
            <text:p>1443146462.63127</text:p>
          </table:table-cell>
          <table:table-cell office:value-type="float" office:value="4320" calcext:value-type="float">
            <text:p>4320</text:p>
          </table:table-cell>
          <table:table-cell table:formula="of:=[.B55]-[.$B$2]" office:value-type="float" office:value="2.63109636306763" calcext:value-type="float">
            <text:p>2.6310963631</text:p>
          </table:table-cell>
          <table:table-cell table:formula="of:=[.C55]/([.D55]-[.D54])" office:value-type="float" office:value="102069.588102749" calcext:value-type="float">
            <text:p>102069.588102749</text:p>
          </table:table-cell>
          <table:table-cell/>
          <table:table-cell office:value-type="float" office:value="1443146462.91132" calcext:value-type="float">
            <text:p>1443146462.91132</text:p>
          </table:table-cell>
          <table:table-cell table:formula="of:=[.G55]-[.$B$2]" office:value-type="float" office:value="2.9111475944519" calcext:value-type="float">
            <text:p>2.9111475945</text:p>
          </table:table-cell>
          <table:table-cell table:formula="of:=[.C55]/([.H55]-[.H54])" office:value-type="float" office:value="101991.451344171" calcext:value-type="float">
            <text:p>101991.451344171</text:p>
          </table:table-cell>
          <table:table-cell table:formula="of:=[.G55]-[.$B55]" office:value-type="float" office:value="0.280051231384277" calcext:value-type="float">
            <text:p>0.280051231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46462.67359" calcext:value-type="float">
            <text:p>1443146462.67359</text:p>
          </table:table-cell>
          <table:table-cell office:value-type="float" office:value="4320" calcext:value-type="float">
            <text:p>4320</text:p>
          </table:table-cell>
          <table:table-cell table:formula="of:=[.B56]-[.$B$2]" office:value-type="float" office:value="2.67341732978821" calcext:value-type="float">
            <text:p>2.6734173298</text:p>
          </table:table-cell>
          <table:table-cell table:formula="of:=[.C56]/([.D56]-[.D55])" office:value-type="float" office:value="102077.06332708" calcext:value-type="float">
            <text:p>102077.06332708</text:p>
          </table:table-cell>
          <table:table-cell/>
          <table:table-cell office:value-type="float" office:value="1443146462.95359" calcext:value-type="float">
            <text:p>1443146462.95359</text:p>
          </table:table-cell>
          <table:table-cell table:formula="of:=[.G56]-[.$B$2]" office:value-type="float" office:value="2.95341777801514" calcext:value-type="float">
            <text:p>2.953417778</text:p>
          </table:table-cell>
          <table:table-cell table:formula="of:=[.C56]/([.H56]-[.H55])" office:value-type="float" office:value="102199.698128532" calcext:value-type="float">
            <text:p>102199.698128532</text:p>
          </table:table-cell>
          <table:table-cell table:formula="of:=[.G56]-[.$B56]" office:value-type="float" office:value="0.280000448226929" calcext:value-type="float">
            <text:p>0.280000448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46462.71592" calcext:value-type="float">
            <text:p>1443146462.71592</text:p>
          </table:table-cell>
          <table:table-cell office:value-type="float" office:value="4320" calcext:value-type="float">
            <text:p>4320</text:p>
          </table:table-cell>
          <table:table-cell table:formula="of:=[.B57]-[.$B$2]" office:value-type="float" office:value="2.715744972229" calcext:value-type="float">
            <text:p>2.7157449722</text:p>
          </table:table-cell>
          <table:table-cell table:formula="of:=[.C57]/([.D57]-[.D56])" office:value-type="float" office:value="102060.964204241" calcext:value-type="float">
            <text:p>102060.964204241</text:p>
          </table:table-cell>
          <table:table-cell/>
          <table:table-cell office:value-type="float" office:value="1443146463.03839" calcext:value-type="float">
            <text:p>1443146463.03839</text:p>
          </table:table-cell>
          <table:table-cell table:formula="of:=[.G57]-[.$B$2]" office:value-type="float" office:value="3.03821587562561" calcext:value-type="float">
            <text:p>3.0382158756</text:p>
          </table:table-cell>
          <table:table-cell table:formula="of:=[.C57]/([.H57]-[.H56])" office:value-type="float" office:value="50944.5391079909" calcext:value-type="float">
            <text:p>50944.5391079909</text:p>
          </table:table-cell>
          <table:table-cell table:formula="of:=[.G57]-[.$B57]" office:value-type="float" office:value="0.322470903396606" calcext:value-type="float">
            <text:p>0.322470903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46462.75822" calcext:value-type="float">
            <text:p>1443146462.75822</text:p>
          </table:table-cell>
          <table:table-cell office:value-type="float" office:value="4320" calcext:value-type="float">
            <text:p>4320</text:p>
          </table:table-cell>
          <table:table-cell table:formula="of:=[.B58]-[.$B$2]" office:value-type="float" office:value="2.75804781913757" calcext:value-type="float">
            <text:p>2.7580478191</text:p>
          </table:table-cell>
          <table:table-cell table:formula="of:=[.C58]/([.D58]-[.D57])" office:value-type="float" office:value="102120.786559282" calcext:value-type="float">
            <text:p>102120.786559282</text:p>
          </table:table-cell>
          <table:table-cell/>
          <table:table-cell office:value-type="float" office:value="1443146463.05283" calcext:value-type="float">
            <text:p>1443146463.05283</text:p>
          </table:table-cell>
          <table:table-cell table:formula="of:=[.G58]-[.$B$2]" office:value-type="float" office:value="3.052659034729" calcext:value-type="float">
            <text:p>3.0526590347</text:p>
          </table:table-cell>
          <table:table-cell table:formula="of:=[.C58]/([.H58]-[.H57])" office:value-type="float" office:value="299103.538850097" calcext:value-type="float">
            <text:p>299103.538850097</text:p>
          </table:table-cell>
          <table:table-cell table:formula="of:=[.G58]-[.$B58]" office:value-type="float" office:value="0.294611215591431" calcext:value-type="float">
            <text:p>0.294611215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46462.80055" calcext:value-type="float">
            <text:p>1443146462.80055</text:p>
          </table:table-cell>
          <table:table-cell office:value-type="float" office:value="4320" calcext:value-type="float">
            <text:p>4320</text:p>
          </table:table-cell>
          <table:table-cell table:formula="of:=[.B59]-[.$B$2]" office:value-type="float" office:value="2.80037689208984" calcext:value-type="float">
            <text:p>2.8003768921</text:p>
          </table:table-cell>
          <table:table-cell table:formula="of:=[.C59]/([.D59]-[.D58])" office:value-type="float" office:value="102057.515052861" calcext:value-type="float">
            <text:p>102057.515052861</text:p>
          </table:table-cell>
          <table:table-cell/>
          <table:table-cell office:value-type="float" office:value="1443146463.08072" calcext:value-type="float">
            <text:p>1443146463.08072</text:p>
          </table:table-cell>
          <table:table-cell table:formula="of:=[.G59]-[.$B$2]" office:value-type="float" office:value="3.08054542541504" calcext:value-type="float">
            <text:p>3.0805454254</text:p>
          </table:table-cell>
          <table:table-cell table:formula="of:=[.C59]/([.H59]-[.H58])" office:value-type="float" office:value="154914.275161588" calcext:value-type="float">
            <text:p>154914.275161588</text:p>
          </table:table-cell>
          <table:table-cell table:formula="of:=[.G59]-[.$B59]" office:value-type="float" office:value="0.280168533325195" calcext:value-type="float">
            <text:p>0.280168533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46462.84288" calcext:value-type="float">
            <text:p>1443146462.84288</text:p>
          </table:table-cell>
          <table:table-cell office:value-type="float" office:value="4320" calcext:value-type="float">
            <text:p>4320</text:p>
          </table:table-cell>
          <table:table-cell table:formula="of:=[.B60]-[.$B$2]" office:value-type="float" office:value="2.84270429611206" calcext:value-type="float">
            <text:p>2.8427042961</text:p>
          </table:table-cell>
          <table:table-cell table:formula="of:=[.C60]/([.D60]-[.D59])" office:value-type="float" office:value="102061.539085471" calcext:value-type="float">
            <text:p>102061.539085471</text:p>
          </table:table-cell>
          <table:table-cell/>
          <table:table-cell office:value-type="float" office:value="1443146463.12305" calcext:value-type="float">
            <text:p>1443146463.12305</text:p>
          </table:table-cell>
          <table:table-cell table:formula="of:=[.G60]-[.$B$2]" office:value-type="float" office:value="3.12287735939026" calcext:value-type="float">
            <text:p>3.1228773594</text:p>
          </table:table-cell>
          <table:table-cell table:formula="of:=[.C60]/([.H60]-[.H59])" office:value-type="float" office:value="102050.617449438" calcext:value-type="float">
            <text:p>102050.617449438</text:p>
          </table:table-cell>
          <table:table-cell table:formula="of:=[.G60]-[.$B60]" office:value-type="float" office:value="0.280173063278198" calcext:value-type="float">
            <text:p>0.280173063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46462.88521" calcext:value-type="float">
            <text:p>1443146462.88521</text:p>
          </table:table-cell>
          <table:table-cell office:value-type="float" office:value="4320" calcext:value-type="float">
            <text:p>4320</text:p>
          </table:table-cell>
          <table:table-cell table:formula="of:=[.B61]-[.$B$2]" office:value-type="float" office:value="2.88503766059875" calcext:value-type="float">
            <text:p>2.8850376606</text:p>
          </table:table-cell>
          <table:table-cell table:formula="of:=[.C61]/([.D61]-[.D60])" office:value-type="float" office:value="102047.168997347" calcext:value-type="float">
            <text:p>102047.168997347</text:p>
          </table:table-cell>
          <table:table-cell/>
          <table:table-cell office:value-type="float" office:value="1443146463.16535" calcext:value-type="float">
            <text:p>1443146463.16535</text:p>
          </table:table-cell>
          <table:table-cell table:formula="of:=[.G61]-[.$B$2]" office:value-type="float" office:value="3.16518020629883" calcext:value-type="float">
            <text:p>3.1651802063</text:p>
          </table:table-cell>
          <table:table-cell table:formula="of:=[.C61]/([.H61]-[.H60])" office:value-type="float" office:value="102120.786559282" calcext:value-type="float">
            <text:p>102120.786559282</text:p>
          </table:table-cell>
          <table:table-cell table:formula="of:=[.G61]-[.$B61]" office:value-type="float" office:value="0.280142545700073" calcext:value-type="float">
            <text:p>0.280142545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46462.92753" calcext:value-type="float">
            <text:p>1443146462.92753</text:p>
          </table:table-cell>
          <table:table-cell office:value-type="float" office:value="4320" calcext:value-type="float">
            <text:p>4320</text:p>
          </table:table-cell>
          <table:table-cell table:formula="of:=[.B62]-[.$B$2]" office:value-type="float" office:value="2.92735648155212" calcext:value-type="float">
            <text:p>2.9273564816</text:p>
          </table:table-cell>
          <table:table-cell table:formula="of:=[.C62]/([.D62]-[.D61])" office:value-type="float" office:value="102082.239123821" calcext:value-type="float">
            <text:p>102082.239123821</text:p>
          </table:table-cell>
          <table:table-cell/>
          <table:table-cell office:value-type="float" office:value="1443146463.20797" calcext:value-type="float">
            <text:p>1443146463.20797</text:p>
          </table:table-cell>
          <table:table-cell table:formula="of:=[.G62]-[.$B$2]" office:value-type="float" office:value="3.20779776573181" calcext:value-type="float">
            <text:p>3.2077977657</text:p>
          </table:table-cell>
          <table:table-cell table:formula="of:=[.C62]/([.H62]-[.H61])" office:value-type="float" office:value="101366.668046612" calcext:value-type="float">
            <text:p>101366.668046612</text:p>
          </table:table-cell>
          <table:table-cell table:formula="of:=[.G62]-[.$B62]" office:value-type="float" office:value="0.280441284179687" calcext:value-type="float">
            <text:p>0.280441284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46462.96985" calcext:value-type="float">
            <text:p>1443146462.96985</text:p>
          </table:table-cell>
          <table:table-cell office:value-type="float" office:value="4320" calcext:value-type="float">
            <text:p>4320</text:p>
          </table:table-cell>
          <table:table-cell table:formula="of:=[.B63]-[.$B$2]" office:value-type="float" office:value="2.96967935562134" calcext:value-type="float">
            <text:p>2.9696793556</text:p>
          </table:table-cell>
          <table:table-cell table:formula="of:=[.C63]/([.D63]-[.D62])" office:value-type="float" office:value="102072.46305946" calcext:value-type="float">
            <text:p>102072.46305946</text:p>
          </table:table-cell>
          <table:table-cell/>
          <table:table-cell office:value-type="float" office:value="1443146463.25155" calcext:value-type="float">
            <text:p>1443146463.25155</text:p>
          </table:table-cell>
          <table:table-cell table:formula="of:=[.G63]-[.$B$2]" office:value-type="float" office:value="3.25137829780579" calcext:value-type="float">
            <text:p>3.2513782978</text:p>
          </table:table-cell>
          <table:table-cell table:formula="of:=[.C63]/([.H63]-[.H62])" office:value-type="float" office:value="99126.8301329395" calcext:value-type="float">
            <text:p>99126.8301329395</text:p>
          </table:table-cell>
          <table:table-cell table:formula="of:=[.G63]-[.$B63]" office:value-type="float" office:value="0.281698942184448" calcext:value-type="float">
            <text:p>0.281698942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46463.01247" calcext:value-type="float">
            <text:p>1443146463.01247</text:p>
          </table:table-cell>
          <table:table-cell office:value-type="float" office:value="4320" calcext:value-type="float">
            <text:p>4320</text:p>
          </table:table-cell>
          <table:table-cell table:formula="of:=[.B64]-[.$B$2]" office:value-type="float" office:value="3.01229214668274" calcext:value-type="float">
            <text:p>3.0122921467</text:p>
          </table:table-cell>
          <table:table-cell table:formula="of:=[.C64]/([.D64]-[.D63])" office:value-type="float" office:value="101378.010977391" calcext:value-type="float">
            <text:p>101378.010977391</text:p>
          </table:table-cell>
          <table:table-cell/>
          <table:table-cell office:value-type="float" office:value="1443146463.29463" calcext:value-type="float">
            <text:p>1443146463.29463</text:p>
          </table:table-cell>
          <table:table-cell table:formula="of:=[.G64]-[.$B$2]" office:value-type="float" office:value="3.29445290565491" calcext:value-type="float">
            <text:p>3.2944529057</text:p>
          </table:table-cell>
          <table:table-cell table:formula="of:=[.C64]/([.H64]-[.H63])" office:value-type="float" office:value="100291.104567494" calcext:value-type="float">
            <text:p>100291.104567494</text:p>
          </table:table-cell>
          <table:table-cell table:formula="of:=[.G64]-[.$B64]" office:value-type="float" office:value="0.282160758972168" calcext:value-type="float">
            <text:p>0.28216075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46463.05583" calcext:value-type="float">
            <text:p>1443146463.05583</text:p>
          </table:table-cell>
          <table:table-cell office:value-type="float" office:value="4320" calcext:value-type="float">
            <text:p>4320</text:p>
          </table:table-cell>
          <table:table-cell table:formula="of:=[.B65]-[.$B$2]" office:value-type="float" office:value="3.05565524101257" calcext:value-type="float">
            <text:p>3.055655241</text:p>
          </table:table-cell>
          <table:table-cell table:formula="of:=[.C65]/([.D65]-[.D64])" office:value-type="float" office:value="99623.886781249" calcext:value-type="float">
            <text:p>99623.886781249</text:p>
          </table:table-cell>
          <table:table-cell/>
          <table:table-cell office:value-type="float" office:value="1443146463.3381" calcext:value-type="float">
            <text:p>1443146463.3381</text:p>
          </table:table-cell>
          <table:table-cell table:formula="of:=[.G65]-[.$B$2]" office:value-type="float" office:value="3.33792519569397" calcext:value-type="float">
            <text:p>3.3379251957</text:p>
          </table:table-cell>
          <table:table-cell table:formula="of:=[.C65]/([.H65]-[.H64])" office:value-type="float" office:value="99373.6468936469" calcext:value-type="float">
            <text:p>99373.6468936469</text:p>
          </table:table-cell>
          <table:table-cell table:formula="of:=[.G65]-[.$B65]" office:value-type="float" office:value="0.282269954681396" calcext:value-type="float">
            <text:p>0.282269954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46463.09919" calcext:value-type="float">
            <text:p>1443146463.09919</text:p>
          </table:table-cell>
          <table:table-cell office:value-type="float" office:value="4320" calcext:value-type="float">
            <text:p>4320</text:p>
          </table:table-cell>
          <table:table-cell table:formula="of:=[.B66]-[.$B$2]" office:value-type="float" office:value="3.09901738166809" calcext:value-type="float">
            <text:p>3.0990173817</text:p>
          </table:table-cell>
          <table:table-cell table:formula="of:=[.C66]/([.D66]-[.D65])" office:value-type="float" office:value="99626.0778341049" calcext:value-type="float">
            <text:p>99626.0778341049</text:p>
          </table:table-cell>
          <table:table-cell/>
          <table:table-cell office:value-type="float" office:value="1443146463.38135" calcext:value-type="float">
            <text:p>1443146463.38135</text:p>
          </table:table-cell>
          <table:table-cell table:formula="of:=[.G66]-[.$B$2]" office:value-type="float" office:value="3.38117265701294" calcext:value-type="float">
            <text:p>3.381172657</text:p>
          </table:table-cell>
          <table:table-cell table:formula="of:=[.C66]/([.H66]-[.H65])" office:value-type="float" office:value="99890.2564046022" calcext:value-type="float">
            <text:p>99890.2564046022</text:p>
          </table:table-cell>
          <table:table-cell table:formula="of:=[.G66]-[.$B66]" office:value-type="float" office:value="0.282155275344849" calcext:value-type="float">
            <text:p>0.282155275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46463.14254" calcext:value-type="float">
            <text:p>1443146463.14254</text:p>
          </table:table-cell>
          <table:table-cell office:value-type="float" office:value="4320" calcext:value-type="float">
            <text:p>4320</text:p>
          </table:table-cell>
          <table:table-cell table:formula="of:=[.B67]-[.$B$2]" office:value-type="float" office:value="3.1423659324646" calcext:value-type="float">
            <text:p>3.1423659325</text:p>
          </table:table-cell>
          <table:table-cell table:formula="of:=[.C67]/([.D67]-[.D66])" office:value-type="float" office:value="99657.3108125203" calcext:value-type="float">
            <text:p>99657.3108125203</text:p>
          </table:table-cell>
          <table:table-cell/>
          <table:table-cell office:value-type="float" office:value="1443146463.42468" calcext:value-type="float">
            <text:p>1443146463.42468</text:p>
          </table:table-cell>
          <table:table-cell table:formula="of:=[.G67]-[.$B$2]" office:value-type="float" office:value="3.42450165748596" calcext:value-type="float">
            <text:p>3.4245016575</text:p>
          </table:table-cell>
          <table:table-cell table:formula="of:=[.C67]/([.H67]-[.H66])" office:value-type="float" office:value="99702.2768316505" calcext:value-type="float">
            <text:p>99702.2768316505</text:p>
          </table:table-cell>
          <table:table-cell table:formula="of:=[.G67]-[.$B67]" office:value-type="float" office:value="0.282135725021362" calcext:value-type="float">
            <text:p>0.28213572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46463.18587" calcext:value-type="float">
            <text:p>1443146463.18587</text:p>
          </table:table-cell>
          <table:table-cell office:value-type="float" office:value="4320" calcext:value-type="float">
            <text:p>4320</text:p>
          </table:table-cell>
          <table:table-cell table:formula="of:=[.B68]-[.$B$2]" office:value-type="float" office:value="3.1856963634491" calcext:value-type="float">
            <text:p>3.1856963634</text:p>
          </table:table-cell>
          <table:table-cell table:formula="of:=[.C68]/([.D68]-[.D67])" office:value-type="float" office:value="99698.9852592425" calcext:value-type="float">
            <text:p>99698.9852592425</text:p>
          </table:table-cell>
          <table:table-cell/>
          <table:table-cell office:value-type="float" office:value="1443146463.46821" calcext:value-type="float">
            <text:p>1443146463.46821</text:p>
          </table:table-cell>
          <table:table-cell table:formula="of:=[.G68]-[.$B$2]" office:value-type="float" office:value="3.46803545951843" calcext:value-type="float">
            <text:p>3.4680354595</text:p>
          </table:table-cell>
          <table:table-cell table:formula="of:=[.C68]/([.H68]-[.H67])" office:value-type="float" office:value="99233.2348269932" calcext:value-type="float">
            <text:p>99233.2348269932</text:p>
          </table:table-cell>
          <table:table-cell table:formula="of:=[.G68]-[.$B68]" office:value-type="float" office:value="0.282339096069336" calcext:value-type="float">
            <text:p>0.282339096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46463.22922" calcext:value-type="float">
            <text:p>1443146463.22922</text:p>
          </table:table-cell>
          <table:table-cell office:value-type="float" office:value="4320" calcext:value-type="float">
            <text:p>4320</text:p>
          </table:table-cell>
          <table:table-cell table:formula="of:=[.B69]-[.$B$2]" office:value-type="float" office:value="3.22904300689697" calcext:value-type="float">
            <text:p>3.2290430069</text:p>
          </table:table-cell>
          <table:table-cell table:formula="of:=[.C69]/([.D69]-[.D68])" office:value-type="float" office:value="99661.6959556458" calcext:value-type="float">
            <text:p>99661.6959556458</text:p>
          </table:table-cell>
          <table:table-cell/>
          <table:table-cell office:value-type="float" office:value="1443146463.51134" calcext:value-type="float">
            <text:p>1443146463.51134</text:p>
          </table:table-cell>
          <table:table-cell table:formula="of:=[.G69]-[.$B$2]" office:value-type="float" office:value="3.51116609573364" calcext:value-type="float">
            <text:p>3.5111660957</text:p>
          </table:table-cell>
          <table:table-cell table:formula="of:=[.C69]/([.H69]-[.H68])" office:value-type="float" office:value="100160.822540256" calcext:value-type="float">
            <text:p>100160.822540256</text:p>
          </table:table-cell>
          <table:table-cell table:formula="of:=[.G69]-[.$B69]" office:value-type="float" office:value="0.28212308883667" calcext:value-type="float">
            <text:p>0.282123088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46463.27257" calcext:value-type="float">
            <text:p>1443146463.27257</text:p>
          </table:table-cell>
          <table:table-cell office:value-type="float" office:value="4320" calcext:value-type="float">
            <text:p>4320</text:p>
          </table:table-cell>
          <table:table-cell table:formula="of:=[.B70]-[.$B$2]" office:value-type="float" office:value="3.27239298820496" calcext:value-type="float">
            <text:p>3.2723929882</text:p>
          </table:table-cell>
          <table:table-cell table:formula="of:=[.C70]/([.D70]-[.D69])" office:value-type="float" office:value="99654.0222084115" calcext:value-type="float">
            <text:p>99654.0222084115</text:p>
          </table:table-cell>
          <table:table-cell/>
          <table:table-cell office:value-type="float" office:value="1443146463.55485" calcext:value-type="float">
            <text:p>1443146463.55485</text:p>
          </table:table-cell>
          <table:table-cell table:formula="of:=[.G70]-[.$B$2]" office:value-type="float" office:value="3.55467939376831" calcext:value-type="float">
            <text:p>3.5546793938</text:p>
          </table:table-cell>
          <table:table-cell table:formula="of:=[.C70]/([.H70]-[.H69])" office:value-type="float" office:value="99279.9947399566" calcext:value-type="float">
            <text:p>99279.9947399566</text:p>
          </table:table-cell>
          <table:table-cell table:formula="of:=[.G70]-[.$B70]" office:value-type="float" office:value="0.282286405563354" calcext:value-type="float">
            <text:p>0.282286405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46463.31591" calcext:value-type="float">
            <text:p>1443146463.31591</text:p>
          </table:table-cell>
          <table:table-cell office:value-type="float" office:value="4320" calcext:value-type="float">
            <text:p>4320</text:p>
          </table:table-cell>
          <table:table-cell table:formula="of:=[.B71]-[.$B$2]" office:value-type="float" office:value="3.31573796272278" calcext:value-type="float">
            <text:p>3.3157379627</text:p>
          </table:table-cell>
          <table:table-cell table:formula="of:=[.C71]/([.D71]-[.D70])" office:value-type="float" office:value="99665.5332724612" calcext:value-type="float">
            <text:p>99665.5332724612</text:p>
          </table:table-cell>
          <table:table-cell/>
          <table:table-cell office:value-type="float" office:value="1443146463.59806" calcext:value-type="float">
            <text:p>1443146463.59806</text:p>
          </table:table-cell>
          <table:table-cell table:formula="of:=[.G71]-[.$B$2]" office:value-type="float" office:value="3.59788489341736" calcext:value-type="float">
            <text:p>3.5978848934</text:p>
          </table:table-cell>
          <table:table-cell table:formula="of:=[.C71]/([.H71]-[.H70])" office:value-type="float" office:value="99987.2709514008" calcext:value-type="float">
            <text:p>99987.2709514008</text:p>
          </table:table-cell>
          <table:table-cell table:formula="of:=[.G71]-[.$B71]" office:value-type="float" office:value="0.28214693069458" calcext:value-type="float">
            <text:p>0.282146930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46463.35926" calcext:value-type="float">
            <text:p>1443146463.35926</text:p>
          </table:table-cell>
          <table:table-cell office:value-type="float" office:value="4320" calcext:value-type="float">
            <text:p>4320</text:p>
          </table:table-cell>
          <table:table-cell table:formula="of:=[.B72]-[.$B$2]" office:value-type="float" office:value="3.35908269882202" calcext:value-type="float">
            <text:p>3.3590826988</text:p>
          </table:table-cell>
          <table:table-cell table:formula="of:=[.C72]/([.D72]-[.D71])" office:value-type="float" office:value="99666.0814847003" calcext:value-type="float">
            <text:p>99666.0814847003</text:p>
          </table:table-cell>
          <table:table-cell/>
          <table:table-cell office:value-type="float" office:value="1443146463.6415" calcext:value-type="float">
            <text:p>1443146463.6415</text:p>
          </table:table-cell>
          <table:table-cell table:formula="of:=[.G72]-[.$B$2]" office:value-type="float" office:value="3.64132308959961" calcext:value-type="float">
            <text:p>3.6413230896</text:p>
          </table:table-cell>
          <table:table-cell table:formula="of:=[.C72]/([.H72]-[.H71])" office:value-type="float" office:value="99451.6434769722" calcext:value-type="float">
            <text:p>99451.6434769722</text:p>
          </table:table-cell>
          <table:table-cell table:formula="of:=[.G72]-[.$B72]" office:value-type="float" office:value="0.282240390777588" calcext:value-type="float">
            <text:p>0.282240390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46463.4026" calcext:value-type="float">
            <text:p>1443146463.4026</text:p>
          </table:table-cell>
          <table:table-cell office:value-type="float" office:value="4320" calcext:value-type="float">
            <text:p>4320</text:p>
          </table:table-cell>
          <table:table-cell table:formula="of:=[.B73]-[.$B$2]" office:value-type="float" office:value="3.40242266654968" calcext:value-type="float">
            <text:p>3.4024226665</text:p>
          </table:table-cell>
          <table:table-cell table:formula="of:=[.C73]/([.D73]-[.D72])" office:value-type="float" office:value="99677.0469961107" calcext:value-type="float">
            <text:p>99677.0469961107</text:p>
          </table:table-cell>
          <table:table-cell/>
          <table:table-cell office:value-type="float" office:value="1443146463.68472" calcext:value-type="float">
            <text:p>1443146463.68472</text:p>
          </table:table-cell>
          <table:table-cell table:formula="of:=[.G73]-[.$B$2]" office:value-type="float" office:value="3.68454217910767" calcext:value-type="float">
            <text:p>3.6845421791</text:p>
          </table:table-cell>
          <table:table-cell table:formula="of:=[.C73]/([.H73]-[.H72])" office:value-type="float" office:value="99955.8308417092" calcext:value-type="float">
            <text:p>99955.8308417092</text:p>
          </table:table-cell>
          <table:table-cell table:formula="of:=[.G73]-[.$B73]" office:value-type="float" office:value="0.282119512557983" calcext:value-type="float">
            <text:p>0.282119512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46463.44594" calcext:value-type="float">
            <text:p>1443146463.44594</text:p>
          </table:table-cell>
          <table:table-cell office:value-type="float" office:value="4320" calcext:value-type="float">
            <text:p>4320</text:p>
          </table:table-cell>
          <table:table-cell table:formula="of:=[.B74]-[.$B$2]" office:value-type="float" office:value="3.44577074050903" calcext:value-type="float">
            <text:p>3.4457707405</text:p>
          </table:table-cell>
          <table:table-cell table:formula="of:=[.C74]/([.D74]-[.D73])" office:value-type="float" office:value="99658.4070621236" calcext:value-type="float">
            <text:p>99658.4070621236</text:p>
          </table:table-cell>
          <table:table-cell/>
          <table:table-cell office:value-type="float" office:value="1443146463.72809" calcext:value-type="float">
            <text:p>1443146463.72809</text:p>
          </table:table-cell>
          <table:table-cell table:formula="of:=[.G74]-[.$B$2]" office:value-type="float" office:value="3.72791290283203" calcext:value-type="float">
            <text:p>3.7279129028</text:p>
          </table:table-cell>
          <table:table-cell table:formula="of:=[.C74]/([.H74]-[.H73])" office:value-type="float" office:value="99606.3618272772" calcext:value-type="float">
            <text:p>99606.3618272772</text:p>
          </table:table-cell>
          <table:table-cell table:formula="of:=[.G74]-[.$B74]" office:value-type="float" office:value="0.282142162322998" calcext:value-type="float">
            <text:p>0.282142162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46463.48929" calcext:value-type="float">
            <text:p>1443146463.48929</text:p>
          </table:table-cell>
          <table:table-cell office:value-type="float" office:value="4320" calcext:value-type="float">
            <text:p>4320</text:p>
          </table:table-cell>
          <table:table-cell table:formula="of:=[.B75]-[.$B$2]" office:value-type="float" office:value="3.48911809921265" calcext:value-type="float">
            <text:p>3.4891180992</text:p>
          </table:table-cell>
          <table:table-cell table:formula="of:=[.C75]/([.D75]-[.D74])" office:value-type="float" office:value="99660.0514817504" calcext:value-type="float">
            <text:p>99660.0514817504</text:p>
          </table:table-cell>
          <table:table-cell/>
          <table:table-cell office:value-type="float" office:value="1443146463.77148" calcext:value-type="float">
            <text:p>1443146463.77148</text:p>
          </table:table-cell>
          <table:table-cell table:formula="of:=[.G75]-[.$B$2]" office:value-type="float" office:value="3.77130722999573" calcext:value-type="float">
            <text:p>3.77130723</text:p>
          </table:table-cell>
          <table:table-cell table:formula="of:=[.C75]/([.H75]-[.H74])" office:value-type="float" office:value="99552.1830239164" calcext:value-type="float">
            <text:p>99552.1830239164</text:p>
          </table:table-cell>
          <table:table-cell table:formula="of:=[.G75]-[.$B75]" office:value-type="float" office:value="0.282189130783081" calcext:value-type="float">
            <text:p>0.282189130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46463.53264" calcext:value-type="float">
            <text:p>1443146463.53264</text:p>
          </table:table-cell>
          <table:table-cell office:value-type="float" office:value="4320" calcext:value-type="float">
            <text:p>4320</text:p>
          </table:table-cell>
          <table:table-cell table:formula="of:=[.B76]-[.$B$2]" office:value-type="float" office:value="3.53246355056763" calcext:value-type="float">
            <text:p>3.5324635506</text:p>
          </table:table-cell>
          <table:table-cell table:formula="of:=[.C76]/([.D76]-[.D75])" office:value-type="float" office:value="99664.4368660756" calcext:value-type="float">
            <text:p>99664.4368660756</text:p>
          </table:table-cell>
          <table:table-cell/>
          <table:table-cell office:value-type="float" office:value="1443146463.81489" calcext:value-type="float">
            <text:p>1443146463.81489</text:p>
          </table:table-cell>
          <table:table-cell table:formula="of:=[.G76]-[.$B$2]" office:value-type="float" office:value="3.8147132396698" calcext:value-type="float">
            <text:p>3.8147132397</text:p>
          </table:table-cell>
          <table:table-cell table:formula="of:=[.C76]/([.H76]-[.H75])" office:value-type="float" office:value="99525.3890518406" calcext:value-type="float">
            <text:p>99525.3890518406</text:p>
          </table:table-cell>
          <table:table-cell table:formula="of:=[.G76]-[.$B76]" office:value-type="float" office:value="0.282249689102173" calcext:value-type="float">
            <text:p>0.282249689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46463.57599" calcext:value-type="float">
            <text:p>1443146463.57599</text:p>
          </table:table-cell>
          <table:table-cell office:value-type="float" office:value="4320" calcext:value-type="float">
            <text:p>4320</text:p>
          </table:table-cell>
          <table:table-cell table:formula="of:=[.B77]-[.$B$2]" office:value-type="float" office:value="3.57581520080566" calcext:value-type="float">
            <text:p>3.5758152008</text:p>
          </table:table-cell>
          <table:table-cell table:formula="of:=[.C77]/([.D77]-[.D76])" office:value-type="float" office:value="99650.1857779244" calcext:value-type="float">
            <text:p>99650.1857779244</text:p>
          </table:table-cell>
          <table:table-cell/>
          <table:table-cell office:value-type="float" office:value="1443146463.85827" calcext:value-type="float">
            <text:p>1443146463.85827</text:p>
          </table:table-cell>
          <table:table-cell table:formula="of:=[.G77]-[.$B$2]" office:value-type="float" office:value="3.85809111595154" calcext:value-type="float">
            <text:p>3.858091116</text:p>
          </table:table-cell>
          <table:table-cell table:formula="of:=[.C77]/([.H77]-[.H76])" office:value-type="float" office:value="99589.9377816863" calcext:value-type="float">
            <text:p>99589.9377816863</text:p>
          </table:table-cell>
          <table:table-cell table:formula="of:=[.G77]-[.$B77]" office:value-type="float" office:value="0.282275915145874" calcext:value-type="float">
            <text:p>0.282275915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46463.61934" calcext:value-type="float">
            <text:p>1443146463.61934</text:p>
          </table:table-cell>
          <table:table-cell office:value-type="float" office:value="4320" calcext:value-type="float">
            <text:p>4320</text:p>
          </table:table-cell>
          <table:table-cell table:formula="of:=[.B78]-[.$B$2]" office:value-type="float" office:value="3.61916637420654" calcext:value-type="float">
            <text:p>3.6191663742</text:p>
          </table:table-cell>
          <table:table-cell table:formula="of:=[.C78]/([.D78]-[.D77])" office:value-type="float" office:value="99651.281870779" calcext:value-type="float">
            <text:p>99651.281870779</text:p>
          </table:table-cell>
          <table:table-cell/>
          <table:table-cell office:value-type="float" office:value="1443146463.90156" calcext:value-type="float">
            <text:p>1443146463.90156</text:p>
          </table:table-cell>
          <table:table-cell table:formula="of:=[.G78]-[.$B$2]" office:value-type="float" office:value="3.90138912200928" calcext:value-type="float">
            <text:p>3.901389122</text:p>
          </table:table-cell>
          <table:table-cell table:formula="of:=[.C78]/([.H78]-[.H77])" office:value-type="float" office:value="99773.6476418601" calcext:value-type="float">
            <text:p>99773.6476418601</text:p>
          </table:table-cell>
          <table:table-cell table:formula="of:=[.G78]-[.$B78]" office:value-type="float" office:value="0.282222747802734" calcext:value-type="float">
            <text:p>0.282222747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46463.66269" calcext:value-type="float">
            <text:p>1443146463.66269</text:p>
          </table:table-cell>
          <table:table-cell office:value-type="float" office:value="4320" calcext:value-type="float">
            <text:p>4320</text:p>
          </table:table-cell>
          <table:table-cell table:formula="of:=[.B79]-[.$B$2]" office:value-type="float" office:value="3.66251707077026" calcext:value-type="float">
            <text:p>3.6625170708</text:p>
          </table:table-cell>
          <table:table-cell table:formula="of:=[.C79]/([.D79]-[.D78])" office:value-type="float" office:value="99652.3779877465" calcext:value-type="float">
            <text:p>99652.3779877465</text:p>
          </table:table-cell>
          <table:table-cell/>
          <table:table-cell office:value-type="float" office:value="1443146463.94492" calcext:value-type="float">
            <text:p>1443146463.94492</text:p>
          </table:table-cell>
          <table:table-cell table:formula="of:=[.G79]-[.$B$2]" office:value-type="float" office:value="3.944748878479" calcext:value-type="float">
            <text:p>3.9447488785</text:p>
          </table:table-cell>
          <table:table-cell table:formula="of:=[.C79]/([.H79]-[.H78])" office:value-type="float" office:value="99631.5558879162" calcext:value-type="float">
            <text:p>99631.5558879162</text:p>
          </table:table-cell>
          <table:table-cell table:formula="of:=[.G79]-[.$B79]" office:value-type="float" office:value="0.28223180770874" calcext:value-type="float">
            <text:p>0.282231807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46463.70607" calcext:value-type="float">
            <text:p>1443146463.70607</text:p>
          </table:table-cell>
          <table:table-cell office:value-type="float" office:value="4320" calcext:value-type="float">
            <text:p>4320</text:p>
          </table:table-cell>
          <table:table-cell table:formula="of:=[.B80]-[.$B$2]" office:value-type="float" office:value="3.70589113235474" calcext:value-type="float">
            <text:p>3.7058911324</text:p>
          </table:table-cell>
          <table:table-cell table:formula="of:=[.C80]/([.D80]-[.D79])" office:value-type="float" office:value="99598.6965985796" calcext:value-type="float">
            <text:p>99598.6965985796</text:p>
          </table:table-cell>
          <table:table-cell/>
          <table:table-cell office:value-type="float" office:value="1443146463.98832" calcext:value-type="float">
            <text:p>1443146463.98832</text:p>
          </table:table-cell>
          <table:table-cell table:formula="of:=[.G80]-[.$B$2]" office:value-type="float" office:value="3.98814225196838" calcext:value-type="float">
            <text:p>3.988142252</text:p>
          </table:table-cell>
          <table:table-cell table:formula="of:=[.C80]/([.H80]-[.H79])" office:value-type="float" office:value="99554.3709238757" calcext:value-type="float">
            <text:p>99554.3709238757</text:p>
          </table:table-cell>
          <table:table-cell table:formula="of:=[.G80]-[.$B80]" office:value-type="float" office:value="0.282251119613647" calcext:value-type="float">
            <text:p>0.282251119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46463.74942" calcext:value-type="float">
            <text:p>1443146463.74942</text:p>
          </table:table-cell>
          <table:table-cell office:value-type="float" office:value="4320" calcext:value-type="float">
            <text:p>4320</text:p>
          </table:table-cell>
          <table:table-cell table:formula="of:=[.B81]-[.$B$2]" office:value-type="float" office:value="3.7492458820343" calcext:value-type="float">
            <text:p>3.749245882</text:p>
          </table:table-cell>
          <table:table-cell table:formula="of:=[.C81]/([.D81]-[.D80])" office:value-type="float" office:value="99643.0617620695" calcext:value-type="float">
            <text:p>99643.0617620695</text:p>
          </table:table-cell>
          <table:table-cell/>
          <table:table-cell office:value-type="float" office:value="1443146464.03159" calcext:value-type="float">
            <text:p>1443146464.03159</text:p>
          </table:table-cell>
          <table:table-cell table:formula="of:=[.G81]-[.$B$2]" office:value-type="float" office:value="4.03142070770264" calcext:value-type="float">
            <text:p>4.0314207077</text:p>
          </table:table-cell>
          <table:table-cell table:formula="of:=[.C81]/([.H81]-[.H80])" office:value-type="float" office:value="99818.7187298579" calcext:value-type="float">
            <text:p>99818.7187298579</text:p>
          </table:table-cell>
          <table:table-cell table:formula="of:=[.G81]-[.$B81]" office:value-type="float" office:value="0.282174825668335" calcext:value-type="float">
            <text:p>0.282174825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46463.79277" calcext:value-type="float">
            <text:p>1443146463.79277</text:p>
          </table:table-cell>
          <table:table-cell office:value-type="float" office:value="4320" calcext:value-type="float">
            <text:p>4320</text:p>
          </table:table-cell>
          <table:table-cell table:formula="of:=[.B82]-[.$B$2]" office:value-type="float" office:value="3.79259490966797" calcext:value-type="float">
            <text:p>3.7925949097</text:p>
          </table:table-cell>
          <table:table-cell table:formula="of:=[.C82]/([.D82]-[.D81])" office:value-type="float" office:value="99656.2145870344" calcext:value-type="float">
            <text:p>99656.2145870344</text:p>
          </table:table-cell>
          <table:table-cell/>
          <table:table-cell office:value-type="float" office:value="1443146464.04595" calcext:value-type="float">
            <text:p>1443146464.04595</text:p>
          </table:table-cell>
          <table:table-cell table:formula="of:=[.G82]-[.$B$2]" office:value-type="float" office:value="4.04577732086182" calcext:value-type="float">
            <text:p>4.0457773209</text:p>
          </table:table-cell>
          <table:table-cell table:formula="of:=[.C82]/([.H82]-[.H81])" office:value-type="float" office:value="300906.624153049" calcext:value-type="float">
            <text:p>300906.624153049</text:p>
          </table:table-cell>
          <table:table-cell table:formula="of:=[.G82]-[.$B82]" office:value-type="float" office:value="0.253182411193848" calcext:value-type="float">
            <text:p>0.253182411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46463.83613" calcext:value-type="float">
            <text:p>1443146463.83613</text:p>
          </table:table-cell>
          <table:table-cell office:value-type="float" office:value="4320" calcext:value-type="float">
            <text:p>4320</text:p>
          </table:table-cell>
          <table:table-cell table:formula="of:=[.B83]-[.$B$2]" office:value-type="float" office:value="3.8359591960907" calcext:value-type="float">
            <text:p>3.8359591961</text:p>
          </table:table-cell>
          <table:table-cell table:formula="of:=[.C83]/([.D83]-[.D82])" office:value-type="float" office:value="99621.1481007021" calcext:value-type="float">
            <text:p>99621.1481007021</text:p>
          </table:table-cell>
          <table:table-cell/>
          <table:table-cell office:value-type="float" office:value="1443146464.07501" calcext:value-type="float">
            <text:p>1443146464.07501</text:p>
          </table:table-cell>
          <table:table-cell table:formula="of:=[.G83]-[.$B$2]" office:value-type="float" office:value="4.07483577728272" calcext:value-type="float">
            <text:p>4.0748357773</text:p>
          </table:table-cell>
          <table:table-cell table:formula="of:=[.C83]/([.H83]-[.H82])" office:value-type="float" office:value="148665.845749918" calcext:value-type="float">
            <text:p>148665.845749918</text:p>
          </table:table-cell>
          <table:table-cell table:formula="of:=[.G83]-[.$B83]" office:value-type="float" office:value="0.238876581192017" calcext:value-type="float">
            <text:p>0.238876581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46463.87949" calcext:value-type="float">
            <text:p>1443146463.87949</text:p>
          </table:table-cell>
          <table:table-cell office:value-type="float" office:value="4320" calcext:value-type="float">
            <text:p>4320</text:p>
          </table:table-cell>
          <table:table-cell table:formula="of:=[.B84]-[.$B$2]" office:value-type="float" office:value="3.87932062149048" calcext:value-type="float">
            <text:p>3.8793206215</text:p>
          </table:table-cell>
          <table:table-cell table:formula="of:=[.C84]/([.D84]-[.D83])" office:value-type="float" office:value="99627.7211869952" calcext:value-type="float">
            <text:p>99627.7211869952</text:p>
          </table:table-cell>
          <table:table-cell/>
          <table:table-cell office:value-type="float" office:value="1443146464.11845" calcext:value-type="float">
            <text:p>1443146464.11845</text:p>
          </table:table-cell>
          <table:table-cell table:formula="of:=[.G84]-[.$B$2]" office:value-type="float" office:value="4.11827802658081" calcext:value-type="float">
            <text:p>4.1182780266</text:p>
          </table:table-cell>
          <table:table-cell table:formula="of:=[.C84]/([.H84]-[.H83])" office:value-type="float" office:value="99442.3647439767" calcext:value-type="float">
            <text:p>99442.3647439767</text:p>
          </table:table-cell>
          <table:table-cell table:formula="of:=[.G84]-[.$B84]" office:value-type="float" office:value="0.238957405090332" calcext:value-type="float">
            <text:p>0.238957405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46463.92284" calcext:value-type="float">
            <text:p>1443146463.92284</text:p>
          </table:table-cell>
          <table:table-cell office:value-type="float" office:value="4320" calcext:value-type="float">
            <text:p>4320</text:p>
          </table:table-cell>
          <table:table-cell table:formula="of:=[.B85]-[.$B$2]" office:value-type="float" office:value="3.92266345024109" calcext:value-type="float">
            <text:p>3.9226634502</text:p>
          </table:table-cell>
          <table:table-cell table:formula="of:=[.C85]/([.D85]-[.D84])" office:value-type="float" office:value="99670.4673997349" calcext:value-type="float">
            <text:p>99670.4673997349</text:p>
          </table:table-cell>
          <table:table-cell/>
          <table:table-cell office:value-type="float" office:value="1443146464.16179" calcext:value-type="float">
            <text:p>1443146464.16179</text:p>
          </table:table-cell>
          <table:table-cell table:formula="of:=[.G85]-[.$B$2]" office:value-type="float" office:value="4.16161489486694" calcext:value-type="float">
            <text:p>4.1616148949</text:p>
          </table:table-cell>
          <table:table-cell table:formula="of:=[.C85]/([.H85]-[.H84])" office:value-type="float" office:value="99684.1758725408" calcext:value-type="float">
            <text:p>99684.1758725408</text:p>
          </table:table-cell>
          <table:table-cell table:formula="of:=[.G85]-[.$B85]" office:value-type="float" office:value="0.238951444625854" calcext:value-type="float">
            <text:p>0.238951444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46463.96618" calcext:value-type="float">
            <text:p>1443146463.96618</text:p>
          </table:table-cell>
          <table:table-cell office:value-type="float" office:value="4320" calcext:value-type="float">
            <text:p>4320</text:p>
          </table:table-cell>
          <table:table-cell table:formula="of:=[.B86]-[.$B$2]" office:value-type="float" office:value="3.96600723266602" calcext:value-type="float">
            <text:p>3.9660072327</text:p>
          </table:table-cell>
          <table:table-cell table:formula="of:=[.C86]/([.D86]-[.D85])" office:value-type="float" office:value="99668.2743939669" calcext:value-type="float">
            <text:p>99668.2743939669</text:p>
          </table:table-cell>
          <table:table-cell/>
          <table:table-cell office:value-type="float" office:value="1443146464.20499" calcext:value-type="float">
            <text:p>1443146464.20499</text:p>
          </table:table-cell>
          <table:table-cell table:formula="of:=[.G86]-[.$B$2]" office:value-type="float" office:value="4.20481491088867" calcext:value-type="float">
            <text:p>4.2048149109</text:p>
          </table:table-cell>
          <table:table-cell table:formula="of:=[.C86]/([.H86]-[.H85])" office:value-type="float" office:value="99999.9629126792" calcext:value-type="float">
            <text:p>99999.9629126792</text:p>
          </table:table-cell>
          <table:table-cell table:formula="of:=[.G86]-[.$B86]" office:value-type="float" office:value="0.238807678222656" calcext:value-type="float">
            <text:p>0.238807678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46464.00945" calcext:value-type="float">
            <text:p>1443146464.00945</text:p>
          </table:table-cell>
          <table:table-cell office:value-type="float" office:value="4320" calcext:value-type="float">
            <text:p>4320</text:p>
          </table:table-cell>
          <table:table-cell table:formula="of:=[.B87]-[.$B$2]" office:value-type="float" office:value="4.00927710533142" calcext:value-type="float">
            <text:p>4.0092771053</text:p>
          </table:table-cell>
          <table:table-cell table:formula="of:=[.C87]/([.D87]-[.D86])" office:value-type="float" office:value="99838.5189021803" calcext:value-type="float">
            <text:p>99838.5189021803</text:p>
          </table:table-cell>
          <table:table-cell/>
          <table:table-cell office:value-type="float" office:value="1443146464.24812" calcext:value-type="float">
            <text:p>1443146464.24812</text:p>
          </table:table-cell>
          <table:table-cell table:formula="of:=[.G87]-[.$B$2]" office:value-type="float" office:value="4.24794173240662" calcext:value-type="float">
            <text:p>4.2479417324</text:p>
          </table:table-cell>
          <table:table-cell table:formula="of:=[.C87]/([.H87]-[.H86])" office:value-type="float" office:value="100169.682066705" calcext:value-type="float">
            <text:p>100169.682066705</text:p>
          </table:table-cell>
          <table:table-cell table:formula="of:=[.G87]-[.$B87]" office:value-type="float" office:value="0.238664627075195" calcext:value-type="float">
            <text:p>0.238664627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46464.05259" calcext:value-type="float">
            <text:p>1443146464.05259</text:p>
          </table:table-cell>
          <table:table-cell office:value-type="float" office:value="4320" calcext:value-type="float">
            <text:p>4320</text:p>
          </table:table-cell>
          <table:table-cell table:formula="of:=[.B88]-[.$B$2]" office:value-type="float" office:value="4.05242013931274" calcext:value-type="float">
            <text:p>4.0524201393</text:p>
          </table:table-cell>
          <table:table-cell table:formula="of:=[.C88]/([.D88]-[.D87])" office:value-type="float" office:value="100132.039899423" calcext:value-type="float">
            <text:p>100132.039899423</text:p>
          </table:table-cell>
          <table:table-cell/>
          <table:table-cell office:value-type="float" office:value="1443146464.2913" calcext:value-type="float">
            <text:p>1443146464.2913</text:p>
          </table:table-cell>
          <table:table-cell table:formula="of:=[.G88]-[.$B$2]" office:value-type="float" office:value="4.29112863540649" calcext:value-type="float">
            <text:p>4.2911286354</text:p>
          </table:table-cell>
          <table:table-cell table:formula="of:=[.C88]/([.H88]-[.H87])" office:value-type="float" office:value="100030.326323983" calcext:value-type="float">
            <text:p>100030.326323983</text:p>
          </table:table-cell>
          <table:table-cell table:formula="of:=[.G88]-[.$B88]" office:value-type="float" office:value="0.23870849609375" calcext:value-type="float">
            <text:p>0.238708496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46464.09573" calcext:value-type="float">
            <text:p>1443146464.09573</text:p>
          </table:table-cell>
          <table:table-cell office:value-type="float" office:value="4320" calcext:value-type="float">
            <text:p>4320</text:p>
          </table:table-cell>
          <table:table-cell table:formula="of:=[.B89]-[.$B$2]" office:value-type="float" office:value="4.09555983543396" calcext:value-type="float">
            <text:p>4.0955598354</text:p>
          </table:table-cell>
          <table:table-cell table:formula="of:=[.C89]/([.D89]-[.D88])" office:value-type="float" office:value="100139.787444526" calcext:value-type="float">
            <text:p>100139.787444526</text:p>
          </table:table-cell>
          <table:table-cell/>
          <table:table-cell office:value-type="float" office:value="1443146464.37757" calcext:value-type="float">
            <text:p>1443146464.37757</text:p>
          </table:table-cell>
          <table:table-cell table:formula="of:=[.G89]-[.$B$2]" office:value-type="float" office:value="4.37739372253418" calcext:value-type="float">
            <text:p>4.3773937225</text:p>
          </table:table-cell>
          <table:table-cell table:formula="of:=[.C89]/([.H89]-[.H88])" office:value-type="float" office:value="50078.1966823466" calcext:value-type="float">
            <text:p>50078.1966823466</text:p>
          </table:table-cell>
          <table:table-cell table:formula="of:=[.G89]-[.$B89]" office:value-type="float" office:value="0.28183388710022" calcext:value-type="float">
            <text:p>0.281833887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46464.13887" calcext:value-type="float">
            <text:p>1443146464.13887</text:p>
          </table:table-cell>
          <table:table-cell office:value-type="float" office:value="4320" calcext:value-type="float">
            <text:p>4320</text:p>
          </table:table-cell>
          <table:table-cell table:formula="of:=[.B90]-[.$B$2]" office:value-type="float" office:value="4.13869500160217" calcext:value-type="float">
            <text:p>4.1386950016</text:p>
          </table:table-cell>
          <table:table-cell table:formula="of:=[.C90]/([.D90]-[.D89])" office:value-type="float" office:value="100150.303887863" calcext:value-type="float">
            <text:p>100150.303887863</text:p>
          </table:table-cell>
          <table:table-cell/>
          <table:table-cell office:value-type="float" office:value="1443146464.42059" calcext:value-type="float">
            <text:p>1443146464.42059</text:p>
          </table:table-cell>
          <table:table-cell table:formula="of:=[.G90]-[.$B$2]" office:value-type="float" office:value="4.42041850090027" calcext:value-type="float">
            <text:p>4.4204185009</text:p>
          </table:table-cell>
          <table:table-cell table:formula="of:=[.C90]/([.H90]-[.H89])" office:value-type="float" office:value="100407.257493392" calcext:value-type="float">
            <text:p>100407.257493392</text:p>
          </table:table-cell>
          <table:table-cell table:formula="of:=[.G90]-[.$B90]" office:value-type="float" office:value="0.281723499298096" calcext:value-type="float">
            <text:p>0.281723499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46464.182" calcext:value-type="float">
            <text:p>1443146464.182</text:p>
          </table:table-cell>
          <table:table-cell office:value-type="float" office:value="4320" calcext:value-type="float">
            <text:p>4320</text:p>
          </table:table-cell>
          <table:table-cell table:formula="of:=[.B91]-[.$B$2]" office:value-type="float" office:value="4.18182849884033" calcext:value-type="float">
            <text:p>4.1818284988</text:p>
          </table:table-cell>
          <table:table-cell table:formula="of:=[.C91]/([.D91]-[.D90])" office:value-type="float" office:value="100154.178923804" calcext:value-type="float">
            <text:p>100154.178923804</text:p>
          </table:table-cell>
          <table:table-cell/>
          <table:table-cell office:value-type="float" office:value="1443146464.46377" calcext:value-type="float">
            <text:p>1443146464.46377</text:p>
          </table:table-cell>
          <table:table-cell table:formula="of:=[.G91]-[.$B$2]" office:value-type="float" office:value="4.46359586715698" calcext:value-type="float">
            <text:p>4.4635958672</text:p>
          </table:table-cell>
          <table:table-cell table:formula="of:=[.C91]/([.H91]-[.H90])" office:value-type="float" office:value="100052.420388848" calcext:value-type="float">
            <text:p>100052.420388848</text:p>
          </table:table-cell>
          <table:table-cell table:formula="of:=[.G91]-[.$B91]" office:value-type="float" office:value="0.28176736831665" calcext:value-type="float">
            <text:p>0.281767368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46464.22513" calcext:value-type="float">
            <text:p>1443146464.22513</text:p>
          </table:table-cell>
          <table:table-cell office:value-type="float" office:value="4320" calcext:value-type="float">
            <text:p>4320</text:p>
          </table:table-cell>
          <table:table-cell table:formula="of:=[.B92]-[.$B$2]" office:value-type="float" office:value="4.22495675086975" calcext:value-type="float">
            <text:p>4.2249567509</text:p>
          </table:table-cell>
          <table:table-cell table:formula="of:=[.C92]/([.D92]-[.D91])" office:value-type="float" office:value="100166.359560624" calcext:value-type="float">
            <text:p>100166.359560624</text:p>
          </table:table-cell>
          <table:table-cell/>
          <table:table-cell office:value-type="float" office:value="1443146464.50695" calcext:value-type="float">
            <text:p>1443146464.50695</text:p>
          </table:table-cell>
          <table:table-cell table:formula="of:=[.G92]-[.$B$2]" office:value-type="float" office:value="4.50677442550659" calcext:value-type="float">
            <text:p>4.5067744255</text:p>
          </table:table-cell>
          <table:table-cell table:formula="of:=[.C92]/([.H92]-[.H91])" office:value-type="float" office:value="100049.658097005" calcext:value-type="float">
            <text:p>100049.658097005</text:p>
          </table:table-cell>
          <table:table-cell table:formula="of:=[.G92]-[.$B92]" office:value-type="float" office:value="0.281817674636841" calcext:value-type="float">
            <text:p>0.281817674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46464.26827" calcext:value-type="float">
            <text:p>1443146464.26827</text:p>
          </table:table-cell>
          <table:table-cell office:value-type="float" office:value="4320" calcext:value-type="float">
            <text:p>4320</text:p>
          </table:table-cell>
          <table:table-cell table:formula="of:=[.B93]-[.$B$2]" office:value-type="float" office:value="4.26809620857239" calcext:value-type="float">
            <text:p>4.2680962086</text:p>
          </table:table-cell>
          <table:table-cell table:formula="of:=[.C93]/([.D93]-[.D92])" office:value-type="float" office:value="100140.340886482" calcext:value-type="float">
            <text:p>100140.340886482</text:p>
          </table:table-cell>
          <table:table-cell/>
          <table:table-cell office:value-type="float" office:value="1443146464.55006" calcext:value-type="float">
            <text:p>1443146464.55006</text:p>
          </table:table-cell>
          <table:table-cell table:formula="of:=[.G93]-[.$B$2]" office:value-type="float" office:value="4.54988837242126" calcext:value-type="float">
            <text:p>4.5498883724</text:p>
          </table:table-cell>
          <table:table-cell table:formula="of:=[.C93]/([.H93]-[.H92])" office:value-type="float" office:value="100199.594543031" calcext:value-type="float">
            <text:p>100199.594543031</text:p>
          </table:table-cell>
          <table:table-cell table:formula="of:=[.G93]-[.$B93]" office:value-type="float" office:value="0.281792163848877" calcext:value-type="float">
            <text:p>0.281792163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46464.3114" calcext:value-type="float">
            <text:p>1443146464.3114</text:p>
          </table:table-cell>
          <table:table-cell office:value-type="float" office:value="4320" calcext:value-type="float">
            <text:p>4320</text:p>
          </table:table-cell>
          <table:table-cell table:formula="of:=[.B94]-[.$B$2]" office:value-type="float" office:value="4.31122446060181" calcext:value-type="float">
            <text:p>4.3112244606</text:p>
          </table:table-cell>
          <table:table-cell table:formula="of:=[.C94]/([.D94]-[.D93])" office:value-type="float" office:value="100166.359560624" calcext:value-type="float">
            <text:p>100166.359560624</text:p>
          </table:table-cell>
          <table:table-cell/>
          <table:table-cell office:value-type="float" office:value="1443146464.59322" calcext:value-type="float">
            <text:p>1443146464.59322</text:p>
          </table:table-cell>
          <table:table-cell table:formula="of:=[.G94]-[.$B$2]" office:value-type="float" office:value="4.5930438041687" calcext:value-type="float">
            <text:p>4.5930438042</text:p>
          </table:table-cell>
          <table:table-cell table:formula="of:=[.C94]/([.H94]-[.H93])" office:value-type="float" office:value="100103.273796041" calcext:value-type="float">
            <text:p>100103.273796041</text:p>
          </table:table-cell>
          <table:table-cell table:formula="of:=[.G94]-[.$B94]" office:value-type="float" office:value="0.281819343566895" calcext:value-type="float">
            <text:p>0.281819343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46464.35458" calcext:value-type="float">
            <text:p>1443146464.35458</text:p>
          </table:table-cell>
          <table:table-cell office:value-type="float" office:value="4320" calcext:value-type="float">
            <text:p>4320</text:p>
          </table:table-cell>
          <table:table-cell table:formula="of:=[.B95]-[.$B$2]" office:value-type="float" office:value="4.35441064834595" calcext:value-type="float">
            <text:p>4.3544106483</text:p>
          </table:table-cell>
          <table:table-cell table:formula="of:=[.C95]/([.D95]-[.D94])" office:value-type="float" office:value="100031.983040367" calcext:value-type="float">
            <text:p>100031.983040367</text:p>
          </table:table-cell>
          <table:table-cell/>
          <table:table-cell office:value-type="float" office:value="1443146464.63626" calcext:value-type="float">
            <text:p>1443146464.63626</text:p>
          </table:table-cell>
          <table:table-cell table:formula="of:=[.G95]-[.$B$2]" office:value-type="float" office:value="4.63608551025391" calcext:value-type="float">
            <text:p>4.6360855103</text:p>
          </table:table-cell>
          <table:table-cell table:formula="of:=[.C95]/([.H95]-[.H94])" office:value-type="float" office:value="100367.768681106" calcext:value-type="float">
            <text:p>100367.768681106</text:p>
          </table:table-cell>
          <table:table-cell table:formula="of:=[.G95]-[.$B95]" office:value-type="float" office:value="0.281674861907959" calcext:value-type="float">
            <text:p>0.281674861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46464.39773" calcext:value-type="float">
            <text:p>1443146464.39773</text:p>
          </table:table-cell>
          <table:table-cell office:value-type="float" office:value="4320" calcext:value-type="float">
            <text:p>4320</text:p>
          </table:table-cell>
          <table:table-cell table:formula="of:=[.B96]-[.$B$2]" office:value-type="float" office:value="4.39755725860596" calcext:value-type="float">
            <text:p>4.3975572586</text:p>
          </table:table-cell>
          <table:table-cell table:formula="of:=[.C96]/([.D96]-[.D95])" office:value-type="float" office:value="100123.740288446" calcext:value-type="float">
            <text:p>100123.740288446</text:p>
          </table:table-cell>
          <table:table-cell/>
          <table:table-cell office:value-type="float" office:value="1443146464.68184" calcext:value-type="float">
            <text:p>1443146464.68184</text:p>
          </table:table-cell>
          <table:table-cell table:formula="of:=[.G96]-[.$B$2]" office:value-type="float" office:value="4.68166708946228" calcext:value-type="float">
            <text:p>4.6816670895</text:p>
          </table:table-cell>
          <table:table-cell table:formula="of:=[.C96]/([.H96]-[.H95])" office:value-type="float" office:value="94775.1279140928" calcext:value-type="float">
            <text:p>94775.1279140928</text:p>
          </table:table-cell>
          <table:table-cell table:formula="of:=[.G96]-[.$B96]" office:value-type="float" office:value="0.284109830856323" calcext:value-type="float">
            <text:p>0.284109830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46464.4409" calcext:value-type="float">
            <text:p>1443146464.4409</text:p>
          </table:table-cell>
          <table:table-cell office:value-type="float" office:value="4320" calcext:value-type="float">
            <text:p>4320</text:p>
          </table:table-cell>
          <table:table-cell table:formula="of:=[.B97]-[.$B$2]" office:value-type="float" office:value="4.4407262802124" calcext:value-type="float">
            <text:p>4.4407262802</text:p>
          </table:table-cell>
          <table:table-cell table:formula="of:=[.C97]/([.D97]-[.D96])" office:value-type="float" office:value="100071.760703398" calcext:value-type="float">
            <text:p>100071.760703398</text:p>
          </table:table-cell>
          <table:table-cell/>
          <table:table-cell office:value-type="float" office:value="1443146464.80892" calcext:value-type="float">
            <text:p>1443146464.80892</text:p>
          </table:table-cell>
          <table:table-cell table:formula="of:=[.G97]-[.$B$2]" office:value-type="float" office:value="4.80874538421631" calcext:value-type="float">
            <text:p>4.8087453842</text:p>
          </table:table-cell>
          <table:table-cell table:formula="of:=[.C97]/([.H97]-[.H96])" office:value-type="float" office:value="33994.7904428664" calcext:value-type="float">
            <text:p>33994.7904428664</text:p>
          </table:table-cell>
          <table:table-cell table:formula="of:=[.G97]-[.$B97]" office:value-type="float" office:value="0.368019104003906" calcext:value-type="float">
            <text:p>0.36801910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46464.48403" calcext:value-type="float">
            <text:p>1443146464.48403</text:p>
          </table:table-cell>
          <table:table-cell office:value-type="float" office:value="4320" calcext:value-type="float">
            <text:p>4320</text:p>
          </table:table-cell>
          <table:table-cell table:formula="of:=[.B98]-[.$B$2]" office:value-type="float" office:value="4.48385715484619" calcext:value-type="float">
            <text:p>4.4838571548</text:p>
          </table:table-cell>
          <table:table-cell table:formula="of:=[.C98]/([.D98]-[.D97])" office:value-type="float" office:value="100160.268871888" calcext:value-type="float">
            <text:p>100160.268871888</text:p>
          </table:table-cell>
          <table:table-cell/>
          <table:table-cell office:value-type="float" office:value="1443146464.82327" calcext:value-type="float">
            <text:p>1443146464.82327</text:p>
          </table:table-cell>
          <table:table-cell table:formula="of:=[.G98]-[.$B$2]" office:value-type="float" office:value="4.82309222221375" calcext:value-type="float">
            <text:p>4.8230922222</text:p>
          </table:table-cell>
          <table:table-cell table:formula="of:=[.C98]/([.H98]-[.H97])" office:value-type="float" office:value="301111.645700042" calcext:value-type="float">
            <text:p>301111.645700042</text:p>
          </table:table-cell>
          <table:table-cell table:formula="of:=[.G98]-[.$B98]" office:value-type="float" office:value="0.339235067367554" calcext:value-type="float">
            <text:p>0.339235067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46464.52717" calcext:value-type="float">
            <text:p>1443146464.52717</text:p>
          </table:table-cell>
          <table:table-cell office:value-type="float" office:value="4320" calcext:value-type="float">
            <text:p>4320</text:p>
          </table:table-cell>
          <table:table-cell table:formula="of:=[.B99]-[.$B$2]" office:value-type="float" office:value="4.52699756622314" calcext:value-type="float">
            <text:p>4.5269975662</text:p>
          </table:table-cell>
          <table:table-cell table:formula="of:=[.C99]/([.D99]-[.D98])" office:value-type="float" office:value="100138.127155363" calcext:value-type="float">
            <text:p>100138.127155363</text:p>
          </table:table-cell>
          <table:table-cell/>
          <table:table-cell office:value-type="float" office:value="1443146464.85222" calcext:value-type="float">
            <text:p>1443146464.85222</text:p>
          </table:table-cell>
          <table:table-cell table:formula="of:=[.G99]-[.$B$2]" office:value-type="float" office:value="4.85205006599426" calcext:value-type="float">
            <text:p>4.852050066</text:p>
          </table:table-cell>
          <table:table-cell table:formula="of:=[.C99]/([.H99]-[.H98])" office:value-type="float" office:value="149182.378106012" calcext:value-type="float">
            <text:p>149182.378106012</text:p>
          </table:table-cell>
          <table:table-cell table:formula="of:=[.G99]-[.$B99]" office:value-type="float" office:value="0.325052499771118" calcext:value-type="float">
            <text:p>0.325052499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46464.57036" calcext:value-type="float">
            <text:p>1443146464.57036</text:p>
          </table:table-cell>
          <table:table-cell office:value-type="float" office:value="4320" calcext:value-type="float">
            <text:p>4320</text:p>
          </table:table-cell>
          <table:table-cell table:formula="of:=[.B100]-[.$B$2]" office:value-type="float" office:value="4.57018804550171" calcext:value-type="float">
            <text:p>4.5701880455</text:p>
          </table:table-cell>
          <table:table-cell table:formula="of:=[.C100]/([.D100]-[.D99])" office:value-type="float" office:value="100022.043565143" calcext:value-type="float">
            <text:p>100022.043565143</text:p>
          </table:table-cell>
          <table:table-cell/>
          <table:table-cell office:value-type="float" office:value="1443146464.89524" calcext:value-type="float">
            <text:p>1443146464.89524</text:p>
          </table:table-cell>
          <table:table-cell table:formula="of:=[.G100]-[.$B$2]" office:value-type="float" office:value="4.89506816864014" calcext:value-type="float">
            <text:p>4.8950681686</text:p>
          </table:table-cell>
          <table:table-cell table:formula="of:=[.C100]/([.H100]-[.H99])" office:value-type="float" office:value="100422.839090844" calcext:value-type="float">
            <text:p>100422.839090844</text:p>
          </table:table-cell>
          <table:table-cell table:formula="of:=[.G100]-[.$B100]" office:value-type="float" office:value="0.324880123138428" calcext:value-type="float">
            <text:p>0.324880123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46464.6135" calcext:value-type="float">
            <text:p>1443146464.6135</text:p>
          </table:table-cell>
          <table:table-cell office:value-type="float" office:value="4320" calcext:value-type="float">
            <text:p>4320</text:p>
          </table:table-cell>
          <table:table-cell table:formula="of:=[.B101]-[.$B$2]" office:value-type="float" office:value="4.61332416534424" calcext:value-type="float">
            <text:p>4.6133241653</text:p>
          </table:table-cell>
          <table:table-cell table:formula="of:=[.C101]/([.D101]-[.D100])" office:value-type="float" office:value="100148.089716238" calcext:value-type="float">
            <text:p>100148.089716238</text:p>
          </table:table-cell>
          <table:table-cell/>
          <table:table-cell office:value-type="float" office:value="1443146464.93823" calcext:value-type="float">
            <text:p>1443146464.93823</text:p>
          </table:table-cell>
          <table:table-cell table:formula="of:=[.G101]-[.$B$2]" office:value-type="float" office:value="4.93805527687073" calcext:value-type="float">
            <text:p>4.9380552769</text:p>
          </table:table-cell>
          <table:table-cell table:formula="of:=[.C101]/([.H101]-[.H100])" office:value-type="float" office:value="100495.245617052" calcext:value-type="float">
            <text:p>100495.245617052</text:p>
          </table:table-cell>
          <table:table-cell table:formula="of:=[.G101]-[.$B101]" office:value-type="float" office:value="0.324731111526489" calcext:value-type="float">
            <text:p>0.324731111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46464.65661" calcext:value-type="float">
            <text:p>1443146464.65661</text:p>
          </table:table-cell>
          <table:table-cell office:value-type="float" office:value="4320" calcext:value-type="float">
            <text:p>4320</text:p>
          </table:table-cell>
          <table:table-cell table:formula="of:=[.B102]-[.$B$2]" office:value-type="float" office:value="4.65643930435181" calcext:value-type="float">
            <text:p>4.6564393044</text:p>
          </table:table-cell>
          <table:table-cell table:formula="of:=[.C102]/([.D102]-[.D101])" office:value-type="float" office:value="100196.824118825" calcext:value-type="float">
            <text:p>100196.824118825</text:p>
          </table:table-cell>
          <table:table-cell/>
          <table:table-cell office:value-type="float" office:value="1443146464.98141" calcext:value-type="float">
            <text:p>1443146464.98141</text:p>
          </table:table-cell>
          <table:table-cell table:formula="of:=[.G102]-[.$B$2]" office:value-type="float" office:value="4.98123979568481" calcext:value-type="float">
            <text:p>4.9812397957</text:p>
          </table:table-cell>
          <table:table-cell table:formula="of:=[.C102]/([.H102]-[.H101])" office:value-type="float" office:value="100035.848925352" calcext:value-type="float">
            <text:p>100035.848925352</text:p>
          </table:table-cell>
          <table:table-cell table:formula="of:=[.G102]-[.$B102]" office:value-type="float" office:value="0.324800491333008" calcext:value-type="float">
            <text:p>0.324800491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46464.69974" calcext:value-type="float">
            <text:p>1443146464.69974</text:p>
          </table:table-cell>
          <table:table-cell office:value-type="float" office:value="4320" calcext:value-type="float">
            <text:p>4320</text:p>
          </table:table-cell>
          <table:table-cell table:formula="of:=[.B103]-[.$B$2]" office:value-type="float" office:value="4.69956779479981" calcext:value-type="float">
            <text:p>4.6995677948</text:p>
          </table:table-cell>
          <table:table-cell table:formula="of:=[.C103]/([.D103]-[.D102])" office:value-type="float" office:value="100165.805831039" calcext:value-type="float">
            <text:p>100165.805831039</text:p>
          </table:table-cell>
          <table:table-cell/>
          <table:table-cell office:value-type="float" office:value="1443146465.02455" calcext:value-type="float">
            <text:p>1443146465.02455</text:p>
          </table:table-cell>
          <table:table-cell table:formula="of:=[.G103]-[.$B$2]" office:value-type="float" office:value="5.02437257766724" calcext:value-type="float">
            <text:p>5.0243725777</text:p>
          </table:table-cell>
          <table:table-cell table:formula="of:=[.C103]/([.H103]-[.H102])" office:value-type="float" office:value="100155.839745291" calcext:value-type="float">
            <text:p>100155.839745291</text:p>
          </table:table-cell>
          <table:table-cell table:formula="of:=[.G103]-[.$B103]" office:value-type="float" office:value="0.324804782867432" calcext:value-type="float">
            <text:p>0.3248047829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46464.74288" calcext:value-type="float">
            <text:p>1443146464.74288</text:p>
          </table:table-cell>
          <table:table-cell office:value-type="float" office:value="4320" calcext:value-type="float">
            <text:p>4320</text:p>
          </table:table-cell>
          <table:table-cell table:formula="of:=[.B104]-[.$B$2]" office:value-type="float" office:value="4.74270796775818" calcext:value-type="float">
            <text:p>4.7427079678</text:p>
          </table:table-cell>
          <table:table-cell table:formula="of:=[.C104]/([.D104]-[.D103])" office:value-type="float" office:value="100138.680578967" calcext:value-type="float">
            <text:p>100138.680578967</text:p>
          </table:table-cell>
          <table:table-cell/>
          <table:table-cell office:value-type="float" office:value="1443146465.03769" calcext:value-type="float">
            <text:p>1443146465.03769</text:p>
          </table:table-cell>
          <table:table-cell table:formula="of:=[.G104]-[.$B$2]" office:value-type="float" office:value="5.03751158714294" calcext:value-type="float">
            <text:p>5.0375115871</text:p>
          </table:table-cell>
          <table:table-cell table:formula="of:=[.C104]/([.H104]-[.H103])" office:value-type="float" office:value="328791.908399717" calcext:value-type="float">
            <text:p>328791.908399717</text:p>
          </table:table-cell>
          <table:table-cell table:formula="of:=[.G104]-[.$B104]" office:value-type="float" office:value="0.294803619384766" calcext:value-type="float">
            <text:p>0.294803619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46464.78602" calcext:value-type="float">
            <text:p>1443146464.78602</text:p>
          </table:table-cell>
          <table:table-cell office:value-type="float" office:value="4320" calcext:value-type="float">
            <text:p>4320</text:p>
          </table:table-cell>
          <table:table-cell table:formula="of:=[.B105]-[.$B$2]" office:value-type="float" office:value="4.78585076332092" calcext:value-type="float">
            <text:p>4.7858507633</text:p>
          </table:table-cell>
          <table:table-cell table:formula="of:=[.C105]/([.D105]-[.D104])" office:value-type="float" office:value="100132.593255745" calcext:value-type="float">
            <text:p>100132.593255745</text:p>
          </table:table-cell>
          <table:table-cell/>
          <table:table-cell office:value-type="float" office:value="1443146465.06756" calcext:value-type="float">
            <text:p>1443146465.06756</text:p>
          </table:table-cell>
          <table:table-cell table:formula="of:=[.G105]-[.$B$2]" office:value-type="float" office:value="5.06738781929016" calcext:value-type="float">
            <text:p>5.0673878193</text:p>
          </table:table-cell>
          <table:table-cell table:formula="of:=[.C105]/([.H105]-[.H104])" office:value-type="float" office:value="144596.546803926" calcext:value-type="float">
            <text:p>144596.546803926</text:p>
          </table:table-cell>
          <table:table-cell table:formula="of:=[.G105]-[.$B105]" office:value-type="float" office:value="0.281537055969238" calcext:value-type="float">
            <text:p>0.28153705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46464.82915" calcext:value-type="float">
            <text:p>1443146464.82915</text:p>
          </table:table-cell>
          <table:table-cell office:value-type="float" office:value="4320" calcext:value-type="float">
            <text:p>4320</text:p>
          </table:table-cell>
          <table:table-cell table:formula="of:=[.B106]-[.$B$2]" office:value-type="float" office:value="4.82897329330444" calcext:value-type="float">
            <text:p>4.8289732933</text:p>
          </table:table-cell>
          <table:table-cell table:formula="of:=[.C106]/([.D106]-[.D105])" office:value-type="float" office:value="100179.650907563" calcext:value-type="float">
            <text:p>100179.650907563</text:p>
          </table:table-cell>
          <table:table-cell/>
          <table:table-cell office:value-type="float" office:value="1443146465.11079" calcext:value-type="float">
            <text:p>1443146465.11079</text:p>
          </table:table-cell>
          <table:table-cell table:formula="of:=[.G106]-[.$B$2]" office:value-type="float" office:value="5.11061191558838" calcext:value-type="float">
            <text:p>5.1106119156</text:p>
          </table:table-cell>
          <table:table-cell table:formula="of:=[.C106]/([.H106]-[.H105])" office:value-type="float" office:value="99944.252626934" calcext:value-type="float">
            <text:p>99944.252626934</text:p>
          </table:table-cell>
          <table:table-cell table:formula="of:=[.G106]-[.$B106]" office:value-type="float" office:value="0.281638622283936" calcext:value-type="float">
            <text:p>0.281638622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46464.87228" calcext:value-type="float">
            <text:p>1443146464.87228</text:p>
          </table:table-cell>
          <table:table-cell office:value-type="float" office:value="4320" calcext:value-type="float">
            <text:p>4320</text:p>
          </table:table-cell>
          <table:table-cell table:formula="of:=[.B107]-[.$B$2]" office:value-type="float" office:value="4.87210297584534" calcext:value-type="float">
            <text:p>4.8721029758</text:p>
          </table:table-cell>
          <table:table-cell table:formula="of:=[.C107]/([.D107]-[.D106])" office:value-type="float" office:value="100163.037274943" calcext:value-type="float">
            <text:p>100163.037274943</text:p>
          </table:table-cell>
          <table:table-cell/>
          <table:table-cell office:value-type="float" office:value="1443146465.15392" calcext:value-type="float">
            <text:p>1443146465.15392</text:p>
          </table:table-cell>
          <table:table-cell table:formula="of:=[.G107]-[.$B$2]" office:value-type="float" office:value="5.15374803543091" calcext:value-type="float">
            <text:p>5.1537480354</text:p>
          </table:table-cell>
          <table:table-cell table:formula="of:=[.C107]/([.H107]-[.H106])" office:value-type="float" office:value="100148.089716238" calcext:value-type="float">
            <text:p>100148.089716238</text:p>
          </table:table-cell>
          <table:table-cell table:formula="of:=[.G107]-[.$B107]" office:value-type="float" office:value="0.281645059585571" calcext:value-type="float">
            <text:p>0.281645059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46464.91539" calcext:value-type="float">
            <text:p>1443146464.91539</text:p>
          </table:table-cell>
          <table:table-cell office:value-type="float" office:value="4320" calcext:value-type="float">
            <text:p>4320</text:p>
          </table:table-cell>
          <table:table-cell table:formula="of:=[.B108]-[.$B$2]" office:value-type="float" office:value="4.91521978378296" calcext:value-type="float">
            <text:p>4.9152197838</text:p>
          </table:table-cell>
          <table:table-cell table:formula="of:=[.C108]/([.D108]-[.D107])" office:value-type="float" office:value="100192.9457823" calcext:value-type="float">
            <text:p>100192.9457823</text:p>
          </table:table-cell>
          <table:table-cell/>
          <table:table-cell office:value-type="float" office:value="1443146465.16706" calcext:value-type="float">
            <text:p>1443146465.16706</text:p>
          </table:table-cell>
          <table:table-cell table:formula="of:=[.G108]-[.$B$2]" office:value-type="float" office:value="5.16688847541809" calcext:value-type="float">
            <text:p>5.1668884754</text:p>
          </table:table-cell>
          <table:table-cell table:formula="of:=[.C108]/([.H108]-[.H107])" office:value-type="float" office:value="328756.115032205" calcext:value-type="float">
            <text:p>328756.115032205</text:p>
          </table:table-cell>
          <table:table-cell table:formula="of:=[.G108]-[.$B108]" office:value-type="float" office:value="0.251668691635132" calcext:value-type="float">
            <text:p>0.251668691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46464.95852" calcext:value-type="float">
            <text:p>1443146464.95852</text:p>
          </table:table-cell>
          <table:table-cell office:value-type="float" office:value="4320" calcext:value-type="float">
            <text:p>4320</text:p>
          </table:table-cell>
          <table:table-cell table:formula="of:=[.B109]-[.$B$2]" office:value-type="float" office:value="4.95834803581238" calcext:value-type="float">
            <text:p>4.9583480358</text:p>
          </table:table-cell>
          <table:table-cell table:formula="of:=[.C109]/([.D109]-[.D108])" office:value-type="float" office:value="100166.359560624" calcext:value-type="float">
            <text:p>100166.359560624</text:p>
          </table:table-cell>
          <table:table-cell/>
          <table:table-cell office:value-type="float" office:value="1443146465.19684" calcext:value-type="float">
            <text:p>1443146465.19684</text:p>
          </table:table-cell>
          <table:table-cell table:formula="of:=[.G109]-[.$B$2]" office:value-type="float" office:value="5.19666624069214" calcext:value-type="float">
            <text:p>5.1966662407</text:p>
          </table:table-cell>
          <table:table-cell table:formula="of:=[.C109]/([.H109]-[.H108])" office:value-type="float" office:value="145074.687782733" calcext:value-type="float">
            <text:p>145074.687782733</text:p>
          </table:table-cell>
          <table:table-cell table:formula="of:=[.G109]-[.$B109]" office:value-type="float" office:value="0.238318204879761" calcext:value-type="float">
            <text:p>0.2383182049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46465.00153" calcext:value-type="float">
            <text:p>1443146465.00153</text:p>
          </table:table-cell>
          <table:table-cell office:value-type="float" office:value="4320" calcext:value-type="float">
            <text:p>4320</text:p>
          </table:table-cell>
          <table:table-cell table:formula="of:=[.B110]-[.$B$2]" office:value-type="float" office:value="5.00136017799377" calcext:value-type="float">
            <text:p>5.001360178</text:p>
          </table:table-cell>
          <table:table-cell table:formula="of:=[.C110]/([.D110]-[.D109])" office:value-type="float" office:value="100436.755318559" calcext:value-type="float">
            <text:p>100436.755318559</text:p>
          </table:table-cell>
          <table:table-cell/>
          <table:table-cell office:value-type="float" office:value="1443146465.23822" calcext:value-type="float">
            <text:p>1443146465.23822</text:p>
          </table:table-cell>
          <table:table-cell table:formula="of:=[.G110]-[.$B$2]" office:value-type="float" office:value="5.23804831504822" calcext:value-type="float">
            <text:p>5.238048315</text:p>
          </table:table-cell>
          <table:table-cell table:formula="of:=[.C110]/([.H110]-[.H109])" office:value-type="float" office:value="104393.026865396" calcext:value-type="float">
            <text:p>104393.026865396</text:p>
          </table:table-cell>
          <table:table-cell table:formula="of:=[.G110]-[.$B110]" office:value-type="float" office:value="0.236688137054443" calcext:value-type="float">
            <text:p>0.236688137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46465.04282" calcext:value-type="float">
            <text:p>1443146465.04282</text:p>
          </table:table-cell>
          <table:table-cell office:value-type="float" office:value="4320" calcext:value-type="float">
            <text:p>4320</text:p>
          </table:table-cell>
          <table:table-cell table:formula="of:=[.B111]-[.$B$2]" office:value-type="float" office:value="5.04264736175537" calcext:value-type="float">
            <text:p>5.0426473618</text:p>
          </table:table-cell>
          <table:table-cell table:formula="of:=[.C111]/([.D111]-[.D110])" office:value-type="float" office:value="104632.95401655" calcext:value-type="float">
            <text:p>104632.95401655</text:p>
          </table:table-cell>
          <table:table-cell/>
          <table:table-cell office:value-type="float" office:value="1443146465.27947" calcext:value-type="float">
            <text:p>1443146465.27947</text:p>
          </table:table-cell>
          <table:table-cell table:formula="of:=[.G111]-[.$B$2]" office:value-type="float" office:value="5.27930068969727" calcext:value-type="float">
            <text:p>5.2793006897</text:p>
          </table:table-cell>
          <table:table-cell table:formula="of:=[.C111]/([.H111]-[.H110])" office:value-type="float" office:value="104721.244213264" calcext:value-type="float">
            <text:p>104721.244213264</text:p>
          </table:table-cell>
          <table:table-cell table:formula="of:=[.G111]-[.$B111]" office:value-type="float" office:value="0.236653327941895" calcext:value-type="float">
            <text:p>0.236653327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46465.08409" calcext:value-type="float">
            <text:p>1443146465.08409</text:p>
          </table:table-cell>
          <table:table-cell office:value-type="float" office:value="4320" calcext:value-type="float">
            <text:p>4320</text:p>
          </table:table-cell>
          <table:table-cell table:formula="of:=[.B112]-[.$B$2]" office:value-type="float" office:value="5.08391785621643" calcext:value-type="float">
            <text:p>5.0839178562</text:p>
          </table:table-cell>
          <table:table-cell table:formula="of:=[.C112]/([.D112]-[.D111])" office:value-type="float" office:value="104675.266347393" calcext:value-type="float">
            <text:p>104675.266347393</text:p>
          </table:table-cell>
          <table:table-cell/>
          <table:table-cell office:value-type="float" office:value="1443146465.32081" calcext:value-type="float">
            <text:p>1443146465.32081</text:p>
          </table:table-cell>
          <table:table-cell table:formula="of:=[.G112]-[.$B$2]" office:value-type="float" office:value="5.32063841819763" calcext:value-type="float">
            <text:p>5.3206384182</text:p>
          </table:table-cell>
          <table:table-cell table:formula="of:=[.C112]/([.H112]-[.H111])" office:value-type="float" office:value="104505.016524111" calcext:value-type="float">
            <text:p>104505.016524111</text:p>
          </table:table-cell>
          <table:table-cell table:formula="of:=[.G112]-[.$B112]" office:value-type="float" office:value="0.236720561981201" calcext:value-type="float">
            <text:p>0.23672056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46465.12539" calcext:value-type="float">
            <text:p>1443146465.12539</text:p>
          </table:table-cell>
          <table:table-cell office:value-type="float" office:value="4320" calcext:value-type="float">
            <text:p>4320</text:p>
          </table:table-cell>
          <table:table-cell table:formula="of:=[.B113]-[.$B$2]" office:value-type="float" office:value="5.12521195411682" calcext:value-type="float">
            <text:p>5.1252119541</text:p>
          </table:table-cell>
          <table:table-cell table:formula="of:=[.C113]/([.D113]-[.D112])" office:value-type="float" office:value="104615.434642032" calcext:value-type="float">
            <text:p>104615.434642032</text:p>
          </table:table-cell>
          <table:table-cell/>
          <table:table-cell office:value-type="float" office:value="1443146465.36208" calcext:value-type="float">
            <text:p>1443146465.36208</text:p>
          </table:table-cell>
          <table:table-cell table:formula="of:=[.G113]-[.$B$2]" office:value-type="float" office:value="5.3619065284729" calcext:value-type="float">
            <text:p>5.3619065285</text:p>
          </table:table-cell>
          <table:table-cell table:formula="of:=[.C113]/([.H113]-[.H112])" office:value-type="float" office:value="104681.313759814" calcext:value-type="float">
            <text:p>104681.313759814</text:p>
          </table:table-cell>
          <table:table-cell table:formula="of:=[.G113]-[.$B113]" office:value-type="float" office:value="0.236694574356079" calcext:value-type="float">
            <text:p>0.236694574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46465.16667" calcext:value-type="float">
            <text:p>1443146465.16667</text:p>
          </table:table-cell>
          <table:table-cell office:value-type="float" office:value="4320" calcext:value-type="float">
            <text:p>4320</text:p>
          </table:table-cell>
          <table:table-cell table:formula="of:=[.B114]-[.$B$2]" office:value-type="float" office:value="5.1664936542511" calcext:value-type="float">
            <text:p>5.1664936543</text:p>
          </table:table-cell>
          <table:table-cell table:formula="of:=[.C114]/([.D114]-[.D113])" office:value-type="float" office:value="104646.852865756" calcext:value-type="float">
            <text:p>104646.852865756</text:p>
          </table:table-cell>
          <table:table-cell/>
          <table:table-cell office:value-type="float" office:value="1443146465.40336" calcext:value-type="float">
            <text:p>1443146465.40336</text:p>
          </table:table-cell>
          <table:table-cell table:formula="of:=[.G114]-[.$B$2]" office:value-type="float" office:value="5.40318441390991" calcext:value-type="float">
            <text:p>5.4031844139</text:p>
          </table:table-cell>
          <table:table-cell table:formula="of:=[.C114]/([.H114]-[.H113])" office:value-type="float" office:value="104656.523808424" calcext:value-type="float">
            <text:p>104656.523808424</text:p>
          </table:table-cell>
          <table:table-cell table:formula="of:=[.G114]-[.$B114]" office:value-type="float" office:value="0.236690759658813" calcext:value-type="float">
            <text:p>0.236690759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46465.20795" calcext:value-type="float">
            <text:p>1443146465.20795</text:p>
          </table:table-cell>
          <table:table-cell office:value-type="float" office:value="4320" calcext:value-type="float">
            <text:p>4320</text:p>
          </table:table-cell>
          <table:table-cell table:formula="of:=[.B115]-[.$B$2]" office:value-type="float" office:value="5.20778059959412" calcext:value-type="float">
            <text:p>5.2077805996</text:p>
          </table:table-cell>
          <table:table-cell table:formula="of:=[.C115]/([.D115]-[.D114])" office:value-type="float" office:value="104633.55823757" calcext:value-type="float">
            <text:p>104633.55823757</text:p>
          </table:table-cell>
          <table:table-cell/>
          <table:table-cell office:value-type="float" office:value="1443146465.44462" calcext:value-type="float">
            <text:p>1443146465.44462</text:p>
          </table:table-cell>
          <table:table-cell table:formula="of:=[.G115]-[.$B$2]" office:value-type="float" office:value="5.44444537162781" calcext:value-type="float">
            <text:p>5.4444453716</text:p>
          </table:table-cell>
          <table:table-cell table:formula="of:=[.C115]/([.H115]-[.H114])" office:value-type="float" office:value="104699.460190338" calcext:value-type="float">
            <text:p>104699.460190338</text:p>
          </table:table-cell>
          <table:table-cell table:formula="of:=[.G115]-[.$B115]" office:value-type="float" office:value="0.236664772033691" calcext:value-type="float">
            <text:p>0.23666477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46465.24925" calcext:value-type="float">
            <text:p>1443146465.24925</text:p>
          </table:table-cell>
          <table:table-cell office:value-type="float" office:value="4320" calcext:value-type="float">
            <text:p>4320</text:p>
          </table:table-cell>
          <table:table-cell table:formula="of:=[.B116]-[.$B$2]" office:value-type="float" office:value="5.24907279014587" calcext:value-type="float">
            <text:p>5.2490727901</text:p>
          </table:table-cell>
          <table:table-cell table:formula="of:=[.C116]/([.D116]-[.D115])" office:value-type="float" office:value="104620.266986928" calcext:value-type="float">
            <text:p>104620.266986928</text:p>
          </table:table-cell>
          <table:table-cell/>
          <table:table-cell office:value-type="float" office:value="1443146465.48593" calcext:value-type="float">
            <text:p>1443146465.48593</text:p>
          </table:table-cell>
          <table:table-cell table:formula="of:=[.G116]-[.$B$2]" office:value-type="float" office:value="5.48575925827026" calcext:value-type="float">
            <text:p>5.4857592583</text:p>
          </table:table-cell>
          <table:table-cell table:formula="of:=[.C116]/([.H116]-[.H115])" office:value-type="float" office:value="104565.325392566" calcext:value-type="float">
            <text:p>104565.325392566</text:p>
          </table:table-cell>
          <table:table-cell table:formula="of:=[.G116]-[.$B116]" office:value-type="float" office:value="0.23668646812439" calcext:value-type="float">
            <text:p>0.236686468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46465.29055" calcext:value-type="float">
            <text:p>1443146465.29055</text:p>
          </table:table-cell>
          <table:table-cell office:value-type="float" office:value="4320" calcext:value-type="float">
            <text:p>4320</text:p>
          </table:table-cell>
          <table:table-cell table:formula="of:=[.B117]-[.$B$2]" office:value-type="float" office:value="5.29037117958069" calcext:value-type="float">
            <text:p>5.2903711796</text:p>
          </table:table-cell>
          <table:table-cell table:formula="of:=[.C117]/([.D117]-[.D116])" office:value-type="float" office:value="104604.56349802" calcext:value-type="float">
            <text:p>104604.56349802</text:p>
          </table:table-cell>
          <table:table-cell/>
          <table:table-cell office:value-type="float" office:value="1443146465.52712" calcext:value-type="float">
            <text:p>1443146465.52712</text:p>
          </table:table-cell>
          <table:table-cell table:formula="of:=[.G117]-[.$B$2]" office:value-type="float" office:value="5.52694725990295" calcext:value-type="float">
            <text:p>5.5269472599</text:p>
          </table:table-cell>
          <table:table-cell table:formula="of:=[.C117]/([.H117]-[.H116])" office:value-type="float" office:value="104884.91377963" calcext:value-type="float">
            <text:p>104884.91377963</text:p>
          </table:table-cell>
          <table:table-cell table:formula="of:=[.G117]-[.$B117]" office:value-type="float" office:value="0.236576080322266" calcext:value-type="float">
            <text:p>0.236576080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46465.33183" calcext:value-type="float">
            <text:p>1443146465.33183</text:p>
          </table:table-cell>
          <table:table-cell office:value-type="float" office:value="4320" calcext:value-type="float">
            <text:p>4320</text:p>
          </table:table-cell>
          <table:table-cell table:formula="of:=[.B118]-[.$B$2]" office:value-type="float" office:value="5.33165526390076" calcext:value-type="float">
            <text:p>5.3316552639</text:p>
          </table:table-cell>
          <table:table-cell table:formula="of:=[.C118]/([.D118]-[.D117])" office:value-type="float" office:value="104640.809434158" calcext:value-type="float">
            <text:p>104640.809434158</text:p>
          </table:table-cell>
          <table:table-cell/>
          <table:table-cell office:value-type="float" office:value="1443146465.56849" calcext:value-type="float">
            <text:p>1443146465.56849</text:p>
          </table:table-cell>
          <table:table-cell table:formula="of:=[.G118]-[.$B$2]" office:value-type="float" office:value="5.56832003593445" calcext:value-type="float">
            <text:p>5.5683200359</text:p>
          </table:table-cell>
          <table:table-cell table:formula="of:=[.C118]/([.H118]-[.H117])" office:value-type="float" office:value="104416.48867631" calcext:value-type="float">
            <text:p>104416.48867631</text:p>
          </table:table-cell>
          <table:table-cell table:formula="of:=[.G118]-[.$B118]" office:value-type="float" office:value="0.236664772033691" calcext:value-type="float">
            <text:p>0.23666477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46465.37316" calcext:value-type="float">
            <text:p>1443146465.37316</text:p>
          </table:table-cell>
          <table:table-cell office:value-type="float" office:value="4320" calcext:value-type="float">
            <text:p>4320</text:p>
          </table:table-cell>
          <table:table-cell table:formula="of:=[.B119]-[.$B$2]" office:value-type="float" office:value="5.37299036979675" calcext:value-type="float">
            <text:p>5.3729903698</text:p>
          </table:table-cell>
          <table:table-cell table:formula="of:=[.C119]/([.D119]-[.D118])" office:value-type="float" office:value="104511.64709411" calcext:value-type="float">
            <text:p>104511.64709411</text:p>
          </table:table-cell>
          <table:table-cell/>
          <table:table-cell office:value-type="float" office:value="1443146465.60972" calcext:value-type="float">
            <text:p>1443146465.60972</text:p>
          </table:table-cell>
          <table:table-cell table:formula="of:=[.G119]-[.$B$2]" office:value-type="float" office:value="5.609543800354" calcext:value-type="float">
            <text:p>5.6095438004</text:p>
          </table:table-cell>
          <table:table-cell table:formula="of:=[.C119]/([.H119]-[.H118])" office:value-type="float" office:value="104793.923136983" calcext:value-type="float">
            <text:p>104793.923136983</text:p>
          </table:table-cell>
          <table:table-cell table:formula="of:=[.G119]-[.$B119]" office:value-type="float" office:value="0.236553430557251" calcext:value-type="float">
            <text:p>0.236553430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46465.41445" calcext:value-type="float">
            <text:p>1443146465.41445</text:p>
          </table:table-cell>
          <table:table-cell office:value-type="float" office:value="4320" calcext:value-type="float">
            <text:p>4320</text:p>
          </table:table-cell>
          <table:table-cell table:formula="of:=[.B120]-[.$B$2]" office:value-type="float" office:value="5.4142746925354" calcext:value-type="float">
            <text:p>5.4142746925</text:p>
          </table:table-cell>
          <table:table-cell table:formula="of:=[.C120]/([.D120]-[.D119])" office:value-type="float" office:value="104640.20512939" calcext:value-type="float">
            <text:p>104640.20512939</text:p>
          </table:table-cell>
          <table:table-cell/>
          <table:table-cell office:value-type="float" office:value="1443146465.65096" calcext:value-type="float">
            <text:p>1443146465.65096</text:p>
          </table:table-cell>
          <table:table-cell table:formula="of:=[.G120]-[.$B$2]" office:value-type="float" office:value="5.65078663825989" calcext:value-type="float">
            <text:p>5.6507866383</text:p>
          </table:table-cell>
          <table:table-cell table:formula="of:=[.C120]/([.H120]-[.H119])" office:value-type="float" office:value="104745.459317282" calcext:value-type="float">
            <text:p>104745.459317282</text:p>
          </table:table-cell>
          <table:table-cell table:formula="of:=[.G120]-[.$B120]" office:value-type="float" office:value="0.236511945724487" calcext:value-type="float">
            <text:p>0.2365119457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46465.45575" calcext:value-type="float">
            <text:p>1443146465.45575</text:p>
          </table:table-cell>
          <table:table-cell office:value-type="float" office:value="4320" calcext:value-type="float">
            <text:p>4320</text:p>
          </table:table-cell>
          <table:table-cell table:formula="of:=[.B121]-[.$B$2]" office:value-type="float" office:value="5.45557165145874" calcext:value-type="float">
            <text:p>5.4555716515</text:p>
          </table:table-cell>
          <table:table-cell table:formula="of:=[.C121]/([.D121]-[.D120])" office:value-type="float" office:value="104608.186961642" calcext:value-type="float">
            <text:p>104608.186961642</text:p>
          </table:table-cell>
          <table:table-cell/>
          <table:table-cell office:value-type="float" office:value="1443146465.69234" calcext:value-type="float">
            <text:p>1443146465.69234</text:p>
          </table:table-cell>
          <table:table-cell table:formula="of:=[.G121]-[.$B$2]" office:value-type="float" office:value="5.69216108322144" calcext:value-type="float">
            <text:p>5.6921610832</text:p>
          </table:table-cell>
          <table:table-cell table:formula="of:=[.C121]/([.H121]-[.H120])" office:value-type="float" office:value="104412.276805523" calcext:value-type="float">
            <text:p>104412.276805523</text:p>
          </table:table-cell>
          <table:table-cell table:formula="of:=[.G121]-[.$B121]" office:value-type="float" office:value="0.236589431762695" calcext:value-type="float">
            <text:p>0.236589431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46465.4972" calcext:value-type="float">
            <text:p>1443146465.4972</text:p>
          </table:table-cell>
          <table:table-cell office:value-type="float" office:value="4320" calcext:value-type="float">
            <text:p>4320</text:p>
          </table:table-cell>
          <table:table-cell table:formula="of:=[.B122]-[.$B$2]" office:value-type="float" office:value="5.49702882766724" calcext:value-type="float">
            <text:p>5.4970288277</text:p>
          </table:table-cell>
          <table:table-cell table:formula="of:=[.C122]/([.D122]-[.D121])" office:value-type="float" office:value="104203.91341354" calcext:value-type="float">
            <text:p>104203.91341354</text:p>
          </table:table-cell>
          <table:table-cell/>
          <table:table-cell office:value-type="float" office:value="1443146465.73365" calcext:value-type="float">
            <text:p>1443146465.73365</text:p>
          </table:table-cell>
          <table:table-cell table:formula="of:=[.G122]-[.$B$2]" office:value-type="float" office:value="5.73347902297974" calcext:value-type="float">
            <text:p>5.733479023</text:p>
          </table:table-cell>
          <table:table-cell table:formula="of:=[.C122]/([.H122]-[.H121])" office:value-type="float" office:value="104555.067974611" calcext:value-type="float">
            <text:p>104555.067974611</text:p>
          </table:table-cell>
          <table:table-cell table:formula="of:=[.G122]-[.$B122]" office:value-type="float" office:value="0.2364501953125" calcext:value-type="float">
            <text:p>0.2364501953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46465.53848" calcext:value-type="float">
            <text:p>1443146465.53848</text:p>
          </table:table-cell>
          <table:table-cell office:value-type="float" office:value="4320" calcext:value-type="float">
            <text:p>4320</text:p>
          </table:table-cell>
          <table:table-cell table:formula="of:=[.B123]-[.$B$2]" office:value-type="float" office:value="5.53830623626709" calcext:value-type="float">
            <text:p>5.5383062363</text:p>
          </table:table-cell>
          <table:table-cell table:formula="of:=[.C123]/([.D123]-[.D122])" office:value-type="float" office:value="104657.732801941" calcext:value-type="float">
            <text:p>104657.732801941</text:p>
          </table:table-cell>
          <table:table-cell/>
          <table:table-cell office:value-type="float" office:value="1443146465.77487" calcext:value-type="float">
            <text:p>1443146465.77487</text:p>
          </table:table-cell>
          <table:table-cell table:formula="of:=[.G123]-[.$B$2]" office:value-type="float" office:value="5.77469754219055" calcext:value-type="float">
            <text:p>5.7746975422</text:p>
          </table:table-cell>
          <table:table-cell table:formula="of:=[.C123]/([.H123]-[.H122])" office:value-type="float" office:value="104807.25855058" calcext:value-type="float">
            <text:p>104807.25855058</text:p>
          </table:table-cell>
          <table:table-cell table:formula="of:=[.G123]-[.$B123]" office:value-type="float" office:value="0.236391305923462" calcext:value-type="float">
            <text:p>0.2363913059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46465.57976" calcext:value-type="float">
            <text:p>1443146465.57976</text:p>
          </table:table-cell>
          <table:table-cell office:value-type="float" office:value="4320" calcext:value-type="float">
            <text:p>4320</text:p>
          </table:table-cell>
          <table:table-cell table:formula="of:=[.B124]-[.$B$2]" office:value-type="float" office:value="5.579585313797" calcext:value-type="float">
            <text:p>5.5795853138</text:p>
          </table:table-cell>
          <table:table-cell table:formula="of:=[.C124]/([.D124]-[.D123])" office:value-type="float" office:value="104653.501446831" calcext:value-type="float">
            <text:p>104653.501446831</text:p>
          </table:table-cell>
          <table:table-cell/>
          <table:table-cell office:value-type="float" office:value="1443146465.81614" calcext:value-type="float">
            <text:p>1443146465.81614</text:p>
          </table:table-cell>
          <table:table-cell table:formula="of:=[.G124]-[.$B$2]" office:value-type="float" office:value="5.8159646987915" calcext:value-type="float">
            <text:p>5.8159646988</text:p>
          </table:table-cell>
          <table:table-cell table:formula="of:=[.C124]/([.H124]-[.H123])" office:value-type="float" office:value="104683.732920439" calcext:value-type="float">
            <text:p>104683.732920439</text:p>
          </table:table-cell>
          <table:table-cell table:formula="of:=[.G124]-[.$B124]" office:value-type="float" office:value="0.236379384994507" calcext:value-type="float">
            <text:p>0.23637938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46465.62103" calcext:value-type="float">
            <text:p>1443146465.62103</text:p>
          </table:table-cell>
          <table:table-cell office:value-type="float" office:value="4320" calcext:value-type="float">
            <text:p>4320</text:p>
          </table:table-cell>
          <table:table-cell table:formula="of:=[.B125]-[.$B$2]" office:value-type="float" office:value="5.62085723876953" calcext:value-type="float">
            <text:p>5.6208572388</text:p>
          </table:table-cell>
          <table:table-cell table:formula="of:=[.C125]/([.D125]-[.D124])" office:value-type="float" office:value="104671.638235311" calcext:value-type="float">
            <text:p>104671.638235311</text:p>
          </table:table-cell>
          <table:table-cell/>
          <table:table-cell office:value-type="float" office:value="1443146465.8575" calcext:value-type="float">
            <text:p>1443146465.8575</text:p>
          </table:table-cell>
          <table:table-cell table:formula="of:=[.G125]-[.$B$2]" office:value-type="float" office:value="5.85732460021973" calcext:value-type="float">
            <text:p>5.8573246002</text:p>
          </table:table-cell>
          <table:table-cell table:formula="of:=[.C125]/([.H125]-[.H124])" office:value-type="float" office:value="104448.991676082" calcext:value-type="float">
            <text:p>104448.991676082</text:p>
          </table:table-cell>
          <table:table-cell table:formula="of:=[.G125]-[.$B125]" office:value-type="float" office:value="0.236467361450195" calcext:value-type="float">
            <text:p>0.236467361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46465.66232" calcext:value-type="float">
            <text:p>1443146465.66232</text:p>
          </table:table-cell>
          <table:table-cell office:value-type="float" office:value="4320" calcext:value-type="float">
            <text:p>4320</text:p>
          </table:table-cell>
          <table:table-cell table:formula="of:=[.B126]-[.$B$2]" office:value-type="float" office:value="5.6621470451355" calcext:value-type="float">
            <text:p>5.6621470451</text:p>
          </table:table-cell>
          <table:table-cell table:formula="of:=[.C126]/([.D126]-[.D125])" office:value-type="float" office:value="104626.308045871" calcext:value-type="float">
            <text:p>104626.308045871</text:p>
          </table:table-cell>
          <table:table-cell/>
          <table:table-cell office:value-type="float" office:value="1443146465.89878" calcext:value-type="float">
            <text:p>1443146465.89878</text:p>
          </table:table-cell>
          <table:table-cell table:formula="of:=[.G126]-[.$B$2]" office:value-type="float" office:value="5.89860463142395" calcext:value-type="float">
            <text:p>5.8986046314</text:p>
          </table:table-cell>
          <table:table-cell table:formula="of:=[.C126]/([.H126]-[.H125])" office:value-type="float" office:value="104651.083683241" calcext:value-type="float">
            <text:p>104651.083683241</text:p>
          </table:table-cell>
          <table:table-cell table:formula="of:=[.G126]-[.$B126]" office:value-type="float" office:value="0.236457586288452" calcext:value-type="float">
            <text:p>0.236457586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46465.70359" calcext:value-type="float">
            <text:p>1443146465.70359</text:p>
          </table:table-cell>
          <table:table-cell office:value-type="float" office:value="4320" calcext:value-type="float">
            <text:p>4320</text:p>
          </table:table-cell>
          <table:table-cell table:formula="of:=[.B127]-[.$B$2]" office:value-type="float" office:value="5.70341897010803" calcext:value-type="float">
            <text:p>5.7034189701</text:p>
          </table:table-cell>
          <table:table-cell table:formula="of:=[.C127]/([.D127]-[.D126])" office:value-type="float" office:value="104671.638235311" calcext:value-type="float">
            <text:p>104671.638235311</text:p>
          </table:table-cell>
          <table:table-cell/>
          <table:table-cell office:value-type="float" office:value="1443146465.94003" calcext:value-type="float">
            <text:p>1443146465.94003</text:p>
          </table:table-cell>
          <table:table-cell table:formula="of:=[.G127]-[.$B$2]" office:value-type="float" office:value="5.93985414505005" calcext:value-type="float">
            <text:p>5.9398541451</text:p>
          </table:table-cell>
          <table:table-cell table:formula="of:=[.C127]/([.H127]-[.H126])" office:value-type="float" office:value="104728.507568795" calcext:value-type="float">
            <text:p>104728.507568795</text:p>
          </table:table-cell>
          <table:table-cell table:formula="of:=[.G127]-[.$B127]" office:value-type="float" office:value="0.236435174942017" calcext:value-type="float">
            <text:p>0.2364351749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46465.74488" calcext:value-type="float">
            <text:p>1443146465.74488</text:p>
          </table:table-cell>
          <table:table-cell office:value-type="float" office:value="4320" calcext:value-type="float">
            <text:p>4320</text:p>
          </table:table-cell>
          <table:table-cell table:formula="of:=[.B128]-[.$B$2]" office:value-type="float" office:value="5.74470353126526" calcext:value-type="float">
            <text:p>5.7447035313</text:p>
          </table:table-cell>
          <table:table-cell table:formula="of:=[.C128]/([.D128]-[.D127])" office:value-type="float" office:value="104639.600831601" calcext:value-type="float">
            <text:p>104639.600831601</text:p>
          </table:table-cell>
          <table:table-cell/>
          <table:table-cell office:value-type="float" office:value="1443146465.98136" calcext:value-type="float">
            <text:p>1443146465.98136</text:p>
          </table:table-cell>
          <table:table-cell table:formula="of:=[.G128]-[.$B$2]" office:value-type="float" office:value="5.98118281364441" calcext:value-type="float">
            <text:p>5.9811828136</text:p>
          </table:table-cell>
          <table:table-cell table:formula="of:=[.C128]/([.H128]-[.H127])" office:value-type="float" office:value="104527.925697309" calcext:value-type="float">
            <text:p>104527.925697309</text:p>
          </table:table-cell>
          <table:table-cell table:formula="of:=[.G128]-[.$B128]" office:value-type="float" office:value="0.23647928237915" calcext:value-type="float">
            <text:p>0.236479282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46465.78616" calcext:value-type="float">
            <text:p>1443146465.78616</text:p>
          </table:table-cell>
          <table:table-cell office:value-type="float" office:value="4320" calcext:value-type="float">
            <text:p>4320</text:p>
          </table:table-cell>
          <table:table-cell table:formula="of:=[.B129]-[.$B$2]" office:value-type="float" office:value="5.78598570823669" calcext:value-type="float">
            <text:p>5.7859857082</text:p>
          </table:table-cell>
          <table:table-cell table:formula="of:=[.C129]/([.D129]-[.D128])" office:value-type="float" office:value="104645.644123592" calcext:value-type="float">
            <text:p>104645.644123592</text:p>
          </table:table-cell>
          <table:table-cell/>
          <table:table-cell office:value-type="float" office:value="1443146466.02256" calcext:value-type="float">
            <text:p>1443146466.02256</text:p>
          </table:table-cell>
          <table:table-cell table:formula="of:=[.G129]-[.$B$2]" office:value-type="float" office:value="6.02238392829895" calcext:value-type="float">
            <text:p>6.0223839283</text:p>
          </table:table-cell>
          <table:table-cell table:formula="of:=[.C129]/([.H129]-[.H128])" office:value-type="float" office:value="104851.532202998" calcext:value-type="float">
            <text:p>104851.532202998</text:p>
          </table:table-cell>
          <table:table-cell table:formula="of:=[.G129]-[.$B129]" office:value-type="float" office:value="0.236398220062256" calcext:value-type="float">
            <text:p>0.236398220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46465.82746" calcext:value-type="float">
            <text:p>1443146465.82746</text:p>
          </table:table-cell>
          <table:table-cell office:value-type="float" office:value="4320" calcext:value-type="float">
            <text:p>4320</text:p>
          </table:table-cell>
          <table:table-cell table:formula="of:=[.B130]-[.$B$2]" office:value-type="float" office:value="5.82728886604309" calcext:value-type="float">
            <text:p>5.827288866</text:p>
          </table:table-cell>
          <table:table-cell table:formula="of:=[.C130]/([.D130]-[.D129])" office:value-type="float" office:value="104592.487098674" calcext:value-type="float">
            <text:p>104592.487098674</text:p>
          </table:table-cell>
          <table:table-cell/>
          <table:table-cell office:value-type="float" office:value="1443146466.06392" calcext:value-type="float">
            <text:p>1443146466.06392</text:p>
          </table:table-cell>
          <table:table-cell table:formula="of:=[.G130]-[.$B$2]" office:value-type="float" office:value="6.06374716758728" calcext:value-type="float">
            <text:p>6.0637471676</text:p>
          </table:table-cell>
          <table:table-cell table:formula="of:=[.C130]/([.H130]-[.H129])" office:value-type="float" office:value="104440.563029569" calcext:value-type="float">
            <text:p>104440.563029569</text:p>
          </table:table-cell>
          <table:table-cell table:formula="of:=[.G130]-[.$B130]" office:value-type="float" office:value="0.236458301544189" calcext:value-type="float">
            <text:p>0.236458301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46465.86875" calcext:value-type="float">
            <text:p>1443146465.86875</text:p>
          </table:table-cell>
          <table:table-cell office:value-type="float" office:value="4320" calcext:value-type="float">
            <text:p>4320</text:p>
          </table:table-cell>
          <table:table-cell table:formula="of:=[.B131]-[.$B$2]" office:value-type="float" office:value="5.86857914924622" calcext:value-type="float">
            <text:p>5.8685791492</text:p>
          </table:table-cell>
          <table:table-cell table:formula="of:=[.C131]/([.D131]-[.D130])" office:value-type="float" office:value="104625.099778271" calcext:value-type="float">
            <text:p>104625.099778271</text:p>
          </table:table-cell>
          <table:table-cell/>
          <table:table-cell office:value-type="float" office:value="1443146466.10521" calcext:value-type="float">
            <text:p>1443146466.10521</text:p>
          </table:table-cell>
          <table:table-cell table:formula="of:=[.G131]-[.$B$2]" office:value-type="float" office:value="6.10503697395325" calcext:value-type="float">
            <text:p>6.105036974</text:p>
          </table:table-cell>
          <table:table-cell table:formula="of:=[.C131]/([.H131]-[.H130])" office:value-type="float" office:value="104626.308045871" calcext:value-type="float">
            <text:p>104626.308045871</text:p>
          </table:table-cell>
          <table:table-cell table:formula="of:=[.G131]-[.$B131]" office:value-type="float" office:value="0.236457824707031" calcext:value-type="float">
            <text:p>0.236457824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46465.91003" calcext:value-type="float">
            <text:p>1443146465.91003</text:p>
          </table:table-cell>
          <table:table-cell office:value-type="float" office:value="4320" calcext:value-type="float">
            <text:p>4320</text:p>
          </table:table-cell>
          <table:table-cell table:formula="of:=[.B132]-[.$B$2]" office:value-type="float" office:value="5.9098596572876" calcext:value-type="float">
            <text:p>5.9098596573</text:p>
          </table:table-cell>
          <table:table-cell table:formula="of:=[.C132]/([.D132]-[.D131])" office:value-type="float" office:value="104649.874843338" calcext:value-type="float">
            <text:p>104649.874843338</text:p>
          </table:table-cell>
          <table:table-cell/>
          <table:table-cell office:value-type="float" office:value="1443146466.11735" calcext:value-type="float">
            <text:p>1443146466.11735</text:p>
          </table:table-cell>
          <table:table-cell table:formula="of:=[.G132]-[.$B$2]" office:value-type="float" office:value="6.11717987060547" calcext:value-type="float">
            <text:p>6.1171798706</text:p>
          </table:table-cell>
          <table:table-cell table:formula="of:=[.C132]/([.H132]-[.H131])" office:value-type="float" office:value="355763.548330094" calcext:value-type="float">
            <text:p>355763.548330094</text:p>
          </table:table-cell>
          <table:table-cell table:formula="of:=[.G132]-[.$B132]" office:value-type="float" office:value="0.207320213317871" calcext:value-type="float">
            <text:p>0.2073202133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46465.95132" calcext:value-type="float">
            <text:p>1443146465.95132</text:p>
          </table:table-cell>
          <table:table-cell office:value-type="float" office:value="4320" calcext:value-type="float">
            <text:p>4320</text:p>
          </table:table-cell>
          <table:table-cell table:formula="of:=[.B133]-[.$B$2]" office:value-type="float" office:value="5.95114469528198" calcext:value-type="float">
            <text:p>5.9511446953</text:p>
          </table:table-cell>
          <table:table-cell table:formula="of:=[.C133]/([.D133]-[.D132])" office:value-type="float" office:value="104638.392256962" calcext:value-type="float">
            <text:p>104638.392256962</text:p>
          </table:table-cell>
          <table:table-cell/>
          <table:table-cell office:value-type="float" office:value="1443146466.18782" calcext:value-type="float">
            <text:p>1443146466.18782</text:p>
          </table:table-cell>
          <table:table-cell table:formula="of:=[.G133]-[.$B$2]" office:value-type="float" office:value="6.18764519691467" calcext:value-type="float">
            <text:p>6.1876451969</text:p>
          </table:table-cell>
          <table:table-cell table:formula="of:=[.C133]/([.H133]-[.H132])" office:value-type="float" office:value="61306.7479606027" calcext:value-type="float">
            <text:p>61306.7479606027</text:p>
          </table:table-cell>
          <table:table-cell table:formula="of:=[.G133]-[.$B133]" office:value-type="float" office:value="0.23650050163269" calcext:value-type="float">
            <text:p>0.236500501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46465.99261" calcext:value-type="float">
            <text:p>1443146465.99261</text:p>
          </table:table-cell>
          <table:table-cell office:value-type="float" office:value="4320" calcext:value-type="float">
            <text:p>4320</text:p>
          </table:table-cell>
          <table:table-cell table:formula="of:=[.B134]-[.$B$2]" office:value-type="float" office:value="5.99243712425232" calcext:value-type="float">
            <text:p>5.9924371243</text:p>
          </table:table-cell>
          <table:table-cell table:formula="of:=[.C134]/([.D134]-[.D133])" office:value-type="float" office:value="104619.662919402" calcext:value-type="float">
            <text:p>104619.662919402</text:p>
          </table:table-cell>
          <table:table-cell/>
          <table:table-cell office:value-type="float" office:value="1443146466.22751" calcext:value-type="float">
            <text:p>1443146466.22751</text:p>
          </table:table-cell>
          <table:table-cell table:formula="of:=[.G134]-[.$B$2]" office:value-type="float" office:value="6.22734093666077" calcext:value-type="float">
            <text:p>6.2273409367</text:p>
          </table:table-cell>
          <table:table-cell table:formula="of:=[.C134]/([.H134]-[.H133])" office:value-type="float" office:value="108827.799346531" calcext:value-type="float">
            <text:p>108827.799346531</text:p>
          </table:table-cell>
          <table:table-cell table:formula="of:=[.G134]-[.$B134]" office:value-type="float" office:value="0.234903812408447" calcext:value-type="float">
            <text:p>0.234903812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46466.03237" calcext:value-type="float">
            <text:p>1443146466.03237</text:p>
          </table:table-cell>
          <table:table-cell office:value-type="float" office:value="4320" calcext:value-type="float">
            <text:p>4320</text:p>
          </table:table-cell>
          <table:table-cell table:formula="of:=[.B135]-[.$B$2]" office:value-type="float" office:value="6.03219556808472" calcext:value-type="float">
            <text:p>6.0321955681</text:p>
          </table:table-cell>
          <table:table-cell table:formula="of:=[.C135]/([.D135]-[.D134])" office:value-type="float" office:value="108656.164165053" calcext:value-type="float">
            <text:p>108656.164165053</text:p>
          </table:table-cell>
          <table:table-cell/>
          <table:table-cell office:value-type="float" office:value="1443146466.26691" calcext:value-type="float">
            <text:p>1443146466.26691</text:p>
          </table:table-cell>
          <table:table-cell table:formula="of:=[.G135]-[.$B$2]" office:value-type="float" office:value="6.26673316955566" calcext:value-type="float">
            <text:p>6.2667331696</text:p>
          </table:table-cell>
          <table:table-cell table:formula="of:=[.C135]/([.H135]-[.H134])" office:value-type="float" office:value="109666.289075976" calcext:value-type="float">
            <text:p>109666.289075976</text:p>
          </table:table-cell>
          <table:table-cell table:formula="of:=[.G135]-[.$B135]" office:value-type="float" office:value="0.234537601470947" calcext:value-type="float">
            <text:p>0.234537601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46466.07179" calcext:value-type="float">
            <text:p>1443146466.07179</text:p>
          </table:table-cell>
          <table:table-cell office:value-type="float" office:value="4320" calcext:value-type="float">
            <text:p>4320</text:p>
          </table:table-cell>
          <table:table-cell table:formula="of:=[.B136]-[.$B$2]" office:value-type="float" office:value="6.0716118812561" calcext:value-type="float">
            <text:p>6.0716118813</text:p>
          </table:table-cell>
          <table:table-cell table:formula="of:=[.C136]/([.D136]-[.D135])" office:value-type="float" office:value="109599.291572911" calcext:value-type="float">
            <text:p>109599.291572911</text:p>
          </table:table-cell>
          <table:table-cell/>
          <table:table-cell office:value-type="float" office:value="1443146466.30641" calcext:value-type="float">
            <text:p>1443146466.30641</text:p>
          </table:table-cell>
          <table:table-cell table:formula="of:=[.G136]-[.$B$2]" office:value-type="float" office:value="6.30623745918274" calcext:value-type="float">
            <text:p>6.3062374592</text:p>
          </table:table-cell>
          <table:table-cell table:formula="of:=[.C136]/([.H136]-[.H135])" office:value-type="float" office:value="109355.212833373" calcext:value-type="float">
            <text:p>109355.212833373</text:p>
          </table:table-cell>
          <table:table-cell table:formula="of:=[.G136]-[.$B136]" office:value-type="float" office:value="0.234625577926636" calcext:value-type="float">
            <text:p>0.234625577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46466.1112" calcext:value-type="float">
            <text:p>1443146466.1112</text:p>
          </table:table-cell>
          <table:table-cell office:value-type="float" office:value="4320" calcext:value-type="float">
            <text:p>4320</text:p>
          </table:table-cell>
          <table:table-cell table:formula="of:=[.B137]-[.$B$2]" office:value-type="float" office:value="6.1110246181488" calcext:value-type="float">
            <text:p>6.1110246181</text:p>
          </table:table-cell>
          <table:table-cell table:formula="of:=[.C137]/([.D137]-[.D136])" office:value-type="float" office:value="109609.236520698" calcext:value-type="float">
            <text:p>109609.236520698</text:p>
          </table:table-cell>
          <table:table-cell/>
          <table:table-cell office:value-type="float" office:value="1443146466.34583" calcext:value-type="float">
            <text:p>1443146466.34583</text:p>
          </table:table-cell>
          <table:table-cell table:formula="of:=[.G137]-[.$B$2]" office:value-type="float" office:value="6.34565210342407" calcext:value-type="float">
            <text:p>6.3456521034</text:p>
          </table:table-cell>
          <table:table-cell table:formula="of:=[.C137]/([.H137]-[.H136])" office:value-type="float" office:value="109603.932323959" calcext:value-type="float">
            <text:p>109603.932323959</text:p>
          </table:table-cell>
          <table:table-cell table:formula="of:=[.G137]-[.$B137]" office:value-type="float" office:value="0.234627485275269" calcext:value-type="float">
            <text:p>0.234627485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46466.15061" calcext:value-type="float">
            <text:p>1443146466.15061</text:p>
          </table:table-cell>
          <table:table-cell office:value-type="float" office:value="4320" calcext:value-type="float">
            <text:p>4320</text:p>
          </table:table-cell>
          <table:table-cell table:formula="of:=[.B138]-[.$B$2]" office:value-type="float" office:value="6.1504373550415" calcext:value-type="float">
            <text:p>6.150437355</text:p>
          </table:table-cell>
          <table:table-cell table:formula="of:=[.C138]/([.D138]-[.D137])" office:value-type="float" office:value="109609.236520698" calcext:value-type="float">
            <text:p>109609.236520698</text:p>
          </table:table-cell>
          <table:table-cell/>
          <table:table-cell office:value-type="float" office:value="1443146466.38529" calcext:value-type="float">
            <text:p>1443146466.38529</text:p>
          </table:table-cell>
          <table:table-cell table:formula="of:=[.G138]-[.$B$2]" office:value-type="float" office:value="6.38511610031128" calcext:value-type="float">
            <text:p>6.3851161003</text:p>
          </table:table-cell>
          <table:table-cell table:formula="of:=[.C138]/([.H138]-[.H137])" office:value-type="float" office:value="109466.864503033" calcext:value-type="float">
            <text:p>109466.864503033</text:p>
          </table:table-cell>
          <table:table-cell table:formula="of:=[.G138]-[.$B138]" office:value-type="float" office:value="0.234678745269775" calcext:value-type="float">
            <text:p>0.234678745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46466.19003" calcext:value-type="float">
            <text:p>1443146466.19003</text:p>
          </table:table-cell>
          <table:table-cell office:value-type="float" office:value="4320" calcext:value-type="float">
            <text:p>4320</text:p>
          </table:table-cell>
          <table:table-cell table:formula="of:=[.B139]-[.$B$2]" office:value-type="float" office:value="6.18985247612" calcext:value-type="float">
            <text:p>6.1898524761</text:p>
          </table:table-cell>
          <table:table-cell table:formula="of:=[.C139]/([.D139]-[.D138])" office:value-type="float" office:value="109602.606354986" calcext:value-type="float">
            <text:p>109602.606354986</text:p>
          </table:table-cell>
          <table:table-cell/>
          <table:table-cell office:value-type="float" office:value="1443146466.42476" calcext:value-type="float">
            <text:p>1443146466.42476</text:p>
          </table:table-cell>
          <table:table-cell table:formula="of:=[.G139]-[.$B$2]" office:value-type="float" office:value="6.42458343505859" calcext:value-type="float">
            <text:p>6.4245834351</text:p>
          </table:table-cell>
          <table:table-cell table:formula="of:=[.C139]/([.H139]-[.H138])" office:value-type="float" office:value="109457.60659184" calcext:value-type="float">
            <text:p>109457.60659184</text:p>
          </table:table-cell>
          <table:table-cell table:formula="of:=[.G139]-[.$B139]" office:value-type="float" office:value="0.234730958938599" calcext:value-type="float">
            <text:p>0.2347309589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46466.22944" calcext:value-type="float">
            <text:p>1443146466.22944</text:p>
          </table:table-cell>
          <table:table-cell office:value-type="float" office:value="4320" calcext:value-type="float">
            <text:p>4320</text:p>
          </table:table-cell>
          <table:table-cell table:formula="of:=[.B140]-[.$B$2]" office:value-type="float" office:value="6.2292697429657" calcext:value-type="float">
            <text:p>6.229269743</text:p>
          </table:table-cell>
          <table:table-cell table:formula="of:=[.C140]/([.D140]-[.D139])" office:value-type="float" office:value="109596.639891609" calcext:value-type="float">
            <text:p>109596.639891609</text:p>
          </table:table-cell>
          <table:table-cell/>
          <table:table-cell office:value-type="float" office:value="1443146466.46412" calcext:value-type="float">
            <text:p>1443146466.46412</text:p>
          </table:table-cell>
          <table:table-cell table:formula="of:=[.G140]-[.$B$2]" office:value-type="float" office:value="6.46394968032837" calcext:value-type="float">
            <text:p>6.4639496803</text:p>
          </table:table-cell>
          <table:table-cell table:formula="of:=[.C140]/([.H140]-[.H139])" office:value-type="float" office:value="109738.685271994" calcext:value-type="float">
            <text:p>109738.685271994</text:p>
          </table:table-cell>
          <table:table-cell table:formula="of:=[.G140]-[.$B140]" office:value-type="float" office:value="0.234679937362671" calcext:value-type="float">
            <text:p>0.234679937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46466.26886" calcext:value-type="float">
            <text:p>1443146466.26886</text:p>
          </table:table-cell>
          <table:table-cell office:value-type="float" office:value="4320" calcext:value-type="float">
            <text:p>4320</text:p>
          </table:table-cell>
          <table:table-cell table:formula="of:=[.B141]-[.$B$2]" office:value-type="float" office:value="6.26868367195129" calcext:value-type="float">
            <text:p>6.268683672</text:p>
          </table:table-cell>
          <table:table-cell table:formula="of:=[.C141]/([.D141]-[.D140])" office:value-type="float" office:value="109605.921337576" calcext:value-type="float">
            <text:p>109605.921337576</text:p>
          </table:table-cell>
          <table:table-cell/>
          <table:table-cell office:value-type="float" office:value="1443146466.50362" calcext:value-type="float">
            <text:p>1443146466.50362</text:p>
          </table:table-cell>
          <table:table-cell table:formula="of:=[.G141]-[.$B$2]" office:value-type="float" office:value="6.50344848632813" calcext:value-type="float">
            <text:p>6.5034484863</text:p>
          </table:table-cell>
          <table:table-cell table:formula="of:=[.C141]/([.H141]-[.H140])" office:value-type="float" office:value="109370.394639947" calcext:value-type="float">
            <text:p>109370.394639947</text:p>
          </table:table-cell>
          <table:table-cell table:formula="of:=[.G141]-[.$B141]" office:value-type="float" office:value="0.234764814376831" calcext:value-type="float">
            <text:p>0.234764814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46466.30832" calcext:value-type="float">
            <text:p>1443146466.30832</text:p>
          </table:table-cell>
          <table:table-cell office:value-type="float" office:value="4320" calcext:value-type="float">
            <text:p>4320</text:p>
          </table:table-cell>
          <table:table-cell table:formula="of:=[.B142]-[.$B$2]" office:value-type="float" office:value="6.3081431388855" calcext:value-type="float">
            <text:p>6.3081431389</text:p>
          </table:table-cell>
          <table:table-cell table:formula="of:=[.C142]/([.D142]-[.D141])" office:value-type="float" office:value="109479.431316274" calcext:value-type="float">
            <text:p>109479.431316274</text:p>
          </table:table-cell>
          <table:table-cell/>
          <table:table-cell office:value-type="float" office:value="1443146466.543" calcext:value-type="float">
            <text:p>1443146466.543</text:p>
          </table:table-cell>
          <table:table-cell table:formula="of:=[.G142]-[.$B$2]" office:value-type="float" office:value="6.54282855987549" calcext:value-type="float">
            <text:p>6.5428285599</text:p>
          </table:table-cell>
          <table:table-cell table:formula="of:=[.C142]/([.H142]-[.H141])" office:value-type="float" office:value="109700.150630858" calcext:value-type="float">
            <text:p>109700.150630858</text:p>
          </table:table-cell>
          <table:table-cell table:formula="of:=[.G142]-[.$B142]" office:value-type="float" office:value="0.23468542098999" calcext:value-type="float">
            <text:p>0.23468542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46466.34773" calcext:value-type="float">
            <text:p>1443146466.34773</text:p>
          </table:table-cell>
          <table:table-cell office:value-type="float" office:value="4320" calcext:value-type="float">
            <text:p>4320</text:p>
          </table:table-cell>
          <table:table-cell table:formula="of:=[.B143]-[.$B$2]" office:value-type="float" office:value="6.34755992889404" calcext:value-type="float">
            <text:p>6.3475599289</text:p>
          </table:table-cell>
          <table:table-cell table:formula="of:=[.C143]/([.D143]-[.D142])" office:value-type="float" office:value="109597.965716221" calcext:value-type="float">
            <text:p>109597.965716221</text:p>
          </table:table-cell>
          <table:table-cell/>
          <table:table-cell office:value-type="float" office:value="1443146466.55514" calcext:value-type="float">
            <text:p>1443146466.55514</text:p>
          </table:table-cell>
          <table:table-cell table:formula="of:=[.G143]-[.$B$2]" office:value-type="float" office:value="6.55496883392334" calcext:value-type="float">
            <text:p>6.5549688339</text:p>
          </table:table-cell>
          <table:table-cell table:formula="of:=[.C143]/([.H143]-[.H142])" office:value-type="float" office:value="355840.402199529" calcext:value-type="float">
            <text:p>355840.402199529</text:p>
          </table:table-cell>
          <table:table-cell table:formula="of:=[.G143]-[.$B143]" office:value-type="float" office:value="0.207408905029297" calcext:value-type="float">
            <text:p>0.20740890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46466.38716" calcext:value-type="float">
            <text:p>1443146466.38716</text:p>
          </table:table-cell>
          <table:table-cell office:value-type="float" office:value="4320" calcext:value-type="float">
            <text:p>4320</text:p>
          </table:table-cell>
          <table:table-cell table:formula="of:=[.B144]-[.$B$2]" office:value-type="float" office:value="6.38698840141296" calcext:value-type="float">
            <text:p>6.3869884014</text:p>
          </table:table-cell>
          <table:table-cell table:formula="of:=[.C144]/([.D144]-[.D143])" office:value-type="float" office:value="109565.492244898" calcext:value-type="float">
            <text:p>109565.492244898</text:p>
          </table:table-cell>
          <table:table-cell/>
          <table:table-cell office:value-type="float" office:value="1443146466.62194" calcext:value-type="float">
            <text:p>1443146466.62194</text:p>
          </table:table-cell>
          <table:table-cell table:formula="of:=[.G144]-[.$B$2]" office:value-type="float" office:value="6.6217622756958" calcext:value-type="float">
            <text:p>6.6217622757</text:p>
          </table:table-cell>
          <table:table-cell table:formula="of:=[.C144]/([.H144]-[.H143])" office:value-type="float" office:value="64677.0084811103" calcext:value-type="float">
            <text:p>64677.0084811103</text:p>
          </table:table-cell>
          <table:table-cell table:formula="of:=[.G144]-[.$B144]" office:value-type="float" office:value="0.234773874282837" calcext:value-type="float">
            <text:p>0.234773874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46466.42657" calcext:value-type="float">
            <text:p>1443146466.42657</text:p>
          </table:table-cell>
          <table:table-cell office:value-type="float" office:value="4320" calcext:value-type="float">
            <text:p>4320</text:p>
          </table:table-cell>
          <table:table-cell table:formula="of:=[.B145]-[.$B$2]" office:value-type="float" office:value="6.42639541625977" calcext:value-type="float">
            <text:p>6.4263954163</text:p>
          </table:table-cell>
          <table:table-cell table:formula="of:=[.C145]/([.D145]-[.D144])" office:value-type="float" office:value="109625.152191669" calcext:value-type="float">
            <text:p>109625.152191669</text:p>
          </table:table-cell>
          <table:table-cell/>
          <table:table-cell office:value-type="float" office:value="1443146466.66128" calcext:value-type="float">
            <text:p>1443146466.66128</text:p>
          </table:table-cell>
          <table:table-cell table:formula="of:=[.G145]-[.$B$2]" office:value-type="float" office:value="6.66110420227051" calcext:value-type="float">
            <text:p>6.6611042023</text:p>
          </table:table-cell>
          <table:table-cell table:formula="of:=[.C145]/([.H145]-[.H144])" office:value-type="float" office:value="109806.518798633" calcext:value-type="float">
            <text:p>109806.518798633</text:p>
          </table:table-cell>
          <table:table-cell table:formula="of:=[.G145]-[.$B145]" office:value-type="float" office:value="0.234708786010742" calcext:value-type="float">
            <text:p>0.23470878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46466.46598" calcext:value-type="float">
            <text:p>1443146466.46598</text:p>
          </table:table-cell>
          <table:table-cell office:value-type="float" office:value="4320" calcext:value-type="float">
            <text:p>4320</text:p>
          </table:table-cell>
          <table:table-cell table:formula="of:=[.B146]-[.$B$2]" office:value-type="float" office:value="6.46580719947815" calcext:value-type="float">
            <text:p>6.4658071995</text:p>
          </table:table-cell>
          <table:table-cell table:formula="of:=[.C146]/([.D146]-[.D145])" office:value-type="float" office:value="109611.888811591" calcext:value-type="float">
            <text:p>109611.888811591</text:p>
          </table:table-cell>
          <table:table-cell/>
          <table:table-cell office:value-type="float" office:value="1443146466.70068" calcext:value-type="float">
            <text:p>1443146466.70068</text:p>
          </table:table-cell>
          <table:table-cell table:formula="of:=[.G146]-[.$B$2]" office:value-type="float" office:value="6.70050311088562" calcext:value-type="float">
            <text:p>6.7005031109</text:p>
          </table:table-cell>
          <table:table-cell table:formula="of:=[.C146]/([.H146]-[.H145])" office:value-type="float" office:value="109647.707305856" calcext:value-type="float">
            <text:p>109647.707305856</text:p>
          </table:table-cell>
          <table:table-cell table:formula="of:=[.G146]-[.$B146]" office:value-type="float" office:value="0.234695911407471" calcext:value-type="float">
            <text:p>0.234695911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46466.50539" calcext:value-type="float">
            <text:p>1443146466.50539</text:p>
          </table:table-cell>
          <table:table-cell office:value-type="float" office:value="4320" calcext:value-type="float">
            <text:p>4320</text:p>
          </table:table-cell>
          <table:table-cell table:formula="of:=[.B147]-[.$B$2]" office:value-type="float" office:value="6.50521969795227" calcext:value-type="float">
            <text:p>6.505219698</text:p>
          </table:table-cell>
          <table:table-cell table:formula="of:=[.C147]/([.D147]-[.D146])" office:value-type="float" office:value="109609.899581387" calcext:value-type="float">
            <text:p>109609.899581387</text:p>
          </table:table-cell>
          <table:table-cell/>
          <table:table-cell office:value-type="float" office:value="1443146466.74015" calcext:value-type="float">
            <text:p>1443146466.74015</text:p>
          </table:table-cell>
          <table:table-cell table:formula="of:=[.G147]-[.$B$2]" office:value-type="float" office:value="6.73997139930725" calcext:value-type="float">
            <text:p>6.7399713993</text:p>
          </table:table-cell>
          <table:table-cell table:formula="of:=[.C147]/([.H147]-[.H146])" office:value-type="float" office:value="109454.96176197" calcext:value-type="float">
            <text:p>109454.96176197</text:p>
          </table:table-cell>
          <table:table-cell table:formula="of:=[.G147]-[.$B147]" office:value-type="float" office:value="0.23475170135498" calcext:value-type="float">
            <text:p>0.2347517014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46466.54481" calcext:value-type="float">
            <text:p>1443146466.54481</text:p>
          </table:table-cell>
          <table:table-cell office:value-type="float" office:value="4320" calcext:value-type="float">
            <text:p>4320</text:p>
          </table:table-cell>
          <table:table-cell table:formula="of:=[.B148]-[.$B$2]" office:value-type="float" office:value="6.54463529586792" calcext:value-type="float">
            <text:p>6.5446352959</text:p>
          </table:table-cell>
          <table:table-cell table:formula="of:=[.C148]/([.D148]-[.D147])" office:value-type="float" office:value="109601.280418096" calcext:value-type="float">
            <text:p>109601.280418096</text:p>
          </table:table-cell>
          <table:table-cell/>
          <table:table-cell office:value-type="float" office:value="1443146466.77955" calcext:value-type="float">
            <text:p>1443146466.77955</text:p>
          </table:table-cell>
          <table:table-cell table:formula="of:=[.G148]-[.$B$2]" office:value-type="float" office:value="6.77937579154968" calcext:value-type="float">
            <text:p>6.7793757915</text:p>
          </table:table-cell>
          <table:table-cell table:formula="of:=[.C148]/([.H148]-[.H147])" office:value-type="float" office:value="109632.448418989" calcext:value-type="float">
            <text:p>109632.448418989</text:p>
          </table:table-cell>
          <table:table-cell table:formula="of:=[.G148]-[.$B148]" office:value-type="float" office:value="0.234740495681763" calcext:value-type="float">
            <text:p>0.2347404957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46466.58423" calcext:value-type="float">
            <text:p>1443146466.58423</text:p>
          </table:table-cell>
          <table:table-cell office:value-type="float" office:value="4320" calcext:value-type="float">
            <text:p>4320</text:p>
          </table:table-cell>
          <table:table-cell table:formula="of:=[.B149]-[.$B$2]" office:value-type="float" office:value="6.58405566215515" calcext:value-type="float">
            <text:p>6.5840556622</text:p>
          </table:table-cell>
          <table:table-cell table:formula="of:=[.C149]/([.D149]-[.D148])" office:value-type="float" office:value="109588.022813458" calcext:value-type="float">
            <text:p>109588.022813458</text:p>
          </table:table-cell>
          <table:table-cell/>
          <table:table-cell office:value-type="float" office:value="1443146466.81891" calcext:value-type="float">
            <text:p>1443146466.81891</text:p>
          </table:table-cell>
          <table:table-cell table:formula="of:=[.G149]-[.$B$2]" office:value-type="float" office:value="6.81873798370361" calcext:value-type="float">
            <text:p>6.8187379837</text:p>
          </table:table-cell>
          <table:table-cell table:formula="of:=[.C149]/([.H149]-[.H148])" office:value-type="float" office:value="109749.985039098" calcext:value-type="float">
            <text:p>109749.985039098</text:p>
          </table:table-cell>
          <table:table-cell table:formula="of:=[.G149]-[.$B149]" office:value-type="float" office:value="0.234682321548462" calcext:value-type="float">
            <text:p>0.234682321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46466.62364" calcext:value-type="float">
            <text:p>1443146466.62364</text:p>
          </table:table-cell>
          <table:table-cell office:value-type="float" office:value="4320" calcext:value-type="float">
            <text:p>4320</text:p>
          </table:table-cell>
          <table:table-cell table:formula="of:=[.B150]-[.$B$2]" office:value-type="float" office:value="6.62346982955933" calcext:value-type="float">
            <text:p>6.6234698296</text:p>
          </table:table-cell>
          <table:table-cell table:formula="of:=[.C150]/([.D150]-[.D149])" office:value-type="float" office:value="109605.258325016" calcext:value-type="float">
            <text:p>109605.258325016</text:p>
          </table:table-cell>
          <table:table-cell/>
          <table:table-cell office:value-type="float" office:value="1443146466.8584" calcext:value-type="float">
            <text:p>1443146466.8584</text:p>
          </table:table-cell>
          <table:table-cell table:formula="of:=[.G150]-[.$B$2]" office:value-type="float" office:value="6.85823082923889" calcext:value-type="float">
            <text:p>6.8582308292</text:p>
          </table:table-cell>
          <table:table-cell table:formula="of:=[.C150]/([.H150]-[.H149])" office:value-type="float" office:value="109386.901385493" calcext:value-type="float">
            <text:p>109386.901385493</text:p>
          </table:table-cell>
          <table:table-cell table:formula="of:=[.G150]-[.$B150]" office:value-type="float" office:value="0.234760999679565" calcext:value-type="float">
            <text:p>0.2347609997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46466.66306" calcext:value-type="float">
            <text:p>1443146466.66306</text:p>
          </table:table-cell>
          <table:table-cell office:value-type="float" office:value="4320" calcext:value-type="float">
            <text:p>4320</text:p>
          </table:table-cell>
          <table:table-cell table:formula="of:=[.B151]-[.$B$2]" office:value-type="float" office:value="6.66288995742798" calcext:value-type="float">
            <text:p>6.6628899574</text:p>
          </table:table-cell>
          <table:table-cell table:formula="of:=[.C151]/([.D151]-[.D150])" office:value-type="float" office:value="109588.685617515" calcext:value-type="float">
            <text:p>109588.685617515</text:p>
          </table:table-cell>
          <table:table-cell/>
          <table:table-cell office:value-type="float" office:value="1443146466.8978" calcext:value-type="float">
            <text:p>1443146466.8978</text:p>
          </table:table-cell>
          <table:table-cell table:formula="of:=[.G151]-[.$B$2]" office:value-type="float" office:value="6.89762759208679" calcext:value-type="float">
            <text:p>6.8976275921</text:p>
          </table:table-cell>
          <table:table-cell table:formula="of:=[.C151]/([.H151]-[.H150])" office:value-type="float" office:value="109653.679330921" calcext:value-type="float">
            <text:p>109653.679330921</text:p>
          </table:table-cell>
          <table:table-cell table:formula="of:=[.G151]-[.$B151]" office:value-type="float" office:value="0.234737634658813" calcext:value-type="float">
            <text:p>0.234737634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46466.70248" calcext:value-type="float">
            <text:p>1443146466.70248</text:p>
          </table:table-cell>
          <table:table-cell office:value-type="float" office:value="4320" calcext:value-type="float">
            <text:p>4320</text:p>
          </table:table-cell>
          <table:table-cell table:formula="of:=[.B152]-[.$B$2]" office:value-type="float" office:value="6.70230174064636" calcext:value-type="float">
            <text:p>6.7023017406</text:p>
          </table:table-cell>
          <table:table-cell table:formula="of:=[.C152]/([.D152]-[.D151])" office:value-type="float" office:value="109611.888811591" calcext:value-type="float">
            <text:p>109611.888811591</text:p>
          </table:table-cell>
          <table:table-cell/>
          <table:table-cell office:value-type="float" office:value="1443146466.93715" calcext:value-type="float">
            <text:p>1443146466.93715</text:p>
          </table:table-cell>
          <table:table-cell table:formula="of:=[.G152]-[.$B$2]" office:value-type="float" office:value="6.93697905540466" calcext:value-type="float">
            <text:p>6.9369790554</text:p>
          </table:table-cell>
          <table:table-cell table:formula="of:=[.C152]/([.H152]-[.H151])" office:value-type="float" office:value="109779.907423115" calcext:value-type="float">
            <text:p>109779.907423115</text:p>
          </table:table-cell>
          <table:table-cell table:formula="of:=[.G152]-[.$B152]" office:value-type="float" office:value="0.234677314758301" calcext:value-type="float">
            <text:p>0.234677314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46466.74189" calcext:value-type="float">
            <text:p>1443146466.74189</text:p>
          </table:table-cell>
          <table:table-cell office:value-type="float" office:value="4320" calcext:value-type="float">
            <text:p>4320</text:p>
          </table:table-cell>
          <table:table-cell table:formula="of:=[.B153]-[.$B$2]" office:value-type="float" office:value="6.74171996116638" calcext:value-type="float">
            <text:p>6.7417199612</text:p>
          </table:table-cell>
          <table:table-cell table:formula="of:=[.C153]/([.D153]-[.D152])" office:value-type="float" office:value="109593.988338616" calcext:value-type="float">
            <text:p>109593.988338616</text:p>
          </table:table-cell>
          <table:table-cell/>
          <table:table-cell office:value-type="float" office:value="1443146466.97662" calcext:value-type="float">
            <text:p>1443146466.97662</text:p>
          </table:table-cell>
          <table:table-cell table:formula="of:=[.G153]-[.$B$2]" office:value-type="float" office:value="6.97645092010498" calcext:value-type="float">
            <text:p>6.9764509201</text:p>
          </table:table-cell>
          <table:table-cell table:formula="of:=[.C153]/([.H153]-[.H152])" office:value-type="float" office:value="109445.0447882" calcext:value-type="float">
            <text:p>109445.0447882</text:p>
          </table:table-cell>
          <table:table-cell table:formula="of:=[.G153]-[.$B153]" office:value-type="float" office:value="0.234730958938599" calcext:value-type="float">
            <text:p>0.2347309589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46466.78131" calcext:value-type="float">
            <text:p>1443146466.78131</text:p>
          </table:table-cell>
          <table:table-cell office:value-type="float" office:value="4320" calcext:value-type="float">
            <text:p>4320</text:p>
          </table:table-cell>
          <table:table-cell table:formula="of:=[.B154]-[.$B$2]" office:value-type="float" office:value="6.78113484382629" calcext:value-type="float">
            <text:p>6.7811348438</text:p>
          </table:table-cell>
          <table:table-cell table:formula="of:=[.C154]/([.D154]-[.D153])" office:value-type="float" office:value="109603.269335463" calcext:value-type="float">
            <text:p>109603.269335463</text:p>
          </table:table-cell>
          <table:table-cell/>
          <table:table-cell office:value-type="float" office:value="1443146467.0161" calcext:value-type="float">
            <text:p>1443146467.0161</text:p>
          </table:table-cell>
          <table:table-cell table:formula="of:=[.G154]-[.$B$2]" office:value-type="float" office:value="7.01592588424683" calcext:value-type="float">
            <text:p>7.0159258842</text:p>
          </table:table-cell>
          <table:table-cell table:formula="of:=[.C154]/([.H154]-[.H153])" office:value-type="float" office:value="109436.451531074" calcext:value-type="float">
            <text:p>109436.451531074</text:p>
          </table:table-cell>
          <table:table-cell table:formula="of:=[.G154]-[.$B154]" office:value-type="float" office:value="0.234791040420532" calcext:value-type="float">
            <text:p>0.234791040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46466.82077" calcext:value-type="float">
            <text:p>1443146466.82077</text:p>
          </table:table-cell>
          <table:table-cell office:value-type="float" office:value="4320" calcext:value-type="float">
            <text:p>4320</text:p>
          </table:table-cell>
          <table:table-cell table:formula="of:=[.B155]-[.$B$2]" office:value-type="float" office:value="6.82059764862061" calcext:value-type="float">
            <text:p>6.8205976486</text:p>
          </table:table-cell>
          <table:table-cell table:formula="of:=[.C155]/([.D155]-[.D154])" office:value-type="float" office:value="109470.17127943" calcext:value-type="float">
            <text:p>109470.17127943</text:p>
          </table:table-cell>
          <table:table-cell/>
          <table:table-cell office:value-type="float" office:value="1443146470.01819" calcext:value-type="float">
            <text:p>1443146470.01819</text:p>
          </table:table-cell>
          <table:table-cell table:formula="of:=[.G155]-[.$B$2]" office:value-type="float" office:value="10.0180113315582" calcext:value-type="float">
            <text:p>10.0180113316</text:p>
          </table:table-cell>
          <table:table-cell table:formula="of:=[.C155]/([.H155]-[.H154])" office:value-type="float" office:value="1438.99968066162" calcext:value-type="float">
            <text:p>1438.9996806616</text:p>
          </table:table-cell>
          <table:table-cell table:formula="of:=[.G155]-[.$B155]" office:value-type="float" office:value="3.19741368293762" calcext:value-type="float">
            <text:p>3.1974136829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46466.8602" calcext:value-type="float">
            <text:p>1443146466.8602</text:p>
          </table:table-cell>
          <table:table-cell office:value-type="float" office:value="4320" calcext:value-type="float">
            <text:p>4320</text:p>
          </table:table-cell>
          <table:table-cell table:formula="of:=[.B156]-[.$B$2]" office:value-type="float" office:value="6.86002612113953" calcext:value-type="float">
            <text:p>6.8600261211</text:p>
          </table:table-cell>
          <table:table-cell table:formula="of:=[.C156]/([.D156]-[.D155])" office:value-type="float" office:value="109565.492244898" calcext:value-type="float">
            <text:p>109565.492244898</text:p>
          </table:table-cell>
          <table:table-cell/>
          <table:table-cell office:value-type="float" office:value="1443146470.99259" calcext:value-type="float">
            <text:p>1443146470.99259</text:p>
          </table:table-cell>
          <table:table-cell table:formula="of:=[.G156]-[.$B$2]" office:value-type="float" office:value="10.9924154281616" calcext:value-type="float">
            <text:p>10.9924154282</text:p>
          </table:table-cell>
          <table:table-cell table:formula="of:=[.C156]/([.H156]-[.H155])" office:value-type="float" office:value="4433.47889757318" calcext:value-type="float">
            <text:p>4433.4788975732</text:p>
          </table:table-cell>
          <table:table-cell table:formula="of:=[.G156]-[.$B156]" office:value-type="float" office:value="4.1323893070221" calcext:value-type="float">
            <text:p>4.132389307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46466.89961" calcext:value-type="float">
            <text:p>1443146466.89961</text:p>
          </table:table-cell>
          <table:table-cell office:value-type="float" office:value="4320" calcext:value-type="float">
            <text:p>4320</text:p>
          </table:table-cell>
          <table:table-cell table:formula="of:=[.B157]-[.$B$2]" office:value-type="float" office:value="6.89943814277649" calcext:value-type="float">
            <text:p>6.8994381428</text:p>
          </table:table-cell>
          <table:table-cell table:formula="of:=[.C157]/([.D157]-[.D156])" office:value-type="float" office:value="109611.225726834" calcext:value-type="float">
            <text:p>109611.225726834</text:p>
          </table:table-cell>
          <table:table-cell/>
          <table:table-cell office:value-type="float" office:value="1443146471.01038" calcext:value-type="float">
            <text:p>1443146471.01038</text:p>
          </table:table-cell>
          <table:table-cell table:formula="of:=[.G157]-[.$B$2]" office:value-type="float" office:value="11.0102055072784" calcext:value-type="float">
            <text:p>11.0102055073</text:p>
          </table:table-cell>
          <table:table-cell table:formula="of:=[.C157]/([.H157]-[.H156])" office:value-type="float" office:value="242831.972338743" calcext:value-type="float">
            <text:p>242831.972338743</text:p>
          </table:table-cell>
          <table:table-cell table:formula="of:=[.G157]-[.$B157]" office:value-type="float" office:value="4.11076736450195" calcext:value-type="float">
            <text:p>4.110767364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46466.93902" calcext:value-type="float">
            <text:p>1443146466.93902</text:p>
          </table:table-cell>
          <table:table-cell office:value-type="float" office:value="4320" calcext:value-type="float">
            <text:p>4320</text:p>
          </table:table-cell>
          <table:table-cell table:formula="of:=[.B158]-[.$B$2]" office:value-type="float" office:value="6.93884992599487" calcext:value-type="float">
            <text:p>6.938849926</text:p>
          </table:table-cell>
          <table:table-cell table:formula="of:=[.C158]/([.D158]-[.D157])" office:value-type="float" office:value="109611.888811591" calcext:value-type="float">
            <text:p>109611.888811591</text:p>
          </table:table-cell>
          <table:table-cell/>
          <table:table-cell office:value-type="float" office:value="1443146471.02794" calcext:value-type="float">
            <text:p>1443146471.02794</text:p>
          </table:table-cell>
          <table:table-cell table:formula="of:=[.G158]-[.$B$2]" office:value-type="float" office:value="11.0277700424194" calcext:value-type="float">
            <text:p>11.0277700424</text:p>
          </table:table-cell>
          <table:table-cell table:formula="of:=[.C158]/([.H158]-[.H157])" office:value-type="float" office:value="245950.147004927" calcext:value-type="float">
            <text:p>245950.147004927</text:p>
          </table:table-cell>
          <table:table-cell table:formula="of:=[.G158]-[.$B158]" office:value-type="float" office:value="4.08892011642456" calcext:value-type="float">
            <text:p>4.088920116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46466.97843" calcext:value-type="float">
            <text:p>1443146466.97843</text:p>
          </table:table-cell>
          <table:table-cell office:value-type="float" office:value="4320" calcext:value-type="float">
            <text:p>4320</text:p>
          </table:table-cell>
          <table:table-cell table:formula="of:=[.B159]-[.$B$2]" office:value-type="float" office:value="6.9782600402832" calcext:value-type="float">
            <text:p>6.9782600403</text:p>
          </table:table-cell>
          <table:table-cell table:formula="of:=[.C159]/([.D159]-[.D158])" office:value-type="float" office:value="109616.53062953" calcext:value-type="float">
            <text:p>109616.53062953</text:p>
          </table:table-cell>
          <table:table-cell/>
          <table:table-cell office:value-type="float" office:value="1443146471.04548" calcext:value-type="float">
            <text:p>1443146471.04548</text:p>
          </table:table-cell>
          <table:table-cell table:formula="of:=[.G159]-[.$B$2]" office:value-type="float" office:value="11.0453026294708" calcext:value-type="float">
            <text:p>11.0453026295</text:p>
          </table:table-cell>
          <table:table-cell table:formula="of:=[.C159]/([.H159]-[.H158])" office:value-type="float" office:value="246398.320301345" calcext:value-type="float">
            <text:p>246398.320301345</text:p>
          </table:table-cell>
          <table:table-cell table:formula="of:=[.G159]-[.$B159]" office:value-type="float" office:value="4.06704258918762" calcext:value-type="float">
            <text:p>4.0670425892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46480.0245" calcext:value-type="float">
            <text:p>1443146480.0245</text:p>
          </table:table-cell>
          <table:table-cell office:value-type="float" office:value="4320" calcext:value-type="float">
            <text:p>4320</text:p>
          </table:table-cell>
          <table:table-cell table:formula="of:=[.B160]-[.$B$2]" office:value-type="float" office:value="20.024322271347" calcext:value-type="float">
            <text:p>20.0243222713</text:p>
          </table:table-cell>
          <table:table-cell table:formula="of:=[.C160]/([.D160]-[.D159])" office:value-type="float" office:value="331.134400824311" calcext:value-type="float">
            <text:p>331.1344008243</text:p>
          </table:table-cell>
          <table:table-cell/>
          <table:table-cell office:value-type="float" office:value="1443146480.22232" calcext:value-type="float">
            <text:p>1443146480.22232</text:p>
          </table:table-cell>
          <table:table-cell table:formula="of:=[.G160]-[.$B$2]" office:value-type="float" office:value="20.2221457958221" calcext:value-type="float">
            <text:p>20.2221457958</text:p>
          </table:table-cell>
          <table:table-cell table:formula="of:=[.C160]/([.H160]-[.H159])" office:value-type="float" office:value="470.750117626519" calcext:value-type="float">
            <text:p>470.7501176265</text:p>
          </table:table-cell>
          <table:table-cell table:formula="of:=[.G160]-[.$B160]" office:value-type="float" office:value="0.197823524475098" calcext:value-type="float">
            <text:p>0.197823524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46480.07865" calcext:value-type="float">
            <text:p>1443146480.07865</text:p>
          </table:table-cell>
          <table:table-cell office:value-type="float" office:value="4320" calcext:value-type="float">
            <text:p>4320</text:p>
          </table:table-cell>
          <table:table-cell table:formula="of:=[.B161]-[.$B$2]" office:value-type="float" office:value="20.07848072052" calcext:value-type="float">
            <text:p>20.0784807205</text:p>
          </table:table-cell>
          <table:table-cell table:formula="of:=[.C161]/([.D161]-[.D160])" office:value-type="float" office:value="79765.9472523409" calcext:value-type="float">
            <text:p>79765.9472523409</text:p>
          </table:table-cell>
          <table:table-cell/>
          <table:table-cell office:value-type="float" office:value="1443146480.32821" calcext:value-type="float">
            <text:p>1443146480.32821</text:p>
          </table:table-cell>
          <table:table-cell table:formula="of:=[.G161]-[.$B$2]" office:value-type="float" office:value="20.3280324935913" calcext:value-type="float">
            <text:p>20.3280324936</text:p>
          </table:table-cell>
          <table:table-cell table:formula="of:=[.C161]/([.H161]-[.H160])" office:value-type="float" office:value="40798.3258616458" calcext:value-type="float">
            <text:p>40798.3258616458</text:p>
          </table:table-cell>
          <table:table-cell table:formula="of:=[.G161]-[.$B161]" office:value-type="float" office:value="0.249551773071289" calcext:value-type="float">
            <text:p>0.249551773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46480.1328" calcext:value-type="float">
            <text:p>1443146480.1328</text:p>
          </table:table-cell>
          <table:table-cell office:value-type="float" office:value="4320" calcext:value-type="float">
            <text:p>4320</text:p>
          </table:table-cell>
          <table:table-cell table:formula="of:=[.B162]-[.$B$2]" office:value-type="float" office:value="20.1326293945313" calcext:value-type="float">
            <text:p>20.1326293945</text:p>
          </table:table-cell>
          <table:table-cell table:formula="of:=[.C162]/([.D162]-[.D161])" office:value-type="float" office:value="79780.3469592631" calcext:value-type="float">
            <text:p>79780.3469592631</text:p>
          </table:table-cell>
          <table:table-cell/>
          <table:table-cell office:value-type="float" office:value="1443146480.38232" calcext:value-type="float">
            <text:p>1443146480.38232</text:p>
          </table:table-cell>
          <table:table-cell table:formula="of:=[.G162]-[.$B$2]" office:value-type="float" office:value="20.3821473121643" calcext:value-type="float">
            <text:p>20.3821473122</text:p>
          </table:table-cell>
          <table:table-cell table:formula="of:=[.C162]/([.H162]-[.H161])" office:value-type="float" office:value="79830.2593248566" calcext:value-type="float">
            <text:p>79830.2593248566</text:p>
          </table:table-cell>
          <table:table-cell table:formula="of:=[.G162]-[.$B162]" office:value-type="float" office:value="0.249517917633057" calcext:value-type="float">
            <text:p>0.249517917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46480.18698" calcext:value-type="float">
            <text:p>1443146480.18698</text:p>
          </table:table-cell>
          <table:table-cell office:value-type="float" office:value="4320" calcext:value-type="float">
            <text:p>4320</text:p>
          </table:table-cell>
          <table:table-cell table:formula="of:=[.B163]-[.$B$2]" office:value-type="float" office:value="20.1868093013763" calcext:value-type="float">
            <text:p>20.1868093014</text:p>
          </table:table-cell>
          <table:table-cell table:formula="of:=[.C163]/([.D163]-[.D162])" office:value-type="float" office:value="79734.3563611401" calcext:value-type="float">
            <text:p>79734.3563611401</text:p>
          </table:table-cell>
          <table:table-cell/>
          <table:table-cell office:value-type="float" office:value="1443146480.43642" calcext:value-type="float">
            <text:p>1443146480.43642</text:p>
          </table:table-cell>
          <table:table-cell table:formula="of:=[.G163]-[.$B$2]" office:value-type="float" office:value="20.4362454414368" calcext:value-type="float">
            <text:p>20.4362454414</text:p>
          </table:table-cell>
          <table:table-cell table:formula="of:=[.C163]/([.H163]-[.H162])" office:value-type="float" office:value="79854.8870006699" calcext:value-type="float">
            <text:p>79854.8870006699</text:p>
          </table:table-cell>
          <table:table-cell table:formula="of:=[.G163]-[.$B163]" office:value-type="float" office:value="0.249436140060425" calcext:value-type="float">
            <text:p>0.249436140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46480.24117" calcext:value-type="float">
            <text:p>1443146480.24117</text:p>
          </table:table-cell>
          <table:table-cell office:value-type="float" office:value="4320" calcext:value-type="float">
            <text:p>4320</text:p>
          </table:table-cell>
          <table:table-cell table:formula="of:=[.B164]-[.$B$2]" office:value-type="float" office:value="20.240996837616" calcext:value-type="float">
            <text:p>20.2409968376</text:p>
          </table:table-cell>
          <table:table-cell table:formula="of:=[.C164]/([.D164]-[.D163])" office:value-type="float" office:value="79723.13007361" calcext:value-type="float">
            <text:p>79723.13007361</text:p>
          </table:table-cell>
          <table:table-cell/>
          <table:table-cell office:value-type="float" office:value="1443146480.49063" calcext:value-type="float">
            <text:p>1443146480.49063</text:p>
          </table:table-cell>
          <table:table-cell table:formula="of:=[.G164]-[.$B$2]" office:value-type="float" office:value="20.4904525279999" calcext:value-type="float">
            <text:p>20.490452528</text:p>
          </table:table-cell>
          <table:table-cell table:formula="of:=[.C164]/([.H164]-[.H163])" office:value-type="float" office:value="79694.3771359204" calcext:value-type="float">
            <text:p>79694.3771359204</text:p>
          </table:table-cell>
          <table:table-cell table:formula="of:=[.G164]-[.$B164]" office:value-type="float" office:value="0.249455690383911" calcext:value-type="float">
            <text:p>0.249455690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46480.29531" calcext:value-type="float">
            <text:p>1443146480.29531</text:p>
          </table:table-cell>
          <table:table-cell office:value-type="float" office:value="4320" calcext:value-type="float">
            <text:p>4320</text:p>
          </table:table-cell>
          <table:table-cell table:formula="of:=[.B165]-[.$B$2]" office:value-type="float" office:value="20.2951338291168" calcext:value-type="float">
            <text:p>20.2951338291</text:p>
          </table:table-cell>
          <table:table-cell table:formula="of:=[.C165]/([.D165]-[.D164])" office:value-type="float" office:value="79797.5631861961" calcext:value-type="float">
            <text:p>79797.5631861961</text:p>
          </table:table-cell>
          <table:table-cell/>
          <table:table-cell office:value-type="float" office:value="1443146480.54463" calcext:value-type="float">
            <text:p>1443146480.54463</text:p>
          </table:table-cell>
          <table:table-cell table:formula="of:=[.G165]-[.$B$2]" office:value-type="float" office:value="20.5444583892822" calcext:value-type="float">
            <text:p>20.5444583893</text:p>
          </table:table-cell>
          <table:table-cell table:formula="of:=[.C165]/([.H165]-[.H164])" office:value-type="float" office:value="79991.3175611544" calcext:value-type="float">
            <text:p>79991.3175611544</text:p>
          </table:table-cell>
          <table:table-cell table:formula="of:=[.G165]-[.$B165]" office:value-type="float" office:value="0.249324560165405" calcext:value-type="float">
            <text:p>0.2493245602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46480.34945" calcext:value-type="float">
            <text:p>1443146480.34945</text:p>
          </table:table-cell>
          <table:table-cell office:value-type="float" office:value="4320" calcext:value-type="float">
            <text:p>4320</text:p>
          </table:table-cell>
          <table:table-cell table:formula="of:=[.B166]-[.$B$2]" office:value-type="float" office:value="20.349276304245" calcext:value-type="float">
            <text:p>20.3492763042</text:p>
          </table:table-cell>
          <table:table-cell table:formula="of:=[.C166]/([.D166]-[.D165])" office:value-type="float" office:value="79789.4811748646" calcext:value-type="float">
            <text:p>79789.4811748646</text:p>
          </table:table-cell>
          <table:table-cell/>
          <table:table-cell office:value-type="float" office:value="1443146480.5989" calcext:value-type="float">
            <text:p>1443146480.5989</text:p>
          </table:table-cell>
          <table:table-cell table:formula="of:=[.G166]-[.$B$2]" office:value-type="float" office:value="20.5987303256988" calcext:value-type="float">
            <text:p>20.5987303257</text:p>
          </table:table-cell>
          <table:table-cell table:formula="of:=[.C166]/([.H166]-[.H165])" office:value-type="float" office:value="79599.1498596425" calcext:value-type="float">
            <text:p>79599.1498596425</text:p>
          </table:table-cell>
          <table:table-cell table:formula="of:=[.G166]-[.$B166]" office:value-type="float" office:value="0.249454021453857" calcext:value-type="float">
            <text:p>0.249454021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46480.40357" calcext:value-type="float">
            <text:p>1443146480.40357</text:p>
          </table:table-cell>
          <table:table-cell office:value-type="float" office:value="4320" calcext:value-type="float">
            <text:p>4320</text:p>
          </table:table-cell>
          <table:table-cell table:formula="of:=[.B167]-[.$B$2]" office:value-type="float" office:value="20.4033992290497" calcext:value-type="float">
            <text:p>20.403399229</text:p>
          </table:table-cell>
          <table:table-cell table:formula="of:=[.C167]/([.D167]-[.D166])" office:value-type="float" office:value="79818.3027910911" calcext:value-type="float">
            <text:p>79818.3027910911</text:p>
          </table:table-cell>
          <table:table-cell/>
          <table:table-cell office:value-type="float" office:value="1443146480.65308" calcext:value-type="float">
            <text:p>1443146480.65308</text:p>
          </table:table-cell>
          <table:table-cell table:formula="of:=[.G167]-[.$B$2]" office:value-type="float" office:value="20.6529076099396" calcext:value-type="float">
            <text:p>20.6529076099</text:p>
          </table:table-cell>
          <table:table-cell table:formula="of:=[.C167]/([.H167]-[.H166])" office:value-type="float" office:value="79738.2161277262" calcext:value-type="float">
            <text:p>79738.2161277262</text:p>
          </table:table-cell>
          <table:table-cell table:formula="of:=[.G167]-[.$B167]" office:value-type="float" office:value="0.249508380889893" calcext:value-type="float">
            <text:p>0.2495083809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46480.45772" calcext:value-type="float">
            <text:p>1443146480.45772</text:p>
          </table:table-cell>
          <table:table-cell office:value-type="float" office:value="4320" calcext:value-type="float">
            <text:p>4320</text:p>
          </table:table-cell>
          <table:table-cell table:formula="of:=[.B168]-[.$B$2]" office:value-type="float" office:value="20.4575502872467" calcext:value-type="float">
            <text:p>20.4575502872</text:p>
          </table:table-cell>
          <table:table-cell table:formula="of:=[.C168]/([.D168]-[.D167])" office:value-type="float" office:value="79776.8343562604" calcext:value-type="float">
            <text:p>79776.8343562604</text:p>
          </table:table-cell>
          <table:table-cell/>
          <table:table-cell office:value-type="float" office:value="1443146480.70716" calcext:value-type="float">
            <text:p>1443146480.70716</text:p>
          </table:table-cell>
          <table:table-cell table:formula="of:=[.G168]-[.$B$2]" office:value-type="float" office:value="20.7069861888885" calcext:value-type="float">
            <text:p>20.7069861889</text:p>
          </table:table-cell>
          <table:table-cell table:formula="of:=[.C168]/([.H168]-[.H167])" office:value-type="float" office:value="79883.7558966943" calcext:value-type="float">
            <text:p>79883.7558966943</text:p>
          </table:table-cell>
          <table:table-cell table:formula="of:=[.G168]-[.$B168]" office:value-type="float" office:value="0.249435901641846" calcext:value-type="float">
            <text:p>0.2494359016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46480.51187" calcext:value-type="float">
            <text:p>1443146480.51187</text:p>
          </table:table-cell>
          <table:table-cell office:value-type="float" office:value="4320" calcext:value-type="float">
            <text:p>4320</text:p>
          </table:table-cell>
          <table:table-cell table:formula="of:=[.B169]-[.$B$2]" office:value-type="float" office:value="20.5116925239563" calcext:value-type="float">
            <text:p>20.511692524</text:p>
          </table:table-cell>
          <table:table-cell table:formula="of:=[.C169]/([.D169]-[.D168])" office:value-type="float" office:value="79789.8325326194" calcext:value-type="float">
            <text:p>79789.8325326194</text:p>
          </table:table-cell>
          <table:table-cell/>
          <table:table-cell office:value-type="float" office:value="1443146480.76131" calcext:value-type="float">
            <text:p>1443146480.76131</text:p>
          </table:table-cell>
          <table:table-cell table:formula="of:=[.G169]-[.$B$2]" office:value-type="float" office:value="20.7611391544342" calcext:value-type="float">
            <text:p>20.7611391544</text:p>
          </table:table-cell>
          <table:table-cell table:formula="of:=[.C169]/([.H169]-[.H168])" office:value-type="float" office:value="79774.0244965527" calcext:value-type="float">
            <text:p>79774.0244965527</text:p>
          </table:table-cell>
          <table:table-cell table:formula="of:=[.G169]-[.$B169]" office:value-type="float" office:value="0.249446630477905" calcext:value-type="float">
            <text:p>0.249446630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46480.56602" calcext:value-type="float">
            <text:p>1443146480.56602</text:p>
          </table:table-cell>
          <table:table-cell office:value-type="float" office:value="4320" calcext:value-type="float">
            <text:p>4320</text:p>
          </table:table-cell>
          <table:table-cell table:formula="of:=[.B170]-[.$B$2]" office:value-type="float" office:value="20.5658411979675" calcext:value-type="float">
            <text:p>20.565841198</text:p>
          </table:table-cell>
          <table:table-cell table:formula="of:=[.C170]/([.D170]-[.D169])" office:value-type="float" office:value="79780.3469592631" calcext:value-type="float">
            <text:p>79780.3469592631</text:p>
          </table:table-cell>
          <table:table-cell/>
          <table:table-cell office:value-type="float" office:value="1443146480.8155" calcext:value-type="float">
            <text:p>1443146480.8155</text:p>
          </table:table-cell>
          <table:table-cell table:formula="of:=[.G170]-[.$B$2]" office:value-type="float" office:value="20.8153264522552" calcext:value-type="float">
            <text:p>20.8153264523</text:p>
          </table:table-cell>
          <table:table-cell table:formula="of:=[.C170]/([.H170]-[.H169])" office:value-type="float" office:value="79723.4808472443" calcext:value-type="float">
            <text:p>79723.4808472443</text:p>
          </table:table-cell>
          <table:table-cell table:formula="of:=[.G170]-[.$B170]" office:value-type="float" office:value="0.24948525428772" calcext:value-type="float">
            <text:p>0.249485254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46480.62017" calcext:value-type="float">
            <text:p>1443146480.62017</text:p>
          </table:table-cell>
          <table:table-cell office:value-type="float" office:value="4320" calcext:value-type="float">
            <text:p>4320</text:p>
          </table:table-cell>
          <table:table-cell table:formula="of:=[.B171]-[.$B$2]" office:value-type="float" office:value="20.619992017746" calcext:value-type="float">
            <text:p>20.6199920177</text:p>
          </table:table-cell>
          <table:table-cell table:formula="of:=[.C171]/([.D171]-[.D170])" office:value-type="float" office:value="79777.1856026417" calcext:value-type="float">
            <text:p>79777.1856026417</text:p>
          </table:table-cell>
          <table:table-cell/>
          <table:table-cell office:value-type="float" office:value="1443146480.86963" calcext:value-type="float">
            <text:p>1443146480.86963</text:p>
          </table:table-cell>
          <table:table-cell table:formula="of:=[.G171]-[.$B$2]" office:value-type="float" office:value="20.8694512844086" calcext:value-type="float">
            <text:p>20.8694512844</text:p>
          </table:table-cell>
          <table:table-cell table:formula="of:=[.C171]/([.H171]-[.H170])" office:value-type="float" office:value="79815.4900095148" calcext:value-type="float">
            <text:p>79815.4900095148</text:p>
          </table:table-cell>
          <table:table-cell table:formula="of:=[.G171]-[.$B171]" office:value-type="float" office:value="0.249459266662598" calcext:value-type="float">
            <text:p>0.249459266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46480.67431" calcext:value-type="float">
            <text:p>1443146480.67431</text:p>
          </table:table-cell>
          <table:table-cell office:value-type="float" office:value="4320" calcext:value-type="float">
            <text:p>4320</text:p>
          </table:table-cell>
          <table:table-cell table:formula="of:=[.B172]-[.$B$2]" office:value-type="float" office:value="20.6741387844086" calcext:value-type="float">
            <text:p>20.6741387844</text:p>
          </table:table-cell>
          <table:table-cell table:formula="of:=[.C172]/([.D172]-[.D171])" office:value-type="float" office:value="79783.1572643852" calcext:value-type="float">
            <text:p>79783.1572643852</text:p>
          </table:table-cell>
          <table:table-cell/>
          <table:table-cell office:value-type="float" office:value="1443146480.92383" calcext:value-type="float">
            <text:p>1443146480.92383</text:p>
          </table:table-cell>
          <table:table-cell table:formula="of:=[.G172]-[.$B$2]" office:value-type="float" office:value="20.9236536026001" calcext:value-type="float">
            <text:p>20.9236536026</text:p>
          </table:table-cell>
          <table:table-cell table:formula="of:=[.C172]/([.H172]-[.H171])" office:value-type="float" office:value="79701.3881350043" calcext:value-type="float">
            <text:p>79701.3881350043</text:p>
          </table:table-cell>
          <table:table-cell table:formula="of:=[.G172]-[.$B172]" office:value-type="float" office:value="0.249514818191528" calcext:value-type="float">
            <text:p>0.249514818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46480.72846" calcext:value-type="float">
            <text:p>1443146480.72846</text:p>
          </table:table-cell>
          <table:table-cell office:value-type="float" office:value="4320" calcext:value-type="float">
            <text:p>4320</text:p>
          </table:table-cell>
          <table:table-cell table:formula="of:=[.B173]-[.$B$2]" office:value-type="float" office:value="20.7282826900482" calcext:value-type="float">
            <text:p>20.72828269</text:p>
          </table:table-cell>
          <table:table-cell table:formula="of:=[.C173]/([.D173]-[.D172])" office:value-type="float" office:value="79787.3730933174" calcext:value-type="float">
            <text:p>79787.3730933174</text:p>
          </table:table-cell>
          <table:table-cell/>
          <table:table-cell office:value-type="float" office:value="1443146480.97792" calcext:value-type="float">
            <text:p>1443146480.97792</text:p>
          </table:table-cell>
          <table:table-cell table:formula="of:=[.G173]-[.$B$2]" office:value-type="float" office:value="20.9777429103851" calcext:value-type="float">
            <text:p>20.9777429104</text:p>
          </table:table-cell>
          <table:table-cell table:formula="of:=[.C173]/([.H173]-[.H172])" office:value-type="float" office:value="79867.9106260496" calcext:value-type="float">
            <text:p>79867.9106260496</text:p>
          </table:table-cell>
          <table:table-cell table:formula="of:=[.G173]-[.$B173]" office:value-type="float" office:value="0.249460220336914" calcext:value-type="float">
            <text:p>0.249460220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46480.78259" calcext:value-type="float">
            <text:p>1443146480.78259</text:p>
          </table:table-cell>
          <table:table-cell office:value-type="float" office:value="4320" calcext:value-type="float">
            <text:p>4320</text:p>
          </table:table-cell>
          <table:table-cell table:formula="of:=[.B174]-[.$B$2]" office:value-type="float" office:value="20.7824203968048" calcext:value-type="float">
            <text:p>20.7824203968</text:p>
          </table:table-cell>
          <table:table-cell table:formula="of:=[.C174]/([.D174]-[.D173])" office:value-type="float" office:value="79796.5089179548" calcext:value-type="float">
            <text:p>79796.5089179548</text:p>
          </table:table-cell>
          <table:table-cell/>
          <table:table-cell office:value-type="float" office:value="1443146481.03202" calcext:value-type="float">
            <text:p>1443146481.03202</text:p>
          </table:table-cell>
          <table:table-cell table:formula="of:=[.G174]-[.$B$2]" office:value-type="float" office:value="21.0318450927734" calcext:value-type="float">
            <text:p>21.0318450928</text:p>
          </table:table-cell>
          <table:table-cell table:formula="of:=[.C174]/([.H174]-[.H173])" office:value-type="float" office:value="79848.9045967539" calcext:value-type="float">
            <text:p>79848.9045967539</text:p>
          </table:table-cell>
          <table:table-cell table:formula="of:=[.G174]-[.$B174]" office:value-type="float" office:value="0.249424695968628" calcext:value-type="float">
            <text:p>0.24942469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46480.83673" calcext:value-type="float">
            <text:p>1443146480.83673</text:p>
          </table:table-cell>
          <table:table-cell office:value-type="float" office:value="4320" calcext:value-type="float">
            <text:p>4320</text:p>
          </table:table-cell>
          <table:table-cell table:formula="of:=[.B175]-[.$B$2]" office:value-type="float" office:value="20.8365581035614" calcext:value-type="float">
            <text:p>20.8365581036</text:p>
          </table:table-cell>
          <table:table-cell table:formula="of:=[.C175]/([.D175]-[.D174])" office:value-type="float" office:value="79796.5089179548" calcext:value-type="float">
            <text:p>79796.5089179548</text:p>
          </table:table-cell>
          <table:table-cell/>
          <table:table-cell office:value-type="float" office:value="1443146481.08613" calcext:value-type="float">
            <text:p>1443146481.08613</text:p>
          </table:table-cell>
          <table:table-cell table:formula="of:=[.G175]-[.$B$2]" office:value-type="float" office:value="21.0859575271606" calcext:value-type="float">
            <text:p>21.0859575272</text:p>
          </table:table-cell>
          <table:table-cell table:formula="of:=[.C175]/([.H175]-[.H174])" office:value-type="float" office:value="79833.7766341799" calcext:value-type="float">
            <text:p>79833.7766341799</text:p>
          </table:table-cell>
          <table:table-cell table:formula="of:=[.G175]-[.$B175]" office:value-type="float" office:value="0.249399423599243" calcext:value-type="float">
            <text:p>0.249399423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46480.89086" calcext:value-type="float">
            <text:p>1443146480.89086</text:p>
          </table:table-cell>
          <table:table-cell office:value-type="float" office:value="4320" calcext:value-type="float">
            <text:p>4320</text:p>
          </table:table-cell>
          <table:table-cell table:formula="of:=[.B176]-[.$B$2]" office:value-type="float" office:value="20.8906843662262" calcext:value-type="float">
            <text:p>20.8906843662</text:p>
          </table:table-cell>
          <table:table-cell table:formula="of:=[.C176]/([.D176]-[.D175])" office:value-type="float" office:value="79813.3805534265" calcext:value-type="float">
            <text:p>79813.3805534265</text:p>
          </table:table-cell>
          <table:table-cell/>
          <table:table-cell office:value-type="float" office:value="1443146481.14038" calcext:value-type="float">
            <text:p>1443146481.14038</text:p>
          </table:table-cell>
          <table:table-cell table:formula="of:=[.G176]-[.$B$2]" office:value-type="float" office:value="21.1402077674866" calcext:value-type="float">
            <text:p>21.1402077675</text:p>
          </table:table-cell>
          <table:table-cell table:formula="of:=[.C176]/([.H176]-[.H175])" office:value-type="float" office:value="79630.9836425803" calcext:value-type="float">
            <text:p>79630.9836425803</text:p>
          </table:table-cell>
          <table:table-cell table:formula="of:=[.G176]-[.$B176]" office:value-type="float" office:value="0.249523401260376" calcext:value-type="float">
            <text:p>0.249523401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46480.94501" calcext:value-type="float">
            <text:p>1443146480.94501</text:p>
          </table:table-cell>
          <table:table-cell office:value-type="float" office:value="4320" calcext:value-type="float">
            <text:p>4320</text:p>
          </table:table-cell>
          <table:table-cell table:formula="of:=[.B177]-[.$B$2]" office:value-type="float" office:value="20.9448373317718" calcext:value-type="float">
            <text:p>20.9448373318</text:p>
          </table:table-cell>
          <table:table-cell table:formula="of:=[.C177]/([.D177]-[.D176])" office:value-type="float" office:value="79774.0244965527" calcext:value-type="float">
            <text:p>79774.0244965527</text:p>
          </table:table-cell>
          <table:table-cell/>
          <table:table-cell office:value-type="float" office:value="1443146481.19444" calcext:value-type="float">
            <text:p>1443146481.19444</text:p>
          </table:table-cell>
          <table:table-cell table:formula="of:=[.G177]-[.$B$2]" office:value-type="float" office:value="21.1942677497864" calcext:value-type="float">
            <text:p>21.1942677498</text:p>
          </table:table-cell>
          <table:table-cell table:formula="of:=[.C177]/([.H177]-[.H176])" office:value-type="float" office:value="79911.2359312705" calcext:value-type="float">
            <text:p>79911.2359312705</text:p>
          </table:table-cell>
          <table:table-cell table:formula="of:=[.G177]-[.$B177]" office:value-type="float" office:value="0.249430418014526" calcext:value-type="float">
            <text:p>0.249430418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46480.99915" calcext:value-type="float">
            <text:p>1443146480.99915</text:p>
          </table:table-cell>
          <table:table-cell office:value-type="float" office:value="4320" calcext:value-type="float">
            <text:p>4320</text:p>
          </table:table-cell>
          <table:table-cell table:formula="of:=[.B178]-[.$B$2]" office:value-type="float" office:value="20.9989788532257" calcext:value-type="float">
            <text:p>20.9989788532</text:p>
          </table:table-cell>
          <table:table-cell table:formula="of:=[.C178]/([.D178]-[.D177])" office:value-type="float" office:value="79790.8866244507" calcext:value-type="float">
            <text:p>79790.8866244507</text:p>
          </table:table-cell>
          <table:table-cell/>
          <table:table-cell office:value-type="float" office:value="1443146481.24552" calcext:value-type="float">
            <text:p>1443146481.24552</text:p>
          </table:table-cell>
          <table:table-cell table:formula="of:=[.G178]-[.$B$2]" office:value-type="float" office:value="21.2453417778015" calcext:value-type="float">
            <text:p>21.2453417778</text:p>
          </table:table-cell>
          <table:table-cell table:formula="of:=[.C178]/([.H178]-[.H177])" office:value-type="float" office:value="84583.107459621" calcext:value-type="float">
            <text:p>84583.107459621</text:p>
          </table:table-cell>
          <table:table-cell table:formula="of:=[.G178]-[.$B178]" office:value-type="float" office:value="0.246362924575806" calcext:value-type="float">
            <text:p>0.2463629246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46481.05017" calcext:value-type="float">
            <text:p>1443146481.05017</text:p>
          </table:table-cell>
          <table:table-cell office:value-type="float" office:value="4320" calcext:value-type="float">
            <text:p>4320</text:p>
          </table:table-cell>
          <table:table-cell table:formula="of:=[.B179]-[.$B$2]" office:value-type="float" office:value="21.0499970912933" calcext:value-type="float">
            <text:p>21.0499970913</text:p>
          </table:table-cell>
          <table:table-cell table:formula="of:=[.C179]/([.D179]-[.D178])" office:value-type="float" office:value="84675.6015814119" calcext:value-type="float">
            <text:p>84675.6015814119</text:p>
          </table:table-cell>
          <table:table-cell/>
          <table:table-cell office:value-type="float" office:value="1443146481.29646" calcext:value-type="float">
            <text:p>1443146481.29646</text:p>
          </table:table-cell>
          <table:table-cell table:formula="of:=[.G179]-[.$B$2]" office:value-type="float" office:value="21.2962894439697" calcext:value-type="float">
            <text:p>21.296289444</text:p>
          </table:table-cell>
          <table:table-cell table:formula="of:=[.C179]/([.H179]-[.H178])" office:value-type="float" office:value="84792.8928822125" calcext:value-type="float">
            <text:p>84792.8928822125</text:p>
          </table:table-cell>
          <table:table-cell table:formula="of:=[.G179]-[.$B179]" office:value-type="float" office:value="0.246292352676392" calcext:value-type="float">
            <text:p>0.246292352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46481.10114" calcext:value-type="float">
            <text:p>1443146481.10114</text:p>
          </table:table-cell>
          <table:table-cell office:value-type="float" office:value="4320" calcext:value-type="float">
            <text:p>4320</text:p>
          </table:table-cell>
          <table:table-cell table:formula="of:=[.B180]-[.$B$2]" office:value-type="float" office:value="21.1009631156921" calcext:value-type="float">
            <text:p>21.1009631157</text:p>
          </table:table-cell>
          <table:table-cell table:formula="of:=[.C180]/([.D180]-[.D179])" office:value-type="float" office:value="84762.3500353188" calcext:value-type="float">
            <text:p>84762.3500353188</text:p>
          </table:table-cell>
          <table:table-cell/>
          <table:table-cell office:value-type="float" office:value="1443146481.34741" calcext:value-type="float">
            <text:p>1443146481.34741</text:p>
          </table:table-cell>
          <table:table-cell table:formula="of:=[.G180]-[.$B$2]" office:value-type="float" office:value="21.3472356796265" calcext:value-type="float">
            <text:p>21.3472356796</text:p>
          </table:table-cell>
          <table:table-cell table:formula="of:=[.C180]/([.H180]-[.H179])" office:value-type="float" office:value="84795.2737687426" calcext:value-type="float">
            <text:p>84795.2737687426</text:p>
          </table:table-cell>
          <table:table-cell table:formula="of:=[.G180]-[.$B180]" office:value-type="float" office:value="0.246272563934326" calcext:value-type="float">
            <text:p>0.246272563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46481.15213" calcext:value-type="float">
            <text:p>1443146481.15213</text:p>
          </table:table-cell>
          <table:table-cell office:value-type="float" office:value="4320" calcext:value-type="float">
            <text:p>4320</text:p>
          </table:table-cell>
          <table:table-cell table:formula="of:=[.B181]-[.$B$2]" office:value-type="float" office:value="21.1519539356232" calcext:value-type="float">
            <text:p>21.1519539356</text:p>
          </table:table-cell>
          <table:table-cell table:formula="of:=[.C181]/([.D181]-[.D180])" office:value-type="float" office:value="84721.1322713224" calcext:value-type="float">
            <text:p>84721.1322713224</text:p>
          </table:table-cell>
          <table:table-cell/>
          <table:table-cell office:value-type="float" office:value="1443146481.36497" calcext:value-type="float">
            <text:p>1443146481.36497</text:p>
          </table:table-cell>
          <table:table-cell table:formula="of:=[.G181]-[.$B$2]" office:value-type="float" office:value="21.3647990226746" calcext:value-type="float">
            <text:p>21.3647990227</text:p>
          </table:table-cell>
          <table:table-cell table:formula="of:=[.C181]/([.H181]-[.H180])" office:value-type="float" office:value="245966.840604892" calcext:value-type="float">
            <text:p>245966.840604892</text:p>
          </table:table-cell>
          <table:table-cell table:formula="of:=[.G181]-[.$B181]" office:value-type="float" office:value="0.212845087051392" calcext:value-type="float">
            <text:p>0.212845087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46481.20307" calcext:value-type="float">
            <text:p>1443146481.20307</text:p>
          </table:table-cell>
          <table:table-cell office:value-type="float" office:value="4320" calcext:value-type="float">
            <text:p>4320</text:p>
          </table:table-cell>
          <table:table-cell table:formula="of:=[.B182]-[.$B$2]" office:value-type="float" office:value="21.2029008865356" calcext:value-type="float">
            <text:p>21.2029008865</text:p>
          </table:table-cell>
          <table:table-cell table:formula="of:=[.C182]/([.D182]-[.D181])" office:value-type="float" office:value="84794.0833087647" calcext:value-type="float">
            <text:p>84794.0833087647</text:p>
          </table:table-cell>
          <table:table-cell/>
          <table:table-cell office:value-type="float" office:value="1443146481.40067" calcext:value-type="float">
            <text:p>1443146481.40067</text:p>
          </table:table-cell>
          <table:table-cell table:formula="of:=[.G182]-[.$B$2]" office:value-type="float" office:value="21.4004921913147" calcext:value-type="float">
            <text:p>21.4004921913</text:p>
          </table:table-cell>
          <table:table-cell table:formula="of:=[.C182]/([.H182]-[.H181])" office:value-type="float" office:value="121031.56330991" calcext:value-type="float">
            <text:p>121031.56330991</text:p>
          </table:table-cell>
          <table:table-cell table:formula="of:=[.G182]-[.$B182]" office:value-type="float" office:value="0.197591304779053" calcext:value-type="float">
            <text:p>0.197591304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46481.25437" calcext:value-type="float">
            <text:p>1443146481.25437</text:p>
          </table:table-cell>
          <table:table-cell office:value-type="float" office:value="4320" calcext:value-type="float">
            <text:p>4320</text:p>
          </table:table-cell>
          <table:table-cell table:formula="of:=[.B183]-[.$B$2]" office:value-type="float" office:value="21.2541999816895" calcext:value-type="float">
            <text:p>21.2541999817</text:p>
          </table:table-cell>
          <table:table-cell table:formula="of:=[.C183]/([.D183]-[.D182])" office:value-type="float" office:value="84212.0116748155" calcext:value-type="float">
            <text:p>84212.0116748155</text:p>
          </table:table-cell>
          <table:table-cell/>
          <table:table-cell office:value-type="float" office:value="1443146481.45202" calcext:value-type="float">
            <text:p>1443146481.45202</text:p>
          </table:table-cell>
          <table:table-cell table:formula="of:=[.G183]-[.$B$2]" office:value-type="float" office:value="21.4518501758575" calcext:value-type="float">
            <text:p>21.4518501759</text:p>
          </table:table-cell>
          <table:table-cell table:formula="of:=[.C183]/([.H183]-[.H182])" office:value-type="float" office:value="84115.4503716152" calcext:value-type="float">
            <text:p>84115.4503716152</text:p>
          </table:table-cell>
          <table:table-cell table:formula="of:=[.G183]-[.$B183]" office:value-type="float" office:value="0.197650194168091" calcext:value-type="float">
            <text:p>0.197650194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46481.30534" calcext:value-type="float">
            <text:p>1443146481.30534</text:p>
          </table:table-cell>
          <table:table-cell office:value-type="float" office:value="4320" calcext:value-type="float">
            <text:p>4320</text:p>
          </table:table-cell>
          <table:table-cell table:formula="of:=[.B184]-[.$B$2]" office:value-type="float" office:value="21.3051640987396" calcext:value-type="float">
            <text:p>21.3051640987</text:p>
          </table:table-cell>
          <table:table-cell table:formula="of:=[.C184]/([.D184]-[.D183])" office:value-type="float" office:value="84765.5222937982" calcext:value-type="float">
            <text:p>84765.5222937982</text:p>
          </table:table-cell>
          <table:table-cell/>
          <table:table-cell office:value-type="float" office:value="1443146481.50302" calcext:value-type="float">
            <text:p>1443146481.50302</text:p>
          </table:table-cell>
          <table:table-cell table:formula="of:=[.G184]-[.$B$2]" office:value-type="float" office:value="21.5028436183929" calcext:value-type="float">
            <text:p>21.5028436184</text:p>
          </table:table-cell>
          <table:table-cell table:formula="of:=[.C184]/([.H184]-[.H183])" office:value-type="float" office:value="84716.7750441833" calcext:value-type="float">
            <text:p>84716.7750441833</text:p>
          </table:table-cell>
          <table:table-cell table:formula="of:=[.G184]-[.$B184]" office:value-type="float" office:value="0.19767951965332" calcext:value-type="float">
            <text:p>0.1976795197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46481.3563" calcext:value-type="float">
            <text:p>1443146481.3563</text:p>
          </table:table-cell>
          <table:table-cell office:value-type="float" office:value="4320" calcext:value-type="float">
            <text:p>4320</text:p>
          </table:table-cell>
          <table:table-cell table:formula="of:=[.B185]-[.$B$2]" office:value-type="float" office:value="21.3561279773712" calcext:value-type="float">
            <text:p>21.3561279774</text:p>
          </table:table-cell>
          <table:table-cell table:formula="of:=[.C185]/([.D185]-[.D184])" office:value-type="float" office:value="84765.9188428036" calcext:value-type="float">
            <text:p>84765.9188428036</text:p>
          </table:table-cell>
          <table:table-cell/>
          <table:table-cell office:value-type="float" office:value="1443146481.60225" calcext:value-type="float">
            <text:p>1443146481.60225</text:p>
          </table:table-cell>
          <table:table-cell table:formula="of:=[.G185]-[.$B$2]" office:value-type="float" office:value="21.6020798683166" calcext:value-type="float">
            <text:p>21.6020798683</text:p>
          </table:table-cell>
          <table:table-cell table:formula="of:=[.C185]/([.H185]-[.H184])" office:value-type="float" office:value="43532.479344204" calcext:value-type="float">
            <text:p>43532.479344204</text:p>
          </table:table-cell>
          <table:table-cell table:formula="of:=[.G185]-[.$B185]" office:value-type="float" office:value="0.245951890945435" calcext:value-type="float">
            <text:p>0.2459518909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46481.40726" calcext:value-type="float">
            <text:p>1443146481.40726</text:p>
          </table:table-cell>
          <table:table-cell office:value-type="float" office:value="4320" calcext:value-type="float">
            <text:p>4320</text:p>
          </table:table-cell>
          <table:table-cell table:formula="of:=[.B186]-[.$B$2]" office:value-type="float" office:value="21.4070892333984" calcext:value-type="float">
            <text:p>21.4070892334</text:p>
          </table:table-cell>
          <table:table-cell table:formula="of:=[.C186]/([.D186]-[.D185])" office:value-type="float" office:value="84770.2811267527" calcext:value-type="float">
            <text:p>84770.2811267527</text:p>
          </table:table-cell>
          <table:table-cell/>
          <table:table-cell office:value-type="float" office:value="1443146481.65323" calcext:value-type="float">
            <text:p>1443146481.65323</text:p>
          </table:table-cell>
          <table:table-cell table:formula="of:=[.G186]-[.$B$2]" office:value-type="float" office:value="21.6530604362488" calcext:value-type="float">
            <text:p>21.6530604362</text:p>
          </table:table-cell>
          <table:table-cell table:formula="of:=[.C186]/([.H186]-[.H185])" office:value-type="float" office:value="84738.1693697738" calcext:value-type="float">
            <text:p>84738.1693697738</text:p>
          </table:table-cell>
          <table:table-cell table:formula="of:=[.G186]-[.$B186]" office:value-type="float" office:value="0.245971202850342" calcext:value-type="float">
            <text:p>0.2459712029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46481.45823" calcext:value-type="float">
            <text:p>1443146481.45823</text:p>
          </table:table-cell>
          <table:table-cell office:value-type="float" office:value="4320" calcext:value-type="float">
            <text:p>4320</text:p>
          </table:table-cell>
          <table:table-cell table:formula="of:=[.B187]-[.$B$2]" office:value-type="float" office:value="21.4580578804016" calcext:value-type="float">
            <text:p>21.4580578804</text:p>
          </table:table-cell>
          <table:table-cell table:formula="of:=[.C187]/([.D187]-[.D186])" office:value-type="float" office:value="84757.9885675795" calcext:value-type="float">
            <text:p>84757.9885675795</text:p>
          </table:table-cell>
          <table:table-cell/>
          <table:table-cell office:value-type="float" office:value="1443146481.70406" calcext:value-type="float">
            <text:p>1443146481.70406</text:p>
          </table:table-cell>
          <table:table-cell table:formula="of:=[.G187]-[.$B$2]" office:value-type="float" office:value="21.7038877010345" calcext:value-type="float">
            <text:p>21.703887701</text:p>
          </table:table-cell>
          <table:table-cell table:formula="of:=[.C187]/([.H187]-[.H186])" office:value-type="float" office:value="84993.7532190351" calcext:value-type="float">
            <text:p>84993.7532190351</text:p>
          </table:table-cell>
          <table:table-cell table:formula="of:=[.G187]-[.$B187]" office:value-type="float" office:value="0.245829820632935" calcext:value-type="float">
            <text:p>0.2458298206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46481.50923" calcext:value-type="float">
            <text:p>1443146481.50923</text:p>
          </table:table-cell>
          <table:table-cell office:value-type="float" office:value="4320" calcext:value-type="float">
            <text:p>4320</text:p>
          </table:table-cell>
          <table:table-cell table:formula="of:=[.B188]-[.$B$2]" office:value-type="float" office:value="21.5090537071228" calcext:value-type="float">
            <text:p>21.5090537071</text:p>
          </table:table-cell>
          <table:table-cell table:formula="of:=[.C188]/([.D188]-[.D187])" office:value-type="float" office:value="84712.814317506" calcext:value-type="float">
            <text:p>84712.814317506</text:p>
          </table:table-cell>
          <table:table-cell/>
          <table:table-cell office:value-type="float" office:value="1443146481.75515" calcext:value-type="float">
            <text:p>1443146481.75515</text:p>
          </table:table-cell>
          <table:table-cell table:formula="of:=[.G188]-[.$B$2]" office:value-type="float" office:value="21.7549712657928" calcext:value-type="float">
            <text:p>21.7549712658</text:p>
          </table:table-cell>
          <table:table-cell table:formula="of:=[.C188]/([.H188]-[.H187])" office:value-type="float" office:value="84567.3167180062" calcext:value-type="float">
            <text:p>84567.3167180062</text:p>
          </table:table-cell>
          <table:table-cell table:formula="of:=[.G188]-[.$B188]" office:value-type="float" office:value="0.245917558670044" calcext:value-type="float">
            <text:p>0.245917558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46481.56019" calcext:value-type="float">
            <text:p>1443146481.56019</text:p>
          </table:table-cell>
          <table:table-cell office:value-type="float" office:value="4320" calcext:value-type="float">
            <text:p>4320</text:p>
          </table:table-cell>
          <table:table-cell table:formula="of:=[.B189]-[.$B$2]" office:value-type="float" office:value="21.5600147247314" calcext:value-type="float">
            <text:p>21.5600147247</text:p>
          </table:table-cell>
          <table:table-cell table:formula="of:=[.C189]/([.D189]-[.D188])" office:value-type="float" office:value="84770.6777202848" calcext:value-type="float">
            <text:p>84770.6777202848</text:p>
          </table:table-cell>
          <table:table-cell/>
          <table:table-cell office:value-type="float" office:value="1443146481.80609" calcext:value-type="float">
            <text:p>1443146481.80609</text:p>
          </table:table-cell>
          <table:table-cell table:formula="of:=[.G189]-[.$B$2]" office:value-type="float" office:value="21.8059170246124" calcext:value-type="float">
            <text:p>21.8059170246</text:p>
          </table:table-cell>
          <table:table-cell table:formula="of:=[.C189]/([.H189]-[.H188])" office:value-type="float" office:value="84796.0674272985" calcext:value-type="float">
            <text:p>84796.0674272985</text:p>
          </table:table-cell>
          <table:table-cell table:formula="of:=[.G189]-[.$B189]" office:value-type="float" office:value="0.245902299880981" calcext:value-type="float">
            <text:p>0.245902299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46481.61115" calcext:value-type="float">
            <text:p>1443146481.61115</text:p>
          </table:table-cell>
          <table:table-cell office:value-type="float" office:value="4320" calcext:value-type="float">
            <text:p>4320</text:p>
          </table:table-cell>
          <table:table-cell table:formula="of:=[.B190]-[.$B$2]" office:value-type="float" office:value="21.6109790802002" calcext:value-type="float">
            <text:p>21.6109790802</text:p>
          </table:table-cell>
          <table:table-cell table:formula="of:=[.C190]/([.D190]-[.D189])" office:value-type="float" office:value="84765.125748503" calcext:value-type="float">
            <text:p>84765.125748503</text:p>
          </table:table-cell>
          <table:table-cell/>
          <table:table-cell office:value-type="float" office:value="1443146481.85708" calcext:value-type="float">
            <text:p>1443146481.85708</text:p>
          </table:table-cell>
          <table:table-cell table:formula="of:=[.G190]-[.$B$2]" office:value-type="float" office:value="21.8569025993347" calcext:value-type="float">
            <text:p>21.8569025993</text:p>
          </table:table-cell>
          <table:table-cell table:formula="of:=[.C190]/([.H190]-[.H189])" office:value-type="float" office:value="84729.8480703674" calcext:value-type="float">
            <text:p>84729.8480703674</text:p>
          </table:table-cell>
          <table:table-cell table:formula="of:=[.G190]-[.$B190]" office:value-type="float" office:value="0.245923519134521" calcext:value-type="float">
            <text:p>0.245923519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46481.66212" calcext:value-type="float">
            <text:p>1443146481.66212</text:p>
          </table:table-cell>
          <table:table-cell office:value-type="float" office:value="4320" calcext:value-type="float">
            <text:p>4320</text:p>
          </table:table-cell>
          <table:table-cell table:formula="of:=[.B191]-[.$B$2]" office:value-type="float" office:value="21.661942243576" calcext:value-type="float">
            <text:p>21.6619422436</text:p>
          </table:table-cell>
          <table:table-cell table:formula="of:=[.C191]/([.D191]-[.D190])" office:value-type="float" office:value="84767.1085120816" calcext:value-type="float">
            <text:p>84767.1085120816</text:p>
          </table:table-cell>
          <table:table-cell/>
          <table:table-cell office:value-type="float" office:value="1443146481.90805" calcext:value-type="float">
            <text:p>1443146481.90805</text:p>
          </table:table-cell>
          <table:table-cell table:formula="of:=[.G191]-[.$B$2]" office:value-type="float" office:value="21.9078750610352" calcext:value-type="float">
            <text:p>21.907875061</text:p>
          </table:table-cell>
          <table:table-cell table:formula="of:=[.C191]/([.H191]-[.H190])" office:value-type="float" office:value="84751.6454156805" calcext:value-type="float">
            <text:p>84751.6454156805</text:p>
          </table:table-cell>
          <table:table-cell table:formula="of:=[.G191]-[.$B191]" office:value-type="float" office:value="0.245932817459106" calcext:value-type="float">
            <text:p>0.245932817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46481.71309" calcext:value-type="float">
            <text:p>1443146481.71309</text:p>
          </table:table-cell>
          <table:table-cell office:value-type="float" office:value="4320" calcext:value-type="float">
            <text:p>4320</text:p>
          </table:table-cell>
          <table:table-cell table:formula="of:=[.B192]-[.$B$2]" office:value-type="float" office:value="21.7129147052765" calcext:value-type="float">
            <text:p>21.7129147053</text:p>
          </table:table-cell>
          <table:table-cell table:formula="of:=[.C192]/([.D192]-[.D191])" office:value-type="float" office:value="84751.6454156805" calcext:value-type="float">
            <text:p>84751.6454156805</text:p>
          </table:table-cell>
          <table:table-cell/>
          <table:table-cell office:value-type="float" office:value="1443146481.95909" calcext:value-type="float">
            <text:p>1443146481.95909</text:p>
          </table:table-cell>
          <table:table-cell table:formula="of:=[.G192]-[.$B$2]" office:value-type="float" office:value="21.9589161872864" calcext:value-type="float">
            <text:p>21.9589161873</text:p>
          </table:table-cell>
          <table:table-cell table:formula="of:=[.C192]/([.H192]-[.H191])" office:value-type="float" office:value="84637.6308143609" calcext:value-type="float">
            <text:p>84637.6308143609</text:p>
          </table:table-cell>
          <table:table-cell table:formula="of:=[.G192]-[.$B192]" office:value-type="float" office:value="0.246001482009888" calcext:value-type="float">
            <text:p>0.24600148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46481.76407" calcext:value-type="float">
            <text:p>1443146481.76407</text:p>
          </table:table-cell>
          <table:table-cell office:value-type="float" office:value="4320" calcext:value-type="float">
            <text:p>4320</text:p>
          </table:table-cell>
          <table:table-cell table:formula="of:=[.B193]-[.$B$2]" office:value-type="float" office:value="21.7638936042786" calcext:value-type="float">
            <text:p>21.7638936043</text:p>
          </table:table-cell>
          <table:table-cell table:formula="of:=[.C193]/([.D193]-[.D192])" office:value-type="float" office:value="84740.9434994692" calcext:value-type="float">
            <text:p>84740.9434994692</text:p>
          </table:table-cell>
          <table:table-cell/>
          <table:table-cell office:value-type="float" office:value="1443146482.00998" calcext:value-type="float">
            <text:p>1443146482.00998</text:p>
          </table:table-cell>
          <table:table-cell table:formula="of:=[.G193]-[.$B$2]" office:value-type="float" office:value="22.0098073482513" calcext:value-type="float">
            <text:p>22.0098073483</text:p>
          </table:table-cell>
          <table:table-cell table:formula="of:=[.C193]/([.H193]-[.H192])" office:value-type="float" office:value="84887.0396761816" calcext:value-type="float">
            <text:p>84887.0396761816</text:p>
          </table:table-cell>
          <table:table-cell table:formula="of:=[.G193]-[.$B193]" office:value-type="float" office:value="0.245913743972778" calcext:value-type="float">
            <text:p>0.24591374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46481.81504" calcext:value-type="float">
            <text:p>1443146481.81504</text:p>
          </table:table-cell>
          <table:table-cell office:value-type="float" office:value="4320" calcext:value-type="float">
            <text:p>4320</text:p>
          </table:table-cell>
          <table:table-cell table:formula="of:=[.B194]-[.$B$2]" office:value-type="float" office:value="21.8148646354675" calcext:value-type="float">
            <text:p>21.8148646355</text:p>
          </table:table-cell>
          <table:table-cell table:formula="of:=[.C194]/([.D194]-[.D193])" office:value-type="float" office:value="84754.023986379" calcext:value-type="float">
            <text:p>84754.023986379</text:p>
          </table:table-cell>
          <table:table-cell/>
          <table:table-cell office:value-type="float" office:value="1443146482.061" calcext:value-type="float">
            <text:p>1443146482.061</text:p>
          </table:table-cell>
          <table:table-cell table:formula="of:=[.G194]-[.$B$2]" office:value-type="float" office:value="22.0608229637146" calcext:value-type="float">
            <text:p>22.0608229637</text:p>
          </table:table-cell>
          <table:table-cell table:formula="of:=[.C194]/([.H194]-[.H193])" office:value-type="float" office:value="84679.9545741325" calcext:value-type="float">
            <text:p>84679.9545741325</text:p>
          </table:table-cell>
          <table:table-cell table:formula="of:=[.G194]-[.$B194]" office:value-type="float" office:value="0.24595832824707" calcext:value-type="float">
            <text:p>0.2459583282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46481.86602" calcext:value-type="float">
            <text:p>1443146481.86602</text:p>
          </table:table-cell>
          <table:table-cell office:value-type="float" office:value="4320" calcext:value-type="float">
            <text:p>4320</text:p>
          </table:table-cell>
          <table:table-cell table:formula="of:=[.B195]-[.$B$2]" office:value-type="float" office:value="21.865843296051" calcext:value-type="float">
            <text:p>21.8658432961</text:p>
          </table:table-cell>
          <table:table-cell table:formula="of:=[.C195]/([.D195]-[.D194])" office:value-type="float" office:value="84741.339818539" calcext:value-type="float">
            <text:p>84741.339818539</text:p>
          </table:table-cell>
          <table:table-cell/>
          <table:table-cell office:value-type="float" office:value="1443146482.11184" calcext:value-type="float">
            <text:p>1443146482.11184</text:p>
          </table:table-cell>
          <table:table-cell table:formula="of:=[.G195]-[.$B$2]" office:value-type="float" office:value="22.1116709709167" calcext:value-type="float">
            <text:p>22.1116709709</text:p>
          </table:table-cell>
          <table:table-cell table:formula="of:=[.C195]/([.H195]-[.H194])" office:value-type="float" office:value="84959.0817359991" calcext:value-type="float">
            <text:p>84959.0817359991</text:p>
          </table:table-cell>
          <table:table-cell table:formula="of:=[.G195]-[.$B195]" office:value-type="float" office:value="0.245827674865723" calcext:value-type="float">
            <text:p>0.245827674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46481.91698" calcext:value-type="float">
            <text:p>1443146481.91698</text:p>
          </table:table-cell>
          <table:table-cell office:value-type="float" office:value="4320" calcext:value-type="float">
            <text:p>4320</text:p>
          </table:table-cell>
          <table:table-cell table:formula="of:=[.B196]-[.$B$2]" office:value-type="float" office:value="21.9168057441711" calcext:value-type="float">
            <text:p>21.9168057442</text:p>
          </table:table-cell>
          <table:table-cell table:formula="of:=[.C196]/([.D196]-[.D195])" office:value-type="float" office:value="84768.2982147536" calcext:value-type="float">
            <text:p>84768.2982147536</text:p>
          </table:table-cell>
          <table:table-cell/>
          <table:table-cell office:value-type="float" office:value="1443146482.1629" calcext:value-type="float">
            <text:p>1443146482.1629</text:p>
          </table:table-cell>
          <table:table-cell table:formula="of:=[.G196]-[.$B$2]" office:value-type="float" office:value="22.1627295017242" calcext:value-type="float">
            <text:p>22.1627295017</text:p>
          </table:table-cell>
          <table:table-cell table:formula="of:=[.C196]/([.H196]-[.H195])" office:value-type="float" office:value="84608.7799957974" calcext:value-type="float">
            <text:p>84608.7799957974</text:p>
          </table:table-cell>
          <table:table-cell table:formula="of:=[.G196]-[.$B196]" office:value-type="float" office:value="0.245923757553101" calcext:value-type="float">
            <text:p>0.2459237576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46481.96794" calcext:value-type="float">
            <text:p>1443146481.96794</text:p>
          </table:table-cell>
          <table:table-cell office:value-type="float" office:value="4320" calcext:value-type="float">
            <text:p>4320</text:p>
          </table:table-cell>
          <table:table-cell table:formula="of:=[.B197]-[.$B$2]" office:value-type="float" office:value="21.9677681922913" calcext:value-type="float">
            <text:p>21.9677681923</text:p>
          </table:table-cell>
          <table:table-cell table:formula="of:=[.C197]/([.D197]-[.D196])" office:value-type="float" office:value="84768.2982147536" calcext:value-type="float">
            <text:p>84768.2982147536</text:p>
          </table:table-cell>
          <table:table-cell/>
          <table:table-cell office:value-type="float" office:value="1443146482.1787" calcext:value-type="float">
            <text:p>1443146482.1787</text:p>
          </table:table-cell>
          <table:table-cell table:formula="of:=[.G197]-[.$B$2]" office:value-type="float" office:value="22.1785233020782" calcext:value-type="float">
            <text:p>22.1785233021</text:p>
          </table:table-cell>
          <table:table-cell table:formula="of:=[.C197]/([.H197]-[.H196])" office:value-type="float" office:value="273525.048004348" calcext:value-type="float">
            <text:p>273525.048004348</text:p>
          </table:table-cell>
          <table:table-cell table:formula="of:=[.G197]-[.$B197]" office:value-type="float" office:value="0.210755109786987" calcext:value-type="float">
            <text:p>0.210755109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46482.0157" calcext:value-type="float">
            <text:p>1443146482.0157</text:p>
          </table:table-cell>
          <table:table-cell office:value-type="float" office:value="4320" calcext:value-type="float">
            <text:p>4320</text:p>
          </table:table-cell>
          <table:table-cell table:formula="of:=[.B198]-[.$B$2]" office:value-type="float" office:value="22.0155265331268" calcext:value-type="float">
            <text:p>22.0155265331</text:p>
          </table:table-cell>
          <table:table-cell table:formula="of:=[.C198]/([.D198]-[.D197])" office:value-type="float" office:value="90455.4036932201" calcext:value-type="float">
            <text:p>90455.4036932201</text:p>
          </table:table-cell>
          <table:table-cell/>
          <table:table-cell office:value-type="float" office:value="1443146482.29535" calcext:value-type="float">
            <text:p>1443146482.29535</text:p>
          </table:table-cell>
          <table:table-cell table:formula="of:=[.G198]-[.$B$2]" office:value-type="float" office:value="22.295177936554" calcext:value-type="float">
            <text:p>22.2951779366</text:p>
          </table:table-cell>
          <table:table-cell table:formula="of:=[.C198]/([.H198]-[.H197])" office:value-type="float" office:value="37032.3906925412" calcext:value-type="float">
            <text:p>37032.3906925412</text:p>
          </table:table-cell>
          <table:table-cell table:formula="of:=[.G198]-[.$B198]" office:value-type="float" office:value="0.279651403427124" calcext:value-type="float">
            <text:p>0.279651403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46482.05808" calcext:value-type="float">
            <text:p>1443146482.05808</text:p>
          </table:table-cell>
          <table:table-cell office:value-type="float" office:value="4320" calcext:value-type="float">
            <text:p>4320</text:p>
          </table:table-cell>
          <table:table-cell table:formula="of:=[.B199]-[.$B$2]" office:value-type="float" office:value="22.0579056739807" calcext:value-type="float">
            <text:p>22.057905674</text:p>
          </table:table-cell>
          <table:table-cell table:formula="of:=[.C199]/([.D199]-[.D198])" office:value-type="float" office:value="101936.941451806" calcext:value-type="float">
            <text:p>101936.941451806</text:p>
          </table:table-cell>
          <table:table-cell/>
          <table:table-cell office:value-type="float" office:value="1443146482.33766" calcext:value-type="float">
            <text:p>1443146482.33766</text:p>
          </table:table-cell>
          <table:table-cell table:formula="of:=[.G199]-[.$B$2]" office:value-type="float" office:value="22.3374888896942" calcext:value-type="float">
            <text:p>22.3374888897</text:p>
          </table:table-cell>
          <table:table-cell table:formula="of:=[.C199]/([.H199]-[.H198])" office:value-type="float" office:value="102101.221536641" calcext:value-type="float">
            <text:p>102101.221536641</text:p>
          </table:table-cell>
          <table:table-cell table:formula="of:=[.G199]-[.$B199]" office:value-type="float" office:value="0.279583215713501" calcext:value-type="float">
            <text:p>0.279583215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46482.10041" calcext:value-type="float">
            <text:p>1443146482.10041</text:p>
          </table:table-cell>
          <table:table-cell office:value-type="float" office:value="4320" calcext:value-type="float">
            <text:p>4320</text:p>
          </table:table-cell>
          <table:table-cell table:formula="of:=[.B200]-[.$B$2]" office:value-type="float" office:value="22.1002376079559" calcext:value-type="float">
            <text:p>22.100237608</text:p>
          </table:table-cell>
          <table:table-cell table:formula="of:=[.C200]/([.D200]-[.D199])" office:value-type="float" office:value="102050.617449438" calcext:value-type="float">
            <text:p>102050.617449438</text:p>
          </table:table-cell>
          <table:table-cell/>
          <table:table-cell office:value-type="float" office:value="1443146482.38005" calcext:value-type="float">
            <text:p>1443146482.38005</text:p>
          </table:table-cell>
          <table:table-cell table:formula="of:=[.G200]-[.$B$2]" office:value-type="float" office:value="22.3798735141754" calcext:value-type="float">
            <text:p>22.3798735142</text:p>
          </table:table-cell>
          <table:table-cell table:formula="of:=[.C200]/([.H200]-[.H199])" office:value-type="float" office:value="101923.753079753" calcext:value-type="float">
            <text:p>101923.753079753</text:p>
          </table:table-cell>
          <table:table-cell table:formula="of:=[.G200]-[.$B200]" office:value-type="float" office:value="0.279635906219482" calcext:value-type="float">
            <text:p>0.279635906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46482.14274" calcext:value-type="float">
            <text:p>1443146482.14274</text:p>
          </table:table-cell>
          <table:table-cell office:value-type="float" office:value="4320" calcext:value-type="float">
            <text:p>4320</text:p>
          </table:table-cell>
          <table:table-cell table:formula="of:=[.B201]-[.$B$2]" office:value-type="float" office:value="22.1425659656525" calcext:value-type="float">
            <text:p>22.1425659657</text:p>
          </table:table-cell>
          <table:table-cell table:formula="of:=[.C201]/([.D201]-[.D200])" office:value-type="float" office:value="102059.23959941" calcext:value-type="float">
            <text:p>102059.23959941</text:p>
          </table:table-cell>
          <table:table-cell/>
          <table:table-cell office:value-type="float" office:value="1443146482.42233" calcext:value-type="float">
            <text:p>1443146482.42233</text:p>
          </table:table-cell>
          <table:table-cell table:formula="of:=[.G201]-[.$B$2]" office:value-type="float" office:value="22.4221549034119" calcext:value-type="float">
            <text:p>22.4221549034</text:p>
          </table:table-cell>
          <table:table-cell table:formula="of:=[.C201]/([.H201]-[.H200])" office:value-type="float" office:value="102172.612537428" calcext:value-type="float">
            <text:p>102172.612537428</text:p>
          </table:table-cell>
          <table:table-cell table:formula="of:=[.G201]-[.$B201]" office:value-type="float" office:value="0.279588937759399" calcext:value-type="float">
            <text:p>0.279588937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46482.18507" calcext:value-type="float">
            <text:p>1443146482.18507</text:p>
          </table:table-cell>
          <table:table-cell office:value-type="float" office:value="4320" calcext:value-type="float">
            <text:p>4320</text:p>
          </table:table-cell>
          <table:table-cell table:formula="of:=[.B202]-[.$B$2]" office:value-type="float" office:value="22.1848974227905" calcext:value-type="float">
            <text:p>22.1848974228</text:p>
          </table:table-cell>
          <table:table-cell table:formula="of:=[.C202]/([.D202]-[.D201])" office:value-type="float" office:value="102051.766985261" calcext:value-type="float">
            <text:p>102051.766985261</text:p>
          </table:table-cell>
          <table:table-cell/>
          <table:table-cell office:value-type="float" office:value="1443146482.46464" calcext:value-type="float">
            <text:p>1443146482.46464</text:p>
          </table:table-cell>
          <table:table-cell table:formula="of:=[.G202]-[.$B$2]" office:value-type="float" office:value="22.4644701480865" calcext:value-type="float">
            <text:p>22.4644701481</text:p>
          </table:table-cell>
          <table:table-cell table:formula="of:=[.C202]/([.H202]-[.H201])" office:value-type="float" office:value="102090.866618211" calcext:value-type="float">
            <text:p>102090.866618211</text:p>
          </table:table-cell>
          <table:table-cell table:formula="of:=[.G202]-[.$B202]" office:value-type="float" office:value="0.27957272529602" calcext:value-type="float">
            <text:p>0.279572725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46482.2274" calcext:value-type="float">
            <text:p>1443146482.2274</text:p>
          </table:table-cell>
          <table:table-cell office:value-type="float" office:value="4320" calcext:value-type="float">
            <text:p>4320</text:p>
          </table:table-cell>
          <table:table-cell table:formula="of:=[.B203]-[.$B$2]" office:value-type="float" office:value="22.2272279262543" calcext:value-type="float">
            <text:p>22.2272279263</text:p>
          </table:table-cell>
          <table:table-cell table:formula="of:=[.C203]/([.D203]-[.D202])" office:value-type="float" office:value="102054.066134601" calcext:value-type="float">
            <text:p>102054.066134601</text:p>
          </table:table-cell>
          <table:table-cell/>
          <table:table-cell office:value-type="float" office:value="1443146482.50694" calcext:value-type="float">
            <text:p>1443146482.50694</text:p>
          </table:table-cell>
          <table:table-cell table:formula="of:=[.G203]-[.$B$2]" office:value-type="float" office:value="22.5067694187164" calcext:value-type="float">
            <text:p>22.5067694187</text:p>
          </table:table-cell>
          <table:table-cell table:formula="of:=[.C203]/([.H203]-[.H202])" office:value-type="float" office:value="102129.420570862" calcext:value-type="float">
            <text:p>102129.420570862</text:p>
          </table:table-cell>
          <table:table-cell table:formula="of:=[.G203]-[.$B203]" office:value-type="float" office:value="0.279541492462158" calcext:value-type="float">
            <text:p>0.2795414925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46482.26972" calcext:value-type="float">
            <text:p>1443146482.26972</text:p>
          </table:table-cell>
          <table:table-cell office:value-type="float" office:value="4320" calcext:value-type="float">
            <text:p>4320</text:p>
          </table:table-cell>
          <table:table-cell table:formula="of:=[.B204]-[.$B$2]" office:value-type="float" office:value="22.2695484161377" calcext:value-type="float">
            <text:p>22.2695484161</text:p>
          </table:table-cell>
          <table:table-cell table:formula="of:=[.C204]/([.D204]-[.D203])" office:value-type="float" office:value="102078.213458776" calcext:value-type="float">
            <text:p>102078.213458776</text:p>
          </table:table-cell>
          <table:table-cell/>
          <table:table-cell office:value-type="float" office:value="1443146482.54926" calcext:value-type="float">
            <text:p>1443146482.54926</text:p>
          </table:table-cell>
          <table:table-cell table:formula="of:=[.G204]-[.$B$2]" office:value-type="float" office:value="22.5490834712982" calcext:value-type="float">
            <text:p>22.5490834713</text:p>
          </table:table-cell>
          <table:table-cell table:formula="of:=[.C204]/([.H204]-[.H203])" office:value-type="float" office:value="102093.742773752" calcext:value-type="float">
            <text:p>102093.742773752</text:p>
          </table:table-cell>
          <table:table-cell table:formula="of:=[.G204]-[.$B204]" office:value-type="float" office:value="0.279535055160522" calcext:value-type="float">
            <text:p>0.2795350552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46482.31208" calcext:value-type="float">
            <text:p>1443146482.31208</text:p>
          </table:table-cell>
          <table:table-cell office:value-type="float" office:value="4320" calcext:value-type="float">
            <text:p>4320</text:p>
          </table:table-cell>
          <table:table-cell table:formula="of:=[.B205]-[.$B$2]" office:value-type="float" office:value="22.3119053840637" calcext:value-type="float">
            <text:p>22.3119053841</text:p>
          </table:table-cell>
          <table:table-cell table:formula="of:=[.C205]/([.D205]-[.D204])" office:value-type="float" office:value="101990.303166759" calcext:value-type="float">
            <text:p>101990.303166759</text:p>
          </table:table-cell>
          <table:table-cell/>
          <table:table-cell office:value-type="float" office:value="1443146482.59166" calcext:value-type="float">
            <text:p>1443146482.59166</text:p>
          </table:table-cell>
          <table:table-cell table:formula="of:=[.G205]-[.$B$2]" office:value-type="float" office:value="22.5914843082428" calcext:value-type="float">
            <text:p>22.5914843082</text:p>
          </table:table-cell>
          <table:table-cell table:formula="of:=[.C205]/([.H205]-[.H204])" office:value-type="float" office:value="101884.781322747" calcext:value-type="float">
            <text:p>101884.781322747</text:p>
          </table:table-cell>
          <table:table-cell table:formula="of:=[.G205]-[.$B205]" office:value-type="float" office:value="0.279578924179077" calcext:value-type="float">
            <text:p>0.279578924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46482.35441" calcext:value-type="float">
            <text:p>1443146482.35441</text:p>
          </table:table-cell>
          <table:table-cell office:value-type="float" office:value="4320" calcext:value-type="float">
            <text:p>4320</text:p>
          </table:table-cell>
          <table:table-cell table:formula="of:=[.B206]-[.$B$2]" office:value-type="float" office:value="22.3542363643646" calcext:value-type="float">
            <text:p>22.3542363644</text:p>
          </table:table-cell>
          <table:table-cell table:formula="of:=[.C206]/([.D206]-[.D205])" office:value-type="float" office:value="102052.916546981" calcext:value-type="float">
            <text:p>102052.916546981</text:p>
          </table:table-cell>
          <table:table-cell/>
          <table:table-cell office:value-type="float" office:value="1443146482.63386" calcext:value-type="float">
            <text:p>1443146482.63386</text:p>
          </table:table-cell>
          <table:table-cell table:formula="of:=[.G206]-[.$B$2]" office:value-type="float" office:value="22.6336843967438" calcext:value-type="float">
            <text:p>22.6336843967</text:p>
          </table:table-cell>
          <table:table-cell table:formula="of:=[.C206]/([.H206]-[.H205])" office:value-type="float" office:value="102369.453559322" calcext:value-type="float">
            <text:p>102369.453559322</text:p>
          </table:table-cell>
          <table:table-cell table:formula="of:=[.G206]-[.$B206]" office:value-type="float" office:value="0.27944803237915" calcext:value-type="float">
            <text:p>0.279448032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46482.39674" calcext:value-type="float">
            <text:p>1443146482.39674</text:p>
          </table:table-cell>
          <table:table-cell office:value-type="float" office:value="4320" calcext:value-type="float">
            <text:p>4320</text:p>
          </table:table-cell>
          <table:table-cell table:formula="of:=[.B207]-[.$B$2]" office:value-type="float" office:value="22.3965666294098" calcext:value-type="float">
            <text:p>22.3965666294</text:p>
          </table:table-cell>
          <table:table-cell table:formula="of:=[.C207]/([.D207]-[.D206])" office:value-type="float" office:value="102054.640938123" calcext:value-type="float">
            <text:p>102054.640938123</text:p>
          </table:table-cell>
          <table:table-cell/>
          <table:table-cell office:value-type="float" office:value="1443146482.67915" calcext:value-type="float">
            <text:p>1443146482.67915</text:p>
          </table:table-cell>
          <table:table-cell table:formula="of:=[.G207]-[.$B$2]" office:value-type="float" office:value="22.6789772510529" calcext:value-type="float">
            <text:p>22.6789772511</text:p>
          </table:table-cell>
          <table:table-cell table:formula="of:=[.C207]/([.H207]-[.H206])" office:value-type="float" office:value="95379.2836839113" calcext:value-type="float">
            <text:p>95379.2836839113</text:p>
          </table:table-cell>
          <table:table-cell table:formula="of:=[.G207]-[.$B207]" office:value-type="float" office:value="0.282410621643066" calcext:value-type="float">
            <text:p>0.282410621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46482.43908" calcext:value-type="float">
            <text:p>1443146482.43908</text:p>
          </table:table-cell>
          <table:table-cell office:value-type="float" office:value="4320" calcext:value-type="float">
            <text:p>4320</text:p>
          </table:table-cell>
          <table:table-cell table:formula="of:=[.B208]-[.$B$2]" office:value-type="float" office:value="22.4389042854309" calcext:value-type="float">
            <text:p>22.4389042854</text:p>
          </table:table-cell>
          <table:table-cell table:formula="of:=[.C208]/([.D208]-[.D207])" office:value-type="float" office:value="102036.825039279" calcext:value-type="float">
            <text:p>102036.825039279</text:p>
          </table:table-cell>
          <table:table-cell/>
          <table:table-cell office:value-type="float" office:value="1443146482.76095" calcext:value-type="float">
            <text:p>1443146482.76095</text:p>
          </table:table-cell>
          <table:table-cell table:formula="of:=[.G208]-[.$B$2]" office:value-type="float" office:value="22.7607741355896" calcext:value-type="float">
            <text:p>22.7607741356</text:p>
          </table:table-cell>
          <table:table-cell table:formula="of:=[.C208]/([.H208]-[.H207])" office:value-type="float" office:value="52813.7474240777" calcext:value-type="float">
            <text:p>52813.7474240777</text:p>
          </table:table-cell>
          <table:table-cell table:formula="of:=[.G208]-[.$B208]" office:value-type="float" office:value="0.321869850158691" calcext:value-type="float">
            <text:p>0.3218698502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46482.48141" calcext:value-type="float">
            <text:p>1443146482.48141</text:p>
          </table:table-cell>
          <table:table-cell office:value-type="float" office:value="4320" calcext:value-type="float">
            <text:p>4320</text:p>
          </table:table-cell>
          <table:table-cell table:formula="of:=[.B209]-[.$B$2]" office:value-type="float" office:value="22.4812371730804" calcext:value-type="float">
            <text:p>22.4812371731</text:p>
          </table:table-cell>
          <table:table-cell table:formula="of:=[.C209]/([.D209]-[.D208])" office:value-type="float" office:value="102048.318455482" calcext:value-type="float">
            <text:p>102048.318455482</text:p>
          </table:table-cell>
          <table:table-cell/>
          <table:table-cell office:value-type="float" office:value="1443146482.8033" calcext:value-type="float">
            <text:p>1443146482.8033</text:p>
          </table:table-cell>
          <table:table-cell table:formula="of:=[.G209]-[.$B$2]" office:value-type="float" office:value="22.8031215667725" calcext:value-type="float">
            <text:p>22.8031215668</text:p>
          </table:table-cell>
          <table:table-cell table:formula="of:=[.C209]/([.H209]-[.H208])" office:value-type="float" office:value="102013.271627876" calcext:value-type="float">
            <text:p>102013.271627876</text:p>
          </table:table-cell>
          <table:table-cell table:formula="of:=[.G209]-[.$B209]" office:value-type="float" office:value="0.321884393692017" calcext:value-type="float">
            <text:p>0.3218843937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46482.52378" calcext:value-type="float">
            <text:p>1443146482.52378</text:p>
          </table:table-cell>
          <table:table-cell office:value-type="float" office:value="4320" calcext:value-type="float">
            <text:p>4320</text:p>
          </table:table-cell>
          <table:table-cell table:formula="of:=[.B210]-[.$B$2]" office:value-type="float" office:value="22.5236015319824" calcext:value-type="float">
            <text:p>22.523601532</text:p>
          </table:table-cell>
          <table:table-cell table:formula="of:=[.C210]/([.D210]-[.D209])" office:value-type="float" office:value="101972.509722042" calcext:value-type="float">
            <text:p>101972.509722042</text:p>
          </table:table-cell>
          <table:table-cell/>
          <table:table-cell office:value-type="float" office:value="1443146482.84568" calcext:value-type="float">
            <text:p>1443146482.84568</text:p>
          </table:table-cell>
          <table:table-cell table:formula="of:=[.G210]-[.$B$2]" office:value-type="float" office:value="22.8455083370209" calcext:value-type="float">
            <text:p>22.845508337</text:p>
          </table:table-cell>
          <table:table-cell table:formula="of:=[.C210]/([.H210]-[.H209])" office:value-type="float" office:value="101918.593341321" calcext:value-type="float">
            <text:p>101918.593341321</text:p>
          </table:table-cell>
          <table:table-cell table:formula="of:=[.G210]-[.$B210]" office:value-type="float" office:value="0.321906805038452" calcext:value-type="float">
            <text:p>0.321906805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46482.56611" calcext:value-type="float">
            <text:p>1443146482.56611</text:p>
          </table:table-cell>
          <table:table-cell office:value-type="float" office:value="4320" calcext:value-type="float">
            <text:p>4320</text:p>
          </table:table-cell>
          <table:table-cell table:formula="of:=[.B211]-[.$B$2]" office:value-type="float" office:value="22.5659358501434" calcext:value-type="float">
            <text:p>22.5659358501</text:p>
          </table:table-cell>
          <table:table-cell table:formula="of:=[.C211]/([.D211]-[.D210])" office:value-type="float" office:value="102044.870158761" calcext:value-type="float">
            <text:p>102044.870158761</text:p>
          </table:table-cell>
          <table:table-cell/>
          <table:table-cell office:value-type="float" office:value="1443146482.88814" calcext:value-type="float">
            <text:p>1443146482.88814</text:p>
          </table:table-cell>
          <table:table-cell table:formula="of:=[.G211]-[.$B$2]" office:value-type="float" office:value="22.8879613876343" calcext:value-type="float">
            <text:p>22.8879613876</text:p>
          </table:table-cell>
          <table:table-cell table:formula="of:=[.C211]/([.H211]-[.H210])" office:value-type="float" office:value="101759.471641741" calcext:value-type="float">
            <text:p>101759.471641741</text:p>
          </table:table-cell>
          <table:table-cell table:formula="of:=[.G211]-[.$B211]" office:value-type="float" office:value="0.322025537490845" calcext:value-type="float">
            <text:p>0.322025537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46482.60842" calcext:value-type="float">
            <text:p>1443146482.60842</text:p>
          </table:table-cell>
          <table:table-cell office:value-type="float" office:value="4320" calcext:value-type="float">
            <text:p>4320</text:p>
          </table:table-cell>
          <table:table-cell table:formula="of:=[.B212]-[.$B$2]" office:value-type="float" office:value="22.6082491874695" calcext:value-type="float">
            <text:p>22.6082491875</text:p>
          </table:table-cell>
          <table:table-cell table:formula="of:=[.C212]/([.D212]-[.D211])" office:value-type="float" office:value="102095.468544865" calcext:value-type="float">
            <text:p>102095.468544865</text:p>
          </table:table-cell>
          <table:table-cell/>
          <table:table-cell office:value-type="float" office:value="1443146482.9303" calcext:value-type="float">
            <text:p>1443146482.9303</text:p>
          </table:table-cell>
          <table:table-cell table:formula="of:=[.G212]-[.$B$2]" office:value-type="float" office:value="22.9301269054413" calcext:value-type="float">
            <text:p>22.9301269054</text:p>
          </table:table-cell>
          <table:table-cell table:formula="of:=[.C212]/([.H212]-[.H211])" office:value-type="float" office:value="102453.384297871" calcext:value-type="float">
            <text:p>102453.384297871</text:p>
          </table:table-cell>
          <table:table-cell table:formula="of:=[.G212]-[.$B212]" office:value-type="float" office:value="0.321877717971802" calcext:value-type="float">
            <text:p>0.321877718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46482.65076" calcext:value-type="float">
            <text:p>1443146482.65076</text:p>
          </table:table-cell>
          <table:table-cell office:value-type="float" office:value="4320" calcext:value-type="float">
            <text:p>4320</text:p>
          </table:table-cell>
          <table:table-cell table:formula="of:=[.B213]-[.$B$2]" office:value-type="float" office:value="22.6505811214447" calcext:value-type="float">
            <text:p>22.6505811214</text:p>
          </table:table-cell>
          <table:table-cell table:formula="of:=[.C213]/([.D213]-[.D212])" office:value-type="float" office:value="102050.617449438" calcext:value-type="float">
            <text:p>102050.617449438</text:p>
          </table:table-cell>
          <table:table-cell/>
          <table:table-cell office:value-type="float" office:value="1443146482.9726" calcext:value-type="float">
            <text:p>1443146482.9726</text:p>
          </table:table-cell>
          <table:table-cell table:formula="of:=[.G213]-[.$B$2]" office:value-type="float" office:value="22.9724280834198" calcext:value-type="float">
            <text:p>22.9724280834</text:p>
          </table:table-cell>
          <table:table-cell table:formula="of:=[.C213]/([.H213]-[.H212])" office:value-type="float" office:value="102124.81558301" calcext:value-type="float">
            <text:p>102124.81558301</text:p>
          </table:table-cell>
          <table:table-cell table:formula="of:=[.G213]-[.$B213]" office:value-type="float" office:value="0.321846961975098" calcext:value-type="float">
            <text:p>0.321846962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46482.69309" calcext:value-type="float">
            <text:p>1443146482.69309</text:p>
          </table:table-cell>
          <table:table-cell office:value-type="float" office:value="4320" calcext:value-type="float">
            <text:p>4320</text:p>
          </table:table-cell>
          <table:table-cell table:formula="of:=[.B214]-[.$B$2]" office:value-type="float" office:value="22.6929125785828" calcext:value-type="float">
            <text:p>22.6929125786</text:p>
          </table:table-cell>
          <table:table-cell table:formula="of:=[.C214]/([.D214]-[.D213])" office:value-type="float" office:value="102051.766985261" calcext:value-type="float">
            <text:p>102051.766985261</text:p>
          </table:table-cell>
          <table:table-cell/>
          <table:table-cell office:value-type="float" office:value="1443146483.05728" calcext:value-type="float">
            <text:p>1443146483.05728</text:p>
          </table:table-cell>
          <table:table-cell table:formula="of:=[.G214]-[.$B$2]" office:value-type="float" office:value="23.057107925415" calcext:value-type="float">
            <text:p>23.0571079254</text:p>
          </table:table-cell>
          <table:table-cell table:formula="of:=[.C214]/([.H214]-[.H213])" office:value-type="float" office:value="51015.6832867363" calcext:value-type="float">
            <text:p>51015.6832867363</text:p>
          </table:table-cell>
          <table:table-cell table:formula="of:=[.G214]-[.$B214]" office:value-type="float" office:value="0.364195346832275" calcext:value-type="float">
            <text:p>0.3641953468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46482.73541" calcext:value-type="float">
            <text:p>1443146482.73541</text:p>
          </table:table-cell>
          <table:table-cell office:value-type="float" office:value="4320" calcext:value-type="float">
            <text:p>4320</text:p>
          </table:table-cell>
          <table:table-cell table:formula="of:=[.B215]-[.$B$2]" office:value-type="float" office:value="22.7352406978607" calcext:value-type="float">
            <text:p>22.7352406979</text:p>
          </table:table-cell>
          <table:table-cell table:formula="of:=[.C215]/([.D215]-[.D214])" office:value-type="float" office:value="102059.814461211" calcext:value-type="float">
            <text:p>102059.814461211</text:p>
          </table:table-cell>
          <table:table-cell/>
          <table:table-cell office:value-type="float" office:value="1443146483.0717" calcext:value-type="float">
            <text:p>1443146483.0717</text:p>
          </table:table-cell>
          <table:table-cell table:formula="of:=[.G215]-[.$B$2]" office:value-type="float" office:value="23.0715272426605" calcext:value-type="float">
            <text:p>23.0715272427</text:p>
          </table:table-cell>
          <table:table-cell table:formula="of:=[.C215]/([.H215]-[.H214])" office:value-type="float" office:value="299598.096529374" calcext:value-type="float">
            <text:p>299598.096529374</text:p>
          </table:table-cell>
          <table:table-cell table:formula="of:=[.G215]-[.$B215]" office:value-type="float" office:value="0.336286544799805" calcext:value-type="float">
            <text:p>0.3362865448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46482.77774" calcext:value-type="float">
            <text:p>1443146482.77774</text:p>
          </table:table-cell>
          <table:table-cell office:value-type="float" office:value="4320" calcext:value-type="float">
            <text:p>4320</text:p>
          </table:table-cell>
          <table:table-cell table:formula="of:=[.B216]-[.$B$2]" office:value-type="float" office:value="22.7775626182556" calcext:value-type="float">
            <text:p>22.7775626183</text:p>
          </table:table-cell>
          <table:table-cell table:formula="of:=[.C216]/([.D216]-[.D215])" office:value-type="float" office:value="102074.763141439" calcext:value-type="float">
            <text:p>102074.763141439</text:p>
          </table:table-cell>
          <table:table-cell/>
          <table:table-cell office:value-type="float" office:value="1443146483.09962" calcext:value-type="float">
            <text:p>1443146483.09962</text:p>
          </table:table-cell>
          <table:table-cell table:formula="of:=[.G216]-[.$B$2]" office:value-type="float" office:value="23.0994429588318" calcext:value-type="float">
            <text:p>23.0994429588</text:p>
          </table:table-cell>
          <table:table-cell table:formula="of:=[.C216]/([.H216]-[.H215])" office:value-type="float" office:value="154751.537574624" calcext:value-type="float">
            <text:p>154751.537574624</text:p>
          </table:table-cell>
          <table:table-cell table:formula="of:=[.G216]-[.$B216]" office:value-type="float" office:value="0.321880340576172" calcext:value-type="float">
            <text:p>0.3218803406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46482.8201" calcext:value-type="float">
            <text:p>1443146482.8201</text:p>
          </table:table-cell>
          <table:table-cell office:value-type="float" office:value="4320" calcext:value-type="float">
            <text:p>4320</text:p>
          </table:table-cell>
          <table:table-cell table:formula="of:=[.B217]-[.$B$2]" office:value-type="float" office:value="22.8199260234833" calcext:value-type="float">
            <text:p>22.8199260235</text:p>
          </table:table-cell>
          <table:table-cell table:formula="of:=[.C217]/([.D217]-[.D216])" office:value-type="float" office:value="101974.805301517" calcext:value-type="float">
            <text:p>101974.805301517</text:p>
          </table:table-cell>
          <table:table-cell/>
          <table:table-cell office:value-type="float" office:value="1443146483.14193" calcext:value-type="float">
            <text:p>1443146483.14193</text:p>
          </table:table-cell>
          <table:table-cell table:formula="of:=[.G217]-[.$B$2]" office:value-type="float" office:value="23.1417598724365" calcext:value-type="float">
            <text:p>23.1417598724</text:p>
          </table:table-cell>
          <table:table-cell table:formula="of:=[.C217]/([.H217]-[.H216])" office:value-type="float" office:value="102086.840272691" calcext:value-type="float">
            <text:p>102086.840272691</text:p>
          </table:table-cell>
          <table:table-cell table:formula="of:=[.G217]-[.$B217]" office:value-type="float" office:value="0.321833848953247" calcext:value-type="float">
            <text:p>0.321833849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46482.86243" calcext:value-type="float">
            <text:p>1443146482.86243</text:p>
          </table:table-cell>
          <table:table-cell office:value-type="float" office:value="4320" calcext:value-type="float">
            <text:p>4320</text:p>
          </table:table-cell>
          <table:table-cell table:formula="of:=[.B218]-[.$B$2]" office:value-type="float" office:value="22.8622605800629" calcext:value-type="float">
            <text:p>22.8622605801</text:p>
          </table:table-cell>
          <table:table-cell table:formula="of:=[.C218]/([.D218]-[.D217])" office:value-type="float" office:value="102044.295465297" calcext:value-type="float">
            <text:p>102044.295465297</text:p>
          </table:table-cell>
          <table:table-cell/>
          <table:table-cell office:value-type="float" office:value="1443146483.18428" calcext:value-type="float">
            <text:p>1443146483.18428</text:p>
          </table:table-cell>
          <table:table-cell table:formula="of:=[.G218]-[.$B$2]" office:value-type="float" office:value="23.1841073036194" calcext:value-type="float">
            <text:p>23.1841073036</text:p>
          </table:table-cell>
          <table:table-cell table:formula="of:=[.C218]/([.H218]-[.H217])" office:value-type="float" office:value="102013.271627876" calcext:value-type="float">
            <text:p>102013.271627876</text:p>
          </table:table-cell>
          <table:table-cell table:formula="of:=[.G218]-[.$B218]" office:value-type="float" office:value="0.321846723556519" calcext:value-type="float">
            <text:p>0.3218467236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46482.90484" calcext:value-type="float">
            <text:p>1443146482.90484</text:p>
          </table:table-cell>
          <table:table-cell office:value-type="float" office:value="4320" calcext:value-type="float">
            <text:p>4320</text:p>
          </table:table-cell>
          <table:table-cell table:formula="of:=[.B219]-[.$B$2]" office:value-type="float" office:value="22.9046642780304" calcext:value-type="float">
            <text:p>22.904664278</text:p>
          </table:table-cell>
          <table:table-cell table:formula="of:=[.C219]/([.D219]-[.D218])" office:value-type="float" office:value="101877.907047353" calcext:value-type="float">
            <text:p>101877.907047353</text:p>
          </table:table-cell>
          <table:table-cell/>
          <table:table-cell office:value-type="float" office:value="1443146483.22742" calcext:value-type="float">
            <text:p>1443146483.22742</text:p>
          </table:table-cell>
          <table:table-cell table:formula="of:=[.G219]-[.$B$2]" office:value-type="float" office:value="23.2272472381592" calcext:value-type="float">
            <text:p>23.2272472382</text:p>
          </table:table-cell>
          <table:table-cell table:formula="of:=[.C219]/([.H219]-[.H218])" office:value-type="float" office:value="100139.234008688" calcext:value-type="float">
            <text:p>100139.234008688</text:p>
          </table:table-cell>
          <table:table-cell table:formula="of:=[.G219]-[.$B219]" office:value-type="float" office:value="0.322582960128784" calcext:value-type="float">
            <text:p>0.3225829601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46482.94716" calcext:value-type="float">
            <text:p>1443146482.94716</text:p>
          </table:table-cell>
          <table:table-cell office:value-type="float" office:value="4320" calcext:value-type="float">
            <text:p>4320</text:p>
          </table:table-cell>
          <table:table-cell table:formula="of:=[.B220]-[.$B$2]" office:value-type="float" office:value="22.9469902515411" calcext:value-type="float">
            <text:p>22.9469902515</text:p>
          </table:table-cell>
          <table:table-cell table:formula="of:=[.C220]/([.D220]-[.D219])" office:value-type="float" office:value="102064.988508855" calcext:value-type="float">
            <text:p>102064.988508855</text:p>
          </table:table-cell>
          <table:table-cell/>
          <table:table-cell office:value-type="float" office:value="1443146483.27074" calcext:value-type="float">
            <text:p>1443146483.27074</text:p>
          </table:table-cell>
          <table:table-cell table:formula="of:=[.G220]-[.$B$2]" office:value-type="float" office:value="23.2705655097961" calcext:value-type="float">
            <text:p>23.2705655098</text:p>
          </table:table-cell>
          <table:table-cell table:formula="of:=[.C220]/([.H220]-[.H219])" office:value-type="float" office:value="99726.9705542407" calcext:value-type="float">
            <text:p>99726.9705542407</text:p>
          </table:table-cell>
          <table:table-cell table:formula="of:=[.G220]-[.$B220]" office:value-type="float" office:value="0.323575258255005" calcext:value-type="float">
            <text:p>0.3235752583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46482.98949" calcext:value-type="float">
            <text:p>1443146482.98949</text:p>
          </table:table-cell>
          <table:table-cell office:value-type="float" office:value="4320" calcext:value-type="float">
            <text:p>4320</text:p>
          </table:table-cell>
          <table:table-cell table:formula="of:=[.B221]-[.$B$2]" office:value-type="float" office:value="22.9893205165863" calcext:value-type="float">
            <text:p>22.9893205166</text:p>
          </table:table-cell>
          <table:table-cell table:formula="of:=[.C221]/([.D221]-[.D220])" office:value-type="float" office:value="102054.640938123" calcext:value-type="float">
            <text:p>102054.640938123</text:p>
          </table:table-cell>
          <table:table-cell/>
          <table:table-cell office:value-type="float" office:value="1443146483.31404" calcext:value-type="float">
            <text:p>1443146483.31404</text:p>
          </table:table-cell>
          <table:table-cell table:formula="of:=[.G221]-[.$B$2]" office:value-type="float" office:value="23.3138642311096" calcext:value-type="float">
            <text:p>23.3138642311</text:p>
          </table:table-cell>
          <table:table-cell table:formula="of:=[.C221]/([.H221]-[.H220])" office:value-type="float" office:value="99771.9994713889" calcext:value-type="float">
            <text:p>99771.9994713889</text:p>
          </table:table-cell>
          <table:table-cell table:formula="of:=[.G221]-[.$B221]" office:value-type="float" office:value="0.324543714523315" calcext:value-type="float">
            <text:p>0.324543714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46483.03259" calcext:value-type="float">
            <text:p>1443146483.03259</text:p>
          </table:table-cell>
          <table:table-cell office:value-type="float" office:value="4320" calcext:value-type="float">
            <text:p>4320</text:p>
          </table:table-cell>
          <table:table-cell table:formula="of:=[.B222]-[.$B$2]" office:value-type="float" office:value="23.0324122905731" calcext:value-type="float">
            <text:p>23.0324122906</text:p>
          </table:table-cell>
          <table:table-cell table:formula="of:=[.C222]/([.D222]-[.D221])" office:value-type="float" office:value="100251.152373575" calcext:value-type="float">
            <text:p>100251.152373575</text:p>
          </table:table-cell>
          <table:table-cell/>
          <table:table-cell office:value-type="float" office:value="1443146483.35743" calcext:value-type="float">
            <text:p>1443146483.35743</text:p>
          </table:table-cell>
          <table:table-cell table:formula="of:=[.G222]-[.$B$2]" office:value-type="float" office:value="23.3572561740875" calcext:value-type="float">
            <text:p>23.3572561741</text:p>
          </table:table-cell>
          <table:table-cell table:formula="of:=[.C222]/([.H222]-[.H221])" office:value-type="float" office:value="99557.6529541371" calcext:value-type="float">
            <text:p>99557.6529541371</text:p>
          </table:table-cell>
          <table:table-cell table:formula="of:=[.G222]-[.$B222]" office:value-type="float" office:value="0.324843883514404" calcext:value-type="float">
            <text:p>0.324843883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46483.07594" calcext:value-type="float">
            <text:p>1443146483.07594</text:p>
          </table:table-cell>
          <table:table-cell office:value-type="float" office:value="4320" calcext:value-type="float">
            <text:p>4320</text:p>
          </table:table-cell>
          <table:table-cell table:formula="of:=[.B223]-[.$B$2]" office:value-type="float" office:value="23.0757653713226" calcext:value-type="float">
            <text:p>23.0757653713</text:p>
          </table:table-cell>
          <table:table-cell table:formula="of:=[.C223]/([.D223]-[.D222])" office:value-type="float" office:value="99646.8976440309" calcext:value-type="float">
            <text:p>99646.8976440309</text:p>
          </table:table-cell>
          <table:table-cell/>
          <table:table-cell office:value-type="float" office:value="1443146483.40068" calcext:value-type="float">
            <text:p>1443146483.40068</text:p>
          </table:table-cell>
          <table:table-cell table:formula="of:=[.G223]-[.$B$2]" office:value-type="float" office:value="23.4005060195923" calcext:value-type="float">
            <text:p>23.4005060196</text:p>
          </table:table-cell>
          <table:table-cell table:formula="of:=[.C223]/([.H223]-[.H222])" office:value-type="float" office:value="99884.7498663197" calcext:value-type="float">
            <text:p>99884.7498663197</text:p>
          </table:table-cell>
          <table:table-cell table:formula="of:=[.G223]-[.$B223]" office:value-type="float" office:value="0.324740648269653" calcext:value-type="float">
            <text:p>0.324740648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46483.11928" calcext:value-type="float">
            <text:p>1443146483.11928</text:p>
          </table:table-cell>
          <table:table-cell office:value-type="float" office:value="4320" calcext:value-type="float">
            <text:p>4320</text:p>
          </table:table-cell>
          <table:table-cell table:formula="of:=[.B224]-[.$B$2]" office:value-type="float" office:value="23.1191091537476" calcext:value-type="float">
            <text:p>23.1191091537</text:p>
          </table:table-cell>
          <table:table-cell table:formula="of:=[.C224]/([.D224]-[.D223])" office:value-type="float" office:value="99668.2743939669" calcext:value-type="float">
            <text:p>99668.2743939669</text:p>
          </table:table-cell>
          <table:table-cell/>
          <table:table-cell office:value-type="float" office:value="1443146483.44405" calcext:value-type="float">
            <text:p>1443146483.44405</text:p>
          </table:table-cell>
          <table:table-cell table:formula="of:=[.G224]-[.$B$2]" office:value-type="float" office:value="23.4438729286194" calcext:value-type="float">
            <text:p>23.4438729286</text:p>
          </table:table-cell>
          <table:table-cell table:formula="of:=[.C224]/([.H224]-[.H223])" office:value-type="float" office:value="99615.1235334865" calcext:value-type="float">
            <text:p>99615.1235334865</text:p>
          </table:table-cell>
          <table:table-cell table:formula="of:=[.G224]-[.$B224]" office:value-type="float" office:value="0.324763774871826" calcext:value-type="float">
            <text:p>0.324763774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46483.16263" calcext:value-type="float">
            <text:p>1443146483.16263</text:p>
          </table:table-cell>
          <table:table-cell office:value-type="float" office:value="4320" calcext:value-type="float">
            <text:p>4320</text:p>
          </table:table-cell>
          <table:table-cell table:formula="of:=[.B225]-[.$B$2]" office:value-type="float" office:value="23.1624519824982" calcext:value-type="float">
            <text:p>23.1624519825</text:p>
          </table:table-cell>
          <table:table-cell table:formula="of:=[.C225]/([.D225]-[.D224])" office:value-type="float" office:value="99670.4673997349" calcext:value-type="float">
            <text:p>99670.4673997349</text:p>
          </table:table-cell>
          <table:table-cell/>
          <table:table-cell office:value-type="float" office:value="1443146483.48743" calcext:value-type="float">
            <text:p>1443146483.48743</text:p>
          </table:table-cell>
          <table:table-cell table:formula="of:=[.G225]-[.$B$2]" office:value-type="float" office:value="23.487251996994" calcext:value-type="float">
            <text:p>23.487251997</text:p>
          </table:table-cell>
          <table:table-cell table:formula="of:=[.C225]/([.H225]-[.H224])" office:value-type="float" office:value="99587.2009673253" calcext:value-type="float">
            <text:p>99587.2009673253</text:p>
          </table:table-cell>
          <table:table-cell table:formula="of:=[.G225]-[.$B225]" office:value-type="float" office:value="0.32480001449585" calcext:value-type="float">
            <text:p>0.324800014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46483.20598" calcext:value-type="float">
            <text:p>1443146483.20598</text:p>
          </table:table-cell>
          <table:table-cell office:value-type="float" office:value="4320" calcext:value-type="float">
            <text:p>4320</text:p>
          </table:table-cell>
          <table:table-cell table:formula="of:=[.B226]-[.$B$2]" office:value-type="float" office:value="23.2058107852936" calcext:value-type="float">
            <text:p>23.2058107853</text:p>
          </table:table-cell>
          <table:table-cell table:formula="of:=[.C226]/([.D226]-[.D225])" office:value-type="float" office:value="99633.747278126" calcext:value-type="float">
            <text:p>99633.747278126</text:p>
          </table:table-cell>
          <table:table-cell/>
          <table:table-cell office:value-type="float" office:value="1443146483.53072" calcext:value-type="float">
            <text:p>1443146483.53072</text:p>
          </table:table-cell>
          <table:table-cell table:formula="of:=[.G226]-[.$B$2]" office:value-type="float" office:value="23.5305500030518" calcext:value-type="float">
            <text:p>23.5305500031</text:p>
          </table:table-cell>
          <table:table-cell table:formula="of:=[.C226]/([.H226]-[.H225])" office:value-type="float" office:value="99773.6476418601" calcext:value-type="float">
            <text:p>99773.6476418601</text:p>
          </table:table-cell>
          <table:table-cell table:formula="of:=[.G226]-[.$B226]" office:value-type="float" office:value="0.324739217758179" calcext:value-type="float">
            <text:p>0.324739217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46483.24933" calcext:value-type="float">
            <text:p>1443146483.24933</text:p>
          </table:table-cell>
          <table:table-cell office:value-type="float" office:value="4320" calcext:value-type="float">
            <text:p>4320</text:p>
          </table:table-cell>
          <table:table-cell table:formula="of:=[.B227]-[.$B$2]" office:value-type="float" office:value="23.2491607666016" calcext:value-type="float">
            <text:p>23.2491607666</text:p>
          </table:table-cell>
          <table:table-cell table:formula="of:=[.C227]/([.D227]-[.D226])" office:value-type="float" office:value="99654.0222084115" calcext:value-type="float">
            <text:p>99654.0222084115</text:p>
          </table:table-cell>
          <table:table-cell/>
          <table:table-cell office:value-type="float" office:value="1443146483.57408" calcext:value-type="float">
            <text:p>1443146483.57408</text:p>
          </table:table-cell>
          <table:table-cell table:formula="of:=[.G227]-[.$B$2]" office:value-type="float" office:value="23.5739042758942" calcext:value-type="float">
            <text:p>23.5739042759</text:p>
          </table:table-cell>
          <table:table-cell table:formula="of:=[.C227]/([.H227]-[.H226])" office:value-type="float" office:value="99644.1576982089" calcext:value-type="float">
            <text:p>99644.1576982089</text:p>
          </table:table-cell>
          <table:table-cell table:formula="of:=[.G227]-[.$B227]" office:value-type="float" office:value="0.324743509292603" calcext:value-type="float">
            <text:p>0.324743509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46483.29268" calcext:value-type="float">
            <text:p>1443146483.29268</text:p>
          </table:table-cell>
          <table:table-cell office:value-type="float" office:value="4320" calcext:value-type="float">
            <text:p>4320</text:p>
          </table:table-cell>
          <table:table-cell table:formula="of:=[.B228]-[.$B$2]" office:value-type="float" office:value="23.2925071716309" calcext:value-type="float">
            <text:p>23.2925071716</text:p>
          </table:table-cell>
          <table:table-cell table:formula="of:=[.C228]/([.D228]-[.D227])" office:value-type="float" office:value="99662.244125671" calcext:value-type="float">
            <text:p>99662.244125671</text:p>
          </table:table-cell>
          <table:table-cell/>
          <table:table-cell office:value-type="float" office:value="1443146483.61738" calcext:value-type="float">
            <text:p>1443146483.61738</text:p>
          </table:table-cell>
          <table:table-cell table:formula="of:=[.G228]-[.$B$2]" office:value-type="float" office:value="23.617208480835" calcext:value-type="float">
            <text:p>23.6172084808</text:p>
          </table:table-cell>
          <table:table-cell table:formula="of:=[.C228]/([.H228]-[.H227])" office:value-type="float" office:value="99759.3653065831" calcext:value-type="float">
            <text:p>99759.3653065831</text:p>
          </table:table-cell>
          <table:table-cell table:formula="of:=[.G228]-[.$B228]" office:value-type="float" office:value="0.324701309204102" calcext:value-type="float">
            <text:p>0.324701309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46483.33606" calcext:value-type="float">
            <text:p>1443146483.33606</text:p>
          </table:table-cell>
          <table:table-cell office:value-type="float" office:value="4320" calcext:value-type="float">
            <text:p>4320</text:p>
          </table:table-cell>
          <table:table-cell table:formula="of:=[.B229]-[.$B$2]" office:value-type="float" office:value="23.3358867168427" calcext:value-type="float">
            <text:p>23.3358867168</text:p>
          </table:table-cell>
          <table:table-cell table:formula="of:=[.C229]/([.D229]-[.D228])" office:value-type="float" office:value="99586.106283698" calcext:value-type="float">
            <text:p>99586.106283698</text:p>
          </table:table-cell>
          <table:table-cell/>
          <table:table-cell office:value-type="float" office:value="1443146483.66076" calcext:value-type="float">
            <text:p>1443146483.66076</text:p>
          </table:table-cell>
          <table:table-cell table:formula="of:=[.G229]-[.$B$2]" office:value-type="float" office:value="23.6605846881866" calcext:value-type="float">
            <text:p>23.6605846882</text:p>
          </table:table-cell>
          <table:table-cell table:formula="of:=[.C229]/([.H229]-[.H228])" office:value-type="float" office:value="99593.7695745137" calcext:value-type="float">
            <text:p>99593.7695745137</text:p>
          </table:table-cell>
          <table:table-cell table:formula="of:=[.G229]-[.$B229]" office:value-type="float" office:value="0.324697971343994" calcext:value-type="float">
            <text:p>0.324697971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46483.37941" calcext:value-type="float">
            <text:p>1443146483.37941</text:p>
          </table:table-cell>
          <table:table-cell office:value-type="float" office:value="4320" calcext:value-type="float">
            <text:p>4320</text:p>
          </table:table-cell>
          <table:table-cell table:formula="of:=[.B230]-[.$B$2]" office:value-type="float" office:value="23.3792357444763" calcext:value-type="float">
            <text:p>23.3792357445</text:p>
          </table:table-cell>
          <table:table-cell table:formula="of:=[.C230]/([.D230]-[.D229])" office:value-type="float" office:value="99656.2145870344" calcext:value-type="float">
            <text:p>99656.2145870344</text:p>
          </table:table-cell>
          <table:table-cell/>
          <table:table-cell office:value-type="float" office:value="1443146483.70412" calcext:value-type="float">
            <text:p>1443146483.70412</text:p>
          </table:table-cell>
          <table:table-cell table:formula="of:=[.G230]-[.$B$2]" office:value-type="float" office:value="23.703944683075" calcext:value-type="float">
            <text:p>23.7039446831</text:p>
          </table:table-cell>
          <table:table-cell table:formula="of:=[.C230]/([.H230]-[.H229])" office:value-type="float" office:value="99631.0080554257" calcext:value-type="float">
            <text:p>99631.0080554257</text:p>
          </table:table-cell>
          <table:table-cell table:formula="of:=[.G230]-[.$B230]" office:value-type="float" office:value="0.324708938598633" calcext:value-type="float">
            <text:p>0.324708938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46483.42276" calcext:value-type="float">
            <text:p>1443146483.42276</text:p>
          </table:table-cell>
          <table:table-cell office:value-type="float" office:value="4320" calcext:value-type="float">
            <text:p>4320</text:p>
          </table:table-cell>
          <table:table-cell table:formula="of:=[.B231]-[.$B$2]" office:value-type="float" office:value="23.42258477211" calcext:value-type="float">
            <text:p>23.4225847721</text:p>
          </table:table-cell>
          <table:table-cell table:formula="of:=[.C231]/([.D231]-[.D230])" office:value-type="float" office:value="99656.2145870344" calcext:value-type="float">
            <text:p>99656.2145870344</text:p>
          </table:table-cell>
          <table:table-cell/>
          <table:table-cell office:value-type="float" office:value="1443146483.74749" calcext:value-type="float">
            <text:p>1443146483.74749</text:p>
          </table:table-cell>
          <table:table-cell table:formula="of:=[.G231]-[.$B$2]" office:value-type="float" office:value="23.7473168373108" calcext:value-type="float">
            <text:p>23.7473168373</text:p>
          </table:table-cell>
          <table:table-cell table:formula="of:=[.C231]/([.H231]-[.H230])" office:value-type="float" office:value="99603.0765847974" calcext:value-type="float">
            <text:p>99603.0765847974</text:p>
          </table:table-cell>
          <table:table-cell table:formula="of:=[.G231]-[.$B231]" office:value-type="float" office:value="0.324732065200806" calcext:value-type="float">
            <text:p>0.324732065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46483.46611" calcext:value-type="float">
            <text:p>1443146483.46611</text:p>
          </table:table-cell>
          <table:table-cell office:value-type="float" office:value="4320" calcext:value-type="float">
            <text:p>4320</text:p>
          </table:table-cell>
          <table:table-cell table:formula="of:=[.B232]-[.$B$2]" office:value-type="float" office:value="23.4659380912781" calcext:value-type="float">
            <text:p>23.4659380913</text:p>
          </table:table-cell>
          <table:table-cell table:formula="of:=[.C232]/([.D232]-[.D231])" office:value-type="float" office:value="99646.349642812" calcext:value-type="float">
            <text:p>99646.349642812</text:p>
          </table:table-cell>
          <table:table-cell/>
          <table:table-cell office:value-type="float" office:value="1443146483.79083" calcext:value-type="float">
            <text:p>1443146483.79083</text:p>
          </table:table-cell>
          <table:table-cell table:formula="of:=[.G232]-[.$B$2]" office:value-type="float" office:value="23.7906534671783" calcext:value-type="float">
            <text:p>23.7906534672</text:p>
          </table:table-cell>
          <table:table-cell table:formula="of:=[.C232]/([.H232]-[.H231])" office:value-type="float" office:value="99684.7242898876" calcext:value-type="float">
            <text:p>99684.7242898876</text:p>
          </table:table-cell>
          <table:table-cell table:formula="of:=[.G232]-[.$B232]" office:value-type="float" office:value="0.324715375900269" calcext:value-type="float">
            <text:p>0.324715375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46483.50945" calcext:value-type="float">
            <text:p>1443146483.50945</text:p>
          </table:table-cell>
          <table:table-cell office:value-type="float" office:value="4320" calcext:value-type="float">
            <text:p>4320</text:p>
          </table:table-cell>
          <table:table-cell table:formula="of:=[.B233]-[.$B$2]" office:value-type="float" office:value="23.5092747211456" calcext:value-type="float">
            <text:p>23.5092747211</text:p>
          </table:table-cell>
          <table:table-cell table:formula="of:=[.C233]/([.D233]-[.D232])" office:value-type="float" office:value="99684.7242898876" calcext:value-type="float">
            <text:p>99684.7242898876</text:p>
          </table:table-cell>
          <table:table-cell/>
          <table:table-cell office:value-type="float" office:value="1443146483.83409" calcext:value-type="float">
            <text:p>1443146483.83409</text:p>
          </table:table-cell>
          <table:table-cell table:formula="of:=[.G233]-[.$B$2]" office:value-type="float" office:value="23.8339178562164" calcext:value-type="float">
            <text:p>23.8339178562</text:p>
          </table:table-cell>
          <table:table-cell table:formula="of:=[.C233]/([.H233]-[.H232])" office:value-type="float" office:value="99851.173125248" calcext:value-type="float">
            <text:p>99851.173125248</text:p>
          </table:table-cell>
          <table:table-cell table:formula="of:=[.G233]-[.$B233]" office:value-type="float" office:value="0.324643135070801" calcext:value-type="float">
            <text:p>0.324643135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46483.55279" calcext:value-type="float">
            <text:p>1443146483.55279</text:p>
          </table:table-cell>
          <table:table-cell office:value-type="float" office:value="4320" calcext:value-type="float">
            <text:p>4320</text:p>
          </table:table-cell>
          <table:table-cell table:formula="of:=[.B234]-[.$B$2]" office:value-type="float" office:value="23.5526158809662" calcext:value-type="float">
            <text:p>23.552615881</text:p>
          </table:table-cell>
          <table:table-cell table:formula="of:=[.C234]/([.D234]-[.D233])" office:value-type="float" office:value="99674.3053920544" calcext:value-type="float">
            <text:p>99674.3053920544</text:p>
          </table:table-cell>
          <table:table-cell/>
          <table:table-cell office:value-type="float" office:value="1443146483.87751" calcext:value-type="float">
            <text:p>1443146483.87751</text:p>
          </table:table-cell>
          <table:table-cell table:formula="of:=[.G234]-[.$B$2]" office:value-type="float" office:value="23.8773348331451" calcext:value-type="float">
            <text:p>23.8773348331</text:p>
          </table:table-cell>
          <table:table-cell table:formula="of:=[.C234]/([.H234]-[.H233])" office:value-type="float" office:value="99500.2486491236" calcext:value-type="float">
            <text:p>99500.2486491236</text:p>
          </table:table-cell>
          <table:table-cell table:formula="of:=[.G234]-[.$B234]" office:value-type="float" office:value="0.324718952178955" calcext:value-type="float">
            <text:p>0.324718952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46483.59613" calcext:value-type="float">
            <text:p>1443146483.59613</text:p>
          </table:table-cell>
          <table:table-cell office:value-type="float" office:value="4320" calcext:value-type="float">
            <text:p>4320</text:p>
          </table:table-cell>
          <table:table-cell table:formula="of:=[.B235]-[.$B$2]" office:value-type="float" office:value="23.5959565639496" calcext:value-type="float">
            <text:p>23.5959565639</text:p>
          </table:table-cell>
          <table:table-cell table:formula="of:=[.C235]/([.D235]-[.D234])" office:value-type="float" office:value="99675.4020155789" calcext:value-type="float">
            <text:p>99675.4020155789</text:p>
          </table:table-cell>
          <table:table-cell/>
          <table:table-cell office:value-type="float" office:value="1443146483.92085" calcext:value-type="float">
            <text:p>1443146483.92085</text:p>
          </table:table-cell>
          <table:table-cell table:formula="of:=[.G235]-[.$B$2]" office:value-type="float" office:value="23.9206733703613" calcext:value-type="float">
            <text:p>23.9206733704</text:p>
          </table:table-cell>
          <table:table-cell table:formula="of:=[.C235]/([.H235]-[.H234])" office:value-type="float" office:value="99680.337120066" calcext:value-type="float">
            <text:p>99680.337120066</text:p>
          </table:table-cell>
          <table:table-cell table:formula="of:=[.G235]-[.$B235]" office:value-type="float" office:value="0.324716806411743" calcext:value-type="float">
            <text:p>0.324716806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46483.63947" calcext:value-type="float">
            <text:p>1443146483.63947</text:p>
          </table:table-cell>
          <table:table-cell office:value-type="float" office:value="4320" calcext:value-type="float">
            <text:p>4320</text:p>
          </table:table-cell>
          <table:table-cell table:formula="of:=[.B236]-[.$B$2]" office:value-type="float" office:value="23.6392982006073" calcext:value-type="float">
            <text:p>23.6392982006</text:p>
          </table:table-cell>
          <table:table-cell table:formula="of:=[.C236]/([.D236]-[.D235])" office:value-type="float" office:value="99673.2087926596" calcext:value-type="float">
            <text:p>99673.2087926596</text:p>
          </table:table-cell>
          <table:table-cell/>
          <table:table-cell office:value-type="float" office:value="1443146483.96424" calcext:value-type="float">
            <text:p>1443146483.96424</text:p>
          </table:table-cell>
          <table:table-cell table:formula="of:=[.G236]-[.$B$2]" office:value-type="float" office:value="23.9640669822693" calcext:value-type="float">
            <text:p>23.9640669823</text:p>
          </table:table-cell>
          <table:table-cell table:formula="of:=[.C236]/([.H236]-[.H235])" office:value-type="float" office:value="99553.8239398701" calcext:value-type="float">
            <text:p>99553.8239398701</text:p>
          </table:table-cell>
          <table:table-cell table:formula="of:=[.G236]-[.$B236]" office:value-type="float" office:value="0.324768781661987" calcext:value-type="float">
            <text:p>0.324768781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46483.68282" calcext:value-type="float">
            <text:p>1443146483.68282</text:p>
          </table:table-cell>
          <table:table-cell office:value-type="float" office:value="4320" calcext:value-type="float">
            <text:p>4320</text:p>
          </table:table-cell>
          <table:table-cell table:formula="of:=[.B237]-[.$B$2]" office:value-type="float" office:value="23.6826469898224" calcext:value-type="float">
            <text:p>23.6826469898</text:p>
          </table:table-cell>
          <table:table-cell table:formula="of:=[.C237]/([.D237]-[.D236])" office:value-type="float" office:value="99656.7626967627" calcext:value-type="float">
            <text:p>99656.7626967627</text:p>
          </table:table-cell>
          <table:table-cell/>
          <table:table-cell office:value-type="float" office:value="1443146484.00761" calcext:value-type="float">
            <text:p>1443146484.00761</text:p>
          </table:table-cell>
          <table:table-cell table:formula="of:=[.G237]-[.$B$2]" office:value-type="float" office:value="24.007440328598" calcext:value-type="float">
            <text:p>24.0074403286</text:p>
          </table:table-cell>
          <table:table-cell table:formula="of:=[.C237]/([.H237]-[.H236])" office:value-type="float" office:value="99600.3390482682" calcext:value-type="float">
            <text:p>99600.3390482682</text:p>
          </table:table-cell>
          <table:table-cell table:formula="of:=[.G237]-[.$B237]" office:value-type="float" office:value="0.324793338775635" calcext:value-type="float">
            <text:p>0.324793338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46483.72616" calcext:value-type="float">
            <text:p>1443146483.72616</text:p>
          </table:table-cell>
          <table:table-cell office:value-type="float" office:value="4320" calcext:value-type="float">
            <text:p>4320</text:p>
          </table:table-cell>
          <table:table-cell table:formula="of:=[.B238]-[.$B$2]" office:value-type="float" office:value="23.7259862422943" calcext:value-type="float">
            <text:p>23.7259862423</text:p>
          </table:table-cell>
          <table:table-cell table:formula="of:=[.C238]/([.D238]-[.D237])" office:value-type="float" office:value="99678.6920309388" calcext:value-type="float">
            <text:p>99678.6920309388</text:p>
          </table:table-cell>
          <table:table-cell/>
          <table:table-cell office:value-type="float" office:value="1443146484.02198" calcext:value-type="float">
            <text:p>1443146484.02198</text:p>
          </table:table-cell>
          <table:table-cell table:formula="of:=[.G238]-[.$B$2]" office:value-type="float" office:value="24.0218067169189" calcext:value-type="float">
            <text:p>24.0218067169</text:p>
          </table:table-cell>
          <table:table-cell table:formula="of:=[.C238]/([.H238]-[.H237])" office:value-type="float" office:value="300701.881607116" calcext:value-type="float">
            <text:p>300701.881607116</text:p>
          </table:table-cell>
          <table:table-cell table:formula="of:=[.G238]-[.$B238]" office:value-type="float" office:value="0.295820474624634" calcext:value-type="float">
            <text:p>0.295820474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46483.76951" calcext:value-type="float">
            <text:p>1443146483.76951</text:p>
          </table:table-cell>
          <table:table-cell office:value-type="float" office:value="4320" calcext:value-type="float">
            <text:p>4320</text:p>
          </table:table-cell>
          <table:table-cell table:formula="of:=[.B239]-[.$B$2]" office:value-type="float" office:value="23.7693338394165" calcext:value-type="float">
            <text:p>23.7693338394</text:p>
          </table:table-cell>
          <table:table-cell table:formula="of:=[.C239]/([.D239]-[.D238])" office:value-type="float" office:value="99659.5033358451" calcext:value-type="float">
            <text:p>99659.5033358451</text:p>
          </table:table-cell>
          <table:table-cell/>
          <table:table-cell office:value-type="float" office:value="1443146484.05085" calcext:value-type="float">
            <text:p>1443146484.05085</text:p>
          </table:table-cell>
          <table:table-cell table:formula="of:=[.G239]-[.$B$2]" office:value-type="float" office:value="24.0506720542908" calcext:value-type="float">
            <text:p>24.0506720543</text:p>
          </table:table-cell>
          <table:table-cell table:formula="of:=[.C239]/([.H239]-[.H238])" office:value-type="float" office:value="149660.47146279" calcext:value-type="float">
            <text:p>149660.47146279</text:p>
          </table:table-cell>
          <table:table-cell table:formula="of:=[.G239]-[.$B239]" office:value-type="float" office:value="0.281338214874268" calcext:value-type="float">
            <text:p>0.281338214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46483.81286" calcext:value-type="float">
            <text:p>1443146483.81286</text:p>
          </table:table-cell>
          <table:table-cell office:value-type="float" office:value="4320" calcext:value-type="float">
            <text:p>4320</text:p>
          </table:table-cell>
          <table:table-cell table:formula="of:=[.B240]-[.$B$2]" office:value-type="float" office:value="23.8126876354218" calcext:value-type="float">
            <text:p>23.8126876354</text:p>
          </table:table-cell>
          <table:table-cell table:formula="of:=[.C240]/([.D240]-[.D239])" office:value-type="float" office:value="99645.2536584561" calcext:value-type="float">
            <text:p>99645.2536584561</text:p>
          </table:table-cell>
          <table:table-cell/>
          <table:table-cell office:value-type="float" office:value="1443146484.09426" calcext:value-type="float">
            <text:p>1443146484.09426</text:p>
          </table:table-cell>
          <table:table-cell table:formula="of:=[.G240]-[.$B$2]" office:value-type="float" office:value="24.0940823554993" calcext:value-type="float">
            <text:p>24.0940823555</text:p>
          </table:table-cell>
          <table:table-cell table:formula="of:=[.C240]/([.H240]-[.H239])" office:value-type="float" office:value="99515.549990114" calcext:value-type="float">
            <text:p>99515.549990114</text:p>
          </table:table-cell>
          <table:table-cell table:formula="of:=[.G240]-[.$B240]" office:value-type="float" office:value="0.281394720077515" calcext:value-type="float">
            <text:p>0.281394720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46483.8562" calcext:value-type="float">
            <text:p>1443146483.8562</text:p>
          </table:table-cell>
          <table:table-cell office:value-type="float" office:value="4320" calcext:value-type="float">
            <text:p>4320</text:p>
          </table:table-cell>
          <table:table-cell table:formula="of:=[.B241]-[.$B$2]" office:value-type="float" office:value="23.8560311794281" calcext:value-type="float">
            <text:p>23.8560311794</text:p>
          </table:table-cell>
          <table:table-cell table:formula="of:=[.C241]/([.D241]-[.D240])" office:value-type="float" office:value="99668.8226363616" calcext:value-type="float">
            <text:p>99668.8226363616</text:p>
          </table:table-cell>
          <table:table-cell/>
          <table:table-cell office:value-type="float" office:value="1443146484.13759" calcext:value-type="float">
            <text:p>1443146484.13759</text:p>
          </table:table-cell>
          <table:table-cell table:formula="of:=[.G241]-[.$B$2]" office:value-type="float" office:value="24.1374123096466" calcext:value-type="float">
            <text:p>24.1374123096</text:p>
          </table:table-cell>
          <table:table-cell table:formula="of:=[.C241]/([.H241]-[.H240])" office:value-type="float" office:value="99700.0824258965" calcext:value-type="float">
            <text:p>99700.0824258965</text:p>
          </table:table-cell>
          <table:table-cell table:formula="of:=[.G241]-[.$B241]" office:value-type="float" office:value="0.281381130218506" calcext:value-type="float">
            <text:p>0.281381130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46483.89955" calcext:value-type="float">
            <text:p>1443146483.89955</text:p>
          </table:table-cell>
          <table:table-cell office:value-type="float" office:value="4320" calcext:value-type="float">
            <text:p>4320</text:p>
          </table:table-cell>
          <table:table-cell table:formula="of:=[.B242]-[.$B$2]" office:value-type="float" office:value="23.8993747234344" calcext:value-type="float">
            <text:p>23.8993747234</text:p>
          </table:table-cell>
          <table:table-cell table:formula="of:=[.C242]/([.D242]-[.D241])" office:value-type="float" office:value="99668.8226363616" calcext:value-type="float">
            <text:p>99668.8226363616</text:p>
          </table:table-cell>
          <table:table-cell/>
          <table:table-cell office:value-type="float" office:value="1443146484.18091" calcext:value-type="float">
            <text:p>1443146484.18091</text:p>
          </table:table-cell>
          <table:table-cell table:formula="of:=[.G242]-[.$B$2]" office:value-type="float" office:value="24.1807317733765" calcext:value-type="float">
            <text:p>24.1807317734</text:p>
          </table:table-cell>
          <table:table-cell table:formula="of:=[.C242]/([.H242]-[.H241])" office:value-type="float" office:value="99724.2262032527" calcext:value-type="float">
            <text:p>99724.2262032527</text:p>
          </table:table-cell>
          <table:table-cell table:formula="of:=[.G242]-[.$B242]" office:value-type="float" office:value="0.281357049942017" calcext:value-type="float">
            <text:p>0.281357049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46483.94291" calcext:value-type="float">
            <text:p>1443146483.94291</text:p>
          </table:table-cell>
          <table:table-cell office:value-type="float" office:value="4320" calcext:value-type="float">
            <text:p>4320</text:p>
          </table:table-cell>
          <table:table-cell table:formula="of:=[.B243]-[.$B$2]" office:value-type="float" office:value="23.9427325725555" calcext:value-type="float">
            <text:p>23.9427325726</text:p>
          </table:table-cell>
          <table:table-cell table:formula="of:=[.C243]/([.D243]-[.D242])" office:value-type="float" office:value="99635.9387647369" calcext:value-type="float">
            <text:p>99635.9387647369</text:p>
          </table:table-cell>
          <table:table-cell/>
          <table:table-cell office:value-type="float" office:value="1443146484.22408" calcext:value-type="float">
            <text:p>1443146484.22408</text:p>
          </table:table-cell>
          <table:table-cell table:formula="of:=[.G243]-[.$B$2]" office:value-type="float" office:value="24.2239029407501" calcext:value-type="float">
            <text:p>24.2239029408</text:p>
          </table:table-cell>
          <table:table-cell table:formula="of:=[.C243]/([.H243]-[.H242])" office:value-type="float" office:value="100066.786765559" calcext:value-type="float">
            <text:p>100066.786765559</text:p>
          </table:table-cell>
          <table:table-cell table:formula="of:=[.G243]-[.$B243]" office:value-type="float" office:value="0.28117036819458" calcext:value-type="float">
            <text:p>0.281170368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46483.98628" calcext:value-type="float">
            <text:p>1443146483.98628</text:p>
          </table:table-cell>
          <table:table-cell office:value-type="float" office:value="4320" calcext:value-type="float">
            <text:p>4320</text:p>
          </table:table-cell>
          <table:table-cell table:formula="of:=[.B244]-[.$B$2]" office:value-type="float" office:value="23.9861097335815" calcext:value-type="float">
            <text:p>23.9861097336</text:p>
          </table:table-cell>
          <table:table-cell table:formula="of:=[.C244]/([.D244]-[.D243])" office:value-type="float" office:value="99591.5799425076" calcext:value-type="float">
            <text:p>99591.5799425076</text:p>
          </table:table-cell>
          <table:table-cell/>
          <table:table-cell office:value-type="float" office:value="1443146484.26716" calcext:value-type="float">
            <text:p>1443146484.26716</text:p>
          </table:table-cell>
          <table:table-cell table:formula="of:=[.G244]-[.$B$2]" office:value-type="float" office:value="24.2669849395752" calcext:value-type="float">
            <text:p>24.2669849396</text:p>
          </table:table-cell>
          <table:table-cell table:formula="of:=[.C244]/([.H244]-[.H243])" office:value-type="float" office:value="100273.899025451" calcext:value-type="float">
            <text:p>100273.899025451</text:p>
          </table:table-cell>
          <table:table-cell table:formula="of:=[.G244]-[.$B244]" office:value-type="float" office:value="0.280875205993652" calcext:value-type="float">
            <text:p>0.28087520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46484.0295" calcext:value-type="float">
            <text:p>1443146484.0295</text:p>
          </table:table-cell>
          <table:table-cell office:value-type="float" office:value="4320" calcext:value-type="float">
            <text:p>4320</text:p>
          </table:table-cell>
          <table:table-cell table:formula="of:=[.B245]-[.$B$2]" office:value-type="float" office:value="24.0293297767639" calcext:value-type="float">
            <text:p>24.0293297768</text:p>
          </table:table-cell>
          <table:table-cell table:formula="of:=[.C245]/([.D245]-[.D244])" office:value-type="float" office:value="99953.6252606494" calcext:value-type="float">
            <text:p>99953.6252606494</text:p>
          </table:table-cell>
          <table:table-cell/>
          <table:table-cell office:value-type="float" office:value="1443146484.35359" calcext:value-type="float">
            <text:p>1443146484.35359</text:p>
          </table:table-cell>
          <table:table-cell table:formula="of:=[.G245]-[.$B$2]" office:value-type="float" office:value="24.3534197807312" calcext:value-type="float">
            <text:p>24.3534197807</text:p>
          </table:table-cell>
          <table:table-cell table:formula="of:=[.C245]/([.H245]-[.H244])" office:value-type="float" office:value="49979.845421395" calcext:value-type="float">
            <text:p>49979.845421395</text:p>
          </table:table-cell>
          <table:table-cell table:formula="of:=[.G245]-[.$B245]" office:value-type="float" office:value="0.324090003967285" calcext:value-type="float">
            <text:p>0.32409000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46484.07265" calcext:value-type="float">
            <text:p>1443146484.07265</text:p>
          </table:table-cell>
          <table:table-cell office:value-type="float" office:value="4320" calcext:value-type="float">
            <text:p>4320</text:p>
          </table:table-cell>
          <table:table-cell table:formula="of:=[.B246]-[.$B$2]" office:value-type="float" office:value="24.0724756717682" calcext:value-type="float">
            <text:p>24.0724756718</text:p>
          </table:table-cell>
          <table:table-cell table:formula="of:=[.C246]/([.D246]-[.D245])" office:value-type="float" office:value="100125.400100571" calcext:value-type="float">
            <text:p>100125.400100571</text:p>
          </table:table-cell>
          <table:table-cell/>
          <table:table-cell office:value-type="float" office:value="1443146484.39671" calcext:value-type="float">
            <text:p>1443146484.39671</text:p>
          </table:table-cell>
          <table:table-cell table:formula="of:=[.G246]-[.$B$2]" office:value-type="float" office:value="24.3965377807617" calcext:value-type="float">
            <text:p>24.3965377808</text:p>
          </table:table-cell>
          <table:table-cell table:formula="of:=[.C246]/([.H246]-[.H245])" office:value-type="float" office:value="100190.17572574" calcext:value-type="float">
            <text:p>100190.17572574</text:p>
          </table:table-cell>
          <table:table-cell table:formula="of:=[.G246]-[.$B246]" office:value-type="float" office:value="0.32406210899353" calcext:value-type="float">
            <text:p>0.32406210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46484.11578" calcext:value-type="float">
            <text:p>1443146484.11578</text:p>
          </table:table-cell>
          <table:table-cell office:value-type="float" office:value="4320" calcext:value-type="float">
            <text:p>4320</text:p>
          </table:table-cell>
          <table:table-cell table:formula="of:=[.B247]-[.$B$2]" office:value-type="float" office:value="24.1156058311462" calcext:value-type="float">
            <text:p>24.1156058311</text:p>
          </table:table-cell>
          <table:table-cell table:formula="of:=[.C247]/([.D247]-[.D246])" office:value-type="float" office:value="100161.929895357" calcext:value-type="float">
            <text:p>100161.929895357</text:p>
          </table:table-cell>
          <table:table-cell/>
          <table:table-cell office:value-type="float" office:value="1443146484.43984" calcext:value-type="float">
            <text:p>1443146484.43984</text:p>
          </table:table-cell>
          <table:table-cell table:formula="of:=[.G247]-[.$B$2]" office:value-type="float" office:value="24.4396643638611" calcext:value-type="float">
            <text:p>24.4396643639</text:p>
          </table:table-cell>
          <table:table-cell table:formula="of:=[.C247]/([.H247]-[.H246])" office:value-type="float" office:value="100170.235839147" calcext:value-type="float">
            <text:p>100170.235839147</text:p>
          </table:table-cell>
          <table:table-cell table:formula="of:=[.G247]-[.$B247]" office:value-type="float" office:value="0.324058532714844" calcext:value-type="float">
            <text:p>0.324058532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46484.15891" calcext:value-type="float">
            <text:p>1443146484.15891</text:p>
          </table:table-cell>
          <table:table-cell office:value-type="float" office:value="4320" calcext:value-type="float">
            <text:p>4320</text:p>
          </table:table-cell>
          <table:table-cell table:formula="of:=[.B248]-[.$B$2]" office:value-type="float" office:value="24.1587347984314" calcext:value-type="float">
            <text:p>24.1587347984</text:p>
          </table:table-cell>
          <table:table-cell table:formula="of:=[.C248]/([.D248]-[.D247])" office:value-type="float" office:value="100164.698390235" calcext:value-type="float">
            <text:p>100164.698390235</text:p>
          </table:table-cell>
          <table:table-cell/>
          <table:table-cell office:value-type="float" office:value="1443146484.4829" calcext:value-type="float">
            <text:p>1443146484.4829</text:p>
          </table:table-cell>
          <table:table-cell table:formula="of:=[.G248]-[.$B$2]" office:value-type="float" office:value="24.4827227592468" calcext:value-type="float">
            <text:p>24.4827227592</text:p>
          </table:table-cell>
          <table:table-cell table:formula="of:=[.C248]/([.H248]-[.H247])" office:value-type="float" office:value="100328.866445183" calcext:value-type="float">
            <text:p>100328.866445183</text:p>
          </table:table-cell>
          <table:table-cell table:formula="of:=[.G248]-[.$B248]" office:value-type="float" office:value="0.32398796081543" calcext:value-type="float">
            <text:p>0.3239879608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46484.202" calcext:value-type="float">
            <text:p>1443146484.202</text:p>
          </table:table-cell>
          <table:table-cell office:value-type="float" office:value="4320" calcext:value-type="float">
            <text:p>4320</text:p>
          </table:table-cell>
          <table:table-cell table:formula="of:=[.B249]-[.$B$2]" office:value-type="float" office:value="24.2018275260925" calcext:value-type="float">
            <text:p>24.2018275261</text:p>
          </table:table-cell>
          <table:table-cell table:formula="of:=[.C249]/([.D249]-[.D248])" office:value-type="float" office:value="100248.933740539" calcext:value-type="float">
            <text:p>100248.933740539</text:p>
          </table:table-cell>
          <table:table-cell/>
          <table:table-cell office:value-type="float" office:value="1443146484.52603" calcext:value-type="float">
            <text:p>1443146484.52603</text:p>
          </table:table-cell>
          <table:table-cell table:formula="of:=[.G249]-[.$B$2]" office:value-type="float" office:value="24.525860786438" calcext:value-type="float">
            <text:p>24.5258607864</text:p>
          </table:table-cell>
          <table:table-cell table:formula="of:=[.C249]/([.H249]-[.H248])" office:value-type="float" office:value="100143.661666685" calcext:value-type="float">
            <text:p>100143.661666685</text:p>
          </table:table-cell>
          <table:table-cell table:formula="of:=[.G249]-[.$B249]" office:value-type="float" office:value="0.324033260345459" calcext:value-type="float">
            <text:p>0.324033260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46484.24514" calcext:value-type="float">
            <text:p>1443146484.24514</text:p>
          </table:table-cell>
          <table:table-cell office:value-type="float" office:value="4320" calcext:value-type="float">
            <text:p>4320</text:p>
          </table:table-cell>
          <table:table-cell table:formula="of:=[.B250]-[.$B$2]" office:value-type="float" office:value="24.244961977005" calcext:value-type="float">
            <text:p>24.244961977</text:p>
          </table:table-cell>
          <table:table-cell table:formula="of:=[.C250]/([.D250]-[.D249])" office:value-type="float" office:value="100151.964580835" calcext:value-type="float">
            <text:p>100151.964580835</text:p>
          </table:table-cell>
          <table:table-cell/>
          <table:table-cell office:value-type="float" office:value="1443146484.56918" calcext:value-type="float">
            <text:p>1443146484.56918</text:p>
          </table:table-cell>
          <table:table-cell table:formula="of:=[.G250]-[.$B$2]" office:value-type="float" office:value="24.5690066814423" calcext:value-type="float">
            <text:p>24.5690066814</text:p>
          </table:table-cell>
          <table:table-cell table:formula="of:=[.C250]/([.H250]-[.H249])" office:value-type="float" office:value="100125.400100571" calcext:value-type="float">
            <text:p>100125.400100571</text:p>
          </table:table-cell>
          <table:table-cell table:formula="of:=[.G250]-[.$B250]" office:value-type="float" office:value="0.324044704437256" calcext:value-type="float">
            <text:p>0.324044704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46484.28825" calcext:value-type="float">
            <text:p>1443146484.28825</text:p>
          </table:table-cell>
          <table:table-cell office:value-type="float" office:value="4320" calcext:value-type="float">
            <text:p>4320</text:p>
          </table:table-cell>
          <table:table-cell table:formula="of:=[.B251]-[.$B$2]" office:value-type="float" office:value="24.2880764007568" calcext:value-type="float">
            <text:p>24.2880764008</text:p>
          </table:table-cell>
          <table:table-cell table:formula="of:=[.C251]/([.D251]-[.D250])" office:value-type="float" office:value="100198.486354964" calcext:value-type="float">
            <text:p>100198.486354964</text:p>
          </table:table-cell>
          <table:table-cell/>
          <table:table-cell office:value-type="float" office:value="1443146484.61227" calcext:value-type="float">
            <text:p>1443146484.61227</text:p>
          </table:table-cell>
          <table:table-cell table:formula="of:=[.G251]-[.$B$2]" office:value-type="float" office:value="24.6120982170105" calcext:value-type="float">
            <text:p>24.612098217</text:p>
          </table:table-cell>
          <table:table-cell table:formula="of:=[.C251]/([.H251]-[.H250])" office:value-type="float" office:value="100251.707047179" calcext:value-type="float">
            <text:p>100251.707047179</text:p>
          </table:table-cell>
          <table:table-cell table:formula="of:=[.G251]-[.$B251]" office:value-type="float" office:value="0.324021816253662" calcext:value-type="float">
            <text:p>0.324021816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46484.33137" calcext:value-type="float">
            <text:p>1443146484.33137</text:p>
          </table:table-cell>
          <table:table-cell office:value-type="float" office:value="4320" calcext:value-type="float">
            <text:p>4320</text:p>
          </table:table-cell>
          <table:table-cell table:formula="of:=[.B252]-[.$B$2]" office:value-type="float" office:value="24.331200838089" calcext:value-type="float">
            <text:p>24.3312008381</text:p>
          </table:table-cell>
          <table:table-cell table:formula="of:=[.C252]/([.D252]-[.D251])" office:value-type="float" office:value="100175.220066675" calcext:value-type="float">
            <text:p>100175.220066675</text:p>
          </table:table-cell>
          <table:table-cell/>
          <table:table-cell office:value-type="float" office:value="1443146484.65874" calcext:value-type="float">
            <text:p>1443146484.65874</text:p>
          </table:table-cell>
          <table:table-cell table:formula="of:=[.G252]-[.$B$2]" office:value-type="float" office:value="24.6585624217987" calcext:value-type="float">
            <text:p>24.6585624218</text:p>
          </table:table-cell>
          <table:table-cell table:formula="of:=[.C252]/([.H252]-[.H251])" office:value-type="float" office:value="92974.7968288991" calcext:value-type="float">
            <text:p>92974.7968288991</text:p>
          </table:table-cell>
          <table:table-cell table:formula="of:=[.G252]-[.$B252]" office:value-type="float" office:value="0.327361583709717" calcext:value-type="float">
            <text:p>0.327361583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46484.3745" calcext:value-type="float">
            <text:p>1443146484.3745</text:p>
          </table:table-cell>
          <table:table-cell office:value-type="float" office:value="4320" calcext:value-type="float">
            <text:p>4320</text:p>
          </table:table-cell>
          <table:table-cell table:formula="of:=[.B253]-[.$B$2]" office:value-type="float" office:value="24.3743269443512" calcext:value-type="float">
            <text:p>24.3743269444</text:p>
          </table:table-cell>
          <table:table-cell table:formula="of:=[.C253]/([.D253]-[.D252])" office:value-type="float" office:value="100171.343402402" calcext:value-type="float">
            <text:p>100171.343402402</text:p>
          </table:table-cell>
          <table:table-cell/>
          <table:table-cell office:value-type="float" office:value="1443146484.74185" calcext:value-type="float">
            <text:p>1443146484.74185</text:p>
          </table:table-cell>
          <table:table-cell table:formula="of:=[.G253]-[.$B$2]" office:value-type="float" office:value="24.7416799068451" calcext:value-type="float">
            <text:p>24.7416799068</text:p>
          </table:table-cell>
          <table:table-cell table:formula="of:=[.C253]/([.H253]-[.H252])" office:value-type="float" office:value="51974.6236016293" calcext:value-type="float">
            <text:p>51974.6236016293</text:p>
          </table:table-cell>
          <table:table-cell table:formula="of:=[.G253]-[.$B253]" office:value-type="float" office:value="0.367352962493896" calcext:value-type="float">
            <text:p>0.3673529625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46484.41763" calcext:value-type="float">
            <text:p>1443146484.41763</text:p>
          </table:table-cell>
          <table:table-cell office:value-type="float" office:value="4320" calcext:value-type="float">
            <text:p>4320</text:p>
          </table:table-cell>
          <table:table-cell table:formula="of:=[.B254]-[.$B$2]" office:value-type="float" office:value="24.417453289032" calcext:value-type="float">
            <text:p>24.417453289</text:p>
          </table:table-cell>
          <table:table-cell table:formula="of:=[.C254]/([.D254]-[.D253])" office:value-type="float" office:value="100170.789617713" calcext:value-type="float">
            <text:p>100170.789617713</text:p>
          </table:table-cell>
          <table:table-cell/>
          <table:table-cell office:value-type="float" office:value="1443146484.82807" calcext:value-type="float">
            <text:p>1443146484.82807</text:p>
          </table:table-cell>
          <table:table-cell table:formula="of:=[.G254]-[.$B$2]" office:value-type="float" office:value="24.8278918266296" calcext:value-type="float">
            <text:p>24.8278918266</text:p>
          </table:table-cell>
          <table:table-cell table:formula="of:=[.C254]/([.H254]-[.H253])" office:value-type="float" office:value="50109.0801689164" calcext:value-type="float">
            <text:p>50109.0801689164</text:p>
          </table:table-cell>
          <table:table-cell table:formula="of:=[.G254]-[.$B254]" office:value-type="float" office:value="0.410438537597656" calcext:value-type="float">
            <text:p>0.410438537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46484.4609" calcext:value-type="float">
            <text:p>1443146484.4609</text:p>
          </table:table-cell>
          <table:table-cell office:value-type="float" office:value="4320" calcext:value-type="float">
            <text:p>4320</text:p>
          </table:table-cell>
          <table:table-cell table:formula="of:=[.B255]-[.$B$2]" office:value-type="float" office:value="24.460725069046" calcext:value-type="float">
            <text:p>24.460725069</text:p>
          </table:table-cell>
          <table:table-cell table:formula="of:=[.C255]/([.D255]-[.D254])" office:value-type="float" office:value="99834.118185074" calcext:value-type="float">
            <text:p>99834.118185074</text:p>
          </table:table-cell>
          <table:table-cell/>
          <table:table-cell office:value-type="float" office:value="1443146484.84241" calcext:value-type="float">
            <text:p>1443146484.84241</text:p>
          </table:table-cell>
          <table:table-cell table:formula="of:=[.G255]-[.$B$2]" office:value-type="float" office:value="24.8422403335571" calcext:value-type="float">
            <text:p>24.8422403336</text:p>
          </table:table-cell>
          <table:table-cell table:formula="of:=[.C255]/([.H255]-[.H254])" office:value-type="float" office:value="301076.622245854" calcext:value-type="float">
            <text:p>301076.622245854</text:p>
          </table:table-cell>
          <table:table-cell table:formula="of:=[.G255]-[.$B255]" office:value-type="float" office:value="0.381515264511108" calcext:value-type="float">
            <text:p>0.381515264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46484.50407" calcext:value-type="float">
            <text:p>1443146484.50407</text:p>
          </table:table-cell>
          <table:table-cell office:value-type="float" office:value="4320" calcext:value-type="float">
            <text:p>4320</text:p>
          </table:table-cell>
          <table:table-cell table:formula="of:=[.B256]-[.$B$2]" office:value-type="float" office:value="24.5038967132568" calcext:value-type="float">
            <text:p>24.5038967133</text:p>
          </table:table-cell>
          <table:table-cell table:formula="of:=[.C256]/([.D256]-[.D255])" office:value-type="float" office:value="100065.681513185" calcext:value-type="float">
            <text:p>100065.681513185</text:p>
          </table:table-cell>
          <table:table-cell/>
          <table:table-cell office:value-type="float" office:value="1443146484.87109" calcext:value-type="float">
            <text:p>1443146484.87109</text:p>
          </table:table-cell>
          <table:table-cell table:formula="of:=[.G256]-[.$B$2]" office:value-type="float" office:value="24.8709170818329" calcext:value-type="float">
            <text:p>24.8709170818</text:p>
          </table:table-cell>
          <table:table-cell table:formula="of:=[.C256]/([.H256]-[.H255])" office:value-type="float" office:value="150644.69508393" calcext:value-type="float">
            <text:p>150644.69508393</text:p>
          </table:table-cell>
          <table:table-cell table:formula="of:=[.G256]-[.$B256]" office:value-type="float" office:value="0.36702036857605" calcext:value-type="float">
            <text:p>0.367020368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46484.5472" calcext:value-type="float">
            <text:p>1443146484.5472</text:p>
          </table:table-cell>
          <table:table-cell office:value-type="float" office:value="4320" calcext:value-type="float">
            <text:p>4320</text:p>
          </table:table-cell>
          <table:table-cell table:formula="of:=[.B257]-[.$B$2]" office:value-type="float" office:value="24.5470266342163" calcext:value-type="float">
            <text:p>24.5470266342</text:p>
          </table:table-cell>
          <table:table-cell table:formula="of:=[.C257]/([.D257]-[.D256])" office:value-type="float" office:value="100162.48358209" calcext:value-type="float">
            <text:p>100162.48358209</text:p>
          </table:table-cell>
          <table:table-cell/>
          <table:table-cell office:value-type="float" office:value="1443146484.91424" calcext:value-type="float">
            <text:p>1443146484.91424</text:p>
          </table:table-cell>
          <table:table-cell table:formula="of:=[.G257]-[.$B$2]" office:value-type="float" office:value="24.9140708446503" calcext:value-type="float">
            <text:p>24.9140708447</text:p>
          </table:table-cell>
          <table:table-cell table:formula="of:=[.C257]/([.H257]-[.H256])" office:value-type="float" office:value="100107.14519337" calcext:value-type="float">
            <text:p>100107.14519337</text:p>
          </table:table-cell>
          <table:table-cell table:formula="of:=[.G257]-[.$B257]" office:value-type="float" office:value="0.36704421043396" calcext:value-type="float">
            <text:p>0.367044210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46484.59037" calcext:value-type="float">
            <text:p>1443146484.59037</text:p>
          </table:table-cell>
          <table:table-cell office:value-type="float" office:value="4320" calcext:value-type="float">
            <text:p>4320</text:p>
          </table:table-cell>
          <table:table-cell table:formula="of:=[.B258]-[.$B$2]" office:value-type="float" office:value="24.5901916027069" calcext:value-type="float">
            <text:p>24.5901916027</text:p>
          </table:table-cell>
          <table:table-cell table:formula="of:=[.C258]/([.D258]-[.D257])" office:value-type="float" office:value="100081.157268555" calcext:value-type="float">
            <text:p>100081.157268555</text:p>
          </table:table-cell>
          <table:table-cell/>
          <table:table-cell office:value-type="float" office:value="1443146484.95744" calcext:value-type="float">
            <text:p>1443146484.95744</text:p>
          </table:table-cell>
          <table:table-cell table:formula="of:=[.G258]-[.$B$2]" office:value-type="float" office:value="24.9572701454163" calcext:value-type="float">
            <text:p>24.9572701454</text:p>
          </table:table-cell>
          <table:table-cell table:formula="of:=[.C258]/([.H258]-[.H257])" office:value-type="float" office:value="100001.618623442" calcext:value-type="float">
            <text:p>100001.618623442</text:p>
          </table:table-cell>
          <table:table-cell table:formula="of:=[.G258]-[.$B258]" office:value-type="float" office:value="0.367078542709351" calcext:value-type="float">
            <text:p>0.367078542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46484.63349" calcext:value-type="float">
            <text:p>1443146484.63349</text:p>
          </table:table-cell>
          <table:table-cell office:value-type="float" office:value="4320" calcext:value-type="float">
            <text:p>4320</text:p>
          </table:table-cell>
          <table:table-cell table:formula="of:=[.B259]-[.$B$2]" office:value-type="float" office:value="24.6333198547363" calcext:value-type="float">
            <text:p>24.6333198547</text:p>
          </table:table-cell>
          <table:table-cell table:formula="of:=[.C259]/([.D259]-[.D258])" office:value-type="float" office:value="100166.359560624" calcext:value-type="float">
            <text:p>100166.359560624</text:p>
          </table:table-cell>
          <table:table-cell/>
          <table:table-cell office:value-type="float" office:value="1443146485.00053" calcext:value-type="float">
            <text:p>1443146485.00053</text:p>
          </table:table-cell>
          <table:table-cell table:formula="of:=[.G259]-[.$B$2]" office:value-type="float" office:value="25.0003607273102" calcext:value-type="float">
            <text:p>25.0003607273</text:p>
          </table:table-cell>
          <table:table-cell table:formula="of:=[.C259]/([.H259]-[.H258])" office:value-type="float" office:value="100253.925802971" calcext:value-type="float">
            <text:p>100253.925802971</text:p>
          </table:table-cell>
          <table:table-cell table:formula="of:=[.G259]-[.$B259]" office:value-type="float" office:value="0.367040872573853" calcext:value-type="float">
            <text:p>0.367040872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46484.67663" calcext:value-type="float">
            <text:p>1443146484.67663</text:p>
          </table:table-cell>
          <table:table-cell office:value-type="float" office:value="4320" calcext:value-type="float">
            <text:p>4320</text:p>
          </table:table-cell>
          <table:table-cell table:formula="of:=[.B260]-[.$B$2]" office:value-type="float" office:value="24.6764531135559" calcext:value-type="float">
            <text:p>24.6764531136</text:p>
          </table:table-cell>
          <table:table-cell table:formula="of:=[.C260]/([.D260]-[.D259])" office:value-type="float" office:value="100154.732524846" calcext:value-type="float">
            <text:p>100154.732524846</text:p>
          </table:table-cell>
          <table:table-cell/>
          <table:table-cell office:value-type="float" office:value="1443146485.01368" calcext:value-type="float">
            <text:p>1443146485.01368</text:p>
          </table:table-cell>
          <table:table-cell table:formula="of:=[.G260]-[.$B$2]" office:value-type="float" office:value="25.0135102272034" calcext:value-type="float">
            <text:p>25.0135102272</text:p>
          </table:table-cell>
          <table:table-cell table:formula="of:=[.C260]/([.H260]-[.H259])" office:value-type="float" office:value="328529.604554603" calcext:value-type="float">
            <text:p>328529.604554603</text:p>
          </table:table-cell>
          <table:table-cell table:formula="of:=[.G260]-[.$B260]" office:value-type="float" office:value="0.337057113647461" calcext:value-type="float">
            <text:p>0.337057113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46484.71975" calcext:value-type="float">
            <text:p>1443146484.71975</text:p>
          </table:table-cell>
          <table:table-cell office:value-type="float" office:value="4320" calcext:value-type="float">
            <text:p>4320</text:p>
          </table:table-cell>
          <table:table-cell table:formula="of:=[.B261]-[.$B$2]" office:value-type="float" office:value="24.7195730209351" calcext:value-type="float">
            <text:p>24.7195730209</text:p>
          </table:table-cell>
          <table:table-cell table:formula="of:=[.C261]/([.D261]-[.D260])" office:value-type="float" office:value="100185.74395382" calcext:value-type="float">
            <text:p>100185.74395382</text:p>
          </table:table-cell>
          <table:table-cell/>
          <table:table-cell office:value-type="float" office:value="1443146485.04371" calcext:value-type="float">
            <text:p>1443146485.04371</text:p>
          </table:table-cell>
          <table:table-cell table:formula="of:=[.G261]-[.$B$2]" office:value-type="float" office:value="25.0435338020325" calcext:value-type="float">
            <text:p>25.043533802</text:p>
          </table:table-cell>
          <table:table-cell table:formula="of:=[.C261]/([.H261]-[.H260])" office:value-type="float" office:value="143886.929674099" calcext:value-type="float">
            <text:p>143886.929674099</text:p>
          </table:table-cell>
          <table:table-cell table:formula="of:=[.G261]-[.$B261]" office:value-type="float" office:value="0.323960781097412" calcext:value-type="float">
            <text:p>0.323960781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46484.76288" calcext:value-type="float">
            <text:p>1443146484.76288</text:p>
          </table:table-cell>
          <table:table-cell office:value-type="float" office:value="4320" calcext:value-type="float">
            <text:p>4320</text:p>
          </table:table-cell>
          <table:table-cell table:formula="of:=[.B262]-[.$B$2]" office:value-type="float" office:value="24.7627031803131" calcext:value-type="float">
            <text:p>24.7627031803</text:p>
          </table:table-cell>
          <table:table-cell table:formula="of:=[.C262]/([.D262]-[.D261])" office:value-type="float" office:value="100161.929895357" calcext:value-type="float">
            <text:p>100161.929895357</text:p>
          </table:table-cell>
          <table:table-cell/>
          <table:table-cell office:value-type="float" office:value="1443146485.08686" calcext:value-type="float">
            <text:p>1443146485.08686</text:p>
          </table:table-cell>
          <table:table-cell table:formula="of:=[.G262]-[.$B$2]" office:value-type="float" office:value="25.0866873264313" calcext:value-type="float">
            <text:p>25.0866873264</text:p>
          </table:table-cell>
          <table:table-cell table:formula="of:=[.C262]/([.H262]-[.H261])" office:value-type="float" office:value="100107.698274576" calcext:value-type="float">
            <text:p>100107.698274576</text:p>
          </table:table-cell>
          <table:table-cell table:formula="of:=[.G262]-[.$B262]" office:value-type="float" office:value="0.323984146118164" calcext:value-type="float">
            <text:p>0.323984146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46484.80602" calcext:value-type="float">
            <text:p>1443146484.80602</text:p>
          </table:table-cell>
          <table:table-cell office:value-type="float" office:value="4320" calcext:value-type="float">
            <text:p>4320</text:p>
          </table:table-cell>
          <table:table-cell table:formula="of:=[.B263]-[.$B$2]" office:value-type="float" office:value="24.8058443069458" calcext:value-type="float">
            <text:p>24.8058443069</text:p>
          </table:table-cell>
          <table:table-cell table:formula="of:=[.C263]/([.D263]-[.D262])" office:value-type="float" office:value="100136.466921253" calcext:value-type="float">
            <text:p>100136.466921253</text:p>
          </table:table-cell>
          <table:table-cell/>
          <table:table-cell office:value-type="float" office:value="1443146485.13006" calcext:value-type="float">
            <text:p>1443146485.13006</text:p>
          </table:table-cell>
          <table:table-cell table:formula="of:=[.G263]-[.$B$2]" office:value-type="float" office:value="25.1298832893372" calcext:value-type="float">
            <text:p>25.1298832893</text:p>
          </table:table-cell>
          <table:table-cell table:formula="of:=[.C263]/([.H263]-[.H262])" office:value-type="float" office:value="100009.345998664" calcext:value-type="float">
            <text:p>100009.345998664</text:p>
          </table:table-cell>
          <table:table-cell table:formula="of:=[.G263]-[.$B263]" office:value-type="float" office:value="0.324038982391357" calcext:value-type="float">
            <text:p>0.324038982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46484.84919" calcext:value-type="float">
            <text:p>1443146484.84919</text:p>
          </table:table-cell>
          <table:table-cell office:value-type="float" office:value="4320" calcext:value-type="float">
            <text:p>4320</text:p>
          </table:table-cell>
          <table:table-cell table:formula="of:=[.B264]-[.$B$2]" office:value-type="float" office:value="24.8490161895752" calcext:value-type="float">
            <text:p>24.8490161896</text:p>
          </table:table-cell>
          <table:table-cell table:formula="of:=[.C264]/([.D264]-[.D263])" office:value-type="float" office:value="100065.128896154" calcext:value-type="float">
            <text:p>100065.128896154</text:p>
          </table:table-cell>
          <table:table-cell/>
          <table:table-cell office:value-type="float" office:value="1443146485.14321" calcext:value-type="float">
            <text:p>1443146485.14321</text:p>
          </table:table-cell>
          <table:table-cell table:formula="of:=[.G264]-[.$B$2]" office:value-type="float" office:value="25.1430385112762" calcext:value-type="float">
            <text:p>25.1430385113</text:p>
          </table:table-cell>
          <table:table-cell table:formula="of:=[.C264]/([.H264]-[.H263])" office:value-type="float" office:value="328386.706055059" calcext:value-type="float">
            <text:p>328386.706055059</text:p>
          </table:table-cell>
          <table:table-cell table:formula="of:=[.G264]-[.$B264]" office:value-type="float" office:value="0.29402232170105" calcext:value-type="float">
            <text:p>0.294022321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46484.89232" calcext:value-type="float">
            <text:p>1443146484.89232</text:p>
          </table:table-cell>
          <table:table-cell office:value-type="float" office:value="4320" calcext:value-type="float">
            <text:p>4320</text:p>
          </table:table-cell>
          <table:table-cell table:formula="of:=[.B265]-[.$B$2]" office:value-type="float" office:value="24.8921444416046" calcext:value-type="float">
            <text:p>24.8921444416</text:p>
          </table:table-cell>
          <table:table-cell table:formula="of:=[.C265]/([.D265]-[.D264])" office:value-type="float" office:value="100166.359560624" calcext:value-type="float">
            <text:p>100166.359560624</text:p>
          </table:table-cell>
          <table:table-cell/>
          <table:table-cell office:value-type="float" office:value="1443146485.17308" calcext:value-type="float">
            <text:p>1443146485.17308</text:p>
          </table:table-cell>
          <table:table-cell table:formula="of:=[.G265]-[.$B$2]" office:value-type="float" office:value="25.1729097366333" calcext:value-type="float">
            <text:p>25.1729097366</text:p>
          </table:table-cell>
          <table:table-cell table:formula="of:=[.C265]/([.H265]-[.H264])" office:value-type="float" office:value="144620.782989728" calcext:value-type="float">
            <text:p>144620.782989728</text:p>
          </table:table-cell>
          <table:table-cell table:formula="of:=[.G265]-[.$B265]" office:value-type="float" office:value="0.280765295028687" calcext:value-type="float">
            <text:p>0.280765295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46484.93541" calcext:value-type="float">
            <text:p>1443146484.93541</text:p>
          </table:table-cell>
          <table:table-cell office:value-type="float" office:value="4320" calcext:value-type="float">
            <text:p>4320</text:p>
          </table:table-cell>
          <table:table-cell table:formula="of:=[.B266]-[.$B$2]" office:value-type="float" office:value="24.9352340698242" calcext:value-type="float">
            <text:p>24.9352340698</text:p>
          </table:table-cell>
          <table:table-cell table:formula="of:=[.C266]/([.D266]-[.D265])" office:value-type="float" office:value="100256.144656976" calcext:value-type="float">
            <text:p>100256.144656976</text:p>
          </table:table-cell>
          <table:table-cell/>
          <table:table-cell office:value-type="float" office:value="1443146485.21535" calcext:value-type="float">
            <text:p>1443146485.21535</text:p>
          </table:table-cell>
          <table:table-cell table:formula="of:=[.G266]-[.$B$2]" office:value-type="float" office:value="25.2151784896851" calcext:value-type="float">
            <text:p>25.2151784897</text:p>
          </table:table-cell>
          <table:table-cell table:formula="of:=[.C266]/([.H266]-[.H265])" office:value-type="float" office:value="102203.156897252" calcext:value-type="float">
            <text:p>102203.156897252</text:p>
          </table:table-cell>
          <table:table-cell table:formula="of:=[.G266]-[.$B266]" office:value-type="float" office:value="0.27994441986084" calcext:value-type="float">
            <text:p>0.279944419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46484.97854" calcext:value-type="float">
            <text:p>1443146484.97854</text:p>
          </table:table-cell>
          <table:table-cell office:value-type="float" office:value="4320" calcext:value-type="float">
            <text:p>4320</text:p>
          </table:table-cell>
          <table:table-cell table:formula="of:=[.B267]-[.$B$2]" office:value-type="float" office:value="24.9783611297607" calcext:value-type="float">
            <text:p>24.9783611298</text:p>
          </table:table-cell>
          <table:table-cell table:formula="of:=[.C267]/([.D267]-[.D266])" office:value-type="float" office:value="100169.128300385" calcext:value-type="float">
            <text:p>100169.128300385</text:p>
          </table:table-cell>
          <table:table-cell/>
          <table:table-cell office:value-type="float" office:value="1443146485.25658" calcext:value-type="float">
            <text:p>1443146485.25658</text:p>
          </table:table-cell>
          <table:table-cell table:formula="of:=[.G267]-[.$B$2]" office:value-type="float" office:value="25.2564082145691" calcext:value-type="float">
            <text:p>25.2564082146</text:p>
          </table:table-cell>
          <table:table-cell table:formula="of:=[.C267]/([.H267]-[.H266])" office:value-type="float" office:value="104778.773376511" calcext:value-type="float">
            <text:p>104778.773376511</text:p>
          </table:table-cell>
          <table:table-cell table:formula="of:=[.G267]-[.$B267]" office:value-type="float" office:value="0.27804708480835" calcext:value-type="float">
            <text:p>0.278047084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46485.02072" calcext:value-type="float">
            <text:p>1443146485.02072</text:p>
          </table:table-cell>
          <table:table-cell office:value-type="float" office:value="4320" calcext:value-type="float">
            <text:p>4320</text:p>
          </table:table-cell>
          <table:table-cell table:formula="of:=[.B268]-[.$B$2]" office:value-type="float" office:value="25.0205500125885" calcext:value-type="float">
            <text:p>25.0205500126</text:p>
          </table:table-cell>
          <table:table-cell table:formula="of:=[.C268]/([.D268]-[.D267])" office:value-type="float" office:value="102396.643628534" calcext:value-type="float">
            <text:p>102396.643628534</text:p>
          </table:table-cell>
          <table:table-cell/>
          <table:table-cell office:value-type="float" office:value="1443146485.29792" calcext:value-type="float">
            <text:p>1443146485.29792</text:p>
          </table:table-cell>
          <table:table-cell table:formula="of:=[.G268]-[.$B$2]" office:value-type="float" office:value="25.2977459430695" calcext:value-type="float">
            <text:p>25.2977459431</text:p>
          </table:table-cell>
          <table:table-cell table:formula="of:=[.C268]/([.H268]-[.H267])" office:value-type="float" office:value="104505.016524111" calcext:value-type="float">
            <text:p>104505.016524111</text:p>
          </table:table-cell>
          <table:table-cell table:formula="of:=[.G268]-[.$B268]" office:value-type="float" office:value="0.277195930480957" calcext:value-type="float">
            <text:p>0.2771959305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46485.062" calcext:value-type="float">
            <text:p>1443146485.062</text:p>
          </table:table-cell>
          <table:table-cell office:value-type="float" office:value="4320" calcext:value-type="float">
            <text:p>4320</text:p>
          </table:table-cell>
          <table:table-cell table:formula="of:=[.B269]-[.$B$2]" office:value-type="float" office:value="25.0618288516998" calcext:value-type="float">
            <text:p>25.0618288517</text:p>
          </table:table-cell>
          <table:table-cell table:formula="of:=[.C269]/([.D269]-[.D268])" office:value-type="float" office:value="104654.105905184" calcext:value-type="float">
            <text:p>104654.105905184</text:p>
          </table:table-cell>
          <table:table-cell/>
          <table:table-cell office:value-type="float" office:value="1443146485.33919" calcext:value-type="float">
            <text:p>1443146485.33919</text:p>
          </table:table-cell>
          <table:table-cell table:formula="of:=[.G269]-[.$B$2]" office:value-type="float" office:value="25.3390119075775" calcext:value-type="float">
            <text:p>25.3390119076</text:p>
          </table:table-cell>
          <table:table-cell table:formula="of:=[.C269]/([.H269]-[.H268])" office:value-type="float" office:value="104686.757028461" calcext:value-type="float">
            <text:p>104686.757028461</text:p>
          </table:table-cell>
          <table:table-cell table:formula="of:=[.G269]-[.$B269]" office:value-type="float" office:value="0.277183055877686" calcext:value-type="float">
            <text:p>0.277183055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46485.10328" calcext:value-type="float">
            <text:p>1443146485.10328</text:p>
          </table:table-cell>
          <table:table-cell office:value-type="float" office:value="4320" calcext:value-type="float">
            <text:p>4320</text:p>
          </table:table-cell>
          <table:table-cell table:formula="of:=[.B270]-[.$B$2]" office:value-type="float" office:value="25.1031103134155" calcext:value-type="float">
            <text:p>25.1031103134</text:p>
          </table:table-cell>
          <table:table-cell table:formula="of:=[.C270]/([.D270]-[.D269])" office:value-type="float" office:value="104647.45724731" calcext:value-type="float">
            <text:p>104647.45724731</text:p>
          </table:table-cell>
          <table:table-cell/>
          <table:table-cell office:value-type="float" office:value="1443146485.38049" calcext:value-type="float">
            <text:p>1443146485.38049</text:p>
          </table:table-cell>
          <table:table-cell table:formula="of:=[.G270]-[.$B$2]" office:value-type="float" office:value="25.3803119659424" calcext:value-type="float">
            <text:p>25.3803119659</text:p>
          </table:table-cell>
          <table:table-cell table:formula="of:=[.C270]/([.H270]-[.H269])" office:value-type="float" office:value="104600.336441045" calcext:value-type="float">
            <text:p>104600.336441045</text:p>
          </table:table-cell>
          <table:table-cell table:formula="of:=[.G270]-[.$B270]" office:value-type="float" office:value="0.277201652526855" calcext:value-type="float">
            <text:p>0.2772016525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46485.14457" calcext:value-type="float">
            <text:p>1443146485.14457</text:p>
          </table:table-cell>
          <table:table-cell office:value-type="float" office:value="4320" calcext:value-type="float">
            <text:p>4320</text:p>
          </table:table-cell>
          <table:table-cell table:formula="of:=[.B271]-[.$B$2]" office:value-type="float" office:value="25.1443946361542" calcext:value-type="float">
            <text:p>25.1443946362</text:p>
          </table:table-cell>
          <table:table-cell table:formula="of:=[.C271]/([.D271]-[.D270])" office:value-type="float" office:value="104640.20512939" calcext:value-type="float">
            <text:p>104640.20512939</text:p>
          </table:table-cell>
          <table:table-cell/>
          <table:table-cell office:value-type="float" office:value="1443146485.42186" calcext:value-type="float">
            <text:p>1443146485.42186</text:p>
          </table:table-cell>
          <table:table-cell table:formula="of:=[.G271]-[.$B$2]" office:value-type="float" office:value="25.4216904640198" calcext:value-type="float">
            <text:p>25.421690464</text:p>
          </table:table-cell>
          <table:table-cell table:formula="of:=[.C271]/([.H271]-[.H270])" office:value-type="float" office:value="104402.049390968" calcext:value-type="float">
            <text:p>104402.049390968</text:p>
          </table:table-cell>
          <table:table-cell table:formula="of:=[.G271]-[.$B271]" office:value-type="float" office:value="0.277295827865601" calcext:value-type="float">
            <text:p>0.277295827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46485.18586" calcext:value-type="float">
            <text:p>1443146485.18586</text:p>
          </table:table-cell>
          <table:table-cell office:value-type="float" office:value="4320" calcext:value-type="float">
            <text:p>4320</text:p>
          </table:table-cell>
          <table:table-cell table:formula="of:=[.B272]-[.$B$2]" office:value-type="float" office:value="25.1856882572174" calcext:value-type="float">
            <text:p>25.1856882572</text:p>
          </table:table-cell>
          <table:table-cell table:formula="of:=[.C272]/([.D272]-[.D271])" office:value-type="float" office:value="104616.642686405" calcext:value-type="float">
            <text:p>104616.642686405</text:p>
          </table:table-cell>
          <table:table-cell/>
          <table:table-cell office:value-type="float" office:value="1443146485.4631" calcext:value-type="float">
            <text:p>1443146485.4631</text:p>
          </table:table-cell>
          <table:table-cell table:formula="of:=[.G272]-[.$B$2]" office:value-type="float" office:value="25.4629230499268" calcext:value-type="float">
            <text:p>25.4629230499</text:p>
          </table:table-cell>
          <table:table-cell table:formula="of:=[.C272]/([.H272]-[.H271])" office:value-type="float" office:value="104771.503047264" calcext:value-type="float">
            <text:p>104771.503047264</text:p>
          </table:table-cell>
          <table:table-cell table:formula="of:=[.G272]-[.$B272]" office:value-type="float" office:value="0.277234792709351" calcext:value-type="float">
            <text:p>0.277234792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46485.22715" calcext:value-type="float">
            <text:p>1443146485.22715</text:p>
          </table:table-cell>
          <table:table-cell office:value-type="float" office:value="4320" calcext:value-type="float">
            <text:p>4320</text:p>
          </table:table-cell>
          <table:table-cell table:formula="of:=[.B273]-[.$B$2]" office:value-type="float" office:value="25.2269794940948" calcext:value-type="float">
            <text:p>25.2269794941</text:p>
          </table:table-cell>
          <table:table-cell table:formula="of:=[.C273]/([.D273]-[.D272])" office:value-type="float" office:value="104622.683326789" calcext:value-type="float">
            <text:p>104622.683326789</text:p>
          </table:table-cell>
          <table:table-cell/>
          <table:table-cell office:value-type="float" office:value="1443146485.5043" calcext:value-type="float">
            <text:p>1443146485.5043</text:p>
          </table:table-cell>
          <table:table-cell table:formula="of:=[.G273]-[.$B$2]" office:value-type="float" office:value="25.5041222572327" calcext:value-type="float">
            <text:p>25.5041222572</text:p>
          </table:table-cell>
          <table:table-cell table:formula="of:=[.C273]/([.H273]-[.H272])" office:value-type="float" office:value="104856.386384417" calcext:value-type="float">
            <text:p>104856.386384417</text:p>
          </table:table-cell>
          <table:table-cell table:formula="of:=[.G273]-[.$B273]" office:value-type="float" office:value="0.277142763137817" calcext:value-type="float">
            <text:p>0.277142763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46485.26843" calcext:value-type="float">
            <text:p>1443146485.26843</text:p>
          </table:table-cell>
          <table:table-cell office:value-type="float" office:value="4320" calcext:value-type="float">
            <text:p>4320</text:p>
          </table:table-cell>
          <table:table-cell table:formula="of:=[.B274]-[.$B$2]" office:value-type="float" office:value="25.2682535648346" calcext:value-type="float">
            <text:p>25.2682535648</text:p>
          </table:table-cell>
          <table:table-cell table:formula="of:=[.C274]/([.D274]-[.D273])" office:value-type="float" office:value="104666.196538737" calcext:value-type="float">
            <text:p>104666.196538737</text:p>
          </table:table-cell>
          <table:table-cell/>
          <table:table-cell office:value-type="float" office:value="1443146485.54566" calcext:value-type="float">
            <text:p>1443146485.54566</text:p>
          </table:table-cell>
          <table:table-cell table:formula="of:=[.G274]-[.$B$2]" office:value-type="float" office:value="25.5454902648926" calcext:value-type="float">
            <text:p>25.5454902649</text:p>
          </table:table-cell>
          <table:table-cell table:formula="of:=[.C274]/([.H274]-[.H273])" office:value-type="float" office:value="104428.524465449" calcext:value-type="float">
            <text:p>104428.524465449</text:p>
          </table:table-cell>
          <table:table-cell table:formula="of:=[.G274]-[.$B274]" office:value-type="float" office:value="0.277236700057983" calcext:value-type="float">
            <text:p>0.277236700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46485.30972" calcext:value-type="float">
            <text:p>1443146485.30972</text:p>
          </table:table-cell>
          <table:table-cell office:value-type="float" office:value="4320" calcext:value-type="float">
            <text:p>4320</text:p>
          </table:table-cell>
          <table:table-cell table:formula="of:=[.B275]-[.$B$2]" office:value-type="float" office:value="25.3095471858978" calcext:value-type="float">
            <text:p>25.3095471859</text:p>
          </table:table-cell>
          <table:table-cell table:formula="of:=[.C275]/([.D275]-[.D274])" office:value-type="float" office:value="104616.642686405" calcext:value-type="float">
            <text:p>104616.642686405</text:p>
          </table:table-cell>
          <table:table-cell/>
          <table:table-cell office:value-type="float" office:value="1443146485.58698" calcext:value-type="float">
            <text:p>1443146485.58698</text:p>
          </table:table-cell>
          <table:table-cell table:formula="of:=[.G275]-[.$B$2]" office:value-type="float" office:value="25.586807012558" calcext:value-type="float">
            <text:p>25.5868070126</text:p>
          </table:table-cell>
          <table:table-cell table:formula="of:=[.C275]/([.H275]-[.H274])" office:value-type="float" office:value="104558.084653337" calcext:value-type="float">
            <text:p>104558.084653337</text:p>
          </table:table-cell>
          <table:table-cell table:formula="of:=[.G275]-[.$B275]" office:value-type="float" office:value="0.277259826660156" calcext:value-type="float">
            <text:p>0.277259826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46485.35101" calcext:value-type="float">
            <text:p>1443146485.35101</text:p>
          </table:table-cell>
          <table:table-cell office:value-type="float" office:value="4320" calcext:value-type="float">
            <text:p>4320</text:p>
          </table:table-cell>
          <table:table-cell table:formula="of:=[.B276]-[.$B$2]" office:value-type="float" office:value="25.3508324623108" calcext:value-type="float">
            <text:p>25.3508324623</text:p>
          </table:table-cell>
          <table:table-cell table:formula="of:=[.C276]/([.D276]-[.D275])" office:value-type="float" office:value="104637.787980111" calcext:value-type="float">
            <text:p>104637.787980111</text:p>
          </table:table-cell>
          <table:table-cell/>
          <table:table-cell office:value-type="float" office:value="1443146485.62818" calcext:value-type="float">
            <text:p>1443146485.62818</text:p>
          </table:table-cell>
          <table:table-cell table:formula="of:=[.G276]-[.$B$2]" office:value-type="float" office:value="25.6280090808868" calcext:value-type="float">
            <text:p>25.6280090809</text:p>
          </table:table-cell>
          <table:table-cell table:formula="of:=[.C276]/([.H276]-[.H275])" office:value-type="float" office:value="104849.105280822" calcext:value-type="float">
            <text:p>104849.105280822</text:p>
          </table:table-cell>
          <table:table-cell table:formula="of:=[.G276]-[.$B276]" office:value-type="float" office:value="0.27717661857605" calcext:value-type="float">
            <text:p>0.277176618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46485.39229" calcext:value-type="float">
            <text:p>1443146485.39229</text:p>
          </table:table-cell>
          <table:table-cell office:value-type="float" office:value="4320" calcext:value-type="float">
            <text:p>4320</text:p>
          </table:table-cell>
          <table:table-cell table:formula="of:=[.B277]-[.$B$2]" office:value-type="float" office:value="25.392119884491" calcext:value-type="float">
            <text:p>25.3921198845</text:p>
          </table:table-cell>
          <table:table-cell table:formula="of:=[.C277]/([.D277]-[.D276])" office:value-type="float" office:value="104632.349802508" calcext:value-type="float">
            <text:p>104632.349802508</text:p>
          </table:table-cell>
          <table:table-cell/>
          <table:table-cell office:value-type="float" office:value="1443146485.6695" calcext:value-type="float">
            <text:p>1443146485.6695</text:p>
          </table:table-cell>
          <table:table-cell table:formula="of:=[.G277]-[.$B$2]" office:value-type="float" office:value="25.6693305969238" calcext:value-type="float">
            <text:p>25.6693305969</text:p>
          </table:table-cell>
          <table:table-cell table:formula="of:=[.C277]/([.H277]-[.H276])" office:value-type="float" office:value="104546.018982777" calcext:value-type="float">
            <text:p>104546.018982777</text:p>
          </table:table-cell>
          <table:table-cell table:formula="of:=[.G277]-[.$B277]" office:value-type="float" office:value="0.277210712432861" calcext:value-type="float">
            <text:p>0.277210712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46485.43358" calcext:value-type="float">
            <text:p>1443146485.43358</text:p>
          </table:table-cell>
          <table:table-cell office:value-type="float" office:value="4320" calcext:value-type="float">
            <text:p>4320</text:p>
          </table:table-cell>
          <table:table-cell table:formula="of:=[.B278]-[.$B$2]" office:value-type="float" office:value="25.4334099292755" calcext:value-type="float">
            <text:p>25.4334099293</text:p>
          </table:table-cell>
          <table:table-cell table:formula="of:=[.C278]/([.D278]-[.D277])" office:value-type="float" office:value="104625.703908582" calcext:value-type="float">
            <text:p>104625.703908582</text:p>
          </table:table-cell>
          <table:table-cell/>
          <table:table-cell office:value-type="float" office:value="1443146485.71079" calcext:value-type="float">
            <text:p>1443146485.71079</text:p>
          </table:table-cell>
          <table:table-cell table:formula="of:=[.G278]-[.$B$2]" office:value-type="float" office:value="25.7106206417084" calcext:value-type="float">
            <text:p>25.7106206417</text:p>
          </table:table-cell>
          <table:table-cell table:formula="of:=[.C278]/([.H278]-[.H277])" office:value-type="float" office:value="104625.703908582" calcext:value-type="float">
            <text:p>104625.703908582</text:p>
          </table:table-cell>
          <table:table-cell table:formula="of:=[.G278]-[.$B278]" office:value-type="float" office:value="0.277210712432861" calcext:value-type="float">
            <text:p>0.277210712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46485.47486" calcext:value-type="float">
            <text:p>1443146485.47486</text:p>
          </table:table-cell>
          <table:table-cell office:value-type="float" office:value="4320" calcext:value-type="float">
            <text:p>4320</text:p>
          </table:table-cell>
          <table:table-cell table:formula="of:=[.B279]-[.$B$2]" office:value-type="float" office:value="25.4746904373169" calcext:value-type="float">
            <text:p>25.4746904373</text:p>
          </table:table-cell>
          <table:table-cell table:formula="of:=[.C279]/([.D279]-[.D278])" office:value-type="float" office:value="104649.874843338" calcext:value-type="float">
            <text:p>104649.874843338</text:p>
          </table:table-cell>
          <table:table-cell/>
          <table:table-cell office:value-type="float" office:value="1443146485.75202" calcext:value-type="float">
            <text:p>1443146485.75202</text:p>
          </table:table-cell>
          <table:table-cell table:formula="of:=[.G279]-[.$B$2]" office:value-type="float" office:value="25.7518424987793" calcext:value-type="float">
            <text:p>25.7518424988</text:p>
          </table:table-cell>
          <table:table-cell table:formula="of:=[.C279]/([.H279]-[.H278])" office:value-type="float" office:value="104798.771985633" calcext:value-type="float">
            <text:p>104798.771985633</text:p>
          </table:table-cell>
          <table:table-cell table:formula="of:=[.G279]-[.$B279]" office:value-type="float" office:value="0.277152061462402" calcext:value-type="float">
            <text:p>0.277152061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46485.51615" calcext:value-type="float">
            <text:p>1443146485.51615</text:p>
          </table:table-cell>
          <table:table-cell office:value-type="float" office:value="4320" calcext:value-type="float">
            <text:p>4320</text:p>
          </table:table-cell>
          <table:table-cell table:formula="of:=[.B280]-[.$B$2]" office:value-type="float" office:value="25.515971660614" calcext:value-type="float">
            <text:p>25.5159716606</text:p>
          </table:table-cell>
          <table:table-cell table:formula="of:=[.C280]/([.D280]-[.D279])" office:value-type="float" office:value="104648.061635845" calcext:value-type="float">
            <text:p>104648.061635845</text:p>
          </table:table-cell>
          <table:table-cell/>
          <table:table-cell office:value-type="float" office:value="1443146485.7934" calcext:value-type="float">
            <text:p>1443146485.7934</text:p>
          </table:table-cell>
          <table:table-cell table:formula="of:=[.G280]-[.$B$2]" office:value-type="float" office:value="25.7932298183441" calcext:value-type="float">
            <text:p>25.7932298183</text:p>
          </table:table-cell>
          <table:table-cell table:formula="of:=[.C280]/([.H280]-[.H279])" office:value-type="float" office:value="104379.796648444" calcext:value-type="float">
            <text:p>104379.796648444</text:p>
          </table:table-cell>
          <table:table-cell table:formula="of:=[.G280]-[.$B280]" office:value-type="float" office:value="0.277258157730103" calcext:value-type="float">
            <text:p>0.277258157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46485.55747" calcext:value-type="float">
            <text:p>1443146485.55747</text:p>
          </table:table-cell>
          <table:table-cell office:value-type="float" office:value="4320" calcext:value-type="float">
            <text:p>4320</text:p>
          </table:table-cell>
          <table:table-cell table:formula="of:=[.B281]-[.$B$2]" office:value-type="float" office:value="25.5572929382324" calcext:value-type="float">
            <text:p>25.5572929382</text:p>
          </table:table-cell>
          <table:table-cell table:formula="of:=[.C281]/([.D281]-[.D280])" office:value-type="float" office:value="104546.622200168" calcext:value-type="float">
            <text:p>104546.622200168</text:p>
          </table:table-cell>
          <table:table-cell/>
          <table:table-cell office:value-type="float" office:value="1443146485.83461" calcext:value-type="float">
            <text:p>1443146485.83461</text:p>
          </table:table-cell>
          <table:table-cell table:formula="of:=[.G281]-[.$B$2]" office:value-type="float" office:value="25.8344373703003" calcext:value-type="float">
            <text:p>25.8344373703</text:p>
          </table:table-cell>
          <table:table-cell table:formula="of:=[.C281]/([.H281]-[.H280])" office:value-type="float" office:value="104835.152658285" calcext:value-type="float">
            <text:p>104835.152658285</text:p>
          </table:table-cell>
          <table:table-cell table:formula="of:=[.G281]-[.$B281]" office:value-type="float" office:value="0.277144432067871" calcext:value-type="float">
            <text:p>0.277144432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46485.59877" calcext:value-type="float">
            <text:p>1443146485.59877</text:p>
          </table:table-cell>
          <table:table-cell office:value-type="float" office:value="4320" calcext:value-type="float">
            <text:p>4320</text:p>
          </table:table-cell>
          <table:table-cell table:formula="of:=[.B282]-[.$B$2]" office:value-type="float" office:value="25.5985958576202" calcext:value-type="float">
            <text:p>25.5985958576</text:p>
          </table:table-cell>
          <table:table-cell table:formula="of:=[.C282]/([.D282]-[.D281])" office:value-type="float" office:value="104593.090852416" calcext:value-type="float">
            <text:p>104593.090852416</text:p>
          </table:table-cell>
          <table:table-cell/>
          <table:table-cell office:value-type="float" office:value="1443146485.87593" calcext:value-type="float">
            <text:p>1443146485.87593</text:p>
          </table:table-cell>
          <table:table-cell table:formula="of:=[.G282]-[.$B$2]" office:value-type="float" office:value="25.87575507164" calcext:value-type="float">
            <text:p>25.8757550716</text:p>
          </table:table-cell>
          <table:table-cell table:formula="of:=[.C282]/([.H282]-[.H281])" office:value-type="float" office:value="104555.67129643" calcext:value-type="float">
            <text:p>104555.67129643</text:p>
          </table:table-cell>
          <table:table-cell table:formula="of:=[.G282]-[.$B282]" office:value-type="float" office:value="0.277159214019775" calcext:value-type="float">
            <text:p>0.277159214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46485.64006" calcext:value-type="float">
            <text:p>1443146485.64006</text:p>
          </table:table-cell>
          <table:table-cell office:value-type="float" office:value="4320" calcext:value-type="float">
            <text:p>4320</text:p>
          </table:table-cell>
          <table:table-cell table:formula="of:=[.B283]-[.$B$2]" office:value-type="float" office:value="25.6398849487305" calcext:value-type="float">
            <text:p>25.6398849487</text:p>
          </table:table-cell>
          <table:table-cell table:formula="of:=[.C283]/([.D283]-[.D282])" office:value-type="float" office:value="104628.120499599" calcext:value-type="float">
            <text:p>104628.120499599</text:p>
          </table:table-cell>
          <table:table-cell/>
          <table:table-cell office:value-type="float" office:value="1443146485.9172" calcext:value-type="float">
            <text:p>1443146485.9172</text:p>
          </table:table-cell>
          <table:table-cell table:formula="of:=[.G283]-[.$B$2]" office:value-type="float" office:value="25.9170262813568" calcext:value-type="float">
            <text:p>25.9170262814</text:p>
          </table:table-cell>
          <table:table-cell table:formula="of:=[.C283]/([.H283]-[.H282])" office:value-type="float" office:value="104673.452259913" calcext:value-type="float">
            <text:p>104673.452259913</text:p>
          </table:table-cell>
          <table:table-cell table:formula="of:=[.G283]-[.$B283]" office:value-type="float" office:value="0.277141332626343" calcext:value-type="float">
            <text:p>0.2771413326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46485.68135" calcext:value-type="float">
            <text:p>1443146485.68135</text:p>
          </table:table-cell>
          <table:table-cell office:value-type="float" office:value="4320" calcext:value-type="float">
            <text:p>4320</text:p>
          </table:table-cell>
          <table:table-cell table:formula="of:=[.B284]-[.$B$2]" office:value-type="float" office:value="25.6811726093292" calcext:value-type="float">
            <text:p>25.6811726093</text:p>
          </table:table-cell>
          <table:table-cell table:formula="of:=[.C284]/([.D284]-[.D283])" office:value-type="float" office:value="104631.745595445" calcext:value-type="float">
            <text:p>104631.745595445</text:p>
          </table:table-cell>
          <table:table-cell/>
          <table:table-cell office:value-type="float" office:value="1443146485.95855" calcext:value-type="float">
            <text:p>1443146485.95855</text:p>
          </table:table-cell>
          <table:table-cell table:formula="of:=[.G284]-[.$B$2]" office:value-type="float" office:value="25.9583716392517" calcext:value-type="float">
            <text:p>25.9583716393</text:p>
          </table:table-cell>
          <table:table-cell table:formula="of:=[.C284]/([.H284]-[.H283])" office:value-type="float" office:value="104485.732376092" calcext:value-type="float">
            <text:p>104485.732376092</text:p>
          </table:table-cell>
          <table:table-cell table:formula="of:=[.G284]-[.$B284]" office:value-type="float" office:value="0.277199029922485" calcext:value-type="float">
            <text:p>0.2771990299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46485.72263" calcext:value-type="float">
            <text:p>1443146485.72263</text:p>
          </table:table-cell>
          <table:table-cell office:value-type="float" office:value="4320" calcext:value-type="float">
            <text:p>4320</text:p>
          </table:table-cell>
          <table:table-cell table:formula="of:=[.B285]-[.$B$2]" office:value-type="float" office:value="25.7224605083466" calcext:value-type="float">
            <text:p>25.7224605083</text:p>
          </table:table-cell>
          <table:table-cell table:formula="of:=[.C285]/([.D285]-[.D284])" office:value-type="float" office:value="104631.14139536" calcext:value-type="float">
            <text:p>104631.14139536</text:p>
          </table:table-cell>
          <table:table-cell/>
          <table:table-cell office:value-type="float" office:value="1443146485.99975" calcext:value-type="float">
            <text:p>1443146485.99975</text:p>
          </table:table-cell>
          <table:table-cell table:formula="of:=[.G285]-[.$B$2]" office:value-type="float" office:value="25.999579668045" calcext:value-type="float">
            <text:p>25.999579668</text:p>
          </table:table-cell>
          <table:table-cell table:formula="of:=[.C285]/([.H285]-[.H284])" office:value-type="float" office:value="104833.939562252" calcext:value-type="float">
            <text:p>104833.939562252</text:p>
          </table:table-cell>
          <table:table-cell table:formula="of:=[.G285]-[.$B285]" office:value-type="float" office:value="0.277119159698486" calcext:value-type="float">
            <text:p>0.2771191597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46485.76392" calcext:value-type="float">
            <text:p>1443146485.76392</text:p>
          </table:table-cell>
          <table:table-cell office:value-type="float" office:value="4320" calcext:value-type="float">
            <text:p>4320</text:p>
          </table:table-cell>
          <table:table-cell table:formula="of:=[.B286]-[.$B$2]" office:value-type="float" office:value="25.7637445926666" calcext:value-type="float">
            <text:p>25.7637445927</text:p>
          </table:table-cell>
          <table:table-cell table:formula="of:=[.C286]/([.D286]-[.D285])" office:value-type="float" office:value="104640.809434158" calcext:value-type="float">
            <text:p>104640.809434158</text:p>
          </table:table-cell>
          <table:table-cell/>
          <table:table-cell office:value-type="float" office:value="1443146486.01192" calcext:value-type="float">
            <text:p>1443146486.01192</text:p>
          </table:table-cell>
          <table:table-cell table:formula="of:=[.G286]-[.$B$2]" office:value-type="float" office:value="26.0117509365082" calcext:value-type="float">
            <text:p>26.0117509365</text:p>
          </table:table-cell>
          <table:table-cell table:formula="of:=[.C286]/([.H286]-[.H285])" office:value-type="float" office:value="354934.246425073" calcext:value-type="float">
            <text:p>354934.246425073</text:p>
          </table:table-cell>
          <table:table-cell table:formula="of:=[.G286]-[.$B286]" office:value-type="float" office:value="0.248006343841553" calcext:value-type="float">
            <text:p>0.2480063438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46485.80519" calcext:value-type="float">
            <text:p>1443146485.80519</text:p>
          </table:table-cell>
          <table:table-cell office:value-type="float" office:value="4320" calcext:value-type="float">
            <text:p>4320</text:p>
          </table:table-cell>
          <table:table-cell table:formula="of:=[.B287]-[.$B$2]" office:value-type="float" office:value="25.8050169944763" calcext:value-type="float">
            <text:p>25.8050169945</text:p>
          </table:table-cell>
          <table:table-cell table:formula="of:=[.C287]/([.D287]-[.D286])" office:value-type="float" office:value="104670.428920507" calcext:value-type="float">
            <text:p>104670.428920507</text:p>
          </table:table-cell>
          <table:table-cell/>
          <table:table-cell office:value-type="float" office:value="1443146486.04116" calcext:value-type="float">
            <text:p>1443146486.04116</text:p>
          </table:table-cell>
          <table:table-cell table:formula="of:=[.G287]-[.$B$2]" office:value-type="float" office:value="26.040988445282" calcext:value-type="float">
            <text:p>26.0409884453</text:p>
          </table:table-cell>
          <table:table-cell table:formula="of:=[.C287]/([.H287]-[.H286])" office:value-type="float" office:value="147755.406707929" calcext:value-type="float">
            <text:p>147755.406707929</text:p>
          </table:table-cell>
          <table:table-cell table:formula="of:=[.G287]-[.$B287]" office:value-type="float" office:value="0.235971450805664" calcext:value-type="float">
            <text:p>0.2359714508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46485.84648" calcext:value-type="float">
            <text:p>1443146485.84648</text:p>
          </table:table-cell>
          <table:table-cell office:value-type="float" office:value="4320" calcext:value-type="float">
            <text:p>4320</text:p>
          </table:table-cell>
          <table:table-cell table:formula="of:=[.B288]-[.$B$2]" office:value-type="float" office:value="25.8463110923767" calcext:value-type="float">
            <text:p>25.8463110924</text:p>
          </table:table-cell>
          <table:table-cell table:formula="of:=[.C288]/([.D288]-[.D287])" office:value-type="float" office:value="104615.434642032" calcext:value-type="float">
            <text:p>104615.434642032</text:p>
          </table:table-cell>
          <table:table-cell/>
          <table:table-cell office:value-type="float" office:value="1443146486.08237" calcext:value-type="float">
            <text:p>1443146486.08237</text:p>
          </table:table-cell>
          <table:table-cell table:formula="of:=[.G288]-[.$B$2]" office:value-type="float" office:value="26.0822007656097" calcext:value-type="float">
            <text:p>26.0822007656</text:p>
          </table:table-cell>
          <table:table-cell table:formula="of:=[.C288]/([.H288]-[.H287])" office:value-type="float" office:value="104823.022961176" calcext:value-type="float">
            <text:p>104823.022961176</text:p>
          </table:table-cell>
          <table:table-cell table:formula="of:=[.G288]-[.$B288]" office:value-type="float" office:value="0.235889673233032" calcext:value-type="float">
            <text:p>0.2358896732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46485.88777" calcext:value-type="float">
            <text:p>1443146485.88777</text:p>
          </table:table-cell>
          <table:table-cell office:value-type="float" office:value="4320" calcext:value-type="float">
            <text:p>4320</text:p>
          </table:table-cell>
          <table:table-cell table:formula="of:=[.B289]-[.$B$2]" office:value-type="float" office:value="25.8875942230225" calcext:value-type="float">
            <text:p>25.887594223</text:p>
          </table:table-cell>
          <table:table-cell table:formula="of:=[.C289]/([.D289]-[.D288])" office:value-type="float" office:value="104643.226723033" calcext:value-type="float">
            <text:p>104643.226723033</text:p>
          </table:table-cell>
          <table:table-cell/>
          <table:table-cell office:value-type="float" office:value="1443146486.09452" calcext:value-type="float">
            <text:p>1443146486.09452</text:p>
          </table:table-cell>
          <table:table-cell table:formula="of:=[.G289]-[.$B$2]" office:value-type="float" office:value="26.0943484306335" calcext:value-type="float">
            <text:p>26.0943484306</text:p>
          </table:table-cell>
          <table:table-cell table:formula="of:=[.C289]/([.H289]-[.H288])" office:value-type="float" office:value="355623.899040254" calcext:value-type="float">
            <text:p>355623.899040254</text:p>
          </table:table-cell>
          <table:table-cell table:formula="of:=[.G289]-[.$B289]" office:value-type="float" office:value="0.206754207611084" calcext:value-type="float">
            <text:p>0.2067542076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46485.92907" calcext:value-type="float">
            <text:p>1443146485.92907</text:p>
          </table:table-cell>
          <table:table-cell office:value-type="float" office:value="4320" calcext:value-type="float">
            <text:p>4320</text:p>
          </table:table-cell>
          <table:table-cell table:formula="of:=[.B290]-[.$B$2]" office:value-type="float" office:value="25.9288966655731" calcext:value-type="float">
            <text:p>25.9288966656</text:p>
          </table:table-cell>
          <table:table-cell table:formula="of:=[.C290]/([.D290]-[.D289])" office:value-type="float" office:value="104594.298380812" calcext:value-type="float">
            <text:p>104594.298380812</text:p>
          </table:table-cell>
          <table:table-cell/>
          <table:table-cell office:value-type="float" office:value="1443146486.16507" calcext:value-type="float">
            <text:p>1443146486.16507</text:p>
          </table:table-cell>
          <table:table-cell table:formula="of:=[.G290]-[.$B$2]" office:value-type="float" office:value="26.1648917198181" calcext:value-type="float">
            <text:p>26.1648917198</text:p>
          </table:table-cell>
          <table:table-cell table:formula="of:=[.C290]/([.H290]-[.H289])" office:value-type="float" office:value="61238.993105313" calcext:value-type="float">
            <text:p>61238.993105313</text:p>
          </table:table-cell>
          <table:table-cell table:formula="of:=[.G290]-[.$B290]" office:value-type="float" office:value="0.235995054244995" calcext:value-type="float">
            <text:p>0.2359950542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46485.97039" calcext:value-type="float">
            <text:p>1443146485.97039</text:p>
          </table:table-cell>
          <table:table-cell office:value-type="float" office:value="4320" calcext:value-type="float">
            <text:p>4320</text:p>
          </table:table-cell>
          <table:table-cell table:formula="of:=[.B291]-[.$B$2]" office:value-type="float" office:value="25.9702138900757" calcext:value-type="float">
            <text:p>25.9702138901</text:p>
          </table:table-cell>
          <table:table-cell table:formula="of:=[.C291]/([.D291]-[.D290])" office:value-type="float" office:value="104556.877960957" calcext:value-type="float">
            <text:p>104556.877960957</text:p>
          </table:table-cell>
          <table:table-cell/>
          <table:table-cell office:value-type="float" office:value="1443146486.20593" calcext:value-type="float">
            <text:p>1443146486.20593</text:p>
          </table:table-cell>
          <table:table-cell table:formula="of:=[.G291]-[.$B$2]" office:value-type="float" office:value="26.2057590484619" calcext:value-type="float">
            <text:p>26.2057590485</text:p>
          </table:table-cell>
          <table:table-cell table:formula="of:=[.C291]/([.H291]-[.H290])" office:value-type="float" office:value="105707.91249052" calcext:value-type="float">
            <text:p>105707.91249052</text:p>
          </table:table-cell>
          <table:table-cell table:formula="of:=[.G291]-[.$B291]" office:value-type="float" office:value="0.23554515838623" calcext:value-type="float">
            <text:p>0.2355451584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46486.01126" calcext:value-type="float">
            <text:p>1443146486.01126</text:p>
          </table:table-cell>
          <table:table-cell office:value-type="float" office:value="4320" calcext:value-type="float">
            <text:p>4320</text:p>
          </table:table-cell>
          <table:table-cell table:formula="of:=[.B292]-[.$B$2]" office:value-type="float" office:value="26.0110838413239" calcext:value-type="float">
            <text:p>26.0110838413</text:p>
          </table:table-cell>
          <table:table-cell table:formula="of:=[.C292]/([.D292]-[.D291])" office:value-type="float" office:value="105701.129266543" calcext:value-type="float">
            <text:p>105701.129266543</text:p>
          </table:table-cell>
          <table:table-cell/>
          <table:table-cell office:value-type="float" office:value="1443146486.24529" calcext:value-type="float">
            <text:p>1443146486.24529</text:p>
          </table:table-cell>
          <table:table-cell table:formula="of:=[.G292]-[.$B$2]" office:value-type="float" office:value="26.2451128959656" calcext:value-type="float">
            <text:p>26.245112896</text:p>
          </table:table-cell>
          <table:table-cell table:formula="of:=[.C292]/([.H292]-[.H291])" office:value-type="float" office:value="109773.256594492" calcext:value-type="float">
            <text:p>109773.256594492</text:p>
          </table:table-cell>
          <table:table-cell table:formula="of:=[.G292]-[.$B292]" office:value-type="float" office:value="0.234029054641724" calcext:value-type="float">
            <text:p>0.2340290546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46486.05068" calcext:value-type="float">
            <text:p>1443146486.05068</text:p>
          </table:table-cell>
          <table:table-cell office:value-type="float" office:value="4320" calcext:value-type="float">
            <text:p>4320</text:p>
          </table:table-cell>
          <table:table-cell table:formula="of:=[.B293]-[.$B$2]" office:value-type="float" office:value="26.0505080223083" calcext:value-type="float">
            <text:p>26.0505080223</text:p>
          </table:table-cell>
          <table:table-cell table:formula="of:=[.C293]/([.D293]-[.D292])" office:value-type="float" office:value="109577.419038807" calcext:value-type="float">
            <text:p>109577.419038807</text:p>
          </table:table-cell>
          <table:table-cell/>
          <table:table-cell office:value-type="float" office:value="1443146486.28464" calcext:value-type="float">
            <text:p>1443146486.28464</text:p>
          </table:table-cell>
          <table:table-cell table:formula="of:=[.G293]-[.$B$2]" office:value-type="float" office:value="26.2844655513763" calcext:value-type="float">
            <text:p>26.2844655514</text:p>
          </table:table-cell>
          <table:table-cell table:formula="of:=[.C293]/([.H293]-[.H292])" office:value-type="float" office:value="109776.581908068" calcext:value-type="float">
            <text:p>109776.581908068</text:p>
          </table:table-cell>
          <table:table-cell table:formula="of:=[.G293]-[.$B293]" office:value-type="float" office:value="0.233957529067993" calcext:value-type="float">
            <text:p>0.233957529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46486.09013" calcext:value-type="float">
            <text:p>1443146486.09013</text:p>
          </table:table-cell>
          <table:table-cell office:value-type="float" office:value="4320" calcext:value-type="float">
            <text:p>4320</text:p>
          </table:table-cell>
          <table:table-cell table:formula="of:=[.B294]-[.$B$2]" office:value-type="float" office:value="26.0899589061737" calcext:value-type="float">
            <text:p>26.0899589062</text:p>
          </table:table-cell>
          <table:table-cell table:formula="of:=[.C294]/([.D294]-[.D293])" office:value-type="float" office:value="109503.25003475" calcext:value-type="float">
            <text:p>109503.25003475</text:p>
          </table:table-cell>
          <table:table-cell/>
          <table:table-cell office:value-type="float" office:value="1443146486.32408" calcext:value-type="float">
            <text:p>1443146486.32408</text:p>
          </table:table-cell>
          <table:table-cell table:formula="of:=[.G294]-[.$B$2]" office:value-type="float" office:value="26.3239092826843" calcext:value-type="float">
            <text:p>26.3239092827</text:p>
          </table:table-cell>
          <table:table-cell table:formula="of:=[.C294]/([.H294]-[.H293])" office:value-type="float" office:value="109523.106885317" calcext:value-type="float">
            <text:p>109523.106885317</text:p>
          </table:table-cell>
          <table:table-cell table:formula="of:=[.G294]-[.$B294]" office:value-type="float" office:value="0.23395037651062" calcext:value-type="float">
            <text:p>0.2339503765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46486.12953" calcext:value-type="float">
            <text:p>1443146486.12953</text:p>
          </table:table-cell>
          <table:table-cell office:value-type="float" office:value="4320" calcext:value-type="float">
            <text:p>4320</text:p>
          </table:table-cell>
          <table:table-cell table:formula="of:=[.B295]-[.$B$2]" office:value-type="float" office:value="26.1293578147888" calcext:value-type="float">
            <text:p>26.1293578148</text:p>
          </table:table-cell>
          <table:table-cell table:formula="of:=[.C295]/([.D295]-[.D294])" office:value-type="float" office:value="109647.707305856" calcext:value-type="float">
            <text:p>109647.707305856</text:p>
          </table:table-cell>
          <table:table-cell/>
          <table:table-cell office:value-type="float" office:value="1443146486.36348" calcext:value-type="float">
            <text:p>1443146486.36348</text:p>
          </table:table-cell>
          <table:table-cell table:formula="of:=[.G295]-[.$B$2]" office:value-type="float" office:value="26.363303899765" calcext:value-type="float">
            <text:p>26.3633038998</text:p>
          </table:table-cell>
          <table:table-cell table:formula="of:=[.C295]/([.H295]-[.H294])" office:value-type="float" office:value="109659.65200656" calcext:value-type="float">
            <text:p>109659.65200656</text:p>
          </table:table-cell>
          <table:table-cell table:formula="of:=[.G295]-[.$B295]" office:value-type="float" office:value="0.233946084976196" calcext:value-type="float">
            <text:p>0.233946085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46486.16894" calcext:value-type="float">
            <text:p>1443146486.16894</text:p>
          </table:table-cell>
          <table:table-cell office:value-type="float" office:value="4320" calcext:value-type="float">
            <text:p>4320</text:p>
          </table:table-cell>
          <table:table-cell table:formula="of:=[.B296]-[.$B$2]" office:value-type="float" office:value="26.1687707901001" calcext:value-type="float">
            <text:p>26.1687707901</text:p>
          </table:table-cell>
          <table:table-cell table:formula="of:=[.C296]/([.D296]-[.D295])" office:value-type="float" office:value="109608.57346803" calcext:value-type="float">
            <text:p>109608.57346803</text:p>
          </table:table-cell>
          <table:table-cell/>
          <table:table-cell office:value-type="float" office:value="1443146486.40294" calcext:value-type="float">
            <text:p>1443146486.40294</text:p>
          </table:table-cell>
          <table:table-cell table:formula="of:=[.G296]-[.$B$2]" office:value-type="float" office:value="26.4027676582336" calcext:value-type="float">
            <text:p>26.4027676582</text:p>
          </table:table-cell>
          <table:table-cell table:formula="of:=[.C296]/([.H296]-[.H295])" office:value-type="float" office:value="109467.52584233" calcext:value-type="float">
            <text:p>109467.52584233</text:p>
          </table:table-cell>
          <table:table-cell table:formula="of:=[.G296]-[.$B296]" office:value-type="float" office:value="0.233996868133545" calcext:value-type="float">
            <text:p>0.233996868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46486.20836" calcext:value-type="float">
            <text:p>1443146486.20836</text:p>
          </table:table-cell>
          <table:table-cell office:value-type="float" office:value="4320" calcext:value-type="float">
            <text:p>4320</text:p>
          </table:table-cell>
          <table:table-cell table:formula="of:=[.B297]-[.$B$2]" office:value-type="float" office:value="26.2081816196442" calcext:value-type="float">
            <text:p>26.2081816196</text:p>
          </table:table-cell>
          <table:table-cell table:formula="of:=[.C297]/([.D297]-[.D296])" office:value-type="float" office:value="109614.541230846" calcext:value-type="float">
            <text:p>109614.541230846</text:p>
          </table:table-cell>
          <table:table-cell/>
          <table:table-cell office:value-type="float" office:value="1443146486.44233" calcext:value-type="float">
            <text:p>1443146486.44233</text:p>
          </table:table-cell>
          <table:table-cell table:formula="of:=[.G297]-[.$B$2]" office:value-type="float" office:value="26.4421584606171" calcext:value-type="float">
            <text:p>26.4421584606</text:p>
          </table:table-cell>
          <table:table-cell table:formula="of:=[.C297]/([.H297]-[.H296])" office:value-type="float" office:value="109670.271703275" calcext:value-type="float">
            <text:p>109670.271703275</text:p>
          </table:table-cell>
          <table:table-cell table:formula="of:=[.G297]-[.$B297]" office:value-type="float" office:value="0.2339768409729" calcext:value-type="float">
            <text:p>0.23397684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46486.24777" calcext:value-type="float">
            <text:p>1443146486.24777</text:p>
          </table:table-cell>
          <table:table-cell office:value-type="float" office:value="4320" calcext:value-type="float">
            <text:p>4320</text:p>
          </table:table-cell>
          <table:table-cell table:formula="of:=[.B298]-[.$B$2]" office:value-type="float" office:value="26.2475914955139" calcext:value-type="float">
            <text:p>26.2475914955</text:p>
          </table:table-cell>
          <table:table-cell table:formula="of:=[.C298]/([.D298]-[.D297])" office:value-type="float" office:value="109617.193778471" calcext:value-type="float">
            <text:p>109617.193778471</text:p>
          </table:table-cell>
          <table:table-cell/>
          <table:table-cell office:value-type="float" office:value="1443146486.48179" calcext:value-type="float">
            <text:p>1443146486.48179</text:p>
          </table:table-cell>
          <table:table-cell table:formula="of:=[.G298]-[.$B$2]" office:value-type="float" office:value="26.4816148281097" calcext:value-type="float">
            <text:p>26.4816148281</text:p>
          </table:table-cell>
          <table:table-cell table:formula="of:=[.C298]/([.H298]-[.H297])" office:value-type="float" office:value="109488.031324777" calcext:value-type="float">
            <text:p>109488.031324777</text:p>
          </table:table-cell>
          <table:table-cell table:formula="of:=[.G298]-[.$B298]" office:value-type="float" office:value="0.234023332595825" calcext:value-type="float">
            <text:p>0.2340233326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46486.28718" calcext:value-type="float">
            <text:p>1443146486.28718</text:p>
          </table:table-cell>
          <table:table-cell office:value-type="float" office:value="4320" calcext:value-type="float">
            <text:p>4320</text:p>
          </table:table-cell>
          <table:table-cell table:formula="of:=[.B299]-[.$B$2]" office:value-type="float" office:value="26.2870018482208" calcext:value-type="float">
            <text:p>26.2870018482</text:p>
          </table:table-cell>
          <table:table-cell table:formula="of:=[.C299]/([.D299]-[.D298])" office:value-type="float" office:value="109615.867488612" calcext:value-type="float">
            <text:p>109615.867488612</text:p>
          </table:table-cell>
          <table:table-cell/>
          <table:table-cell office:value-type="float" office:value="1443146486.52119" calcext:value-type="float">
            <text:p>1443146486.52119</text:p>
          </table:table-cell>
          <table:table-cell table:formula="of:=[.G299]-[.$B$2]" office:value-type="float" office:value="26.5210137367249" calcext:value-type="float">
            <text:p>26.5210137367</text:p>
          </table:table-cell>
          <table:table-cell table:formula="of:=[.C299]/([.H299]-[.H298])" office:value-type="float" office:value="109647.707305856" calcext:value-type="float">
            <text:p>109647.707305856</text:p>
          </table:table-cell>
          <table:table-cell table:formula="of:=[.G299]-[.$B299]" office:value-type="float" office:value="0.234011888504028" calcext:value-type="float">
            <text:p>0.2340118885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46486.32659" calcext:value-type="float">
            <text:p>1443146486.32659</text:p>
          </table:table-cell>
          <table:table-cell office:value-type="float" office:value="4320" calcext:value-type="float">
            <text:p>4320</text:p>
          </table:table-cell>
          <table:table-cell table:formula="of:=[.B300]-[.$B$2]" office:value-type="float" office:value="26.3264141082764" calcext:value-type="float">
            <text:p>26.3264141083</text:p>
          </table:table-cell>
          <table:table-cell table:formula="of:=[.C300]/([.D300]-[.D299])" office:value-type="float" office:value="109610.5626501" calcext:value-type="float">
            <text:p>109610.5626501</text:p>
          </table:table-cell>
          <table:table-cell/>
          <table:table-cell office:value-type="float" office:value="1443146486.5333" calcext:value-type="float">
            <text:p>1443146486.5333</text:p>
          </table:table-cell>
          <table:table-cell table:formula="of:=[.G300]-[.$B$2]" office:value-type="float" office:value="26.5331292152405" calcext:value-type="float">
            <text:p>26.5331292152</text:p>
          </table:table-cell>
          <table:table-cell table:formula="of:=[.C300]/([.H300]-[.H299])" office:value-type="float" office:value="356568.664987406" calcext:value-type="float">
            <text:p>356568.664987406</text:p>
          </table:table-cell>
          <table:table-cell table:formula="of:=[.G300]-[.$B300]" office:value-type="float" office:value="0.206715106964111" calcext:value-type="float">
            <text:p>0.206715107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46486.366" calcext:value-type="float">
            <text:p>1443146486.366</text:p>
          </table:table-cell>
          <table:table-cell office:value-type="float" office:value="4320" calcext:value-type="float">
            <text:p>4320</text:p>
          </table:table-cell>
          <table:table-cell table:formula="of:=[.B301]-[.$B$2]" office:value-type="float" office:value="26.3658268451691" calcext:value-type="float">
            <text:p>26.3658268452</text:p>
          </table:table-cell>
          <table:table-cell table:formula="of:=[.C301]/([.D301]-[.D300])" office:value-type="float" office:value="109609.236520698" calcext:value-type="float">
            <text:p>109609.236520698</text:p>
          </table:table-cell>
          <table:table-cell/>
          <table:table-cell office:value-type="float" office:value="1443146486.59989" calcext:value-type="float">
            <text:p>1443146486.59989</text:p>
          </table:table-cell>
          <table:table-cell table:formula="of:=[.G301]-[.$B$2]" office:value-type="float" office:value="26.5997121334076" calcext:value-type="float">
            <text:p>26.5997121334</text:p>
          </table:table-cell>
          <table:table-cell table:formula="of:=[.C301]/([.H301]-[.H300])" office:value-type="float" office:value="64881.505931557" calcext:value-type="float">
            <text:p>64881.505931557</text:p>
          </table:table-cell>
          <table:table-cell table:formula="of:=[.G301]-[.$B301]" office:value-type="float" office:value="0.233885288238525" calcext:value-type="float">
            <text:p>0.233885288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46486.4054" calcext:value-type="float">
            <text:p>1443146486.4054</text:p>
          </table:table-cell>
          <table:table-cell office:value-type="float" office:value="4320" calcext:value-type="float">
            <text:p>4320</text:p>
          </table:table-cell>
          <table:table-cell table:formula="of:=[.B302]-[.$B$2]" office:value-type="float" office:value="26.4052267074585" calcext:value-type="float">
            <text:p>26.4052267075</text:p>
          </table:table-cell>
          <table:table-cell table:formula="of:=[.C302]/([.D302]-[.D301])" office:value-type="float" office:value="109645.053281293" calcext:value-type="float">
            <text:p>109645.053281293</text:p>
          </table:table-cell>
          <table:table-cell/>
          <table:table-cell office:value-type="float" office:value="1443146486.63934" calcext:value-type="float">
            <text:p>1443146486.63934</text:p>
          </table:table-cell>
          <table:table-cell table:formula="of:=[.G302]-[.$B$2]" office:value-type="float" office:value="26.6391711235046" calcext:value-type="float">
            <text:p>26.6391711235</text:p>
          </table:table-cell>
          <table:table-cell table:formula="of:=[.C302]/([.H302]-[.H301])" office:value-type="float" office:value="109480.754306568" calcext:value-type="float">
            <text:p>109480.754306568</text:p>
          </table:table-cell>
          <table:table-cell table:formula="of:=[.G302]-[.$B302]" office:value-type="float" office:value="0.233944416046143" calcext:value-type="float">
            <text:p>0.233944416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46486.44482" calcext:value-type="float">
            <text:p>1443146486.44482</text:p>
          </table:table-cell>
          <table:table-cell office:value-type="float" office:value="4320" calcext:value-type="float">
            <text:p>4320</text:p>
          </table:table-cell>
          <table:table-cell table:formula="of:=[.B303]-[.$B$2]" office:value-type="float" office:value="26.4446494579315" calcext:value-type="float">
            <text:p>26.4446494579</text:p>
          </table:table-cell>
          <table:table-cell table:formula="of:=[.C303]/([.D303]-[.D302])" office:value-type="float" office:value="109581.395213818" calcext:value-type="float">
            <text:p>109581.395213818</text:p>
          </table:table-cell>
          <table:table-cell/>
          <table:table-cell office:value-type="float" office:value="1443146486.67878" calcext:value-type="float">
            <text:p>1443146486.67878</text:p>
          </table:table-cell>
          <table:table-cell table:formula="of:=[.G303]-[.$B$2]" office:value-type="float" office:value="26.6786060333252" calcext:value-type="float">
            <text:p>26.6786060333</text:p>
          </table:table-cell>
          <table:table-cell table:formula="of:=[.C303]/([.H303]-[.H302])" office:value-type="float" office:value="109547.606921319" calcext:value-type="float">
            <text:p>109547.606921319</text:p>
          </table:table-cell>
          <table:table-cell table:formula="of:=[.G303]-[.$B303]" office:value-type="float" office:value="0.233956575393677" calcext:value-type="float">
            <text:p>0.2339565754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46486.48424" calcext:value-type="float">
            <text:p>1443146486.48424</text:p>
          </table:table-cell>
          <table:table-cell office:value-type="float" office:value="4320" calcext:value-type="float">
            <text:p>4320</text:p>
          </table:table-cell>
          <table:table-cell table:formula="of:=[.B304]-[.$B$2]" office:value-type="float" office:value="26.4840633869171" calcext:value-type="float">
            <text:p>26.4840633869</text:p>
          </table:table-cell>
          <table:table-cell table:formula="of:=[.C304]/([.D304]-[.D303])" office:value-type="float" office:value="109605.921337576" calcext:value-type="float">
            <text:p>109605.921337576</text:p>
          </table:table-cell>
          <table:table-cell/>
          <table:table-cell office:value-type="float" office:value="1443146486.71821" calcext:value-type="float">
            <text:p>1443146486.71821</text:p>
          </table:table-cell>
          <table:table-cell table:formula="of:=[.G304]-[.$B$2]" office:value-type="float" office:value="26.7180352210999" calcext:value-type="float">
            <text:p>26.7180352211</text:p>
          </table:table-cell>
          <table:table-cell table:formula="of:=[.C304]/([.H304]-[.H303])" office:value-type="float" office:value="109563.504698327" calcext:value-type="float">
            <text:p>109563.504698327</text:p>
          </table:table-cell>
          <table:table-cell table:formula="of:=[.G304]-[.$B304]" office:value-type="float" office:value="0.233971834182739" calcext:value-type="float">
            <text:p>0.2339718342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46486.52365" calcext:value-type="float">
            <text:p>1443146486.52365</text:p>
          </table:table-cell>
          <table:table-cell office:value-type="float" office:value="4320" calcext:value-type="float">
            <text:p>4320</text:p>
          </table:table-cell>
          <table:table-cell table:formula="of:=[.B305]-[.$B$2]" office:value-type="float" office:value="26.5234773159027" calcext:value-type="float">
            <text:p>26.5234773159</text:p>
          </table:table-cell>
          <table:table-cell table:formula="of:=[.C305]/([.D305]-[.D304])" office:value-type="float" office:value="109605.921337576" calcext:value-type="float">
            <text:p>109605.921337576</text:p>
          </table:table-cell>
          <table:table-cell/>
          <table:table-cell office:value-type="float" office:value="1443146486.75785" calcext:value-type="float">
            <text:p>1443146486.75785</text:p>
          </table:table-cell>
          <table:table-cell table:formula="of:=[.G305]-[.$B$2]" office:value-type="float" office:value="26.7576727867126" calcext:value-type="float">
            <text:p>26.7576727867</text:p>
          </table:table-cell>
          <table:table-cell table:formula="of:=[.C305]/([.H305]-[.H304])" office:value-type="float" office:value="108987.520631331" calcext:value-type="float">
            <text:p>108987.520631331</text:p>
          </table:table-cell>
          <table:table-cell table:formula="of:=[.G305]-[.$B305]" office:value-type="float" office:value="0.234195470809937" calcext:value-type="float">
            <text:p>0.2341954708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46486.56306" calcext:value-type="float">
            <text:p>1443146486.56306</text:p>
          </table:table-cell>
          <table:table-cell office:value-type="float" office:value="4320" calcext:value-type="float">
            <text:p>4320</text:p>
          </table:table-cell>
          <table:table-cell table:formula="of:=[.B306]-[.$B$2]" office:value-type="float" office:value="26.5628881454468" calcext:value-type="float">
            <text:p>26.5628881454</text:p>
          </table:table-cell>
          <table:table-cell table:formula="of:=[.C306]/([.D306]-[.D305])" office:value-type="float" office:value="109614.541230846" calcext:value-type="float">
            <text:p>109614.541230846</text:p>
          </table:table-cell>
          <table:table-cell/>
          <table:table-cell office:value-type="float" office:value="1443146486.79711" calcext:value-type="float">
            <text:p>1443146486.79711</text:p>
          </table:table-cell>
          <table:table-cell table:formula="of:=[.G306]-[.$B$2]" office:value-type="float" office:value="26.7969343662262" calcext:value-type="float">
            <text:p>26.7969343662</text:p>
          </table:table-cell>
          <table:table-cell table:formula="of:=[.C306]/([.H306]-[.H305])" office:value-type="float" office:value="110031.232913314" calcext:value-type="float">
            <text:p>110031.232913314</text:p>
          </table:table-cell>
          <table:table-cell table:formula="of:=[.G306]-[.$B306]" office:value-type="float" office:value="0.234046220779419" calcext:value-type="float">
            <text:p>0.2340462208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46486.60248" calcext:value-type="float">
            <text:p>1443146486.60248</text:p>
          </table:table-cell>
          <table:table-cell office:value-type="float" office:value="4320" calcext:value-type="float">
            <text:p>4320</text:p>
          </table:table-cell>
          <table:table-cell table:formula="of:=[.B307]-[.$B$2]" office:value-type="float" office:value="26.6023046970367" calcext:value-type="float">
            <text:p>26.602304697</text:p>
          </table:table-cell>
          <table:table-cell table:formula="of:=[.C307]/([.D307]-[.D306])" office:value-type="float" office:value="109598.628640556" calcext:value-type="float">
            <text:p>109598.628640556</text:p>
          </table:table-cell>
          <table:table-cell/>
          <table:table-cell office:value-type="float" office:value="1443146486.83646" calcext:value-type="float">
            <text:p>1443146486.83646</text:p>
          </table:table-cell>
          <table:table-cell table:formula="of:=[.G307]-[.$B$2]" office:value-type="float" office:value="26.8362851142883" calcext:value-type="float">
            <text:p>26.8362851143</text:p>
          </table:table-cell>
          <table:table-cell table:formula="of:=[.C307]/([.H307]-[.H306])" office:value-type="float" office:value="109781.902828857" calcext:value-type="float">
            <text:p>109781.902828857</text:p>
          </table:table-cell>
          <table:table-cell table:formula="of:=[.G307]-[.$B307]" office:value-type="float" office:value="0.233980417251587" calcext:value-type="float">
            <text:p>0.2339804173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46486.64193" calcext:value-type="float">
            <text:p>1443146486.64193</text:p>
          </table:table-cell>
          <table:table-cell office:value-type="float" office:value="4320" calcext:value-type="float">
            <text:p>4320</text:p>
          </table:table-cell>
          <table:table-cell table:formula="of:=[.B308]-[.$B$2]" office:value-type="float" office:value="26.6417517662048" calcext:value-type="float">
            <text:p>26.6417517662</text:p>
          </table:table-cell>
          <table:table-cell table:formula="of:=[.C308]/([.D308]-[.D307])" office:value-type="float" office:value="109513.83945894" calcext:value-type="float">
            <text:p>109513.83945894</text:p>
          </table:table-cell>
          <table:table-cell/>
          <table:table-cell office:value-type="float" office:value="1443146486.87597" calcext:value-type="float">
            <text:p>1443146486.87597</text:p>
          </table:table-cell>
          <table:table-cell table:formula="of:=[.G308]-[.$B$2]" office:value-type="float" office:value="26.8757991790771" calcext:value-type="float">
            <text:p>26.8757991791</text:p>
          </table:table-cell>
          <table:table-cell table:formula="of:=[.C308]/([.H308]-[.H307])" office:value-type="float" office:value="109328.160063717" calcext:value-type="float">
            <text:p>109328.160063717</text:p>
          </table:table-cell>
          <table:table-cell table:formula="of:=[.G308]-[.$B308]" office:value-type="float" office:value="0.234047412872314" calcext:value-type="float">
            <text:p>0.2340474129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46486.68134" calcext:value-type="float">
            <text:p>1443146486.68134</text:p>
          </table:table-cell>
          <table:table-cell office:value-type="float" office:value="4320" calcext:value-type="float">
            <text:p>4320</text:p>
          </table:table-cell>
          <table:table-cell table:formula="of:=[.B309]-[.$B$2]" office:value-type="float" office:value="26.6811618804932" calcext:value-type="float">
            <text:p>26.6811618805</text:p>
          </table:table-cell>
          <table:table-cell table:formula="of:=[.C309]/([.D309]-[.D308])" office:value-type="float" office:value="109616.53062953" calcext:value-type="float">
            <text:p>109616.53062953</text:p>
          </table:table-cell>
          <table:table-cell/>
          <table:table-cell office:value-type="float" office:value="1443146486.91533" calcext:value-type="float">
            <text:p>1443146486.91533</text:p>
          </table:table-cell>
          <table:table-cell table:formula="of:=[.G309]-[.$B$2]" office:value-type="float" office:value="26.9151544570923" calcext:value-type="float">
            <text:p>26.9151544571</text:p>
          </table:table-cell>
          <table:table-cell table:formula="of:=[.C309]/([.H309]-[.H308])" office:value-type="float" office:value="109769.266484116" calcext:value-type="float">
            <text:p>109769.266484116</text:p>
          </table:table-cell>
          <table:table-cell table:formula="of:=[.G309]-[.$B309]" office:value-type="float" office:value="0.233992576599121" calcext:value-type="float">
            <text:p>0.2339925766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46486.72075" calcext:value-type="float">
            <text:p>1443146486.72075</text:p>
          </table:table-cell>
          <table:table-cell office:value-type="float" office:value="4320" calcext:value-type="float">
            <text:p>4320</text:p>
          </table:table-cell>
          <table:table-cell table:formula="of:=[.B310]-[.$B$2]" office:value-type="float" office:value="26.7205770015717" calcext:value-type="float">
            <text:p>26.7205770016</text:p>
          </table:table-cell>
          <table:table-cell table:formula="of:=[.C310]/([.D310]-[.D309])" office:value-type="float" office:value="109602.606354986" calcext:value-type="float">
            <text:p>109602.606354986</text:p>
          </table:table-cell>
          <table:table-cell/>
          <table:table-cell office:value-type="float" office:value="1443146486.95491" calcext:value-type="float">
            <text:p>1443146486.95491</text:p>
          </table:table-cell>
          <table:table-cell table:formula="of:=[.G310]-[.$B$2]" office:value-type="float" office:value="26.9547388553619" calcext:value-type="float">
            <text:p>26.9547388554</text:p>
          </table:table-cell>
          <table:table-cell table:formula="of:=[.C310]/([.H310]-[.H309])" office:value-type="float" office:value="109133.906004373" calcext:value-type="float">
            <text:p>109133.906004373</text:p>
          </table:table-cell>
          <table:table-cell table:formula="of:=[.G310]-[.$B310]" office:value-type="float" office:value="0.234161853790283" calcext:value-type="float">
            <text:p>0.2341618538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46486.76016" calcext:value-type="float">
            <text:p>1443146486.76016</text:p>
          </table:table-cell>
          <table:table-cell office:value-type="float" office:value="4320" calcext:value-type="float">
            <text:p>4320</text:p>
          </table:table-cell>
          <table:table-cell table:formula="of:=[.B311]-[.$B$2]" office:value-type="float" office:value="26.7599864006042" calcext:value-type="float">
            <text:p>26.7599864006</text:p>
          </table:table-cell>
          <table:table-cell table:formula="of:=[.C311]/([.D311]-[.D310])" office:value-type="float" office:value="109618.520100427" calcext:value-type="float">
            <text:p>109618.520100427</text:p>
          </table:table-cell>
          <table:table-cell/>
          <table:table-cell office:value-type="float" office:value="1443146486.99413" calcext:value-type="float">
            <text:p>1443146486.99413</text:p>
          </table:table-cell>
          <table:table-cell table:formula="of:=[.G311]-[.$B$2]" office:value-type="float" office:value="26.9939532279968" calcext:value-type="float">
            <text:p>26.993953228</text:p>
          </table:table-cell>
          <table:table-cell table:formula="of:=[.C311]/([.H311]-[.H310])" office:value-type="float" office:value="110163.690242405" calcext:value-type="float">
            <text:p>110163.690242405</text:p>
          </table:table-cell>
          <table:table-cell table:formula="of:=[.G311]-[.$B311]" office:value-type="float" office:value="0.233966827392578" calcext:value-type="float">
            <text:p>0.2339668274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46486.79957" calcext:value-type="float">
            <text:p>1443146486.79957</text:p>
          </table:table-cell>
          <table:table-cell office:value-type="float" office:value="4320" calcext:value-type="float">
            <text:p>4320</text:p>
          </table:table-cell>
          <table:table-cell table:formula="of:=[.B312]-[.$B$2]" office:value-type="float" office:value="26.7993960380554" calcext:value-type="float">
            <text:p>26.7993960381</text:p>
          </table:table-cell>
          <table:table-cell table:formula="of:=[.C312]/([.D312]-[.D311])" office:value-type="float" office:value="109617.856935437" calcext:value-type="float">
            <text:p>109617.856935437</text:p>
          </table:table-cell>
          <table:table-cell/>
          <table:table-cell office:value-type="float" office:value="1443146490.00936" calcext:value-type="float">
            <text:p>1443146490.00936</text:p>
          </table:table-cell>
          <table:table-cell table:formula="of:=[.G312]-[.$B$2]" office:value-type="float" office:value="30.0091845989227" calcext:value-type="float">
            <text:p>30.0091845989</text:p>
          </table:table-cell>
          <table:table-cell table:formula="of:=[.C312]/([.H312]-[.H311])" office:value-type="float" office:value="1432.72587359471" calcext:value-type="float">
            <text:p>1432.7258735947</text:p>
          </table:table-cell>
          <table:table-cell table:formula="of:=[.G312]-[.$B312]" office:value-type="float" office:value="3.20978856086731" calcext:value-type="float">
            <text:p>3.2097885609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46486.83899" calcext:value-type="float">
            <text:p>1443146486.83899</text:p>
          </table:table-cell>
          <table:table-cell office:value-type="float" office:value="4320" calcext:value-type="float">
            <text:p>4320</text:p>
          </table:table-cell>
          <table:table-cell table:formula="of:=[.B313]-[.$B$2]" office:value-type="float" office:value="26.8388159275055" calcext:value-type="float">
            <text:p>26.8388159275</text:p>
          </table:table-cell>
          <table:table-cell table:formula="of:=[.C313]/([.D313]-[.D312])" office:value-type="float" office:value="109589.34842959" calcext:value-type="float">
            <text:p>109589.34842959</text:p>
          </table:table-cell>
          <table:table-cell/>
          <table:table-cell office:value-type="float" office:value="1443146490.0275" calcext:value-type="float">
            <text:p>1443146490.0275</text:p>
          </table:table-cell>
          <table:table-cell table:formula="of:=[.G313]-[.$B$2]" office:value-type="float" office:value="30.0273234844208" calcext:value-type="float">
            <text:p>30.0273234844</text:p>
          </table:table-cell>
          <table:table-cell table:formula="of:=[.C313]/([.H313]-[.H312])" office:value-type="float" office:value="238162.372239748" calcext:value-type="float">
            <text:p>238162.372239748</text:p>
          </table:table-cell>
          <table:table-cell table:formula="of:=[.G313]-[.$B313]" office:value-type="float" office:value="3.18850755691528" calcext:value-type="float">
            <text:p>3.1885075569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46486.87841" calcext:value-type="float">
            <text:p>1443146486.87841</text:p>
          </table:table-cell>
          <table:table-cell office:value-type="float" office:value="4320" calcext:value-type="float">
            <text:p>4320</text:p>
          </table:table-cell>
          <table:table-cell table:formula="of:=[.B314]-[.$B$2]" office:value-type="float" office:value="26.8782384395599" calcext:value-type="float">
            <text:p>26.8782384396</text:p>
          </table:table-cell>
          <table:table-cell table:formula="of:=[.C314]/([.D314]-[.D313])" office:value-type="float" office:value="109582.057937708" calcext:value-type="float">
            <text:p>109582.057937708</text:p>
          </table:table-cell>
          <table:table-cell/>
          <table:table-cell office:value-type="float" office:value="1443146490.99274" calcext:value-type="float">
            <text:p>1443146490.99274</text:p>
          </table:table-cell>
          <table:table-cell table:formula="of:=[.G314]-[.$B$2]" office:value-type="float" office:value="30.9925689697266" calcext:value-type="float">
            <text:p>30.9925689697</text:p>
          </table:table-cell>
          <table:table-cell table:formula="of:=[.C314]/([.H314]-[.H313])" office:value-type="float" office:value="4475.54540867025" calcext:value-type="float">
            <text:p>4475.5454086703</text:p>
          </table:table-cell>
          <table:table-cell table:formula="of:=[.G314]-[.$B314]" office:value-type="float" office:value="4.11433053016663" calcext:value-type="float">
            <text:p>4.1143305302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46486.91783" calcext:value-type="float">
            <text:p>1443146486.91783</text:p>
          </table:table-cell>
          <table:table-cell office:value-type="float" office:value="4320" calcext:value-type="float">
            <text:p>4320</text:p>
          </table:table-cell>
          <table:table-cell table:formula="of:=[.B315]-[.$B$2]" office:value-type="float" office:value="26.9176557064056" calcext:value-type="float">
            <text:p>26.9176557064</text:p>
          </table:table-cell>
          <table:table-cell table:formula="of:=[.C315]/([.D315]-[.D314])" office:value-type="float" office:value="109596.639891609" calcext:value-type="float">
            <text:p>109596.639891609</text:p>
          </table:table-cell>
          <table:table-cell/>
          <table:table-cell office:value-type="float" office:value="1443146491.01054" calcext:value-type="float">
            <text:p>1443146491.01054</text:p>
          </table:table-cell>
          <table:table-cell table:formula="of:=[.G315]-[.$B$2]" office:value-type="float" office:value="31.0103659629822" calcext:value-type="float">
            <text:p>31.010365963</text:p>
          </table:table-cell>
          <table:table-cell table:formula="of:=[.C315]/([.H315]-[.H314])" office:value-type="float" office:value="242737.632023149" calcext:value-type="float">
            <text:p>242737.632023149</text:p>
          </table:table-cell>
          <table:table-cell table:formula="of:=[.G315]-[.$B315]" office:value-type="float" office:value="4.09271025657654" calcext:value-type="float">
            <text:p>4.0927102566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46486.95723" calcext:value-type="float">
            <text:p>1443146486.95723</text:p>
          </table:table-cell>
          <table:table-cell office:value-type="float" office:value="4320" calcext:value-type="float">
            <text:p>4320</text:p>
          </table:table-cell>
          <table:table-cell table:formula="of:=[.B316]-[.$B$2]" office:value-type="float" office:value="26.9570589065552" calcext:value-type="float">
            <text:p>26.9570589066</text:p>
          </table:table-cell>
          <table:table-cell table:formula="of:=[.C316]/([.D316]-[.D315])" office:value-type="float" office:value="109635.765207026" calcext:value-type="float">
            <text:p>109635.765207026</text:p>
          </table:table-cell>
          <table:table-cell/>
          <table:table-cell office:value-type="float" office:value="1443146491.02811" calcext:value-type="float">
            <text:p>1443146491.02811</text:p>
          </table:table-cell>
          <table:table-cell table:formula="of:=[.G316]-[.$B$2]" office:value-type="float" office:value="31.0279386043549" calcext:value-type="float">
            <text:p>31.0279386044</text:p>
          </table:table-cell>
          <table:table-cell table:formula="of:=[.C316]/([.H316]-[.H315])" office:value-type="float" office:value="245836.690590869" calcext:value-type="float">
            <text:p>245836.690590869</text:p>
          </table:table-cell>
          <table:table-cell table:formula="of:=[.G316]-[.$B316]" office:value-type="float" office:value="4.07087969779968" calcext:value-type="float">
            <text:p>4.070879697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46486.99664" calcext:value-type="float">
            <text:p>1443146486.99664</text:p>
          </table:table-cell>
          <table:table-cell office:value-type="float" office:value="4320" calcext:value-type="float">
            <text:p>4320</text:p>
          </table:table-cell>
          <table:table-cell table:formula="of:=[.B317]-[.$B$2]" office:value-type="float" office:value="26.9964706897736" calcext:value-type="float">
            <text:p>26.9964706898</text:p>
          </table:table-cell>
          <table:table-cell table:formula="of:=[.C317]/([.D317]-[.D316])" office:value-type="float" office:value="109611.888811591" calcext:value-type="float">
            <text:p>109611.888811591</text:p>
          </table:table-cell>
          <table:table-cell/>
          <table:table-cell office:value-type="float" office:value="1443146491.04585" calcext:value-type="float">
            <text:p>1443146491.04585</text:p>
          </table:table-cell>
          <table:table-cell table:formula="of:=[.G317]-[.$B$2]" office:value-type="float" office:value="31.0456717014313" calcext:value-type="float">
            <text:p>31.0456717014</text:p>
          </table:table-cell>
          <table:table-cell table:formula="of:=[.C317]/([.H317]-[.H316])" office:value-type="float" office:value="243612.268143806" calcext:value-type="float">
            <text:p>243612.268143806</text:p>
          </table:table-cell>
          <table:table-cell table:formula="of:=[.G317]-[.$B317]" office:value-type="float" office:value="4.04920101165772" calcext:value-type="float">
            <text:p>4.0492010117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46500.04953" calcext:value-type="float">
            <text:p>1443146500.04953</text:p>
          </table:table-cell>
          <table:table-cell office:value-type="float" office:value="4320" calcext:value-type="float">
            <text:p>4320</text:p>
          </table:table-cell>
          <table:table-cell table:formula="of:=[.B318]-[.$B$2]" office:value-type="float" office:value="40.0493557453156" calcext:value-type="float">
            <text:p>40.0493557453</text:p>
          </table:table-cell>
          <table:table-cell table:formula="of:=[.C318]/([.D318]-[.D317])" office:value-type="float" office:value="330.961314806478" calcext:value-type="float">
            <text:p>330.9613148065</text:p>
          </table:table-cell>
          <table:table-cell/>
          <table:table-cell office:value-type="float" office:value="1443146500.2473" calcext:value-type="float">
            <text:p>1443146500.2473</text:p>
          </table:table-cell>
          <table:table-cell table:formula="of:=[.G318]-[.$B$2]" office:value-type="float" office:value="40.2471241950989" calcext:value-type="float">
            <text:p>40.2471241951</text:p>
          </table:table-cell>
          <table:table-cell table:formula="of:=[.C318]/([.H318]-[.H317])" office:value-type="float" office:value="469.491094256369" calcext:value-type="float">
            <text:p>469.4910942564</text:p>
          </table:table-cell>
          <table:table-cell table:formula="of:=[.G318]-[.$B318]" office:value-type="float" office:value="0.197768449783325" calcext:value-type="float">
            <text:p>0.1977684498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46500.10367" calcext:value-type="float">
            <text:p>1443146500.10367</text:p>
          </table:table-cell>
          <table:table-cell office:value-type="float" office:value="4320" calcext:value-type="float">
            <text:p>4320</text:p>
          </table:table-cell>
          <table:table-cell table:formula="of:=[.B319]-[.$B$2]" office:value-type="float" office:value="40.1034984588623" calcext:value-type="float">
            <text:p>40.1034984589</text:p>
          </table:table-cell>
          <table:table-cell table:formula="of:=[.C319]/([.D319]-[.D318])" office:value-type="float" office:value="79789.1298202042" calcext:value-type="float">
            <text:p>79789.1298202042</text:p>
          </table:table-cell>
          <table:table-cell/>
          <table:table-cell office:value-type="float" office:value="1443146500.35224" calcext:value-type="float">
            <text:p>1443146500.35224</text:p>
          </table:table-cell>
          <table:table-cell table:formula="of:=[.G319]-[.$B$2]" office:value-type="float" office:value="40.3520686626434" calcext:value-type="float">
            <text:p>40.3520686626</text:p>
          </table:table-cell>
          <table:table-cell table:formula="of:=[.C319]/([.H319]-[.H318])" office:value-type="float" office:value="41164.6283132161" calcext:value-type="float">
            <text:p>41164.6283132161</text:p>
          </table:table-cell>
          <table:table-cell table:formula="of:=[.G319]-[.$B319]" office:value-type="float" office:value="0.248570203781128" calcext:value-type="float">
            <text:p>0.2485702038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46500.15781" calcext:value-type="float">
            <text:p>1443146500.15781</text:p>
          </table:table-cell>
          <table:table-cell office:value-type="float" office:value="4320" calcext:value-type="float">
            <text:p>4320</text:p>
          </table:table-cell>
          <table:table-cell table:formula="of:=[.B320]-[.$B$2]" office:value-type="float" office:value="40.1576356887817" calcext:value-type="float">
            <text:p>40.1576356888</text:p>
          </table:table-cell>
          <table:table-cell table:formula="of:=[.C320]/([.D320]-[.D319])" office:value-type="float" office:value="79797.2117603537" calcext:value-type="float">
            <text:p>79797.2117603537</text:p>
          </table:table-cell>
          <table:table-cell/>
          <table:table-cell office:value-type="float" office:value="1443146500.40634" calcext:value-type="float">
            <text:p>1443146500.40634</text:p>
          </table:table-cell>
          <table:table-cell table:formula="of:=[.G320]-[.$B$2]" office:value-type="float" office:value="40.4061627388001" calcext:value-type="float">
            <text:p>40.4061627388</text:p>
          </table:table-cell>
          <table:table-cell table:formula="of:=[.C320]/([.H320]-[.H319])" office:value-type="float" office:value="79860.870301075" calcext:value-type="float">
            <text:p>79860.870301075</text:p>
          </table:table-cell>
          <table:table-cell table:formula="of:=[.G320]-[.$B320]" office:value-type="float" office:value="0.248527050018311" calcext:value-type="float">
            <text:p>0.24852705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46500.21199" calcext:value-type="float">
            <text:p>1443146500.21199</text:p>
          </table:table-cell>
          <table:table-cell office:value-type="float" office:value="4320" calcext:value-type="float">
            <text:p>4320</text:p>
          </table:table-cell>
          <table:table-cell table:formula="of:=[.B321]-[.$B$2]" office:value-type="float" office:value="40.2118113040924" calcext:value-type="float">
            <text:p>40.2118113041</text:p>
          </table:table-cell>
          <table:table-cell table:formula="of:=[.C321]/([.D321]-[.D320])" office:value-type="float" office:value="79740.6725373962" calcext:value-type="float">
            <text:p>79740.6725373962</text:p>
          </table:table-cell>
          <table:table-cell/>
          <table:table-cell office:value-type="float" office:value="1443146500.46056" calcext:value-type="float">
            <text:p>1443146500.46056</text:p>
          </table:table-cell>
          <table:table-cell table:formula="of:=[.G321]-[.$B$2]" office:value-type="float" office:value="40.4603824615479" calcext:value-type="float">
            <text:p>40.4603824615</text:p>
          </table:table-cell>
          <table:table-cell table:formula="of:=[.C321]/([.H321]-[.H320])" office:value-type="float" office:value="79675.8039522633" calcext:value-type="float">
            <text:p>79675.8039522633</text:p>
          </table:table-cell>
          <table:table-cell table:formula="of:=[.G321]-[.$B321]" office:value-type="float" office:value="0.248571157455444" calcext:value-type="float">
            <text:p>0.2485711575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46500.26613" calcext:value-type="float">
            <text:p>1443146500.26613</text:p>
          </table:table-cell>
          <table:table-cell office:value-type="float" office:value="4320" calcext:value-type="float">
            <text:p>4320</text:p>
          </table:table-cell>
          <table:table-cell table:formula="of:=[.B322]-[.$B$2]" office:value-type="float" office:value="40.2659552097321" calcext:value-type="float">
            <text:p>40.2659552097</text:p>
          </table:table-cell>
          <table:table-cell table:formula="of:=[.C322]/([.D322]-[.D321])" office:value-type="float" office:value="79787.3730933174" calcext:value-type="float">
            <text:p>79787.3730933174</text:p>
          </table:table-cell>
          <table:table-cell/>
          <table:table-cell office:value-type="float" office:value="1443146500.51471" calcext:value-type="float">
            <text:p>1443146500.51471</text:p>
          </table:table-cell>
          <table:table-cell table:formula="of:=[.G322]-[.$B$2]" office:value-type="float" office:value="40.5145366191864" calcext:value-type="float">
            <text:p>40.5145366192</text:p>
          </table:table-cell>
          <table:table-cell table:formula="of:=[.C322]/([.H322]-[.H321])" office:value-type="float" office:value="79772.268434747" calcext:value-type="float">
            <text:p>79772.268434747</text:p>
          </table:table-cell>
          <table:table-cell table:formula="of:=[.G322]-[.$B322]" office:value-type="float" office:value="0.248581409454346" calcext:value-type="float">
            <text:p>0.2485814095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46500.32026" calcext:value-type="float">
            <text:p>1443146500.32026</text:p>
          </table:table-cell>
          <table:table-cell office:value-type="float" office:value="4320" calcext:value-type="float">
            <text:p>4320</text:p>
          </table:table-cell>
          <table:table-cell table:formula="of:=[.B323]-[.$B$2]" office:value-type="float" office:value="40.3200824260712" calcext:value-type="float">
            <text:p>40.3200824261</text:p>
          </table:table-cell>
          <table:table-cell table:formula="of:=[.C323]/([.D323]-[.D322])" office:value-type="float" office:value="79811.9743113124" calcext:value-type="float">
            <text:p>79811.9743113124</text:p>
          </table:table-cell>
          <table:table-cell/>
          <table:table-cell office:value-type="float" office:value="1443146500.56885" calcext:value-type="float">
            <text:p>1443146500.56885</text:p>
          </table:table-cell>
          <table:table-cell table:formula="of:=[.G323]-[.$B$2]" office:value-type="float" office:value="40.5686719417572" calcext:value-type="float">
            <text:p>40.5686719418</text:p>
          </table:table-cell>
          <table:table-cell table:formula="of:=[.C323]/([.H323]-[.H322])" office:value-type="float" office:value="79800.0232537655" calcext:value-type="float">
            <text:p>79800.0232537655</text:p>
          </table:table-cell>
          <table:table-cell table:formula="of:=[.G323]-[.$B323]" office:value-type="float" office:value="0.248589515686035" calcext:value-type="float">
            <text:p>0.2485895157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46500.3744" calcext:value-type="float">
            <text:p>1443146500.3744</text:p>
          </table:table-cell>
          <table:table-cell office:value-type="float" office:value="4320" calcext:value-type="float">
            <text:p>4320</text:p>
          </table:table-cell>
          <table:table-cell table:formula="of:=[.B324]-[.$B$2]" office:value-type="float" office:value="40.3742218017578" calcext:value-type="float">
            <text:p>40.3742218018</text:p>
          </table:table-cell>
          <table:table-cell table:formula="of:=[.C324]/([.D324]-[.D323])" office:value-type="float" office:value="79794.0490670566" calcext:value-type="float">
            <text:p>79794.0490670566</text:p>
          </table:table-cell>
          <table:table-cell/>
          <table:table-cell office:value-type="float" office:value="1443146500.62295" calcext:value-type="float">
            <text:p>1443146500.62295</text:p>
          </table:table-cell>
          <table:table-cell table:formula="of:=[.G324]-[.$B$2]" office:value-type="float" office:value="40.6227805614472" calcext:value-type="float">
            <text:p>40.6227805614</text:p>
          </table:table-cell>
          <table:table-cell table:formula="of:=[.C324]/([.H324]-[.H323])" office:value-type="float" office:value="79839.4049738266" calcext:value-type="float">
            <text:p>79839.4049738266</text:p>
          </table:table-cell>
          <table:table-cell table:formula="of:=[.G324]-[.$B324]" office:value-type="float" office:value="0.248558759689331" calcext:value-type="float">
            <text:p>0.2485587597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46500.42854" calcext:value-type="float">
            <text:p>1443146500.42854</text:p>
          </table:table-cell>
          <table:table-cell office:value-type="float" office:value="4320" calcext:value-type="float">
            <text:p>4320</text:p>
          </table:table-cell>
          <table:table-cell table:formula="of:=[.B325]-[.$B$2]" office:value-type="float" office:value="40.4283668994904" calcext:value-type="float">
            <text:p>40.4283668995</text:p>
          </table:table-cell>
          <table:table-cell table:formula="of:=[.C325]/([.D325]-[.D324])" office:value-type="float" office:value="79785.6164437849" calcext:value-type="float">
            <text:p>79785.6164437849</text:p>
          </table:table-cell>
          <table:table-cell/>
          <table:table-cell office:value-type="float" office:value="1443146500.67722" calcext:value-type="float">
            <text:p>1443146500.67722</text:p>
          </table:table-cell>
          <table:table-cell table:formula="of:=[.G325]-[.$B$2]" office:value-type="float" office:value="40.6770429611206" calcext:value-type="float">
            <text:p>40.6770429611</text:p>
          </table:table-cell>
          <table:table-cell table:formula="of:=[.C325]/([.H325]-[.H324])" office:value-type="float" office:value="79613.1395956818" calcext:value-type="float">
            <text:p>79613.1395956818</text:p>
          </table:table-cell>
          <table:table-cell table:formula="of:=[.G325]-[.$B325]" office:value-type="float" office:value="0.248676061630249" calcext:value-type="float">
            <text:p>0.2486760616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46500.48273" calcext:value-type="float">
            <text:p>1443146500.48273</text:p>
          </table:table-cell>
          <table:table-cell office:value-type="float" office:value="4320" calcext:value-type="float">
            <text:p>4320</text:p>
          </table:table-cell>
          <table:table-cell table:formula="of:=[.B326]-[.$B$2]" office:value-type="float" office:value="40.4825522899628" calcext:value-type="float">
            <text:p>40.48255229</text:p>
          </table:table-cell>
          <table:table-cell table:formula="of:=[.C326]/([.D326]-[.D325])" office:value-type="float" office:value="79726.2871474458" calcext:value-type="float">
            <text:p>79726.2871474458</text:p>
          </table:table-cell>
          <table:table-cell/>
          <table:table-cell office:value-type="float" office:value="1443146500.73131" calcext:value-type="float">
            <text:p>1443146500.73131</text:p>
          </table:table-cell>
          <table:table-cell table:formula="of:=[.G326]-[.$B$2]" office:value-type="float" office:value="40.7311334609985" calcext:value-type="float">
            <text:p>40.731133461</text:p>
          </table:table-cell>
          <table:table-cell table:formula="of:=[.C326]/([.H326]-[.H325])" office:value-type="float" office:value="79866.1504284354" calcext:value-type="float">
            <text:p>79866.1504284354</text:p>
          </table:table-cell>
          <table:table-cell table:formula="of:=[.G326]-[.$B326]" office:value-type="float" office:value="0.248581171035767" calcext:value-type="float">
            <text:p>0.24858117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46500.5369" calcext:value-type="float">
            <text:p>1443146500.5369</text:p>
          </table:table-cell>
          <table:table-cell office:value-type="float" office:value="4320" calcext:value-type="float">
            <text:p>4320</text:p>
          </table:table-cell>
          <table:table-cell table:formula="of:=[.B327]-[.$B$2]" office:value-type="float" office:value="40.536726474762" calcext:value-type="float">
            <text:p>40.5367264748</text:p>
          </table:table-cell>
          <table:table-cell table:formula="of:=[.C327]/([.D327]-[.D326])" office:value-type="float" office:value="79742.7781518596" calcext:value-type="float">
            <text:p>79742.7781518596</text:p>
          </table:table-cell>
          <table:table-cell/>
          <table:table-cell office:value-type="float" office:value="1443146500.78537" calcext:value-type="float">
            <text:p>1443146500.78537</text:p>
          </table:table-cell>
          <table:table-cell table:formula="of:=[.G327]-[.$B$2]" office:value-type="float" office:value="40.7851912975311" calcext:value-type="float">
            <text:p>40.7851912975</text:p>
          </table:table-cell>
          <table:table-cell table:formula="of:=[.C327]/([.H327]-[.H326])" office:value-type="float" office:value="79914.4079211414" calcext:value-type="float">
            <text:p>79914.4079211414</text:p>
          </table:table-cell>
          <table:table-cell table:formula="of:=[.G327]-[.$B327]" office:value-type="float" office:value="0.248464822769165" calcext:value-type="float">
            <text:p>0.2484648228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46500.59102" calcext:value-type="float">
            <text:p>1443146500.59102</text:p>
          </table:table-cell>
          <table:table-cell office:value-type="float" office:value="4320" calcext:value-type="float">
            <text:p>4320</text:p>
          </table:table-cell>
          <table:table-cell table:formula="of:=[.B328]-[.$B$2]" office:value-type="float" office:value="40.5908460617065" calcext:value-type="float">
            <text:p>40.5908460617</text:p>
          </table:table-cell>
          <table:table-cell table:formula="of:=[.C328]/([.D328]-[.D327])" office:value-type="float" office:value="79823.2256359199" calcext:value-type="float">
            <text:p>79823.2256359199</text:p>
          </table:table-cell>
          <table:table-cell/>
          <table:table-cell office:value-type="float" office:value="1443146500.83964" calcext:value-type="float">
            <text:p>1443146500.83964</text:p>
          </table:table-cell>
          <table:table-cell table:formula="of:=[.G328]-[.$B$2]" office:value-type="float" office:value="40.8394668102264" calcext:value-type="float">
            <text:p>40.8394668102</text:p>
          </table:table-cell>
          <table:table-cell table:formula="of:=[.C328]/([.H328]-[.H327])" office:value-type="float" office:value="79593.9049761035" calcext:value-type="float">
            <text:p>79593.9049761035</text:p>
          </table:table-cell>
          <table:table-cell table:formula="of:=[.G328]-[.$B328]" office:value-type="float" office:value="0.248620748519897" calcext:value-type="float">
            <text:p>0.2486207485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46500.64516" calcext:value-type="float">
            <text:p>1443146500.64516</text:p>
          </table:table-cell>
          <table:table-cell office:value-type="float" office:value="4320" calcext:value-type="float">
            <text:p>4320</text:p>
          </table:table-cell>
          <table:table-cell table:formula="of:=[.B329]-[.$B$2]" office:value-type="float" office:value="40.6449904441834" calcext:value-type="float">
            <text:p>40.6449904442</text:p>
          </table:table-cell>
          <table:table-cell table:formula="of:=[.C329]/([.D329]-[.D328])" office:value-type="float" office:value="79786.6704242222" calcext:value-type="float">
            <text:p>79786.6704242222</text:p>
          </table:table-cell>
          <table:table-cell/>
          <table:table-cell office:value-type="float" office:value="1443146500.8938" calcext:value-type="float">
            <text:p>1443146500.8938</text:p>
          </table:table-cell>
          <table:table-cell table:formula="of:=[.G329]-[.$B$2]" office:value-type="float" office:value="40.8936252593994" calcext:value-type="float">
            <text:p>40.8936252594</text:p>
          </table:table-cell>
          <table:table-cell table:formula="of:=[.C329]/([.H329]-[.H328])" office:value-type="float" office:value="79765.9472523409" calcext:value-type="float">
            <text:p>79765.9472523409</text:p>
          </table:table-cell>
          <table:table-cell table:formula="of:=[.G329]-[.$B329]" office:value-type="float" office:value="0.248634815216064" calcext:value-type="float">
            <text:p>0.2486348152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46500.6993" calcext:value-type="float">
            <text:p>1443146500.6993</text:p>
          </table:table-cell>
          <table:table-cell office:value-type="float" office:value="4320" calcext:value-type="float">
            <text:p>4320</text:p>
          </table:table-cell>
          <table:table-cell table:formula="of:=[.B330]-[.$B$2]" office:value-type="float" office:value="40.6991307735443" calcext:value-type="float">
            <text:p>40.6991307735</text:p>
          </table:table-cell>
          <table:table-cell table:formula="of:=[.C330]/([.D330]-[.D329])" office:value-type="float" office:value="79792.6435060617" calcext:value-type="float">
            <text:p>79792.6435060617</text:p>
          </table:table-cell>
          <table:table-cell/>
          <table:table-cell office:value-type="float" office:value="1443146500.9479" calcext:value-type="float">
            <text:p>1443146500.9479</text:p>
          </table:table-cell>
          <table:table-cell table:formula="of:=[.G330]-[.$B$2]" office:value-type="float" office:value="40.9477248191834" calcext:value-type="float">
            <text:p>40.9477248192</text:p>
          </table:table-cell>
          <table:table-cell table:formula="of:=[.C330]/([.H330]-[.H329])" office:value-type="float" office:value="79852.7754616368" calcext:value-type="float">
            <text:p>79852.7754616368</text:p>
          </table:table-cell>
          <table:table-cell table:formula="of:=[.G330]-[.$B330]" office:value-type="float" office:value="0.248594045639038" calcext:value-type="float">
            <text:p>0.2485940456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46500.75345" calcext:value-type="float">
            <text:p>1443146500.75345</text:p>
          </table:table-cell>
          <table:table-cell office:value-type="float" office:value="4320" calcext:value-type="float">
            <text:p>4320</text:p>
          </table:table-cell>
          <table:table-cell table:formula="of:=[.B331]-[.$B$2]" office:value-type="float" office:value="40.7532787322998" calcext:value-type="float">
            <text:p>40.7532787323</text:p>
          </table:table-cell>
          <table:table-cell table:formula="of:=[.C331]/([.D331]-[.D330])" office:value-type="float" office:value="79781.4008004826" calcext:value-type="float">
            <text:p>79781.4008004826</text:p>
          </table:table-cell>
          <table:table-cell/>
          <table:table-cell office:value-type="float" office:value="1443146501.00203" calcext:value-type="float">
            <text:p>1443146501.00203</text:p>
          </table:table-cell>
          <table:table-cell table:formula="of:=[.G331]-[.$B$2]" office:value-type="float" office:value="41.0018603801727" calcext:value-type="float">
            <text:p>41.0018603802</text:p>
          </table:table-cell>
          <table:table-cell table:formula="of:=[.C331]/([.H331]-[.H330])" office:value-type="float" office:value="79799.6718062547" calcext:value-type="float">
            <text:p>79799.6718062547</text:p>
          </table:table-cell>
          <table:table-cell table:formula="of:=[.G331]-[.$B331]" office:value-type="float" office:value="0.248581647872925" calcext:value-type="float">
            <text:p>0.2485816479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46500.8076" calcext:value-type="float">
            <text:p>1443146500.8076</text:p>
          </table:table-cell>
          <table:table-cell office:value-type="float" office:value="4320" calcext:value-type="float">
            <text:p>4320</text:p>
          </table:table-cell>
          <table:table-cell table:formula="of:=[.B332]-[.$B$2]" office:value-type="float" office:value="40.8074221611023" calcext:value-type="float">
            <text:p>40.8074221611</text:p>
          </table:table-cell>
          <table:table-cell table:formula="of:=[.C332]/([.D332]-[.D331])" office:value-type="float" office:value="79788.0757747893" calcext:value-type="float">
            <text:p>79788.0757747893</text:p>
          </table:table-cell>
          <table:table-cell/>
          <table:table-cell office:value-type="float" office:value="1443146501.05619" calcext:value-type="float">
            <text:p>1443146501.05619</text:p>
          </table:table-cell>
          <table:table-cell table:formula="of:=[.G332]-[.$B$2]" office:value-type="float" office:value="41.0560159683228" calcext:value-type="float">
            <text:p>41.0560159683</text:p>
          </table:table-cell>
          <table:table-cell table:formula="of:=[.C332]/([.H332]-[.H331])" office:value-type="float" office:value="79770.1612626296" calcext:value-type="float">
            <text:p>79770.1612626296</text:p>
          </table:table-cell>
          <table:table-cell table:formula="of:=[.G332]-[.$B332]" office:value-type="float" office:value="0.248593807220459" calcext:value-type="float">
            <text:p>0.2485938072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46500.86175" calcext:value-type="float">
            <text:p>1443146500.86175</text:p>
          </table:table-cell>
          <table:table-cell office:value-type="float" office:value="4320" calcext:value-type="float">
            <text:p>4320</text:p>
          </table:table-cell>
          <table:table-cell table:formula="of:=[.B333]-[.$B$2]" office:value-type="float" office:value="40.8615715503693" calcext:value-type="float">
            <text:p>40.8615715504</text:p>
          </table:table-cell>
          <table:table-cell table:formula="of:=[.C333]/([.D333]-[.D332])" office:value-type="float" office:value="79779.2931458839" calcext:value-type="float">
            <text:p>79779.2931458839</text:p>
          </table:table-cell>
          <table:table-cell/>
          <table:table-cell office:value-type="float" office:value="1443146501.11035" calcext:value-type="float">
            <text:p>1443146501.11035</text:p>
          </table:table-cell>
          <table:table-cell table:formula="of:=[.G333]-[.$B$2]" office:value-type="float" office:value="41.1101746559143" calcext:value-type="float">
            <text:p>41.1101746559</text:p>
          </table:table-cell>
          <table:table-cell table:formula="of:=[.C333]/([.H333]-[.H332])" office:value-type="float" office:value="79765.5961049138" calcext:value-type="float">
            <text:p>79765.5961049138</text:p>
          </table:table-cell>
          <table:table-cell table:formula="of:=[.G333]-[.$B333]" office:value-type="float" office:value="0.248603105545044" calcext:value-type="float">
            <text:p>0.2486031055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46500.91589" calcext:value-type="float">
            <text:p>1443146500.91589</text:p>
          </table:table-cell>
          <table:table-cell office:value-type="float" office:value="4320" calcext:value-type="float">
            <text:p>4320</text:p>
          </table:table-cell>
          <table:table-cell table:formula="of:=[.B334]-[.$B$2]" office:value-type="float" office:value="40.9157168865204" calcext:value-type="float">
            <text:p>40.9157168865</text:p>
          </table:table-cell>
          <table:table-cell table:formula="of:=[.C334]/([.D334]-[.D333])" office:value-type="float" office:value="79785.2651231605" calcext:value-type="float">
            <text:p>79785.2651231605</text:p>
          </table:table-cell>
          <table:table-cell/>
          <table:table-cell office:value-type="float" office:value="1443146501.16455" calcext:value-type="float">
            <text:p>1443146501.16455</text:p>
          </table:table-cell>
          <table:table-cell table:formula="of:=[.G334]-[.$B$2]" office:value-type="float" office:value="41.1643717288971" calcext:value-type="float">
            <text:p>41.1643717289</text:p>
          </table:table-cell>
          <table:table-cell table:formula="of:=[.C334]/([.H334]-[.H333])" office:value-type="float" office:value="79709.1016589023" calcext:value-type="float">
            <text:p>79709.1016589023</text:p>
          </table:table-cell>
          <table:table-cell table:formula="of:=[.G334]-[.$B334]" office:value-type="float" office:value="0.248654842376709" calcext:value-type="float">
            <text:p>0.2486548424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146500.97002" calcext:value-type="float">
            <text:p>1443146500.97002</text:p>
          </table:table-cell>
          <table:table-cell office:value-type="float" office:value="4320" calcext:value-type="float">
            <text:p>4320</text:p>
          </table:table-cell>
          <table:table-cell table:formula="of:=[.B335]-[.$B$2]" office:value-type="float" office:value="40.9698462486267" calcext:value-type="float">
            <text:p>40.9698462486</text:p>
          </table:table-cell>
          <table:table-cell table:formula="of:=[.C335]/([.D335]-[.D334])" office:value-type="float" office:value="79808.8104477283" calcext:value-type="float">
            <text:p>79808.8104477283</text:p>
          </table:table-cell>
          <table:table-cell/>
          <table:table-cell office:value-type="float" office:value="1443146501.21733" calcext:value-type="float">
            <text:p>1443146501.21733</text:p>
          </table:table-cell>
          <table:table-cell table:formula="of:=[.G335]-[.$B$2]" office:value-type="float" office:value="41.2171530723572" calcext:value-type="float">
            <text:p>41.2171530724</text:p>
          </table:table-cell>
          <table:table-cell table:formula="of:=[.C335]/([.H335]-[.H334])" office:value-type="float" office:value="81847.1019644866" calcext:value-type="float">
            <text:p>81847.1019644866</text:p>
          </table:table-cell>
          <table:table-cell table:formula="of:=[.G335]-[.$B335]" office:value-type="float" office:value="0.247306823730469" calcext:value-type="float">
            <text:p>0.2473068237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3146501.02274" calcext:value-type="float">
            <text:p>1443146501.02274</text:p>
          </table:table-cell>
          <table:table-cell office:value-type="float" office:value="4320" calcext:value-type="float">
            <text:p>4320</text:p>
          </table:table-cell>
          <table:table-cell table:formula="of:=[.B336]-[.$B$2]" office:value-type="float" office:value="41.0225610733032" calcext:value-type="float">
            <text:p>41.0225610733</text:p>
          </table:table-cell>
          <table:table-cell table:formula="of:=[.C336]/([.D336]-[.D335])" office:value-type="float" office:value="81950.3816338161" calcext:value-type="float">
            <text:p>81950.3816338161</text:p>
          </table:table-cell>
          <table:table-cell/>
          <table:table-cell office:value-type="float" office:value="1443146501.23494" calcext:value-type="float">
            <text:p>1443146501.23494</text:p>
          </table:table-cell>
          <table:table-cell table:formula="of:=[.G336]-[.$B$2]" office:value-type="float" office:value="41.2347638607025" calcext:value-type="float">
            <text:p>41.2347638607</text:p>
          </table:table-cell>
          <table:table-cell table:formula="of:=[.C336]/([.H336]-[.H335])" office:value-type="float" office:value="245304.180328979" calcext:value-type="float">
            <text:p>245304.180328979</text:p>
          </table:table-cell>
          <table:table-cell table:formula="of:=[.G336]-[.$B336]" office:value-type="float" office:value="0.212202787399292" calcext:value-type="float">
            <text:p>0.212202787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3146501.07372" calcext:value-type="float">
            <text:p>1443146501.07372</text:p>
          </table:table-cell>
          <table:table-cell office:value-type="float" office:value="4320" calcext:value-type="float">
            <text:p>4320</text:p>
          </table:table-cell>
          <table:table-cell table:formula="of:=[.B337]-[.$B$2]" office:value-type="float" office:value="41.0735487937927" calcext:value-type="float">
            <text:p>41.0735487938</text:p>
          </table:table-cell>
          <table:table-cell table:formula="of:=[.C337]/([.D337]-[.D336])" office:value-type="float" office:value="84726.2822994697" calcext:value-type="float">
            <text:p>84726.2822994697</text:p>
          </table:table-cell>
          <table:table-cell/>
          <table:table-cell office:value-type="float" office:value="1443146501.27143" calcext:value-type="float">
            <text:p>1443146501.27143</text:p>
          </table:table-cell>
          <table:table-cell table:formula="of:=[.G337]-[.$B$2]" office:value-type="float" office:value="41.2712593078613" calcext:value-type="float">
            <text:p>41.2712593079</text:p>
          </table:table-cell>
          <table:table-cell table:formula="of:=[.C337]/([.H337]-[.H336])" office:value-type="float" office:value="118370.92942583" calcext:value-type="float">
            <text:p>118370.92942583</text:p>
          </table:table-cell>
          <table:table-cell table:formula="of:=[.G337]-[.$B337]" office:value-type="float" office:value="0.197710514068604" calcext:value-type="float">
            <text:p>0.197710514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3146501.12469" calcext:value-type="float">
            <text:p>1443146501.12469</text:p>
          </table:table-cell>
          <table:table-cell office:value-type="float" office:value="4320" calcext:value-type="float">
            <text:p>4320</text:p>
          </table:table-cell>
          <table:table-cell table:formula="of:=[.B338]-[.$B$2]" office:value-type="float" office:value="41.124519109726" calcext:value-type="float">
            <text:p>41.1245191097</text:p>
          </table:table-cell>
          <table:table-cell table:formula="of:=[.C338]/([.D338]-[.D337])" office:value-type="float" office:value="84755.2133217953" calcext:value-type="float">
            <text:p>84755.2133217953</text:p>
          </table:table-cell>
          <table:table-cell/>
          <table:table-cell office:value-type="float" office:value="1443146501.32234" calcext:value-type="float">
            <text:p>1443146501.32234</text:p>
          </table:table-cell>
          <table:table-cell table:formula="of:=[.G338]-[.$B$2]" office:value-type="float" office:value="41.3221685886383" calcext:value-type="float">
            <text:p>41.3221685886</text:p>
          </table:table-cell>
          <table:table-cell table:formula="of:=[.C338]/([.H338]-[.H337])" office:value-type="float" office:value="84856.826379555" calcext:value-type="float">
            <text:p>84856.826379555</text:p>
          </table:table-cell>
          <table:table-cell table:formula="of:=[.G338]-[.$B338]" office:value-type="float" office:value="0.197649478912354" calcext:value-type="float">
            <text:p>0.1976494789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3146501.17566" calcext:value-type="float">
            <text:p>1443146501.17566</text:p>
          </table:table-cell>
          <table:table-cell office:value-type="float" office:value="4320" calcext:value-type="float">
            <text:p>4320</text:p>
          </table:table-cell>
          <table:table-cell table:formula="of:=[.B339]-[.$B$2]" office:value-type="float" office:value="41.1754868030548" calcext:value-type="float">
            <text:p>41.1754868031</text:p>
          </table:table-cell>
          <table:table-cell table:formula="of:=[.C339]/([.D339]-[.D338])" office:value-type="float" office:value="84759.5745039154" calcext:value-type="float">
            <text:p>84759.5745039154</text:p>
          </table:table-cell>
          <table:table-cell/>
          <table:table-cell office:value-type="float" office:value="1443146501.4212" calcext:value-type="float">
            <text:p>1443146501.4212</text:p>
          </table:table-cell>
          <table:table-cell table:formula="of:=[.G339]-[.$B$2]" office:value-type="float" office:value="41.4210231304169" calcext:value-type="float">
            <text:p>41.4210231304</text:p>
          </table:table-cell>
          <table:table-cell table:formula="of:=[.C339]/([.H339]-[.H338])" office:value-type="float" office:value="43700.5717924105" calcext:value-type="float">
            <text:p>43700.5717924105</text:p>
          </table:table-cell>
          <table:table-cell table:formula="of:=[.G339]-[.$B339]" office:value-type="float" office:value="0.245536327362061" calcext:value-type="float">
            <text:p>0.2455363274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3146501.22663" calcext:value-type="float">
            <text:p>1443146501.22663</text:p>
          </table:table-cell>
          <table:table-cell office:value-type="float" office:value="4320" calcext:value-type="float">
            <text:p>4320</text:p>
          </table:table-cell>
          <table:table-cell table:formula="of:=[.B340]-[.$B$2]" office:value-type="float" office:value="41.2264549732208" calcext:value-type="float">
            <text:p>41.2264549732</text:p>
          </table:table-cell>
          <table:table-cell table:formula="of:=[.C340]/([.D340]-[.D339])" office:value-type="float" office:value="84758.7815283287" calcext:value-type="float">
            <text:p>84758.7815283287</text:p>
          </table:table-cell>
          <table:table-cell/>
          <table:table-cell office:value-type="float" office:value="1443146501.47208" calcext:value-type="float">
            <text:p>1443146501.47208</text:p>
          </table:table-cell>
          <table:table-cell table:formula="of:=[.G340]-[.$B$2]" office:value-type="float" office:value="41.4719047546387" calcext:value-type="float">
            <text:p>41.4719047546</text:p>
          </table:table-cell>
          <table:table-cell table:formula="of:=[.C340]/([.H340]-[.H339])" office:value-type="float" office:value="84902.950054589" calcext:value-type="float">
            <text:p>84902.950054589</text:p>
          </table:table-cell>
          <table:table-cell table:formula="of:=[.G340]-[.$B340]" office:value-type="float" office:value="0.245449781417847" calcext:value-type="float">
            <text:p>0.2454497814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3146501.27759" calcext:value-type="float">
            <text:p>1443146501.27759</text:p>
          </table:table-cell>
          <table:table-cell office:value-type="float" office:value="4320" calcext:value-type="float">
            <text:p>4320</text:p>
          </table:table-cell>
          <table:table-cell table:formula="of:=[.B341]-[.$B$2]" office:value-type="float" office:value="41.2774171829224" calcext:value-type="float">
            <text:p>41.2774171829</text:p>
          </table:table-cell>
          <table:table-cell table:formula="of:=[.C341]/([.D341]-[.D340])" office:value-type="float" office:value="84768.694789732" calcext:value-type="float">
            <text:p>84768.694789732</text:p>
          </table:table-cell>
          <table:table-cell/>
          <table:table-cell office:value-type="float" office:value="1443146501.52301" calcext:value-type="float">
            <text:p>1443146501.52301</text:p>
          </table:table-cell>
          <table:table-cell table:formula="of:=[.G341]-[.$B$2]" office:value-type="float" office:value="41.5228369235993" calcext:value-type="float">
            <text:p>41.5228369236</text:p>
          </table:table-cell>
          <table:table-cell table:formula="of:=[.C341]/([.H341]-[.H340])" office:value-type="float" office:value="84818.6929432417" calcext:value-type="float">
            <text:p>84818.6929432417</text:p>
          </table:table-cell>
          <table:table-cell table:formula="of:=[.G341]-[.$B341]" office:value-type="float" office:value="0.24541974067688" calcext:value-type="float">
            <text:p>0.2454197407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3146501.32855" calcext:value-type="float">
            <text:p>1443146501.32855</text:p>
          </table:table-cell>
          <table:table-cell office:value-type="float" office:value="4320" calcext:value-type="float">
            <text:p>4320</text:p>
          </table:table-cell>
          <table:table-cell table:formula="of:=[.B342]-[.$B$2]" office:value-type="float" office:value="41.3283791542053" calcext:value-type="float">
            <text:p>41.3283791542</text:p>
          </table:table-cell>
          <table:table-cell table:formula="of:=[.C342]/([.D342]-[.D341])" office:value-type="float" office:value="84769.0913684211" calcext:value-type="float">
            <text:p>84769.0913684211</text:p>
          </table:table-cell>
          <table:table-cell/>
          <table:table-cell office:value-type="float" office:value="1443146501.574" calcext:value-type="float">
            <text:p>1443146501.574</text:p>
          </table:table-cell>
          <table:table-cell table:formula="of:=[.G342]-[.$B$2]" office:value-type="float" office:value="41.5738253593445" calcext:value-type="float">
            <text:p>41.5738253593</text:p>
          </table:table-cell>
          <table:table-cell table:formula="of:=[.C342]/([.H342]-[.H341])" office:value-type="float" office:value="84725.0937758638" calcext:value-type="float">
            <text:p>84725.0937758638</text:p>
          </table:table-cell>
          <table:table-cell table:formula="of:=[.G342]-[.$B342]" office:value-type="float" office:value="0.24544620513916" calcext:value-type="float">
            <text:p>0.245446205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3146501.37951" calcext:value-type="float">
            <text:p>1443146501.37951</text:p>
          </table:table-cell>
          <table:table-cell office:value-type="float" office:value="4320" calcext:value-type="float">
            <text:p>4320</text:p>
          </table:table-cell>
          <table:table-cell table:formula="of:=[.B343]-[.$B$2]" office:value-type="float" office:value="41.3793408870697" calcext:value-type="float">
            <text:p>41.3793408871</text:p>
          </table:table-cell>
          <table:table-cell table:formula="of:=[.C343]/([.D343]-[.D342])" office:value-type="float" office:value="84769.4879508208" calcext:value-type="float">
            <text:p>84769.4879508208</text:p>
          </table:table-cell>
          <table:table-cell/>
          <table:table-cell office:value-type="float" office:value="1443146501.62493" calcext:value-type="float">
            <text:p>1443146501.62493</text:p>
          </table:table-cell>
          <table:table-cell table:formula="of:=[.G343]-[.$B$2]" office:value-type="float" office:value="41.6247544288635" calcext:value-type="float">
            <text:p>41.6247544289</text:p>
          </table:table-cell>
          <table:table-cell table:formula="of:=[.C343]/([.H343]-[.H342])" office:value-type="float" office:value="84823.8548396158" calcext:value-type="float">
            <text:p>84823.8548396158</text:p>
          </table:table-cell>
          <table:table-cell table:formula="of:=[.G343]-[.$B343]" office:value-type="float" office:value="0.245413541793823" calcext:value-type="float">
            <text:p>0.2454135418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3146501.43047" calcext:value-type="float">
            <text:p>1443146501.43047</text:p>
          </table:table-cell>
          <table:table-cell office:value-type="float" office:value="4320" calcext:value-type="float">
            <text:p>4320</text:p>
          </table:table-cell>
          <table:table-cell table:formula="of:=[.B344]-[.$B$2]" office:value-type="float" office:value="41.4302935600281" calcext:value-type="float">
            <text:p>41.43029356</text:p>
          </table:table-cell>
          <table:table-cell table:formula="of:=[.C344]/([.D344]-[.D343])" office:value-type="float" office:value="84784.5608321518" calcext:value-type="float">
            <text:p>84784.5608321518</text:p>
          </table:table-cell>
          <table:table-cell/>
          <table:table-cell office:value-type="float" office:value="1443146501.67585" calcext:value-type="float">
            <text:p>1443146501.67585</text:p>
          </table:table-cell>
          <table:table-cell table:formula="of:=[.G344]-[.$B$2]" office:value-type="float" office:value="41.6756715774536" calcext:value-type="float">
            <text:p>41.6756715775</text:p>
          </table:table-cell>
          <table:table-cell table:formula="of:=[.C344]/([.H344]-[.H343])" office:value-type="float" office:value="84843.714143902" calcext:value-type="float">
            <text:p>84843.714143902</text:p>
          </table:table-cell>
          <table:table-cell table:formula="of:=[.G344]-[.$B344]" office:value-type="float" office:value="0.245378017425537" calcext:value-type="float">
            <text:p>0.2453780174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3146501.48143" calcext:value-type="float">
            <text:p>1443146501.48143</text:p>
          </table:table-cell>
          <table:table-cell office:value-type="float" office:value="4320" calcext:value-type="float">
            <text:p>4320</text:p>
          </table:table-cell>
          <table:table-cell table:formula="of:=[.B345]-[.$B$2]" office:value-type="float" office:value="41.4812586307526" calcext:value-type="float">
            <text:p>41.4812586308</text:p>
          </table:table-cell>
          <table:table-cell table:formula="of:=[.C345]/([.D345]-[.D344])" office:value-type="float" office:value="84763.9361348783" calcext:value-type="float">
            <text:p>84763.9361348783</text:p>
          </table:table-cell>
          <table:table-cell/>
          <table:table-cell office:value-type="float" office:value="1443146501.72693" calcext:value-type="float">
            <text:p>1443146501.72693</text:p>
          </table:table-cell>
          <table:table-cell table:formula="of:=[.G345]-[.$B$2]" office:value-type="float" office:value="41.7267596721649" calcext:value-type="float">
            <text:p>41.7267596722</text:p>
          </table:table-cell>
          <table:table-cell table:formula="of:=[.C345]/([.H345]-[.H344])" office:value-type="float" office:value="84559.8181809697" calcext:value-type="float">
            <text:p>84559.8181809697</text:p>
          </table:table-cell>
          <table:table-cell table:formula="of:=[.G345]-[.$B345]" office:value-type="float" office:value="0.245501041412354" calcext:value-type="float">
            <text:p>0.2455010414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3146501.53238" calcext:value-type="float">
            <text:p>1443146501.53238</text:p>
          </table:table-cell>
          <table:table-cell office:value-type="float" office:value="4320" calcext:value-type="float">
            <text:p>4320</text:p>
          </table:table-cell>
          <table:table-cell table:formula="of:=[.B346]-[.$B$2]" office:value-type="float" office:value="41.5322048664093" calcext:value-type="float">
            <text:p>41.5322048664</text:p>
          </table:table-cell>
          <table:table-cell table:formula="of:=[.C346]/([.D346]-[.D345])" office:value-type="float" office:value="84795.2737687426" calcext:value-type="float">
            <text:p>84795.2737687426</text:p>
          </table:table-cell>
          <table:table-cell/>
          <table:table-cell office:value-type="float" office:value="1443146501.77779" calcext:value-type="float">
            <text:p>1443146501.77779</text:p>
          </table:table-cell>
          <table:table-cell table:formula="of:=[.G346]-[.$B$2]" office:value-type="float" office:value="41.7776124477386" calcext:value-type="float">
            <text:p>41.7776124477</text:p>
          </table:table-cell>
          <table:table-cell table:formula="of:=[.C346]/([.H346]-[.H345])" office:value-type="float" office:value="84951.1152785852" calcext:value-type="float">
            <text:p>84951.1152785852</text:p>
          </table:table-cell>
          <table:table-cell table:formula="of:=[.G346]-[.$B346]" office:value-type="float" office:value="0.245407581329346" calcext:value-type="float">
            <text:p>0.2454075813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3146501.58334" calcext:value-type="float">
            <text:p>1443146501.58334</text:p>
          </table:table-cell>
          <table:table-cell office:value-type="float" office:value="4320" calcext:value-type="float">
            <text:p>4320</text:p>
          </table:table-cell>
          <table:table-cell table:formula="of:=[.B347]-[.$B$2]" office:value-type="float" office:value="41.5831656455994" calcext:value-type="float">
            <text:p>41.5831656456</text:p>
          </table:table-cell>
          <table:table-cell table:formula="of:=[.C347]/([.D347]-[.D346])" office:value-type="float" office:value="84771.0743175279" calcext:value-type="float">
            <text:p>84771.0743175279</text:p>
          </table:table-cell>
          <table:table-cell/>
          <table:table-cell office:value-type="float" office:value="1443146501.82881" calcext:value-type="float">
            <text:p>1443146501.82881</text:p>
          </table:table-cell>
          <table:table-cell table:formula="of:=[.G347]-[.$B$2]" office:value-type="float" office:value="41.8286402225494" calcext:value-type="float">
            <text:p>41.8286402225</text:p>
          </table:table-cell>
          <table:table-cell table:formula="of:=[.C347]/([.H347]-[.H346])" office:value-type="float" office:value="84659.7762888621" calcext:value-type="float">
            <text:p>84659.7762888621</text:p>
          </table:table-cell>
          <table:table-cell table:formula="of:=[.G347]-[.$B347]" office:value-type="float" office:value="0.245474576950073" calcext:value-type="float">
            <text:p>0.245474577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3146501.63431" calcext:value-type="float">
            <text:p>1443146501.63431</text:p>
          </table:table-cell>
          <table:table-cell office:value-type="float" office:value="4320" calcext:value-type="float">
            <text:p>4320</text:p>
          </table:table-cell>
          <table:table-cell table:formula="of:=[.B348]-[.$B$2]" office:value-type="float" office:value="41.6341345310211" calcext:value-type="float">
            <text:p>41.634134531</text:p>
          </table:table-cell>
          <table:table-cell table:formula="of:=[.C348]/([.D348]-[.D347])" office:value-type="float" office:value="84757.5920927687" calcext:value-type="float">
            <text:p>84757.5920927687</text:p>
          </table:table-cell>
          <table:table-cell/>
          <table:table-cell office:value-type="float" office:value="1443146501.87982" calcext:value-type="float">
            <text:p>1443146501.87982</text:p>
          </table:table-cell>
          <table:table-cell table:formula="of:=[.G348]-[.$B$2]" office:value-type="float" office:value="41.8796491622925" calcext:value-type="float">
            <text:p>41.8796491623</text:p>
          </table:table-cell>
          <table:table-cell table:formula="of:=[.C348]/([.H348]-[.H347])" office:value-type="float" office:value="84691.036939055" calcext:value-type="float">
            <text:p>84691.036939055</text:p>
          </table:table-cell>
          <table:table-cell table:formula="of:=[.G348]-[.$B348]" office:value-type="float" office:value="0.245514631271362" calcext:value-type="float">
            <text:p>0.2455146313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3146501.68527" calcext:value-type="float">
            <text:p>1443146501.68527</text:p>
          </table:table-cell>
          <table:table-cell office:value-type="float" office:value="4320" calcext:value-type="float">
            <text:p>4320</text:p>
          </table:table-cell>
          <table:table-cell table:formula="of:=[.B349]-[.$B$2]" office:value-type="float" office:value="41.6850967407227" calcext:value-type="float">
            <text:p>41.6850967407</text:p>
          </table:table-cell>
          <table:table-cell table:formula="of:=[.C349]/([.D349]-[.D348])" office:value-type="float" office:value="84768.694789732" calcext:value-type="float">
            <text:p>84768.694789732</text:p>
          </table:table-cell>
          <table:table-cell/>
          <table:table-cell office:value-type="float" office:value="1443146501.93077" calcext:value-type="float">
            <text:p>1443146501.93077</text:p>
          </table:table-cell>
          <table:table-cell table:formula="of:=[.G349]-[.$B$2]" office:value-type="float" office:value="41.9305946826935" calcext:value-type="float">
            <text:p>41.9305946827</text:p>
          </table:table-cell>
          <table:table-cell table:formula="of:=[.C349]/([.H349]-[.H348])" office:value-type="float" office:value="84796.4642621478" calcext:value-type="float">
            <text:p>84796.4642621478</text:p>
          </table:table-cell>
          <table:table-cell table:formula="of:=[.G349]-[.$B349]" office:value-type="float" office:value="0.245497941970825" calcext:value-type="float">
            <text:p>0.245497942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3146501.73622" calcext:value-type="float">
            <text:p>1443146501.73622</text:p>
          </table:table-cell>
          <table:table-cell office:value-type="float" office:value="4320" calcext:value-type="float">
            <text:p>4320</text:p>
          </table:table-cell>
          <table:table-cell table:formula="of:=[.B350]-[.$B$2]" office:value-type="float" office:value="41.7360446453094" calcext:value-type="float">
            <text:p>41.7360446453</text:p>
          </table:table-cell>
          <table:table-cell table:formula="of:=[.C350]/([.D350]-[.D349])" office:value-type="float" office:value="84792.4960807896" calcext:value-type="float">
            <text:p>84792.4960807896</text:p>
          </table:table-cell>
          <table:table-cell/>
          <table:table-cell office:value-type="float" office:value="1443146501.9817" calcext:value-type="float">
            <text:p>1443146501.9817</text:p>
          </table:table-cell>
          <table:table-cell table:formula="of:=[.G350]-[.$B$2]" office:value-type="float" office:value="41.9815266132355" calcext:value-type="float">
            <text:p>41.9815266132</text:p>
          </table:table-cell>
          <table:table-cell table:formula="of:=[.C350]/([.H350]-[.H349])" office:value-type="float" office:value="84819.0899898888" calcext:value-type="float">
            <text:p>84819.0899898888</text:p>
          </table:table-cell>
          <table:table-cell table:formula="of:=[.G350]-[.$B350]" office:value-type="float" office:value="0.245481967926025" calcext:value-type="float">
            <text:p>0.2454819679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3146501.78717" calcext:value-type="float">
            <text:p>1443146501.78717</text:p>
          </table:table-cell>
          <table:table-cell office:value-type="float" office:value="4320" calcext:value-type="float">
            <text:p>4320</text:p>
          </table:table-cell>
          <table:table-cell table:formula="of:=[.B351]-[.$B$2]" office:value-type="float" office:value="41.7869911193848" calcext:value-type="float">
            <text:p>41.7869911194</text:p>
          </table:table-cell>
          <table:table-cell table:formula="of:=[.C351]/([.D351]-[.D350])" office:value-type="float" office:value="84794.8769450359" calcext:value-type="float">
            <text:p>84794.8769450359</text:p>
          </table:table-cell>
          <table:table-cell/>
          <table:table-cell office:value-type="float" office:value="1443146502.03285" calcext:value-type="float">
            <text:p>1443146502.03285</text:p>
          </table:table-cell>
          <table:table-cell table:formula="of:=[.G351]-[.$B$2]" office:value-type="float" office:value="42.0326714515686" calcext:value-type="float">
            <text:p>42.0326714516</text:p>
          </table:table-cell>
          <table:table-cell table:formula="of:=[.C351]/([.H351]-[.H350])" office:value-type="float" office:value="84466.0016688654" calcext:value-type="float">
            <text:p>84466.0016688654</text:p>
          </table:table-cell>
          <table:table-cell table:formula="of:=[.G351]-[.$B351]" office:value-type="float" office:value="0.245680332183838" calcext:value-type="float">
            <text:p>0.2456803322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3146501.83812" calcext:value-type="float">
            <text:p>1443146501.83812</text:p>
          </table:table-cell>
          <table:table-cell office:value-type="float" office:value="4320" calcext:value-type="float">
            <text:p>4320</text:p>
          </table:table-cell>
          <table:table-cell table:formula="of:=[.B352]-[.$B$2]" office:value-type="float" office:value="41.8379442691803" calcext:value-type="float">
            <text:p>41.8379442692</text:p>
          </table:table-cell>
          <table:table-cell table:formula="of:=[.C352]/([.D352]-[.D351])" office:value-type="float" office:value="84783.7673889749" calcext:value-type="float">
            <text:p>84783.7673889749</text:p>
          </table:table-cell>
          <table:table-cell/>
          <table:table-cell office:value-type="float" office:value="1443146502.0837" calcext:value-type="float">
            <text:p>1443146502.0837</text:p>
          </table:table-cell>
          <table:table-cell table:formula="of:=[.G352]-[.$B$2]" office:value-type="float" office:value="42.0835282802582" calcext:value-type="float">
            <text:p>42.0835282803</text:p>
          </table:table-cell>
          <table:table-cell table:formula="of:=[.C352]/([.H352]-[.H351])" office:value-type="float" office:value="84944.3449643475" calcext:value-type="float">
            <text:p>84944.3449643475</text:p>
          </table:table-cell>
          <table:table-cell table:formula="of:=[.G352]-[.$B352]" office:value-type="float" office:value="0.245584011077881" calcext:value-type="float">
            <text:p>0.245584011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3146501.88908" calcext:value-type="float">
            <text:p>1443146501.88908</text:p>
          </table:table-cell>
          <table:table-cell office:value-type="float" office:value="4320" calcext:value-type="float">
            <text:p>4320</text:p>
          </table:table-cell>
          <table:table-cell table:formula="of:=[.B353]-[.$B$2]" office:value-type="float" office:value="41.8889060020447" calcext:value-type="float">
            <text:p>41.888906002</text:p>
          </table:table-cell>
          <table:table-cell table:formula="of:=[.C353]/([.D353]-[.D352])" office:value-type="float" office:value="84769.4879508208" calcext:value-type="float">
            <text:p>84769.4879508208</text:p>
          </table:table-cell>
          <table:table-cell/>
          <table:table-cell office:value-type="float" office:value="1443146502.13454" calcext:value-type="float">
            <text:p>1443146502.13454</text:p>
          </table:table-cell>
          <table:table-cell table:formula="of:=[.G353]-[.$B$2]" office:value-type="float" office:value="42.1343698501587" calcext:value-type="float">
            <text:p>42.1343698502</text:p>
          </table:table-cell>
          <table:table-cell table:formula="of:=[.C353]/([.H353]-[.H352])" office:value-type="float" office:value="84969.838823888" calcext:value-type="float">
            <text:p>84969.838823888</text:p>
          </table:table-cell>
          <table:table-cell table:formula="of:=[.G353]-[.$B353]" office:value-type="float" office:value="0.245463848114014" calcext:value-type="float">
            <text:p>0.245463848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3146501.94003" calcext:value-type="float">
            <text:p>1443146501.94003</text:p>
          </table:table-cell>
          <table:table-cell office:value-type="float" office:value="4320" calcext:value-type="float">
            <text:p>4320</text:p>
          </table:table-cell>
          <table:table-cell table:formula="of:=[.B354]-[.$B$2]" office:value-type="float" office:value="41.9398577213287" calcext:value-type="float">
            <text:p>41.9398577213</text:p>
          </table:table-cell>
          <table:table-cell table:formula="of:=[.C354]/([.D354]-[.D353])" office:value-type="float" office:value="84786.1477630588" calcext:value-type="float">
            <text:p>84786.1477630588</text:p>
          </table:table-cell>
          <table:table-cell/>
          <table:table-cell office:value-type="float" office:value="1443146502.18553" calcext:value-type="float">
            <text:p>1443146502.18553</text:p>
          </table:table-cell>
          <table:table-cell table:formula="of:=[.G354]-[.$B$2]" office:value-type="float" office:value="42.1853606700897" calcext:value-type="float">
            <text:p>42.1853606701</text:p>
          </table:table-cell>
          <table:table-cell table:formula="of:=[.C354]/([.H354]-[.H353])" office:value-type="float" office:value="84721.1322713224" calcext:value-type="float">
            <text:p>84721.1322713224</text:p>
          </table:table-cell>
          <table:table-cell table:formula="of:=[.G354]-[.$B354]" office:value-type="float" office:value="0.245502948760986" calcext:value-type="float">
            <text:p>0.2455029488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3146501.99099" calcext:value-type="float">
            <text:p>1443146501.99099</text:p>
          </table:table-cell>
          <table:table-cell office:value-type="float" office:value="4320" calcext:value-type="float">
            <text:p>4320</text:p>
          </table:table-cell>
          <table:table-cell table:formula="of:=[.B355]-[.$B$2]" office:value-type="float" office:value="41.9908182621002" calcext:value-type="float">
            <text:p>41.9908182621</text:p>
          </table:table-cell>
          <table:table-cell table:formula="of:=[.C355]/([.D355]-[.D354])" office:value-type="float" office:value="84771.4709184819" calcext:value-type="float">
            <text:p>84771.4709184819</text:p>
          </table:table-cell>
          <table:table-cell/>
          <table:table-cell office:value-type="float" office:value="1443146502.20136" calcext:value-type="float">
            <text:p>1443146502.20136</text:p>
          </table:table-cell>
          <table:table-cell table:formula="of:=[.G355]-[.$B$2]" office:value-type="float" office:value="42.2011895179749" calcext:value-type="float">
            <text:p>42.201189518</text:p>
          </table:table-cell>
          <table:table-cell table:formula="of:=[.C355]/([.H355]-[.H354])" office:value-type="float" office:value="272919.421005859" calcext:value-type="float">
            <text:p>272919.421005859</text:p>
          </table:table-cell>
          <table:table-cell table:formula="of:=[.G355]-[.$B355]" office:value-type="float" office:value="0.210371255874634" calcext:value-type="float">
            <text:p>0.2103712559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3146502.03486" calcext:value-type="float">
            <text:p>1443146502.03486</text:p>
          </table:table-cell>
          <table:table-cell office:value-type="float" office:value="4320" calcext:value-type="float">
            <text:p>4320</text:p>
          </table:table-cell>
          <table:table-cell table:formula="of:=[.B356]-[.$B$2]" office:value-type="float" office:value="42.0346894264221" calcext:value-type="float">
            <text:p>42.0346894264</text:p>
          </table:table-cell>
          <table:table-cell table:formula="of:=[.C356]/([.D356]-[.D355])" office:value-type="float" office:value="98470.1470036792" calcext:value-type="float">
            <text:p>98470.1470036792</text:p>
          </table:table-cell>
          <table:table-cell/>
          <table:table-cell office:value-type="float" office:value="1443146502.27192" calcext:value-type="float">
            <text:p>1443146502.27192</text:p>
          </table:table-cell>
          <table:table-cell table:formula="of:=[.G356]-[.$B$2]" office:value-type="float" office:value="42.2717459201813" calcext:value-type="float">
            <text:p>42.2717459202</text:p>
          </table:table-cell>
          <table:table-cell table:formula="of:=[.C356]/([.H356]-[.H355])" office:value-type="float" office:value="61227.6117390643" calcext:value-type="float">
            <text:p>61227.6117390643</text:p>
          </table:table-cell>
          <table:table-cell table:formula="of:=[.G356]-[.$B356]" office:value-type="float" office:value="0.237056493759155" calcext:value-type="float">
            <text:p>0.2370564938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3146502.07721" calcext:value-type="float">
            <text:p>1443146502.07721</text:p>
          </table:table-cell>
          <table:table-cell office:value-type="float" office:value="4320" calcext:value-type="float">
            <text:p>4320</text:p>
          </table:table-cell>
          <table:table-cell table:formula="of:=[.B357]-[.$B$2]" office:value-type="float" office:value="42.0770320892334" calcext:value-type="float">
            <text:p>42.0770320892</text:p>
          </table:table-cell>
          <table:table-cell table:formula="of:=[.C357]/([.D357]-[.D356])" office:value-type="float" office:value="102024.759738285" calcext:value-type="float">
            <text:p>102024.759738285</text:p>
          </table:table-cell>
          <table:table-cell/>
          <table:table-cell office:value-type="float" office:value="1443146502.31418" calcext:value-type="float">
            <text:p>1443146502.31418</text:p>
          </table:table-cell>
          <table:table-cell table:formula="of:=[.G357]-[.$B$2]" office:value-type="float" office:value="42.3140063285828" calcext:value-type="float">
            <text:p>42.3140063286</text:p>
          </table:table-cell>
          <table:table-cell table:formula="of:=[.C357]/([.H357]-[.H356])" office:value-type="float" office:value="102223.337715018" calcext:value-type="float">
            <text:p>102223.337715018</text:p>
          </table:table-cell>
          <table:table-cell table:formula="of:=[.G357]-[.$B357]" office:value-type="float" office:value="0.236974239349365" calcext:value-type="float">
            <text:p>0.2369742393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3146502.11952" calcext:value-type="float">
            <text:p>1443146502.11952</text:p>
          </table:table-cell>
          <table:table-cell office:value-type="float" office:value="4320" calcext:value-type="float">
            <text:p>4320</text:p>
          </table:table-cell>
          <table:table-cell table:formula="of:=[.B358]-[.$B$2]" office:value-type="float" office:value="42.1193473339081" calcext:value-type="float">
            <text:p>42.1193473339</text:p>
          </table:table-cell>
          <table:table-cell table:formula="of:=[.C358]/([.D358]-[.D357])" office:value-type="float" office:value="102090.866618211" calcext:value-type="float">
            <text:p>102090.866618211</text:p>
          </table:table-cell>
          <table:table-cell/>
          <table:table-cell office:value-type="float" office:value="1443146502.35654" calcext:value-type="float">
            <text:p>1443146502.35654</text:p>
          </table:table-cell>
          <table:table-cell table:formula="of:=[.G358]-[.$B$2]" office:value-type="float" office:value="42.356365442276" calcext:value-type="float">
            <text:p>42.3563654423</text:p>
          </table:table-cell>
          <table:table-cell table:formula="of:=[.C358]/([.H358]-[.H357])" office:value-type="float" office:value="101985.136688299" calcext:value-type="float">
            <text:p>101985.136688299</text:p>
          </table:table-cell>
          <table:table-cell table:formula="of:=[.G358]-[.$B358]" office:value-type="float" office:value="0.23701810836792" calcext:value-type="float">
            <text:p>0.2370181084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3146502.16185" calcext:value-type="float">
            <text:p>1443146502.16185</text:p>
          </table:table-cell>
          <table:table-cell office:value-type="float" office:value="4320" calcext:value-type="float">
            <text:p>4320</text:p>
          </table:table-cell>
          <table:table-cell table:formula="of:=[.B359]-[.$B$2]" office:value-type="float" office:value="42.1616773605347" calcext:value-type="float">
            <text:p>42.1616773605</text:p>
          </table:table-cell>
          <table:table-cell table:formula="of:=[.C359]/([.D359]-[.D358])" office:value-type="float" office:value="102055.21574812" calcext:value-type="float">
            <text:p>102055.21574812</text:p>
          </table:table-cell>
          <table:table-cell/>
          <table:table-cell office:value-type="float" office:value="1443146502.39888" calcext:value-type="float">
            <text:p>1443146502.39888</text:p>
          </table:table-cell>
          <table:table-cell table:formula="of:=[.G359]-[.$B$2]" office:value-type="float" office:value="42.3987073898315" calcext:value-type="float">
            <text:p>42.3987073898</text:p>
          </table:table-cell>
          <table:table-cell table:formula="of:=[.C359]/([.H359]-[.H358])" office:value-type="float" office:value="102026.483178017" calcext:value-type="float">
            <text:p>102026.483178017</text:p>
          </table:table-cell>
          <table:table-cell table:formula="of:=[.G359]-[.$B359]" office:value-type="float" office:value="0.237030029296875" calcext:value-type="float">
            <text:p>0.2370300293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3146502.20422" calcext:value-type="float">
            <text:p>1443146502.20422</text:p>
          </table:table-cell>
          <table:table-cell office:value-type="float" office:value="4320" calcext:value-type="float">
            <text:p>4320</text:p>
          </table:table-cell>
          <table:table-cell table:formula="of:=[.B360]-[.$B$2]" office:value-type="float" office:value="42.2040467262268" calcext:value-type="float">
            <text:p>42.2040467262</text:p>
          </table:table-cell>
          <table:table-cell table:formula="of:=[.C360]/([.D360]-[.D359])" office:value-type="float" office:value="101960.459625232" calcext:value-type="float">
            <text:p>101960.459625232</text:p>
          </table:table-cell>
          <table:table-cell/>
          <table:table-cell office:value-type="float" office:value="1443146502.44119" calcext:value-type="float">
            <text:p>1443146502.44119</text:p>
          </table:table-cell>
          <table:table-cell table:formula="of:=[.G360]-[.$B$2]" office:value-type="float" office:value="42.4410164356232" calcext:value-type="float">
            <text:p>42.4410164356</text:p>
          </table:table-cell>
          <table:table-cell table:formula="of:=[.C360]/([.H360]-[.H359])" office:value-type="float" office:value="102105.824396896" calcext:value-type="float">
            <text:p>102105.824396896</text:p>
          </table:table-cell>
          <table:table-cell table:formula="of:=[.G360]-[.$B360]" office:value-type="float" office:value="0.236969709396362" calcext:value-type="float">
            <text:p>0.2369697094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3146502.24655" calcext:value-type="float">
            <text:p>1443146502.24655</text:p>
          </table:table-cell>
          <table:table-cell office:value-type="float" office:value="4320" calcext:value-type="float">
            <text:p>4320</text:p>
          </table:table-cell>
          <table:table-cell table:formula="of:=[.B361]-[.$B$2]" office:value-type="float" office:value="42.2463762760162" calcext:value-type="float">
            <text:p>42.246376276</text:p>
          </table:table-cell>
          <table:table-cell table:formula="of:=[.C361]/([.D361]-[.D360])" office:value-type="float" office:value="102056.36538754" calcext:value-type="float">
            <text:p>102056.36538754</text:p>
          </table:table-cell>
          <table:table-cell/>
          <table:table-cell office:value-type="float" office:value="1443146502.4835" calcext:value-type="float">
            <text:p>1443146502.4835</text:p>
          </table:table-cell>
          <table:table-cell table:formula="of:=[.G361]-[.$B$2]" office:value-type="float" office:value="42.4833254814148" calcext:value-type="float">
            <text:p>42.4833254814</text:p>
          </table:table-cell>
          <table:table-cell table:formula="of:=[.C361]/([.H361]-[.H360])" office:value-type="float" office:value="102105.824396896" calcext:value-type="float">
            <text:p>102105.824396896</text:p>
          </table:table-cell>
          <table:table-cell table:formula="of:=[.G361]-[.$B361]" office:value-type="float" office:value="0.23694920539856" calcext:value-type="float">
            <text:p>0.2369492054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3146502.28888" calcext:value-type="float">
            <text:p>1443146502.28888</text:p>
          </table:table-cell>
          <table:table-cell office:value-type="float" office:value="4320" calcext:value-type="float">
            <text:p>4320</text:p>
          </table:table-cell>
          <table:table-cell table:formula="of:=[.B362]-[.$B$2]" office:value-type="float" office:value="42.2887074947357" calcext:value-type="float">
            <text:p>42.2887074947</text:p>
          </table:table-cell>
          <table:table-cell table:formula="of:=[.C362]/([.D362]-[.D361])" office:value-type="float" office:value="102052.341762884" calcext:value-type="float">
            <text:p>102052.341762884</text:p>
          </table:table-cell>
          <table:table-cell/>
          <table:table-cell office:value-type="float" office:value="1443146502.52584" calcext:value-type="float">
            <text:p>1443146502.52584</text:p>
          </table:table-cell>
          <table:table-cell table:formula="of:=[.G362]-[.$B$2]" office:value-type="float" office:value="42.5256698131561" calcext:value-type="float">
            <text:p>42.5256698132</text:p>
          </table:table-cell>
          <table:table-cell table:formula="of:=[.C362]/([.H362]-[.H361])" office:value-type="float" office:value="102020.738605332" calcext:value-type="float">
            <text:p>102020.738605332</text:p>
          </table:table-cell>
          <table:table-cell table:formula="of:=[.G362]-[.$B362]" office:value-type="float" office:value="0.23696231842041" calcext:value-type="float">
            <text:p>0.2369623184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3146502.33122" calcext:value-type="float">
            <text:p>1443146502.33122</text:p>
          </table:table-cell>
          <table:table-cell office:value-type="float" office:value="4320" calcext:value-type="float">
            <text:p>4320</text:p>
          </table:table-cell>
          <table:table-cell table:formula="of:=[.B363]-[.$B$2]" office:value-type="float" office:value="42.3310430049896" calcext:value-type="float">
            <text:p>42.331043005</text:p>
          </table:table-cell>
          <table:table-cell table:formula="of:=[.C363]/([.D363]-[.D362])" office:value-type="float" office:value="102041.996756172" calcext:value-type="float">
            <text:p>102041.996756172</text:p>
          </table:table-cell>
          <table:table-cell/>
          <table:table-cell office:value-type="float" office:value="1443146502.56824" calcext:value-type="float">
            <text:p>1443146502.56824</text:p>
          </table:table-cell>
          <table:table-cell table:formula="of:=[.G363]-[.$B$2]" office:value-type="float" office:value="42.5680663585663" calcext:value-type="float">
            <text:p>42.5680663586</text:p>
          </table:table-cell>
          <table:table-cell table:formula="of:=[.C363]/([.H363]-[.H362])" office:value-type="float" office:value="101895.094475436" calcext:value-type="float">
            <text:p>101895.094475436</text:p>
          </table:table-cell>
          <table:table-cell table:formula="of:=[.G363]-[.$B363]" office:value-type="float" office:value="0.23702335357666" calcext:value-type="float">
            <text:p>0.2370233536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3146502.37355" calcext:value-type="float">
            <text:p>1443146502.37355</text:p>
          </table:table-cell>
          <table:table-cell office:value-type="float" office:value="4320" calcext:value-type="float">
            <text:p>4320</text:p>
          </table:table-cell>
          <table:table-cell table:formula="of:=[.B364]-[.$B$2]" office:value-type="float" office:value="42.3733747005463" calcext:value-type="float">
            <text:p>42.3733747005</text:p>
          </table:table-cell>
          <table:table-cell table:formula="of:=[.C364]/([.D364]-[.D363])" office:value-type="float" office:value="102051.192214112" calcext:value-type="float">
            <text:p>102051.192214112</text:p>
          </table:table-cell>
          <table:table-cell/>
          <table:table-cell office:value-type="float" office:value="1443146502.61057" calcext:value-type="float">
            <text:p>1443146502.61057</text:p>
          </table:table-cell>
          <table:table-cell table:formula="of:=[.G364]-[.$B$2]" office:value-type="float" office:value="42.6103937625885" calcext:value-type="float">
            <text:p>42.6103937626</text:p>
          </table:table-cell>
          <table:table-cell table:formula="of:=[.C364]/([.H364]-[.H363])" office:value-type="float" office:value="102061.539085471" calcext:value-type="float">
            <text:p>102061.539085471</text:p>
          </table:table-cell>
          <table:table-cell table:formula="of:=[.G364]-[.$B364]" office:value-type="float" office:value="0.237019062042236" calcext:value-type="float">
            <text:p>0.237019062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3146502.41589" calcext:value-type="float">
            <text:p>1443146502.41589</text:p>
          </table:table-cell>
          <table:table-cell office:value-type="float" office:value="4320" calcext:value-type="float">
            <text:p>4320</text:p>
          </table:table-cell>
          <table:table-cell table:formula="of:=[.B365]-[.$B$2]" office:value-type="float" office:value="42.4157147407532" calcext:value-type="float">
            <text:p>42.4157147408</text:p>
          </table:table-cell>
          <table:table-cell table:formula="of:=[.C365]/([.D365]-[.D364])" office:value-type="float" office:value="102031.079301976" calcext:value-type="float">
            <text:p>102031.079301976</text:p>
          </table:table-cell>
          <table:table-cell/>
          <table:table-cell office:value-type="float" office:value="1443146502.65594" calcext:value-type="float">
            <text:p>1443146502.65594</text:p>
          </table:table-cell>
          <table:table-cell table:formula="of:=[.G365]-[.$B$2]" office:value-type="float" office:value="42.6557669639587" calcext:value-type="float">
            <text:p>42.655766964</text:p>
          </table:table-cell>
          <table:table-cell table:formula="of:=[.C365]/([.H365]-[.H364])" office:value-type="float" office:value="95210.385635992" calcext:value-type="float">
            <text:p>95210.385635992</text:p>
          </table:table-cell>
          <table:table-cell table:formula="of:=[.G365]-[.$B365]" office:value-type="float" office:value="0.240052223205566" calcext:value-type="float">
            <text:p>0.2400522232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3146502.45823" calcext:value-type="float">
            <text:p>1443146502.45823</text:p>
          </table:table-cell>
          <table:table-cell office:value-type="float" office:value="4320" calcext:value-type="float">
            <text:p>4320</text:p>
          </table:table-cell>
          <table:table-cell table:formula="of:=[.B366]-[.$B$2]" office:value-type="float" office:value="42.4580535888672" calcext:value-type="float">
            <text:p>42.4580535889</text:p>
          </table:table-cell>
          <table:table-cell table:formula="of:=[.C366]/([.D366]-[.D365])" office:value-type="float" office:value="102033.952089739" calcext:value-type="float">
            <text:p>102033.952089739</text:p>
          </table:table-cell>
          <table:table-cell/>
          <table:table-cell office:value-type="float" office:value="1443146502.73772" calcext:value-type="float">
            <text:p>1443146502.73772</text:p>
          </table:table-cell>
          <table:table-cell table:formula="of:=[.G366]-[.$B$2]" office:value-type="float" office:value="42.7375411987305" calcext:value-type="float">
            <text:p>42.7375411987</text:p>
          </table:table-cell>
          <table:table-cell table:formula="of:=[.C366]/([.H366]-[.H365])" office:value-type="float" office:value="52828.3757354528" calcext:value-type="float">
            <text:p>52828.3757354528</text:p>
          </table:table-cell>
          <table:table-cell table:formula="of:=[.G366]-[.$B366]" office:value-type="float" office:value="0.279487609863281" calcext:value-type="float">
            <text:p>0.2794876099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3146502.50056" calcext:value-type="float">
            <text:p>1443146502.50056</text:p>
          </table:table-cell>
          <table:table-cell office:value-type="float" office:value="4320" calcext:value-type="float">
            <text:p>4320</text:p>
          </table:table-cell>
          <table:table-cell table:formula="of:=[.B367]-[.$B$2]" office:value-type="float" office:value="42.5003910064697" calcext:value-type="float">
            <text:p>42.5003910065</text:p>
          </table:table-cell>
          <table:table-cell table:formula="of:=[.C367]/([.D367]-[.D366])" office:value-type="float" office:value="102037.399648601" calcext:value-type="float">
            <text:p>102037.399648601</text:p>
          </table:table-cell>
          <table:table-cell/>
          <table:table-cell office:value-type="float" office:value="1443146502.77993" calcext:value-type="float">
            <text:p>1443146502.77993</text:p>
          </table:table-cell>
          <table:table-cell table:formula="of:=[.G367]-[.$B$2]" office:value-type="float" office:value="42.7797527313232" calcext:value-type="float">
            <text:p>42.7797527313</text:p>
          </table:table-cell>
          <table:table-cell table:formula="of:=[.C367]/([.H367]-[.H366])" office:value-type="float" office:value="102341.699877999" calcext:value-type="float">
            <text:p>102341.699877999</text:p>
          </table:table-cell>
          <table:table-cell table:formula="of:=[.G367]-[.$B367]" office:value-type="float" office:value="0.279361724853516" calcext:value-type="float">
            <text:p>0.2793617249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3146502.54289" calcext:value-type="float">
            <text:p>1443146502.54289</text:p>
          </table:table-cell>
          <table:table-cell office:value-type="float" office:value="4320" calcext:value-type="float">
            <text:p>4320</text:p>
          </table:table-cell>
          <table:table-cell table:formula="of:=[.B368]-[.$B$2]" office:value-type="float" office:value="42.5427205562592" calcext:value-type="float">
            <text:p>42.5427205563</text:p>
          </table:table-cell>
          <table:table-cell table:formula="of:=[.C368]/([.D368]-[.D367])" office:value-type="float" office:value="102056.36538754" calcext:value-type="float">
            <text:p>102056.36538754</text:p>
          </table:table-cell>
          <table:table-cell/>
          <table:table-cell office:value-type="float" office:value="1443146502.82227" calcext:value-type="float">
            <text:p>1443146502.82227</text:p>
          </table:table-cell>
          <table:table-cell table:formula="of:=[.G368]-[.$B$2]" office:value-type="float" office:value="42.8220970630646" calcext:value-type="float">
            <text:p>42.8220970631</text:p>
          </table:table-cell>
          <table:table-cell table:formula="of:=[.C368]/([.H368]-[.H367])" office:value-type="float" office:value="102020.738605332" calcext:value-type="float">
            <text:p>102020.738605332</text:p>
          </table:table-cell>
          <table:table-cell table:formula="of:=[.G368]-[.$B368]" office:value-type="float" office:value="0.27937650680542" calcext:value-type="float">
            <text:p>0.2793765068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3146502.58527" calcext:value-type="float">
            <text:p>1443146502.58527</text:p>
          </table:table-cell>
          <table:table-cell office:value-type="float" office:value="4320" calcext:value-type="float">
            <text:p>4320</text:p>
          </table:table-cell>
          <table:table-cell table:formula="of:=[.B369]-[.$B$2]" office:value-type="float" office:value="42.5850927829742" calcext:value-type="float">
            <text:p>42.585092783</text:p>
          </table:table-cell>
          <table:table-cell table:formula="of:=[.C369]/([.D369]-[.D368])" office:value-type="float" office:value="101953.575134198" calcext:value-type="float">
            <text:p>101953.575134198</text:p>
          </table:table-cell>
          <table:table-cell/>
          <table:table-cell office:value-type="float" office:value="1443146502.86457" calcext:value-type="float">
            <text:p>1443146502.86457</text:p>
          </table:table-cell>
          <table:table-cell table:formula="of:=[.G369]-[.$B$2]" office:value-type="float" office:value="42.8643980026245" calcext:value-type="float">
            <text:p>42.8643980026</text:p>
          </table:table-cell>
          <table:table-cell table:formula="of:=[.C369]/([.H369]-[.H368])" office:value-type="float" office:value="102125.391183781" calcext:value-type="float">
            <text:p>102125.391183781</text:p>
          </table:table-cell>
          <table:table-cell table:formula="of:=[.G369]-[.$B369]" office:value-type="float" office:value="0.279305219650269" calcext:value-type="float">
            <text:p>0.2793052197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3146502.62767" calcext:value-type="float">
            <text:p>1443146502.62767</text:p>
          </table:table-cell>
          <table:table-cell office:value-type="float" office:value="4320" calcext:value-type="float">
            <text:p>4320</text:p>
          </table:table-cell>
          <table:table-cell table:formula="of:=[.B370]-[.$B$2]" office:value-type="float" office:value="42.6274998188019" calcext:value-type="float">
            <text:p>42.6274998188</text:p>
          </table:table-cell>
          <table:table-cell table:formula="of:=[.C370]/([.D370]-[.D369])" office:value-type="float" office:value="101869.888231722" calcext:value-type="float">
            <text:p>101869.888231722</text:p>
          </table:table-cell>
          <table:table-cell/>
          <table:table-cell office:value-type="float" office:value="1443146502.90691" calcext:value-type="float">
            <text:p>1443146502.90691</text:p>
          </table:table-cell>
          <table:table-cell table:formula="of:=[.G370]-[.$B$2]" office:value-type="float" office:value="42.9067335128784" calcext:value-type="float">
            <text:p>42.9067335129</text:p>
          </table:table-cell>
          <table:table-cell table:formula="of:=[.C370]/([.H370]-[.H369])" office:value-type="float" office:value="102041.996756172" calcext:value-type="float">
            <text:p>102041.996756172</text:p>
          </table:table-cell>
          <table:table-cell table:formula="of:=[.G370]-[.$B370]" office:value-type="float" office:value="0.279233694076538" calcext:value-type="float">
            <text:p>0.279233694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3146502.67" calcext:value-type="float">
            <text:p>1443146502.67</text:p>
          </table:table-cell>
          <table:table-cell office:value-type="float" office:value="4320" calcext:value-type="float">
            <text:p>4320</text:p>
          </table:table-cell>
          <table:table-cell table:formula="of:=[.B371]-[.$B$2]" office:value-type="float" office:value="42.6698286533356" calcext:value-type="float">
            <text:p>42.6698286533</text:p>
          </table:table-cell>
          <table:table-cell table:formula="of:=[.C371]/([.D371]-[.D370])" office:value-type="float" office:value="102058.089895235" calcext:value-type="float">
            <text:p>102058.089895235</text:p>
          </table:table-cell>
          <table:table-cell/>
          <table:table-cell office:value-type="float" office:value="1443146502.94928" calcext:value-type="float">
            <text:p>1443146502.94928</text:p>
          </table:table-cell>
          <table:table-cell table:formula="of:=[.G371]-[.$B$2]" office:value-type="float" office:value="42.9491066932678" calcext:value-type="float">
            <text:p>42.9491066933</text:p>
          </table:table-cell>
          <table:table-cell table:formula="of:=[.C371]/([.H371]-[.H370])" office:value-type="float" office:value="101951.280510449" calcext:value-type="float">
            <text:p>101951.280510449</text:p>
          </table:table-cell>
          <table:table-cell table:formula="of:=[.G371]-[.$B371]" office:value-type="float" office:value="0.279278039932251" calcext:value-type="float">
            <text:p>0.2792780399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3146502.71233" calcext:value-type="float">
            <text:p>1443146502.71233</text:p>
          </table:table-cell>
          <table:table-cell office:value-type="float" office:value="4320" calcext:value-type="float">
            <text:p>4320</text:p>
          </table:table-cell>
          <table:table-cell table:formula="of:=[.B372]-[.$B$2]" office:value-type="float" office:value="42.7121598720551" calcext:value-type="float">
            <text:p>42.7121598721</text:p>
          </table:table-cell>
          <table:table-cell table:formula="of:=[.C372]/([.D372]-[.D371])" office:value-type="float" office:value="102052.341762884" calcext:value-type="float">
            <text:p>102052.341762884</text:p>
          </table:table-cell>
          <table:table-cell/>
          <table:table-cell office:value-type="float" office:value="1443146503.03385" calcext:value-type="float">
            <text:p>1443146503.03385</text:p>
          </table:table-cell>
          <table:table-cell table:formula="of:=[.G372]-[.$B$2]" office:value-type="float" office:value="43.0336806774139" calcext:value-type="float">
            <text:p>43.0336806774</text:p>
          </table:table-cell>
          <table:table-cell table:formula="of:=[.C372]/([.H372]-[.H371])" office:value-type="float" office:value="51079.5375624773" calcext:value-type="float">
            <text:p>51079.5375624773</text:p>
          </table:table-cell>
          <table:table-cell table:formula="of:=[.G372]-[.$B372]" office:value-type="float" office:value="0.321520805358887" calcext:value-type="float">
            <text:p>0.3215208054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3146502.75465" calcext:value-type="float">
            <text:p>1443146502.75465</text:p>
          </table:table-cell>
          <table:table-cell office:value-type="float" office:value="4320" calcext:value-type="float">
            <text:p>4320</text:p>
          </table:table-cell>
          <table:table-cell table:formula="of:=[.B373]-[.$B$2]" office:value-type="float" office:value="42.7544734477997" calcext:value-type="float">
            <text:p>42.7544734478</text:p>
          </table:table-cell>
          <table:table-cell table:formula="of:=[.C373]/([.D373]-[.D372])" office:value-type="float" office:value="102094.893281345" calcext:value-type="float">
            <text:p>102094.893281345</text:p>
          </table:table-cell>
          <table:table-cell/>
          <table:table-cell office:value-type="float" office:value="1443146503.04829" calcext:value-type="float">
            <text:p>1443146503.04829</text:p>
          </table:table-cell>
          <table:table-cell table:formula="of:=[.G373]-[.$B$2]" office:value-type="float" office:value="43.0481123924255" calcext:value-type="float">
            <text:p>43.0481123924</text:p>
          </table:table-cell>
          <table:table-cell table:formula="of:=[.C373]/([.H373]-[.H372])" office:value-type="float" office:value="299340.722604946" calcext:value-type="float">
            <text:p>299340.722604946</text:p>
          </table:table-cell>
          <table:table-cell table:formula="of:=[.G373]-[.$B373]" office:value-type="float" office:value="0.293638944625854" calcext:value-type="float">
            <text:p>0.2936389446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3146502.79698" calcext:value-type="float">
            <text:p>1443146502.79698</text:p>
          </table:table-cell>
          <table:table-cell office:value-type="float" office:value="4320" calcext:value-type="float">
            <text:p>4320</text:p>
          </table:table-cell>
          <table:table-cell table:formula="of:=[.B374]-[.$B$2]" office:value-type="float" office:value="42.7968051433563" calcext:value-type="float">
            <text:p>42.7968051434</text:p>
          </table:table-cell>
          <table:table-cell table:formula="of:=[.C374]/([.D374]-[.D373])" office:value-type="float" office:value="102051.192214112" calcext:value-type="float">
            <text:p>102051.192214112</text:p>
          </table:table-cell>
          <table:table-cell/>
          <table:table-cell office:value-type="float" office:value="1443146503.07628" calcext:value-type="float">
            <text:p>1443146503.07628</text:p>
          </table:table-cell>
          <table:table-cell table:formula="of:=[.G374]-[.$B$2]" office:value-type="float" office:value="43.0761032104492" calcext:value-type="float">
            <text:p>43.0761032104</text:p>
          </table:table-cell>
          <table:table-cell table:formula="of:=[.C374]/([.H374]-[.H373])" office:value-type="float" office:value="154336.325445904" calcext:value-type="float">
            <text:p>154336.325445904</text:p>
          </table:table-cell>
          <table:table-cell table:formula="of:=[.G374]-[.$B374]" office:value-type="float" office:value="0.279298067092895" calcext:value-type="float">
            <text:p>0.279298067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3146502.83935" calcext:value-type="float">
            <text:p>1443146502.83935</text:p>
          </table:table-cell>
          <table:table-cell office:value-type="float" office:value="4320" calcext:value-type="float">
            <text:p>4320</text:p>
          </table:table-cell>
          <table:table-cell table:formula="of:=[.B375]-[.$B$2]" office:value-type="float" office:value="42.8391780853272" calcext:value-type="float">
            <text:p>42.8391780853</text:p>
          </table:table-cell>
          <table:table-cell table:formula="of:=[.C375]/([.D375]-[.D374])" office:value-type="float" office:value="101951.854156703" calcext:value-type="float">
            <text:p>101951.854156703</text:p>
          </table:table-cell>
          <table:table-cell/>
          <table:table-cell office:value-type="float" office:value="1443146503.11858" calcext:value-type="float">
            <text:p>1443146503.11858</text:p>
          </table:table-cell>
          <table:table-cell table:formula="of:=[.G375]-[.$B$2]" office:value-type="float" office:value="43.1184103488922" calcext:value-type="float">
            <text:p>43.1184103489</text:p>
          </table:table-cell>
          <table:table-cell table:formula="of:=[.C375]/([.H375]-[.H374])" office:value-type="float" office:value="102110.427672176" calcext:value-type="float">
            <text:p>102110.427672176</text:p>
          </table:table-cell>
          <table:table-cell table:formula="of:=[.G375]-[.$B375]" office:value-type="float" office:value="0.279232263565063" calcext:value-type="float">
            <text:p>0.2792322636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3146502.88171" calcext:value-type="float">
            <text:p>1443146502.88171</text:p>
          </table:table-cell>
          <table:table-cell office:value-type="float" office:value="4320" calcext:value-type="float">
            <text:p>4320</text:p>
          </table:table-cell>
          <table:table-cell table:formula="of:=[.B376]-[.$B$2]" office:value-type="float" office:value="42.8815402984619" calcext:value-type="float">
            <text:p>42.8815402985</text:p>
          </table:table-cell>
          <table:table-cell table:formula="of:=[.C376]/([.D376]-[.D375])" office:value-type="float" office:value="101977.674921207" calcext:value-type="float">
            <text:p>101977.674921207</text:p>
          </table:table-cell>
          <table:table-cell/>
          <table:table-cell office:value-type="float" office:value="1443146503.16097" calcext:value-type="float">
            <text:p>1443146503.16097</text:p>
          </table:table-cell>
          <table:table-cell table:formula="of:=[.G376]-[.$B$2]" office:value-type="float" office:value="43.1607990264893" calcext:value-type="float">
            <text:p>43.1607990265</text:p>
          </table:table-cell>
          <table:table-cell table:formula="of:=[.C376]/([.H376]-[.H375])" office:value-type="float" office:value="101914.007345704" calcext:value-type="float">
            <text:p>101914.007345704</text:p>
          </table:table-cell>
          <table:table-cell table:formula="of:=[.G376]-[.$B376]" office:value-type="float" office:value="0.279258728027344" calcext:value-type="float">
            <text:p>0.279258728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3146502.92407" calcext:value-type="float">
            <text:p>1443146502.92407</text:p>
          </table:table-cell>
          <table:table-cell office:value-type="float" office:value="4320" calcext:value-type="float">
            <text:p>4320</text:p>
          </table:table-cell>
          <table:table-cell table:formula="of:=[.B377]-[.$B$2]" office:value-type="float" office:value="42.9238970279694" calcext:value-type="float">
            <text:p>42.923897028</text:p>
          </table:table-cell>
          <table:table-cell table:formula="of:=[.C377]/([.D377]-[.D376])" office:value-type="float" office:value="101990.877252233" calcext:value-type="float">
            <text:p>101990.877252233</text:p>
          </table:table-cell>
          <table:table-cell/>
          <table:table-cell office:value-type="float" office:value="1443146503.20343" calcext:value-type="float">
            <text:p>1443146503.20343</text:p>
          </table:table-cell>
          <table:table-cell table:formula="of:=[.G377]-[.$B$2]" office:value-type="float" office:value="43.2032537460327" calcext:value-type="float">
            <text:p>43.203253746</text:p>
          </table:table-cell>
          <table:table-cell table:formula="of:=[.C377]/([.H377]-[.H376])" office:value-type="float" office:value="101755.471392951" calcext:value-type="float">
            <text:p>101755.471392951</text:p>
          </table:table-cell>
          <table:table-cell table:formula="of:=[.G377]-[.$B377]" office:value-type="float" office:value="0.279356718063354" calcext:value-type="float">
            <text:p>0.279356718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3146502.9664" calcext:value-type="float">
            <text:p>1443146502.9664</text:p>
          </table:table-cell>
          <table:table-cell office:value-type="float" office:value="4320" calcext:value-type="float">
            <text:p>4320</text:p>
          </table:table-cell>
          <table:table-cell table:formula="of:=[.B378]-[.$B$2]" office:value-type="float" office:value="42.9662275314331" calcext:value-type="float">
            <text:p>42.9662275314</text:p>
          </table:table-cell>
          <table:table-cell table:formula="of:=[.C378]/([.D378]-[.D377])" office:value-type="float" office:value="102054.066134601" calcext:value-type="float">
            <text:p>102054.066134601</text:p>
          </table:table-cell>
          <table:table-cell/>
          <table:table-cell office:value-type="float" office:value="1443146503.24688" calcext:value-type="float">
            <text:p>1443146503.24688</text:p>
          </table:table-cell>
          <table:table-cell table:formula="of:=[.G378]-[.$B$2]" office:value-type="float" office:value="43.2467076778412" calcext:value-type="float">
            <text:p>43.2467076778</text:p>
          </table:table-cell>
          <table:table-cell table:formula="of:=[.C378]/([.H378]-[.H377])" office:value-type="float" office:value="99415.6298454397" calcext:value-type="float">
            <text:p>99415.6298454397</text:p>
          </table:table-cell>
          <table:table-cell table:formula="of:=[.G378]-[.$B378]" office:value-type="float" office:value="0.280480146408081" calcext:value-type="float">
            <text:p>0.2804801464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3146503.00893" calcext:value-type="float">
            <text:p>1443146503.00893</text:p>
          </table:table-cell>
          <table:table-cell office:value-type="float" office:value="4320" calcext:value-type="float">
            <text:p>4320</text:p>
          </table:table-cell>
          <table:table-cell table:formula="of:=[.B379]-[.$B$2]" office:value-type="float" office:value="43.0087521076202" calcext:value-type="float">
            <text:p>43.0087521076</text:p>
          </table:table-cell>
          <table:table-cell table:formula="of:=[.C379]/([.D379]-[.D378])" office:value-type="float" office:value="101588.314037262" calcext:value-type="float">
            <text:p>101588.314037262</text:p>
          </table:table-cell>
          <table:table-cell/>
          <table:table-cell office:value-type="float" office:value="1443146503.29019" calcext:value-type="float">
            <text:p>1443146503.29019</text:p>
          </table:table-cell>
          <table:table-cell table:formula="of:=[.G379]-[.$B$2]" office:value-type="float" office:value="43.2900111675262" calcext:value-type="float">
            <text:p>43.2900111675</text:p>
          </table:table-cell>
          <table:table-cell table:formula="of:=[.C379]/([.H379]-[.H378])" office:value-type="float" office:value="99761.0130596604" calcext:value-type="float">
            <text:p>99761.0130596604</text:p>
          </table:table-cell>
          <table:table-cell table:formula="of:=[.G379]-[.$B379]" office:value-type="float" office:value="0.281259059906006" calcext:value-type="float">
            <text:p>0.2812590599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3146503.05233" calcext:value-type="float">
            <text:p>1443146503.05233</text:p>
          </table:table-cell>
          <table:table-cell office:value-type="float" office:value="4320" calcext:value-type="float">
            <text:p>4320</text:p>
          </table:table-cell>
          <table:table-cell table:formula="of:=[.B380]-[.$B$2]" office:value-type="float" office:value="43.0521585941315" calcext:value-type="float">
            <text:p>43.0521585941</text:p>
          </table:table-cell>
          <table:table-cell table:formula="of:=[.C380]/([.D380]-[.D379])" office:value-type="float" office:value="99524.2957266835" calcext:value-type="float">
            <text:p>99524.2957266835</text:p>
          </table:table-cell>
          <table:table-cell/>
          <table:table-cell office:value-type="float" office:value="1443146503.3335" calcext:value-type="float">
            <text:p>1443146503.3335</text:p>
          </table:table-cell>
          <table:table-cell table:formula="of:=[.G380]-[.$B$2]" office:value-type="float" office:value="43.3333256244659" calcext:value-type="float">
            <text:p>43.3333256245</text:p>
          </table:table-cell>
          <table:table-cell table:formula="of:=[.C380]/([.H380]-[.H379])" office:value-type="float" office:value="99735.7534925196" calcext:value-type="float">
            <text:p>99735.7534925196</text:p>
          </table:table-cell>
          <table:table-cell table:formula="of:=[.G380]-[.$B380]" office:value-type="float" office:value="0.281167030334473" calcext:value-type="float">
            <text:p>0.2811670303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3146503.09568" calcext:value-type="float">
            <text:p>1443146503.09568</text:p>
          </table:table-cell>
          <table:table-cell office:value-type="float" office:value="4320" calcext:value-type="float">
            <text:p>4320</text:p>
          </table:table-cell>
          <table:table-cell table:formula="of:=[.B381]-[.$B$2]" office:value-type="float" office:value="43.095504283905" calcext:value-type="float">
            <text:p>43.0955042839</text:p>
          </table:table-cell>
          <table:table-cell table:formula="of:=[.C381]/([.D381]-[.D380])" office:value-type="float" office:value="99663.8886719287" calcext:value-type="float">
            <text:p>99663.8886719287</text:p>
          </table:table-cell>
          <table:table-cell/>
          <table:table-cell office:value-type="float" office:value="1443146503.37687" calcext:value-type="float">
            <text:p>1443146503.37687</text:p>
          </table:table-cell>
          <table:table-cell table:formula="of:=[.G381]-[.$B$2]" office:value-type="float" office:value="43.3766958713531" calcext:value-type="float">
            <text:p>43.3766958714</text:p>
          </table:table-cell>
          <table:table-cell table:formula="of:=[.C381]/([.H381]-[.H380])" office:value-type="float" office:value="99607.4569562636" calcext:value-type="float">
            <text:p>99607.4569562636</text:p>
          </table:table-cell>
          <table:table-cell table:formula="of:=[.G381]-[.$B381]" office:value-type="float" office:value="0.28119158744812" calcext:value-type="float">
            <text:p>0.2811915874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3146503.13901" calcext:value-type="float">
            <text:p>1443146503.13901</text:p>
          </table:table-cell>
          <table:table-cell office:value-type="float" office:value="4320" calcext:value-type="float">
            <text:p>4320</text:p>
          </table:table-cell>
          <table:table-cell table:formula="of:=[.B382]-[.$B$2]" office:value-type="float" office:value="43.1388392448425" calcext:value-type="float">
            <text:p>43.1388392448</text:p>
          </table:table-cell>
          <table:table-cell table:formula="of:=[.C382]/([.D382]-[.D381])" office:value-type="float" office:value="99688.5633802817" calcext:value-type="float">
            <text:p>99688.5633802817</text:p>
          </table:table-cell>
          <table:table-cell/>
          <table:table-cell office:value-type="float" office:value="1443146503.42018" calcext:value-type="float">
            <text:p>1443146503.42018</text:p>
          </table:table-cell>
          <table:table-cell table:formula="of:=[.G382]-[.$B$2]" office:value-type="float" office:value="43.4200088977814" calcext:value-type="float">
            <text:p>43.4200088978</text:p>
          </table:table-cell>
          <table:table-cell table:formula="of:=[.C382]/([.H382]-[.H381])" office:value-type="float" office:value="99739.0474932294" calcext:value-type="float">
            <text:p>99739.0474932294</text:p>
          </table:table-cell>
          <table:table-cell table:formula="of:=[.G382]-[.$B382]" office:value-type="float" office:value="0.281169652938843" calcext:value-type="float">
            <text:p>0.2811696529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3146503.18235" calcext:value-type="float">
            <text:p>1443146503.18235</text:p>
          </table:table-cell>
          <table:table-cell office:value-type="float" office:value="4320" calcext:value-type="float">
            <text:p>4320</text:p>
          </table:table-cell>
          <table:table-cell table:formula="of:=[.B383]-[.$B$2]" office:value-type="float" office:value="43.1821796894073" calcext:value-type="float">
            <text:p>43.1821796894</text:p>
          </table:table-cell>
          <table:table-cell table:formula="of:=[.C383]/([.D383]-[.D382])" office:value-type="float" office:value="99675.9503363901" calcext:value-type="float">
            <text:p>99675.9503363901</text:p>
          </table:table-cell>
          <table:table-cell/>
          <table:table-cell office:value-type="float" office:value="1443146503.46358" calcext:value-type="float">
            <text:p>1443146503.46358</text:p>
          </table:table-cell>
          <table:table-cell table:formula="of:=[.G383]-[.$B$2]" office:value-type="float" office:value="43.4634017944336" calcext:value-type="float">
            <text:p>43.4634017944</text:p>
          </table:table-cell>
          <table:table-cell table:formula="of:=[.C383]/([.H383]-[.H382])" office:value-type="float" office:value="99555.4649099191" calcext:value-type="float">
            <text:p>99555.4649099191</text:p>
          </table:table-cell>
          <table:table-cell table:formula="of:=[.G383]-[.$B383]" office:value-type="float" office:value="0.281222105026245" calcext:value-type="float">
            <text:p>0.281222105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3146503.22573" calcext:value-type="float">
            <text:p>1443146503.22573</text:p>
          </table:table-cell>
          <table:table-cell office:value-type="float" office:value="4320" calcext:value-type="float">
            <text:p>4320</text:p>
          </table:table-cell>
          <table:table-cell table:formula="of:=[.B384]-[.$B$2]" office:value-type="float" office:value="43.2255518436432" calcext:value-type="float">
            <text:p>43.2255518436</text:p>
          </table:table-cell>
          <table:table-cell table:formula="of:=[.C384]/([.D384]-[.D383])" office:value-type="float" office:value="99603.0765847974" calcext:value-type="float">
            <text:p>99603.0765847974</text:p>
          </table:table-cell>
          <table:table-cell/>
          <table:table-cell office:value-type="float" office:value="1443146503.50693" calcext:value-type="float">
            <text:p>1443146503.50693</text:p>
          </table:table-cell>
          <table:table-cell table:formula="of:=[.G384]-[.$B$2]" office:value-type="float" office:value="43.5067567825317" calcext:value-type="float">
            <text:p>43.5067567825</text:p>
          </table:table-cell>
          <table:table-cell table:formula="of:=[.C384]/([.H384]-[.H383])" office:value-type="float" office:value="99642.51380304" calcext:value-type="float">
            <text:p>99642.51380304</text:p>
          </table:table-cell>
          <table:table-cell table:formula="of:=[.G384]-[.$B384]" office:value-type="float" office:value="0.28120493888855" calcext:value-type="float">
            <text:p>0.2812049389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3146503.26907" calcext:value-type="float">
            <text:p>1443146503.26907</text:p>
          </table:table-cell>
          <table:table-cell office:value-type="float" office:value="4320" calcext:value-type="float">
            <text:p>4320</text:p>
          </table:table-cell>
          <table:table-cell table:formula="of:=[.B385]-[.$B$2]" office:value-type="float" office:value="43.2688937187195" calcext:value-type="float">
            <text:p>43.2688937187</text:p>
          </table:table-cell>
          <table:table-cell table:formula="of:=[.C385]/([.D385]-[.D384])" office:value-type="float" office:value="99672.6605020106" calcext:value-type="float">
            <text:p>99672.6605020106</text:p>
          </table:table-cell>
          <table:table-cell/>
          <table:table-cell office:value-type="float" office:value="1443146503.55008" calcext:value-type="float">
            <text:p>1443146503.55008</text:p>
          </table:table-cell>
          <table:table-cell table:formula="of:=[.G385]-[.$B$2]" office:value-type="float" office:value="43.5499086380005" calcext:value-type="float">
            <text:p>43.549908638</text:p>
          </table:table-cell>
          <table:table-cell table:formula="of:=[.C385]/([.H385]-[.H384])" office:value-type="float" office:value="100111.570014144" calcext:value-type="float">
            <text:p>100111.570014144</text:p>
          </table:table-cell>
          <table:table-cell table:formula="of:=[.G385]-[.$B385]" office:value-type="float" office:value="0.281014919281006" calcext:value-type="float">
            <text:p>0.2810149193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3146503.31241" calcext:value-type="float">
            <text:p>1443146503.31241</text:p>
          </table:table-cell>
          <table:table-cell office:value-type="float" office:value="4320" calcext:value-type="float">
            <text:p>4320</text:p>
          </table:table-cell>
          <table:table-cell table:formula="of:=[.B386]-[.$B$2]" office:value-type="float" office:value="43.3122406005859" calcext:value-type="float">
            <text:p>43.3122406006</text:p>
          </table:table-cell>
          <table:table-cell table:formula="of:=[.C386]/([.D386]-[.D385])" office:value-type="float" office:value="99661.1477916506" calcext:value-type="float">
            <text:p>99661.1477916506</text:p>
          </table:table-cell>
          <table:table-cell/>
          <table:table-cell office:value-type="float" office:value="1443146503.59355" calcext:value-type="float">
            <text:p>1443146503.59355</text:p>
          </table:table-cell>
          <table:table-cell table:formula="of:=[.G386]-[.$B$2]" office:value-type="float" office:value="43.5933752059937" calcext:value-type="float">
            <text:p>43.593375206</text:p>
          </table:table-cell>
          <table:table-cell table:formula="of:=[.C386]/([.H386]-[.H385])" office:value-type="float" office:value="99386.7286848918" calcext:value-type="float">
            <text:p>99386.7286848918</text:p>
          </table:table-cell>
          <table:table-cell table:formula="of:=[.G386]-[.$B386]" office:value-type="float" office:value="0.281134605407715" calcext:value-type="float">
            <text:p>0.2811346054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3146503.35579" calcext:value-type="float">
            <text:p>1443146503.35579</text:p>
          </table:table-cell>
          <table:table-cell office:value-type="float" office:value="4320" calcext:value-type="float">
            <text:p>4320</text:p>
          </table:table-cell>
          <table:table-cell table:formula="of:=[.B387]-[.$B$2]" office:value-type="float" office:value="43.3556146621704" calcext:value-type="float">
            <text:p>43.3556146622</text:p>
          </table:table-cell>
          <table:table-cell table:formula="of:=[.C387]/([.D387]-[.D386])" office:value-type="float" office:value="99598.6965985796" calcext:value-type="float">
            <text:p>99598.6965985796</text:p>
          </table:table-cell>
          <table:table-cell/>
          <table:table-cell office:value-type="float" office:value="1443146503.63691" calcext:value-type="float">
            <text:p>1443146503.63691</text:p>
          </table:table-cell>
          <table:table-cell table:formula="of:=[.G387]-[.$B$2]" office:value-type="float" office:value="43.6367404460907" calcext:value-type="float">
            <text:p>43.6367404461</text:p>
          </table:table-cell>
          <table:table-cell table:formula="of:=[.C387]/([.H387]-[.H386])" office:value-type="float" office:value="99618.9572646753" calcext:value-type="float">
            <text:p>99618.9572646753</text:p>
          </table:table-cell>
          <table:table-cell table:formula="of:=[.G387]-[.$B387]" office:value-type="float" office:value="0.281125783920288" calcext:value-type="float">
            <text:p>0.2811257839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3146503.39914" calcext:value-type="float">
            <text:p>1443146503.39914</text:p>
          </table:table-cell>
          <table:table-cell office:value-type="float" office:value="4320" calcext:value-type="float">
            <text:p>4320</text:p>
          </table:table-cell>
          <table:table-cell table:formula="of:=[.B388]-[.$B$2]" office:value-type="float" office:value="43.3989639282227" calcext:value-type="float">
            <text:p>43.3989639282</text:p>
          </table:table-cell>
          <table:table-cell table:formula="of:=[.C388]/([.D388]-[.D387])" office:value-type="float" office:value="99655.6664833352" calcext:value-type="float">
            <text:p>99655.6664833352</text:p>
          </table:table-cell>
          <table:table-cell/>
          <table:table-cell office:value-type="float" office:value="1443146503.68014" calcext:value-type="float">
            <text:p>1443146503.68014</text:p>
          </table:table-cell>
          <table:table-cell table:formula="of:=[.G388]-[.$B$2]" office:value-type="float" office:value="43.6799685955048" calcext:value-type="float">
            <text:p>43.6799685955</text:p>
          </table:table-cell>
          <table:table-cell table:formula="of:=[.C388]/([.H388]-[.H387])" office:value-type="float" office:value="99934.8817507942" calcext:value-type="float">
            <text:p>99934.8817507942</text:p>
          </table:table-cell>
          <table:table-cell table:formula="of:=[.G388]-[.$B388]" office:value-type="float" office:value="0.281004667282104" calcext:value-type="float">
            <text:p>0.2810046673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3146503.4425" calcext:value-type="float">
            <text:p>1443146503.4425</text:p>
          </table:table-cell>
          <table:table-cell office:value-type="float" office:value="4320" calcext:value-type="float">
            <text:p>4320</text:p>
          </table:table-cell>
          <table:table-cell table:formula="of:=[.B389]-[.$B$2]" office:value-type="float" office:value="43.4423224925995" calcext:value-type="float">
            <text:p>43.4423224926</text:p>
          </table:table-cell>
          <table:table-cell table:formula="of:=[.C389]/([.D389]-[.D388])" office:value-type="float" office:value="99634.2951407409" calcext:value-type="float">
            <text:p>99634.2951407409</text:p>
          </table:table-cell>
          <table:table-cell/>
          <table:table-cell office:value-type="float" office:value="1443146503.7236" calcext:value-type="float">
            <text:p>1443146503.7236</text:p>
          </table:table-cell>
          <table:table-cell table:formula="of:=[.G389]-[.$B$2]" office:value-type="float" office:value="43.7234263420105" calcext:value-type="float">
            <text:p>43.723426342</text:p>
          </table:table-cell>
          <table:table-cell table:formula="of:=[.C389]/([.H389]-[.H388])" office:value-type="float" office:value="99406.9031957208" calcext:value-type="float">
            <text:p>99406.9031957208</text:p>
          </table:table-cell>
          <table:table-cell table:formula="of:=[.G389]-[.$B389]" office:value-type="float" office:value="0.281103849411011" calcext:value-type="float">
            <text:p>0.2811038494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3146503.48584" calcext:value-type="float">
            <text:p>1443146503.48584</text:p>
          </table:table-cell>
          <table:table-cell office:value-type="float" office:value="4320" calcext:value-type="float">
            <text:p>4320</text:p>
          </table:table-cell>
          <table:table-cell table:formula="of:=[.B390]-[.$B$2]" office:value-type="float" office:value="43.4856705665588" calcext:value-type="float">
            <text:p>43.4856705666</text:p>
          </table:table-cell>
          <table:table-cell table:formula="of:=[.C390]/([.D390]-[.D389])" office:value-type="float" office:value="99658.4070621236" calcext:value-type="float">
            <text:p>99658.4070621236</text:p>
          </table:table-cell>
          <table:table-cell/>
          <table:table-cell office:value-type="float" office:value="1443146503.76691" calcext:value-type="float">
            <text:p>1443146503.76691</text:p>
          </table:table-cell>
          <table:table-cell table:formula="of:=[.G390]-[.$B$2]" office:value-type="float" office:value="43.7667329311371" calcext:value-type="float">
            <text:p>43.7667329311</text:p>
          </table:table-cell>
          <table:table-cell table:formula="of:=[.C390]/([.H390]-[.H389])" office:value-type="float" office:value="99753.8731894231" calcext:value-type="float">
            <text:p>99753.8731894231</text:p>
          </table:table-cell>
          <table:table-cell table:formula="of:=[.G390]-[.$B390]" office:value-type="float" office:value="0.281062364578247" calcext:value-type="float">
            <text:p>0.2810623646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3146503.5292" calcext:value-type="float">
            <text:p>1443146503.5292</text:p>
          </table:table-cell>
          <table:table-cell office:value-type="float" office:value="4320" calcext:value-type="float">
            <text:p>4320</text:p>
          </table:table-cell>
          <table:table-cell table:formula="of:=[.B391]-[.$B$2]" office:value-type="float" office:value="43.5290260314941" calcext:value-type="float">
            <text:p>43.5290260315</text:p>
          </table:table-cell>
          <table:table-cell table:formula="of:=[.C391]/([.D391]-[.D390])" office:value-type="float" office:value="99641.4179030608" calcext:value-type="float">
            <text:p>99641.4179030608</text:p>
          </table:table-cell>
          <table:table-cell/>
          <table:table-cell office:value-type="float" office:value="1443146503.81036" calcext:value-type="float">
            <text:p>1443146503.81036</text:p>
          </table:table-cell>
          <table:table-cell table:formula="of:=[.G391]-[.$B$2]" office:value-type="float" office:value="43.8101835250855" calcext:value-type="float">
            <text:p>43.8101835251</text:p>
          </table:table-cell>
          <table:table-cell table:formula="of:=[.C391]/([.H391]-[.H390])" office:value-type="float" office:value="99423.2669209032" calcext:value-type="float">
            <text:p>99423.2669209032</text:p>
          </table:table-cell>
          <table:table-cell table:formula="of:=[.G391]-[.$B391]" office:value-type="float" office:value="0.281157493591309" calcext:value-type="float">
            <text:p>0.2811574936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3146503.57253" calcext:value-type="float">
            <text:p>1443146503.57253</text:p>
          </table:table-cell>
          <table:table-cell office:value-type="float" office:value="4320" calcext:value-type="float">
            <text:p>4320</text:p>
          </table:table-cell>
          <table:table-cell table:formula="of:=[.B392]-[.$B$2]" office:value-type="float" office:value="43.5723598003388" calcext:value-type="float">
            <text:p>43.5723598003</text:p>
          </table:table-cell>
          <table:table-cell table:formula="of:=[.C392]/([.D392]-[.D391])" office:value-type="float" office:value="99691.3057687546" calcext:value-type="float">
            <text:p>99691.3057687546</text:p>
          </table:table-cell>
          <table:table-cell/>
          <table:table-cell office:value-type="float" office:value="1443146503.8537" calcext:value-type="float">
            <text:p>1443146503.8537</text:p>
          </table:table-cell>
          <table:table-cell table:formula="of:=[.G392]-[.$B$2]" office:value-type="float" office:value="43.8535287380219" calcext:value-type="float">
            <text:p>43.853528738</text:p>
          </table:table-cell>
          <table:table-cell table:formula="of:=[.C392]/([.H392]-[.H391])" office:value-type="float" office:value="99664.985066253" calcext:value-type="float">
            <text:p>99664.985066253</text:p>
          </table:table-cell>
          <table:table-cell table:formula="of:=[.G392]-[.$B392]" office:value-type="float" office:value="0.281168937683105" calcext:value-type="float">
            <text:p>0.2811689377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3146503.6159" calcext:value-type="float">
            <text:p>1443146503.6159</text:p>
          </table:table-cell>
          <table:table-cell office:value-type="float" office:value="4320" calcext:value-type="float">
            <text:p>4320</text:p>
          </table:table-cell>
          <table:table-cell table:formula="of:=[.B393]-[.$B$2]" office:value-type="float" office:value="43.6157245635986" calcext:value-type="float">
            <text:p>43.6157245636</text:p>
          </table:table-cell>
          <table:table-cell table:formula="of:=[.C393]/([.D393]-[.D392])" office:value-type="float" office:value="99620.0526706435" calcext:value-type="float">
            <text:p>99620.0526706435</text:p>
          </table:table-cell>
          <table:table-cell/>
          <table:table-cell office:value-type="float" office:value="1443146503.89707" calcext:value-type="float">
            <text:p>1443146503.89707</text:p>
          </table:table-cell>
          <table:table-cell table:formula="of:=[.G393]-[.$B$2]" office:value-type="float" office:value="43.8968997001648" calcext:value-type="float">
            <text:p>43.8968997002</text:p>
          </table:table-cell>
          <table:table-cell table:formula="of:=[.C393]/([.H393]-[.H392])" office:value-type="float" office:value="99605.8142718142" calcext:value-type="float">
            <text:p>99605.8142718142</text:p>
          </table:table-cell>
          <table:table-cell table:formula="of:=[.G393]-[.$B393]" office:value-type="float" office:value="0.281175136566162" calcext:value-type="float">
            <text:p>0.2811751366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3146503.65924" calcext:value-type="float">
            <text:p>1443146503.65924</text:p>
          </table:table-cell>
          <table:table-cell office:value-type="float" office:value="4320" calcext:value-type="float">
            <text:p>4320</text:p>
          </table:table-cell>
          <table:table-cell table:formula="of:=[.B394]-[.$B$2]" office:value-type="float" office:value="43.6590676307678" calcext:value-type="float">
            <text:p>43.6590676308</text:p>
          </table:table-cell>
          <table:table-cell table:formula="of:=[.C394]/([.D394]-[.D393])" office:value-type="float" office:value="99669.9191392455" calcext:value-type="float">
            <text:p>99669.9191392455</text:p>
          </table:table-cell>
          <table:table-cell/>
          <table:table-cell office:value-type="float" office:value="1443146503.94037" calcext:value-type="float">
            <text:p>1443146503.94037</text:p>
          </table:table-cell>
          <table:table-cell table:formula="of:=[.G394]-[.$B$2]" office:value-type="float" office:value="43.9401972293854" calcext:value-type="float">
            <text:p>43.9401972294</text:p>
          </table:table-cell>
          <table:table-cell table:formula="of:=[.C394]/([.H394]-[.H393])" office:value-type="float" office:value="99774.7464524265" calcext:value-type="float">
            <text:p>99774.7464524265</text:p>
          </table:table-cell>
          <table:table-cell table:formula="of:=[.G394]-[.$B394]" office:value-type="float" office:value="0.281129598617554" calcext:value-type="float">
            <text:p>0.2811295986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3146503.70258" calcext:value-type="float">
            <text:p>1443146503.70258</text:p>
          </table:table-cell>
          <table:table-cell office:value-type="float" office:value="4320" calcext:value-type="float">
            <text:p>4320</text:p>
          </table:table-cell>
          <table:table-cell table:formula="of:=[.B395]-[.$B$2]" office:value-type="float" office:value="43.7024097442627" calcext:value-type="float">
            <text:p>43.7024097443</text:p>
          </table:table-cell>
          <table:table-cell table:formula="of:=[.C395]/([.D395]-[.D394])" office:value-type="float" office:value="99672.1122173937" calcext:value-type="float">
            <text:p>99672.1122173937</text:p>
          </table:table-cell>
          <table:table-cell/>
          <table:table-cell office:value-type="float" office:value="1443146503.98376" calcext:value-type="float">
            <text:p>1443146503.98376</text:p>
          </table:table-cell>
          <table:table-cell table:formula="of:=[.G395]-[.$B$2]" office:value-type="float" office:value="43.983589887619" calcext:value-type="float">
            <text:p>43.9835898876</text:p>
          </table:table-cell>
          <table:table-cell table:formula="of:=[.C395]/([.H395]-[.H394])" office:value-type="float" office:value="99556.011911957" calcext:value-type="float">
            <text:p>99556.011911957</text:p>
          </table:table-cell>
          <table:table-cell table:formula="of:=[.G395]-[.$B395]" office:value-type="float" office:value="0.281180143356323" calcext:value-type="float">
            <text:p>0.2811801434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3146503.74593" calcext:value-type="float">
            <text:p>1443146503.74593</text:p>
          </table:table-cell>
          <table:table-cell office:value-type="float" office:value="4320" calcext:value-type="float">
            <text:p>4320</text:p>
          </table:table-cell>
          <table:table-cell table:formula="of:=[.B396]-[.$B$2]" office:value-type="float" office:value="43.7457609176636" calcext:value-type="float">
            <text:p>43.7457609177</text:p>
          </table:table-cell>
          <table:table-cell table:formula="of:=[.C396]/([.D396]-[.D395])" office:value-type="float" office:value="99651.281870779" calcext:value-type="float">
            <text:p>99651.281870779</text:p>
          </table:table-cell>
          <table:table-cell/>
          <table:table-cell office:value-type="float" office:value="1443146504.02719" calcext:value-type="float">
            <text:p>1443146504.02719</text:p>
          </table:table-cell>
          <table:table-cell table:formula="of:=[.G396]-[.$B$2]" office:value-type="float" office:value="44.0270171165466" calcext:value-type="float">
            <text:p>44.0270171165</text:p>
          </table:table-cell>
          <table:table-cell table:formula="of:=[.C396]/([.H396]-[.H395])" office:value-type="float" office:value="99476.7593207684" calcext:value-type="float">
            <text:p>99476.7593207684</text:p>
          </table:table-cell>
          <table:table-cell table:formula="of:=[.G396]-[.$B396]" office:value-type="float" office:value="0.281256198883057" calcext:value-type="float">
            <text:p>0.2812561989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3146503.78928" calcext:value-type="float">
            <text:p>1443146503.78928</text:p>
          </table:table-cell>
          <table:table-cell office:value-type="float" office:value="4320" calcext:value-type="float">
            <text:p>4320</text:p>
          </table:table-cell>
          <table:table-cell table:formula="of:=[.B397]-[.$B$2]" office:value-type="float" office:value="43.7891075611114" calcext:value-type="float">
            <text:p>43.7891075611</text:p>
          </table:table-cell>
          <table:table-cell table:formula="of:=[.C397]/([.D397]-[.D396])" office:value-type="float" office:value="99661.6959556458" calcext:value-type="float">
            <text:p>99661.6959556458</text:p>
          </table:table-cell>
          <table:table-cell/>
          <table:table-cell office:value-type="float" office:value="1443146504.04154" calcext:value-type="float">
            <text:p>1443146504.04154</text:p>
          </table:table-cell>
          <table:table-cell table:formula="of:=[.G397]-[.$B$2]" office:value-type="float" office:value="44.0413694381714" calcext:value-type="float">
            <text:p>44.0413694382</text:p>
          </table:table-cell>
          <table:table-cell table:formula="of:=[.C397]/([.H397]-[.H396])" office:value-type="float" office:value="300996.599222566" calcext:value-type="float">
            <text:p>300996.599222566</text:p>
          </table:table-cell>
          <table:table-cell table:formula="of:=[.G397]-[.$B397]" office:value-type="float" office:value="0.252261877059937" calcext:value-type="float">
            <text:p>0.252261877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3146503.83263" calcext:value-type="float">
            <text:p>1443146503.83263</text:p>
          </table:table-cell>
          <table:table-cell office:value-type="float" office:value="4320" calcext:value-type="float">
            <text:p>4320</text:p>
          </table:table-cell>
          <table:table-cell table:formula="of:=[.B398]-[.$B$2]" office:value-type="float" office:value="43.8324563503265" calcext:value-type="float">
            <text:p>43.8324563503</text:p>
          </table:table-cell>
          <table:table-cell table:formula="of:=[.C398]/([.D398]-[.D397])" office:value-type="float" office:value="99656.7626967627" calcext:value-type="float">
            <text:p>99656.7626967627</text:p>
          </table:table-cell>
          <table:table-cell/>
          <table:table-cell office:value-type="float" office:value="1443146504.07052" calcext:value-type="float">
            <text:p>1443146504.07052</text:p>
          </table:table-cell>
          <table:table-cell table:formula="of:=[.G398]-[.$B$2]" office:value-type="float" office:value="44.0703506469727" calcext:value-type="float">
            <text:p>44.070350647</text:p>
          </table:table-cell>
          <table:table-cell table:formula="of:=[.C398]/([.H398]-[.H397])" office:value-type="float" office:value="149062.105367074" calcext:value-type="float">
            <text:p>149062.105367074</text:p>
          </table:table-cell>
          <table:table-cell table:formula="of:=[.G398]-[.$B398]" office:value-type="float" office:value="0.237894296646118" calcext:value-type="float">
            <text:p>0.2378942966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3146503.87599" calcext:value-type="float">
            <text:p>1443146503.87599</text:p>
          </table:table-cell>
          <table:table-cell office:value-type="float" office:value="4320" calcext:value-type="float">
            <text:p>4320</text:p>
          </table:table-cell>
          <table:table-cell table:formula="of:=[.B399]-[.$B$2]" office:value-type="float" office:value="43.8758156299591" calcext:value-type="float">
            <text:p>43.87581563</text:p>
          </table:table-cell>
          <table:table-cell table:formula="of:=[.C399]/([.D399]-[.D398])" office:value-type="float" office:value="99632.6515709714" calcext:value-type="float">
            <text:p>99632.6515709714</text:p>
          </table:table-cell>
          <table:table-cell/>
          <table:table-cell office:value-type="float" office:value="1443146504.11377" calcext:value-type="float">
            <text:p>1443146504.11377</text:p>
          </table:table-cell>
          <table:table-cell table:formula="of:=[.G399]-[.$B$2]" office:value-type="float" office:value="44.1135952472687" calcext:value-type="float">
            <text:p>44.1135952473</text:p>
          </table:table-cell>
          <table:table-cell table:formula="of:=[.C399]/([.H399]-[.H398])" office:value-type="float" office:value="99896.8650520176" calcext:value-type="float">
            <text:p>99896.8650520176</text:p>
          </table:table-cell>
          <table:table-cell table:formula="of:=[.G399]-[.$B399]" office:value-type="float" office:value="0.23777961730957" calcext:value-type="float">
            <text:p>0.2377796173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3146503.91933" calcext:value-type="float">
            <text:p>1443146503.91933</text:p>
          </table:table-cell>
          <table:table-cell office:value-type="float" office:value="4320" calcext:value-type="float">
            <text:p>4320</text:p>
          </table:table-cell>
          <table:table-cell table:formula="of:=[.B400]-[.$B$2]" office:value-type="float" office:value="43.9191510677338" calcext:value-type="float">
            <text:p>43.9191510677</text:p>
          </table:table-cell>
          <table:table-cell table:formula="of:=[.C400]/([.D400]-[.D399])" office:value-type="float" office:value="99687.4664671384" calcext:value-type="float">
            <text:p>99687.4664671384</text:p>
          </table:table-cell>
          <table:table-cell/>
          <table:table-cell office:value-type="float" office:value="1443146504.15713" calcext:value-type="float">
            <text:p>1443146504.15713</text:p>
          </table:table-cell>
          <table:table-cell table:formula="of:=[.G400]-[.$B$2]" office:value-type="float" office:value="44.1569602489471" calcext:value-type="float">
            <text:p>44.1569602489</text:p>
          </table:table-cell>
          <table:table-cell table:formula="of:=[.C400]/([.H400]-[.H399])" office:value-type="float" office:value="99619.5049646482" calcext:value-type="float">
            <text:p>99619.5049646482</text:p>
          </table:table-cell>
          <table:table-cell table:formula="of:=[.G400]-[.$B400]" office:value-type="float" office:value="0.237809181213379" calcext:value-type="float">
            <text:p>0.2378091812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3146503.96267" calcext:value-type="float">
            <text:p>1443146503.96267</text:p>
          </table:table-cell>
          <table:table-cell office:value-type="float" office:value="4320" calcext:value-type="float">
            <text:p>4320</text:p>
          </table:table-cell>
          <table:table-cell table:formula="of:=[.B401]-[.$B$2]" office:value-type="float" office:value="43.9625008106232" calcext:value-type="float">
            <text:p>43.9625008106</text:p>
          </table:table-cell>
          <table:table-cell table:formula="of:=[.C401]/([.D401]-[.D400])" office:value-type="float" office:value="99654.5702940238" calcext:value-type="float">
            <text:p>99654.5702940238</text:p>
          </table:table-cell>
          <table:table-cell/>
          <table:table-cell office:value-type="float" office:value="1443146504.20035" calcext:value-type="float">
            <text:p>1443146504.20035</text:p>
          </table:table-cell>
          <table:table-cell table:formula="of:=[.G401]-[.$B$2]" office:value-type="float" office:value="44.2001774311066" calcext:value-type="float">
            <text:p>44.2001774311</text:p>
          </table:table-cell>
          <table:table-cell table:formula="of:=[.C401]/([.H401]-[.H400])" office:value-type="float" office:value="99960.2422958525" calcext:value-type="float">
            <text:p>99960.2422958525</text:p>
          </table:table-cell>
          <table:table-cell table:formula="of:=[.G401]-[.$B401]" office:value-type="float" office:value="0.237676620483398" calcext:value-type="float">
            <text:p>0.237676620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3146504.00605" calcext:value-type="float">
            <text:p>1443146504.00605</text:p>
          </table:table-cell>
          <table:table-cell office:value-type="float" office:value="4320" calcext:value-type="float">
            <text:p>4320</text:p>
          </table:table-cell>
          <table:table-cell table:formula="of:=[.B402]-[.$B$2]" office:value-type="float" office:value="44.0058741569519" calcext:value-type="float">
            <text:p>44.005874157</text:p>
          </table:table-cell>
          <table:table-cell table:formula="of:=[.C402]/([.D402]-[.D401])" office:value-type="float" office:value="99600.3390482682" calcext:value-type="float">
            <text:p>99600.3390482682</text:p>
          </table:table-cell>
          <table:table-cell/>
          <table:table-cell office:value-type="float" office:value="1443146504.24363" calcext:value-type="float">
            <text:p>1443146504.24363</text:p>
          </table:table-cell>
          <table:table-cell table:formula="of:=[.G402]-[.$B$2]" office:value-type="float" office:value="44.2434556484222" calcext:value-type="float">
            <text:p>44.2434556484</text:p>
          </table:table-cell>
          <table:table-cell table:formula="of:=[.C402]/([.H402]-[.H401])" office:value-type="float" office:value="99819.268628596" calcext:value-type="float">
            <text:p>99819.268628596</text:p>
          </table:table-cell>
          <table:table-cell table:formula="of:=[.G402]-[.$B402]" office:value-type="float" office:value="0.237581491470337" calcext:value-type="float">
            <text:p>0.2375814915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3146504.04918" calcext:value-type="float">
            <text:p>1443146504.04918</text:p>
          </table:table-cell>
          <table:table-cell office:value-type="float" office:value="4320" calcext:value-type="float">
            <text:p>4320</text:p>
          </table:table-cell>
          <table:table-cell table:formula="of:=[.B403]-[.$B$2]" office:value-type="float" office:value="44.0490107536316" calcext:value-type="float">
            <text:p>44.0490107536</text:p>
          </table:table-cell>
          <table:table-cell table:formula="of:=[.C403]/([.D403]-[.D402])" office:value-type="float" office:value="100146.982667138" calcext:value-type="float">
            <text:p>100146.982667138</text:p>
          </table:table-cell>
          <table:table-cell/>
          <table:table-cell office:value-type="float" office:value="1443146504.28668" calcext:value-type="float">
            <text:p>1443146504.28668</text:p>
          </table:table-cell>
          <table:table-cell table:formula="of:=[.G403]-[.$B$2]" office:value-type="float" office:value="44.2865102291107" calcext:value-type="float">
            <text:p>44.2865102291</text:p>
          </table:table-cell>
          <table:table-cell table:formula="of:=[.C403]/([.H403]-[.H402])" office:value-type="float" office:value="100337.755725867" calcext:value-type="float">
            <text:p>100337.755725867</text:p>
          </table:table-cell>
          <table:table-cell table:formula="of:=[.G403]-[.$B403]" office:value-type="float" office:value="0.237499475479126" calcext:value-type="float">
            <text:p>0.2374994755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3146504.09235" calcext:value-type="float">
            <text:p>1443146504.09235</text:p>
          </table:table-cell>
          <table:table-cell office:value-type="float" office:value="4320" calcext:value-type="float">
            <text:p>4320</text:p>
          </table:table-cell>
          <table:table-cell table:formula="of:=[.B404]-[.$B$2]" office:value-type="float" office:value="44.0921726226807" calcext:value-type="float">
            <text:p>44.0921726227</text:p>
          </table:table-cell>
          <table:table-cell table:formula="of:=[.C404]/([.D404]-[.D403])" office:value-type="float" office:value="100088.344067965" calcext:value-type="float">
            <text:p>100088.344067965</text:p>
          </table:table-cell>
          <table:table-cell/>
          <table:table-cell office:value-type="float" office:value="1443146504.37299" calcext:value-type="float">
            <text:p>1443146504.37299</text:p>
          </table:table-cell>
          <table:table-cell table:formula="of:=[.G404]-[.$B$2]" office:value-type="float" office:value="44.3728113174439" calcext:value-type="float">
            <text:p>44.3728113174</text:p>
          </table:table-cell>
          <table:table-cell table:formula="of:=[.C404]/([.H404]-[.H403])" office:value-type="float" office:value="50057.3061526688" calcext:value-type="float">
            <text:p>50057.3061526688</text:p>
          </table:table-cell>
          <table:table-cell table:formula="of:=[.G404]-[.$B404]" office:value-type="float" office:value="0.280638694763184" calcext:value-type="float">
            <text:p>0.2806386948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3146504.13549" calcext:value-type="float">
            <text:p>1443146504.13549</text:p>
          </table:table-cell>
          <table:table-cell office:value-type="float" office:value="4320" calcext:value-type="float">
            <text:p>4320</text:p>
          </table:table-cell>
          <table:table-cell table:formula="of:=[.B405]-[.$B$2]" office:value-type="float" office:value="44.1353154182434" calcext:value-type="float">
            <text:p>44.1353154182</text:p>
          </table:table-cell>
          <table:table-cell table:formula="of:=[.C405]/([.D405]-[.D404])" office:value-type="float" office:value="100132.593255745" calcext:value-type="float">
            <text:p>100132.593255745</text:p>
          </table:table-cell>
          <table:table-cell/>
          <table:table-cell office:value-type="float" office:value="1443146504.41615" calcext:value-type="float">
            <text:p>1443146504.41615</text:p>
          </table:table-cell>
          <table:table-cell table:formula="of:=[.G405]-[.$B$2]" office:value-type="float" office:value="44.4159808158875" calcext:value-type="float">
            <text:p>44.4159808159</text:p>
          </table:table-cell>
          <table:table-cell table:formula="of:=[.C405]/([.H405]-[.H404])" office:value-type="float" office:value="100070.655341146" calcext:value-type="float">
            <text:p>100070.655341146</text:p>
          </table:table-cell>
          <table:table-cell table:formula="of:=[.G405]-[.$B405]" office:value-type="float" office:value="0.280665397644043" calcext:value-type="float">
            <text:p>0.2806653976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3146504.17864" calcext:value-type="float">
            <text:p>1443146504.17864</text:p>
          </table:table-cell>
          <table:table-cell office:value-type="float" office:value="4320" calcext:value-type="float">
            <text:p>4320</text:p>
          </table:table-cell>
          <table:table-cell table:formula="of:=[.B406]-[.$B$2]" office:value-type="float" office:value="44.1784648895264" calcext:value-type="float">
            <text:p>44.1784648895</text:p>
          </table:table-cell>
          <table:table-cell table:formula="of:=[.C406]/([.D406]-[.D405])" office:value-type="float" office:value="100117.101590213" calcext:value-type="float">
            <text:p>100117.101590213</text:p>
          </table:table-cell>
          <table:table-cell/>
          <table:table-cell office:value-type="float" office:value="1443146504.45924" calcext:value-type="float">
            <text:p>1443146504.45924</text:p>
          </table:table-cell>
          <table:table-cell table:formula="of:=[.G406]-[.$B$2]" office:value-type="float" office:value="44.4590694904327" calcext:value-type="float">
            <text:p>44.4590694904</text:p>
          </table:table-cell>
          <table:table-cell table:formula="of:=[.C406]/([.H406]-[.H405])" office:value-type="float" office:value="100258.363609201" calcext:value-type="float">
            <text:p>100258.363609201</text:p>
          </table:table-cell>
          <table:table-cell table:formula="of:=[.G406]-[.$B406]" office:value-type="float" office:value="0.280604600906372" calcext:value-type="float">
            <text:p>0.280604600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3146504.22177" calcext:value-type="float">
            <text:p>1443146504.22177</text:p>
          </table:table-cell>
          <table:table-cell office:value-type="float" office:value="4320" calcext:value-type="float">
            <text:p>4320</text:p>
          </table:table-cell>
          <table:table-cell table:formula="of:=[.B407]-[.$B$2]" office:value-type="float" office:value="44.2216007709503" calcext:value-type="float">
            <text:p>44.221600771</text:p>
          </table:table-cell>
          <table:table-cell table:formula="of:=[.C407]/([.D407]-[.D406])" office:value-type="float" office:value="100148.643249965" calcext:value-type="float">
            <text:p>100148.643249965</text:p>
          </table:table-cell>
          <table:table-cell/>
          <table:table-cell office:value-type="float" office:value="1443146504.5025" calcext:value-type="float">
            <text:p>1443146504.5025</text:p>
          </table:table-cell>
          <table:table-cell table:formula="of:=[.G407]-[.$B$2]" office:value-type="float" office:value="44.5023233890533" calcext:value-type="float">
            <text:p>44.5023233891</text:p>
          </table:table-cell>
          <table:table-cell table:formula="of:=[.C407]/([.H407]-[.H406])" office:value-type="float" office:value="99875.3901444163" calcext:value-type="float">
            <text:p>99875.3901444163</text:p>
          </table:table-cell>
          <table:table-cell table:formula="of:=[.G407]-[.$B407]" office:value-type="float" office:value="0.280722618103027" calcext:value-type="float">
            <text:p>0.2807226181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3146504.26492" calcext:value-type="float">
            <text:p>1443146504.26492</text:p>
          </table:table-cell>
          <table:table-cell office:value-type="float" office:value="4320" calcext:value-type="float">
            <text:p>4320</text:p>
          </table:table-cell>
          <table:table-cell table:formula="of:=[.B408]-[.$B$2]" office:value-type="float" office:value="44.2647490501404" calcext:value-type="float">
            <text:p>44.2647490501</text:p>
          </table:table-cell>
          <table:table-cell table:formula="of:=[.C408]/([.D408]-[.D407])" office:value-type="float" office:value="100119.867607486" calcext:value-type="float">
            <text:p>100119.867607486</text:p>
          </table:table-cell>
          <table:table-cell/>
          <table:table-cell office:value-type="float" office:value="1443146504.54563" calcext:value-type="float">
            <text:p>1443146504.54563</text:p>
          </table:table-cell>
          <table:table-cell table:formula="of:=[.G408]-[.$B$2]" office:value-type="float" office:value="44.5454528331757" calcext:value-type="float">
            <text:p>44.5454528332</text:p>
          </table:table-cell>
          <table:table-cell table:formula="of:=[.C408]/([.H408]-[.H407])" office:value-type="float" office:value="100163.590973919" calcext:value-type="float">
            <text:p>100163.590973919</text:p>
          </table:table-cell>
          <table:table-cell table:formula="of:=[.G408]-[.$B408]" office:value-type="float" office:value="0.280703783035278" calcext:value-type="float">
            <text:p>0.280703783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3146504.30807" calcext:value-type="float">
            <text:p>1443146504.30807</text:p>
          </table:table-cell>
          <table:table-cell office:value-type="float" office:value="4320" calcext:value-type="float">
            <text:p>4320</text:p>
          </table:table-cell>
          <table:table-cell table:formula="of:=[.B409]-[.$B$2]" office:value-type="float" office:value="44.3078970909119" calcext:value-type="float">
            <text:p>44.3078970909</text:p>
          </table:table-cell>
          <table:table-cell table:formula="of:=[.C409]/([.D409]-[.D408])" office:value-type="float" office:value="100120.420829281" calcext:value-type="float">
            <text:p>100120.420829281</text:p>
          </table:table-cell>
          <table:table-cell/>
          <table:table-cell office:value-type="float" office:value="1443146504.58874" calcext:value-type="float">
            <text:p>1443146504.58874</text:p>
          </table:table-cell>
          <table:table-cell table:formula="of:=[.G409]-[.$B$2]" office:value-type="float" office:value="44.5885622501373" calcext:value-type="float">
            <text:p>44.5885622501</text:p>
          </table:table-cell>
          <table:table-cell table:formula="of:=[.C409]/([.H409]-[.H408])" office:value-type="float" office:value="100210.12355238" calcext:value-type="float">
            <text:p>100210.12355238</text:p>
          </table:table-cell>
          <table:table-cell table:formula="of:=[.G409]-[.$B409]" office:value-type="float" office:value="0.280665159225464" calcext:value-type="float">
            <text:p>0.2806651592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3146504.35121" calcext:value-type="float">
            <text:p>1443146504.35121</text:p>
          </table:table-cell>
          <table:table-cell office:value-type="float" office:value="4320" calcext:value-type="float">
            <text:p>4320</text:p>
          </table:table-cell>
          <table:table-cell table:formula="of:=[.B410]-[.$B$2]" office:value-type="float" office:value="44.3510341644287" calcext:value-type="float">
            <text:p>44.3510341644</text:p>
          </table:table-cell>
          <table:table-cell table:formula="of:=[.C410]/([.D410]-[.D409])" office:value-type="float" office:value="100145.875642514" calcext:value-type="float">
            <text:p>100145.875642514</text:p>
          </table:table-cell>
          <table:table-cell/>
          <table:table-cell office:value-type="float" office:value="1443146504.63182" calcext:value-type="float">
            <text:p>1443146504.63182</text:p>
          </table:table-cell>
          <table:table-cell table:formula="of:=[.G410]-[.$B$2]" office:value-type="float" office:value="44.6316456794739" calcext:value-type="float">
            <text:p>44.6316456795</text:p>
          </table:table-cell>
          <table:table-cell table:formula="of:=[.C410]/([.H410]-[.H409])" office:value-type="float" office:value="100270.569602391" calcext:value-type="float">
            <text:p>100270.569602391</text:p>
          </table:table-cell>
          <table:table-cell table:formula="of:=[.G410]-[.$B410]" office:value-type="float" office:value="0.280611515045166" calcext:value-type="float">
            <text:p>0.280611515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3146504.39435" calcext:value-type="float">
            <text:p>1443146504.39435</text:p>
          </table:table-cell>
          <table:table-cell office:value-type="float" office:value="4320" calcext:value-type="float">
            <text:p>4320</text:p>
          </table:table-cell>
          <table:table-cell table:formula="of:=[.B411]-[.$B$2]" office:value-type="float" office:value="44.3941731452942" calcext:value-type="float">
            <text:p>44.3941731453</text:p>
          </table:table-cell>
          <table:table-cell table:formula="of:=[.C411]/([.D411]-[.D410])" office:value-type="float" office:value="100141.447788745" calcext:value-type="float">
            <text:p>100141.447788745</text:p>
          </table:table-cell>
          <table:table-cell/>
          <table:table-cell office:value-type="float" office:value="1443146504.67827" calcext:value-type="float">
            <text:p>1443146504.67827</text:p>
          </table:table-cell>
          <table:table-cell table:formula="of:=[.G411]-[.$B$2]" office:value-type="float" office:value="44.6780958175659" calcext:value-type="float">
            <text:p>44.6780958176</text:p>
          </table:table-cell>
          <table:table-cell table:formula="of:=[.C411]/([.H411]-[.H410])" office:value-type="float" office:value="93002.9527886422" calcext:value-type="float">
            <text:p>93002.9527886422</text:p>
          </table:table-cell>
          <table:table-cell table:formula="of:=[.G411]-[.$B411]" office:value-type="float" office:value="0.283922672271729" calcext:value-type="float">
            <text:p>0.2839226723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3146504.43751" calcext:value-type="float">
            <text:p>1443146504.43751</text:p>
          </table:table-cell>
          <table:table-cell office:value-type="float" office:value="4320" calcext:value-type="float">
            <text:p>4320</text:p>
          </table:table-cell>
          <table:table-cell table:formula="of:=[.B412]-[.$B$2]" office:value-type="float" office:value="44.4373397827148" calcext:value-type="float">
            <text:p>44.4373397827</text:p>
          </table:table-cell>
          <table:table-cell table:formula="of:=[.C412]/([.D412]-[.D411])" office:value-type="float" office:value="100077.287880964" calcext:value-type="float">
            <text:p>100077.287880964</text:p>
          </table:table-cell>
          <table:table-cell/>
          <table:table-cell office:value-type="float" office:value="1443146504.80447" calcext:value-type="float">
            <text:p>1443146504.80447</text:p>
          </table:table-cell>
          <table:table-cell table:formula="of:=[.G412]-[.$B$2]" office:value-type="float" office:value="44.8043005466461" calcext:value-type="float">
            <text:p>44.8043005466</text:p>
          </table:table-cell>
          <table:table-cell table:formula="of:=[.C412]/([.H412]-[.H411])" office:value-type="float" office:value="34230.0960628404" calcext:value-type="float">
            <text:p>34230.0960628404</text:p>
          </table:table-cell>
          <table:table-cell table:formula="of:=[.G412]-[.$B412]" office:value-type="float" office:value="0.366960763931274" calcext:value-type="float">
            <text:p>0.3669607639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3146504.48065" calcext:value-type="float">
            <text:p>1443146504.48065</text:p>
          </table:table-cell>
          <table:table-cell office:value-type="float" office:value="4320" calcext:value-type="float">
            <text:p>4320</text:p>
          </table:table-cell>
          <table:table-cell table:formula="of:=[.B413]-[.$B$2]" office:value-type="float" office:value="44.4804790019989" calcext:value-type="float">
            <text:p>44.480479002</text:p>
          </table:table-cell>
          <table:table-cell table:formula="of:=[.C413]/([.D413]-[.D412])" office:value-type="float" office:value="100140.894334555" calcext:value-type="float">
            <text:p>100140.894334555</text:p>
          </table:table-cell>
          <table:table-cell/>
          <table:table-cell office:value-type="float" office:value="1443146504.81881" calcext:value-type="float">
            <text:p>1443146504.81881</text:p>
          </table:table-cell>
          <table:table-cell table:formula="of:=[.G413]-[.$B$2]" office:value-type="float" office:value="44.818639755249" calcext:value-type="float">
            <text:p>44.8186397552</text:p>
          </table:table-cell>
          <table:table-cell table:formula="of:=[.C413]/([.H413]-[.H412])" office:value-type="float" office:value="301271.856741433" calcext:value-type="float">
            <text:p>301271.856741433</text:p>
          </table:table-cell>
          <table:table-cell table:formula="of:=[.G413]-[.$B413]" office:value-type="float" office:value="0.338160753250122" calcext:value-type="float">
            <text:p>0.3381607533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3146504.52385" calcext:value-type="float">
            <text:p>1443146504.52385</text:p>
          </table:table-cell>
          <table:table-cell office:value-type="float" office:value="4320" calcext:value-type="float">
            <text:p>4320</text:p>
          </table:table-cell>
          <table:table-cell table:formula="of:=[.B414]-[.$B$2]" office:value-type="float" office:value="44.5236740112305" calcext:value-type="float">
            <text:p>44.5236740112</text:p>
          </table:table-cell>
          <table:table-cell table:formula="of:=[.C414]/([.D414]-[.D413])" office:value-type="float" office:value="100011.554039509" calcext:value-type="float">
            <text:p>100011.554039509</text:p>
          </table:table-cell>
          <table:table-cell/>
          <table:table-cell office:value-type="float" office:value="1443146504.84761" calcext:value-type="float">
            <text:p>1443146504.84761</text:p>
          </table:table-cell>
          <table:table-cell table:formula="of:=[.G414]-[.$B$2]" office:value-type="float" office:value="44.8474373817444" calcext:value-type="float">
            <text:p>44.8474373817</text:p>
          </table:table-cell>
          <table:table-cell table:formula="of:=[.C414]/([.H414]-[.H413])" office:value-type="float" office:value="150012.363022205" calcext:value-type="float">
            <text:p>150012.363022205</text:p>
          </table:table-cell>
          <table:table-cell table:formula="of:=[.G414]-[.$B414]" office:value-type="float" office:value="0.323763370513916" calcext:value-type="float">
            <text:p>0.3237633705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3146504.56703" calcext:value-type="float">
            <text:p>1443146504.56703</text:p>
          </table:table-cell>
          <table:table-cell office:value-type="float" office:value="4320" calcext:value-type="float">
            <text:p>4320</text:p>
          </table:table-cell>
          <table:table-cell table:formula="of:=[.B415]-[.$B$2]" office:value-type="float" office:value="44.5668535232544" calcext:value-type="float">
            <text:p>44.5668535233</text:p>
          </table:table-cell>
          <table:table-cell table:formula="of:=[.C415]/([.D415]-[.D414])" office:value-type="float" office:value="100047.448373346" calcext:value-type="float">
            <text:p>100047.448373346</text:p>
          </table:table-cell>
          <table:table-cell/>
          <table:table-cell office:value-type="float" office:value="1443146504.89081" calcext:value-type="float">
            <text:p>1443146504.89081</text:p>
          </table:table-cell>
          <table:table-cell table:formula="of:=[.G415]-[.$B$2]" office:value-type="float" office:value="44.8906378746033" calcext:value-type="float">
            <text:p>44.8906378746</text:p>
          </table:table-cell>
          <table:table-cell table:formula="of:=[.C415]/([.H415]-[.H414])" office:value-type="float" office:value="99998.8591359633" calcext:value-type="float">
            <text:p>99998.8591359633</text:p>
          </table:table-cell>
          <table:table-cell table:formula="of:=[.G415]-[.$B415]" office:value-type="float" office:value="0.323784351348877" calcext:value-type="float">
            <text:p>0.3237843513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3146504.61017" calcext:value-type="float">
            <text:p>1443146504.61017</text:p>
          </table:table-cell>
          <table:table-cell office:value-type="float" office:value="4320" calcext:value-type="float">
            <text:p>4320</text:p>
          </table:table-cell>
          <table:table-cell table:formula="of:=[.B416]-[.$B$2]" office:value-type="float" office:value="44.6099920272827" calcext:value-type="float">
            <text:p>44.6099920273</text:p>
          </table:table-cell>
          <table:table-cell table:formula="of:=[.C416]/([.D416]-[.D415])" office:value-type="float" office:value="100142.55471548" calcext:value-type="float">
            <text:p>100142.55471548</text:p>
          </table:table-cell>
          <table:table-cell/>
          <table:table-cell office:value-type="float" office:value="1443146504.93397" calcext:value-type="float">
            <text:p>1443146504.93397</text:p>
          </table:table-cell>
          <table:table-cell table:formula="of:=[.G416]-[.$B$2]" office:value-type="float" office:value="44.9337949752808" calcext:value-type="float">
            <text:p>44.9337949753</text:p>
          </table:table-cell>
          <table:table-cell table:formula="of:=[.C416]/([.H416]-[.H415])" office:value-type="float" office:value="100099.402698134" calcext:value-type="float">
            <text:p>100099.402698134</text:p>
          </table:table-cell>
          <table:table-cell table:formula="of:=[.G416]-[.$B416]" office:value-type="float" office:value="0.323802947998047" calcext:value-type="float">
            <text:p>0.323802948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3146504.65333" calcext:value-type="float">
            <text:p>1443146504.65333</text:p>
          </table:table-cell>
          <table:table-cell office:value-type="float" office:value="4320" calcext:value-type="float">
            <text:p>4320</text:p>
          </table:table-cell>
          <table:table-cell table:formula="of:=[.B417]-[.$B$2]" office:value-type="float" office:value="44.6531565189362" calcext:value-type="float">
            <text:p>44.6531565189</text:p>
          </table:table-cell>
          <table:table-cell table:formula="of:=[.C417]/([.D417]-[.D416])" office:value-type="float" office:value="100082.262862824" calcext:value-type="float">
            <text:p>100082.262862824</text:p>
          </table:table-cell>
          <table:table-cell/>
          <table:table-cell office:value-type="float" office:value="1443146504.97718" calcext:value-type="float">
            <text:p>1443146504.97718</text:p>
          </table:table-cell>
          <table:table-cell table:formula="of:=[.G417]-[.$B$2]" office:value-type="float" office:value="44.9770069122314" calcext:value-type="float">
            <text:p>44.9770069122</text:p>
          </table:table-cell>
          <table:table-cell table:formula="of:=[.C417]/([.H417]-[.H416])" office:value-type="float" office:value="99972.3758027852" calcext:value-type="float">
            <text:p>99972.3758027852</text:p>
          </table:table-cell>
          <table:table-cell table:formula="of:=[.G417]-[.$B417]" office:value-type="float" office:value="0.323850393295288" calcext:value-type="float">
            <text:p>0.3238503933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3146504.69647" calcext:value-type="float">
            <text:p>1443146504.69647</text:p>
          </table:table-cell>
          <table:table-cell office:value-type="float" office:value="4320" calcext:value-type="float">
            <text:p>4320</text:p>
          </table:table-cell>
          <table:table-cell table:formula="of:=[.B418]-[.$B$2]" office:value-type="float" office:value="44.6962959766388" calcext:value-type="float">
            <text:p>44.6962959766</text:p>
          </table:table-cell>
          <table:table-cell table:formula="of:=[.C418]/([.D418]-[.D417])" office:value-type="float" office:value="100140.340886482" calcext:value-type="float">
            <text:p>100140.340886482</text:p>
          </table:table-cell>
          <table:table-cell/>
          <table:table-cell office:value-type="float" office:value="1443146505.02031" calcext:value-type="float">
            <text:p>1443146505.02031</text:p>
          </table:table-cell>
          <table:table-cell table:formula="of:=[.G418]-[.$B$2]" office:value-type="float" office:value="45.0201392173767" calcext:value-type="float">
            <text:p>45.0201392174</text:p>
          </table:table-cell>
          <table:table-cell table:formula="of:=[.C418]/([.H418]-[.H417])" office:value-type="float" office:value="100156.946990216" calcext:value-type="float">
            <text:p>100156.946990216</text:p>
          </table:table-cell>
          <table:table-cell table:formula="of:=[.G418]-[.$B418]" office:value-type="float" office:value="0.323843240737915" calcext:value-type="float">
            <text:p>0.3238432407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3146504.73961" calcext:value-type="float">
            <text:p>1443146504.73961</text:p>
          </table:table-cell>
          <table:table-cell office:value-type="float" office:value="4320" calcext:value-type="float">
            <text:p>4320</text:p>
          </table:table-cell>
          <table:table-cell table:formula="of:=[.B419]-[.$B$2]" office:value-type="float" office:value="44.7394328117371" calcext:value-type="float">
            <text:p>44.7394328117</text:p>
          </table:table-cell>
          <table:table-cell table:formula="of:=[.C419]/([.D419]-[.D418])" office:value-type="float" office:value="100146.429151767" calcext:value-type="float">
            <text:p>100146.429151767</text:p>
          </table:table-cell>
          <table:table-cell/>
          <table:table-cell office:value-type="float" office:value="1443146505.03346" calcext:value-type="float">
            <text:p>1443146505.03346</text:p>
          </table:table-cell>
          <table:table-cell table:formula="of:=[.G419]-[.$B$2]" office:value-type="float" office:value="45.0332851409912" calcext:value-type="float">
            <text:p>45.033285141</text:p>
          </table:table-cell>
          <table:table-cell table:formula="of:=[.C419]/([.H419]-[.H418])" office:value-type="float" office:value="328618.979288331" calcext:value-type="float">
            <text:p>328618.979288331</text:p>
          </table:table-cell>
          <table:table-cell table:formula="of:=[.G419]-[.$B419]" office:value-type="float" office:value="0.29385232925415" calcext:value-type="float">
            <text:p>0.2938523293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3146504.78274" calcext:value-type="float">
            <text:p>1443146504.78274</text:p>
          </table:table-cell>
          <table:table-cell office:value-type="float" office:value="4320" calcext:value-type="float">
            <text:p>4320</text:p>
          </table:table-cell>
          <table:table-cell table:formula="of:=[.B420]-[.$B$2]" office:value-type="float" office:value="44.7825627326965" calcext:value-type="float">
            <text:p>44.7825627327</text:p>
          </table:table-cell>
          <table:table-cell table:formula="of:=[.C420]/([.D420]-[.D419])" office:value-type="float" office:value="100162.48358209" calcext:value-type="float">
            <text:p>100162.48358209</text:p>
          </table:table-cell>
          <table:table-cell/>
          <table:table-cell office:value-type="float" office:value="1443146505.06339" calcext:value-type="float">
            <text:p>1443146505.06339</text:p>
          </table:table-cell>
          <table:table-cell table:formula="of:=[.G420]-[.$B$2]" office:value-type="float" office:value="45.0632162094116" calcext:value-type="float">
            <text:p>45.0632162094</text:p>
          </table:table-cell>
          <table:table-cell table:formula="of:=[.C420]/([.H420]-[.H419])" office:value-type="float" office:value="144331.633582922" calcext:value-type="float">
            <text:p>144331.633582922</text:p>
          </table:table-cell>
          <table:table-cell table:formula="of:=[.G420]-[.$B420]" office:value-type="float" office:value="0.280653476715088" calcext:value-type="float">
            <text:p>0.2806534767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3146504.82587" calcext:value-type="float">
            <text:p>1443146504.82587</text:p>
          </table:table-cell>
          <table:table-cell office:value-type="float" office:value="4320" calcext:value-type="float">
            <text:p>4320</text:p>
          </table:table-cell>
          <table:table-cell table:formula="of:=[.B421]-[.$B$2]" office:value-type="float" office:value="44.825697183609" calcext:value-type="float">
            <text:p>44.8256971836</text:p>
          </table:table-cell>
          <table:table-cell table:formula="of:=[.C421]/([.D421]-[.D420])" office:value-type="float" office:value="100151.964580835" calcext:value-type="float">
            <text:p>100151.964580835</text:p>
          </table:table-cell>
          <table:table-cell/>
          <table:table-cell office:value-type="float" office:value="1443146505.10639" calcext:value-type="float">
            <text:p>1443146505.10639</text:p>
          </table:table-cell>
          <table:table-cell table:formula="of:=[.G421]-[.$B$2]" office:value-type="float" office:value="45.1062197685242" calcext:value-type="float">
            <text:p>45.1062197685</text:p>
          </table:table-cell>
          <table:table-cell table:formula="of:=[.C421]/([.H421]-[.H420])" office:value-type="float" office:value="100456.801463658" calcext:value-type="float">
            <text:p>100456.801463658</text:p>
          </table:table-cell>
          <table:table-cell table:formula="of:=[.G421]-[.$B421]" office:value-type="float" office:value="0.280522584915161" calcext:value-type="float">
            <text:p>0.2805225849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3146504.86901" calcext:value-type="float">
            <text:p>1443146504.86901</text:p>
          </table:table-cell>
          <table:table-cell office:value-type="float" office:value="4320" calcext:value-type="float">
            <text:p>4320</text:p>
          </table:table-cell>
          <table:table-cell table:formula="of:=[.B422]-[.$B$2]" office:value-type="float" office:value="44.8688337802887" calcext:value-type="float">
            <text:p>44.8688337803</text:p>
          </table:table-cell>
          <table:table-cell table:formula="of:=[.C422]/([.D422]-[.D421])" office:value-type="float" office:value="100146.982667138" calcext:value-type="float">
            <text:p>100146.982667138</text:p>
          </table:table-cell>
          <table:table-cell/>
          <table:table-cell office:value-type="float" office:value="1443146505.14967" calcext:value-type="float">
            <text:p>1443146505.14967</text:p>
          </table:table-cell>
          <table:table-cell table:formula="of:=[.G422]-[.$B$2]" office:value-type="float" office:value="45.1494996547699" calcext:value-type="float">
            <text:p>45.1494996548</text:p>
          </table:table-cell>
          <table:table-cell table:formula="of:=[.C422]/([.H422]-[.H421])" office:value-type="float" office:value="99815.4194646585" calcext:value-type="float">
            <text:p>99815.4194646585</text:p>
          </table:table-cell>
          <table:table-cell table:formula="of:=[.G422]-[.$B422]" office:value-type="float" office:value="0.280665874481201" calcext:value-type="float">
            <text:p>0.2806658745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3146504.91215" calcext:value-type="float">
            <text:p>1443146504.91215</text:p>
          </table:table-cell>
          <table:table-cell office:value-type="float" office:value="4320" calcext:value-type="float">
            <text:p>4320</text:p>
          </table:table-cell>
          <table:table-cell table:formula="of:=[.B423]-[.$B$2]" office:value-type="float" office:value="44.9119718074799" calcext:value-type="float">
            <text:p>44.9119718075</text:p>
          </table:table-cell>
          <table:table-cell table:formula="of:=[.C423]/([.D423]-[.D422])" office:value-type="float" office:value="100143.661666685" calcext:value-type="float">
            <text:p>100143.661666685</text:p>
          </table:table-cell>
          <table:table-cell/>
          <table:table-cell office:value-type="float" office:value="1443146505.16282" calcext:value-type="float">
            <text:p>1443146505.16282</text:p>
          </table:table-cell>
          <table:table-cell table:formula="of:=[.G423]-[.$B$2]" office:value-type="float" office:value="45.1626498699188" calcext:value-type="float">
            <text:p>45.1626498699</text:p>
          </table:table-cell>
          <table:table-cell table:formula="of:=[.C423]/([.H423]-[.H422])" office:value-type="float" office:value="328511.735441294" calcext:value-type="float">
            <text:p>328511.735441294</text:p>
          </table:table-cell>
          <table:table-cell table:formula="of:=[.G423]-[.$B423]" office:value-type="float" office:value="0.250678062438965" calcext:value-type="float">
            <text:p>0.2506780624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3146504.95531" calcext:value-type="float">
            <text:p>1443146504.95531</text:p>
          </table:table-cell>
          <table:table-cell office:value-type="float" office:value="4320" calcext:value-type="float">
            <text:p>4320</text:p>
          </table:table-cell>
          <table:table-cell table:formula="of:=[.B424]-[.$B$2]" office:value-type="float" office:value="44.9551346302033" calcext:value-type="float">
            <text:p>44.9551346302</text:p>
          </table:table-cell>
          <table:table-cell table:formula="of:=[.C424]/([.D424]-[.D423])" office:value-type="float" office:value="100086.132635137" calcext:value-type="float">
            <text:p>100086.132635137</text:p>
          </table:table-cell>
          <table:table-cell/>
          <table:table-cell office:value-type="float" office:value="1443146505.19279" calcext:value-type="float">
            <text:p>1443146505.19279</text:p>
          </table:table-cell>
          <table:table-cell table:formula="of:=[.G424]-[.$B$2]" office:value-type="float" office:value="45.1926116943359" calcext:value-type="float">
            <text:p>45.1926116943</text:p>
          </table:table-cell>
          <table:table-cell table:formula="of:=[.C424]/([.H424]-[.H423])" office:value-type="float" office:value="144183.476274976" calcext:value-type="float">
            <text:p>144183.476274976</text:p>
          </table:table-cell>
          <table:table-cell table:formula="of:=[.G424]-[.$B424]" office:value-type="float" office:value="0.23747706413269" calcext:value-type="float">
            <text:p>0.2374770641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3146504.99845" calcext:value-type="float">
            <text:p>1443146504.99845</text:p>
          </table:table-cell>
          <table:table-cell office:value-type="float" office:value="4320" calcext:value-type="float">
            <text:p>4320</text:p>
          </table:table-cell>
          <table:table-cell table:formula="of:=[.B425]-[.$B$2]" office:value-type="float" office:value="44.9982781410217" calcext:value-type="float">
            <text:p>44.998278141</text:p>
          </table:table-cell>
          <table:table-cell table:formula="of:=[.C425]/([.D425]-[.D424])" office:value-type="float" office:value="100130.933205126" calcext:value-type="float">
            <text:p>100130.933205126</text:p>
          </table:table-cell>
          <table:table-cell/>
          <table:table-cell office:value-type="float" office:value="1443146505.23408" calcext:value-type="float">
            <text:p>1443146505.23408</text:p>
          </table:table-cell>
          <table:table-cell table:formula="of:=[.G425]-[.$B$2]" office:value-type="float" office:value="45.2339015007019" calcext:value-type="float">
            <text:p>45.2339015007</text:p>
          </table:table-cell>
          <table:table-cell table:formula="of:=[.C425]/([.H425]-[.H424])" office:value-type="float" office:value="104626.308045871" calcext:value-type="float">
            <text:p>104626.308045871</text:p>
          </table:table-cell>
          <table:table-cell table:formula="of:=[.G425]-[.$B425]" office:value-type="float" office:value="0.235623359680176" calcext:value-type="float">
            <text:p>0.2356233597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3146505.03982" calcext:value-type="float">
            <text:p>1443146505.03982</text:p>
          </table:table-cell>
          <table:table-cell office:value-type="float" office:value="4320" calcext:value-type="float">
            <text:p>4320</text:p>
          </table:table-cell>
          <table:table-cell table:formula="of:=[.B426]-[.$B$2]" office:value-type="float" office:value="45.0396416187286" calcext:value-type="float">
            <text:p>45.0396416187</text:p>
          </table:table-cell>
          <table:table-cell table:formula="of:=[.C426]/([.D426]-[.D425])" office:value-type="float" office:value="104439.961035443" calcext:value-type="float">
            <text:p>104439.961035443</text:p>
          </table:table-cell>
          <table:table-cell/>
          <table:table-cell office:value-type="float" office:value="1443146505.27541" calcext:value-type="float">
            <text:p>1443146505.27541</text:p>
          </table:table-cell>
          <table:table-cell table:formula="of:=[.G426]-[.$B$2]" office:value-type="float" office:value="45.2752366065979" calcext:value-type="float">
            <text:p>45.2752366066</text:p>
          </table:table-cell>
          <table:table-cell table:formula="of:=[.C426]/([.H426]-[.H425])" office:value-type="float" office:value="104511.64709411" calcext:value-type="float">
            <text:p>104511.64709411</text:p>
          </table:table-cell>
          <table:table-cell table:formula="of:=[.G426]-[.$B426]" office:value-type="float" office:value="0.235594987869263" calcext:value-type="float">
            <text:p>0.2355949879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3146505.08111" calcext:value-type="float">
            <text:p>1443146505.08111</text:p>
          </table:table-cell>
          <table:table-cell office:value-type="float" office:value="4320" calcext:value-type="float">
            <text:p>4320</text:p>
          </table:table-cell>
          <table:table-cell table:formula="of:=[.B427]-[.$B$2]" office:value-type="float" office:value="45.0809409618378" calcext:value-type="float">
            <text:p>45.0809409618</text:p>
          </table:table-cell>
          <table:table-cell table:formula="of:=[.C427]/([.D427]-[.D426])" office:value-type="float" office:value="104602.147995058" calcext:value-type="float">
            <text:p>104602.147995058</text:p>
          </table:table-cell>
          <table:table-cell/>
          <table:table-cell office:value-type="float" office:value="1443146505.31667" calcext:value-type="float">
            <text:p>1443146505.31667</text:p>
          </table:table-cell>
          <table:table-cell table:formula="of:=[.G427]-[.$B$2]" office:value-type="float" office:value="45.3164939880371" calcext:value-type="float">
            <text:p>45.316493988</text:p>
          </table:table-cell>
          <table:table-cell table:formula="of:=[.C427]/([.H427]-[.H426])" office:value-type="float" office:value="104708.535765057" calcext:value-type="float">
            <text:p>104708.535765057</text:p>
          </table:table-cell>
          <table:table-cell table:formula="of:=[.G427]-[.$B427]" office:value-type="float" office:value="0.235553026199341" calcext:value-type="float">
            <text:p>0.2355530262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3146505.12241" calcext:value-type="float">
            <text:p>1443146505.12241</text:p>
          </table:table-cell>
          <table:table-cell office:value-type="float" office:value="4320" calcext:value-type="float">
            <text:p>4320</text:p>
          </table:table-cell>
          <table:table-cell table:formula="of:=[.B428]-[.$B$2]" office:value-type="float" office:value="45.1222357749939" calcext:value-type="float">
            <text:p>45.122235775</text:p>
          </table:table-cell>
          <table:table-cell table:formula="of:=[.C428]/([.D428]-[.D427])" office:value-type="float" office:value="104613.622627784" calcext:value-type="float">
            <text:p>104613.622627784</text:p>
          </table:table-cell>
          <table:table-cell/>
          <table:table-cell office:value-type="float" office:value="1443146505.35807" calcext:value-type="float">
            <text:p>1443146505.35807</text:p>
          </table:table-cell>
          <table:table-cell table:formula="of:=[.G428]-[.$B$2]" office:value-type="float" office:value="45.3578915596008" calcext:value-type="float">
            <text:p>45.3578915596</text:p>
          </table:table-cell>
          <table:table-cell table:formula="of:=[.C428]/([.H428]-[.H427])" office:value-type="float" office:value="104353.947268392" calcext:value-type="float">
            <text:p>104353.947268392</text:p>
          </table:table-cell>
          <table:table-cell table:formula="of:=[.G428]-[.$B428]" office:value-type="float" office:value="0.235655784606934" calcext:value-type="float">
            <text:p>0.2356557846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3146505.16383" calcext:value-type="float">
            <text:p>1443146505.16383</text:p>
          </table:table-cell>
          <table:table-cell office:value-type="float" office:value="4320" calcext:value-type="float">
            <text:p>4320</text:p>
          </table:table-cell>
          <table:table-cell table:formula="of:=[.B429]-[.$B$2]" office:value-type="float" office:value="45.1636533737183" calcext:value-type="float">
            <text:p>45.1636533737</text:p>
          </table:table-cell>
          <table:table-cell table:formula="of:=[.C429]/([.D429]-[.D428])" office:value-type="float" office:value="104303.48772148" calcext:value-type="float">
            <text:p>104303.48772148</text:p>
          </table:table-cell>
          <table:table-cell/>
          <table:table-cell office:value-type="float" office:value="1443146505.39934" calcext:value-type="float">
            <text:p>1443146505.39934</text:p>
          </table:table-cell>
          <table:table-cell table:formula="of:=[.G429]-[.$B$2]" office:value-type="float" office:value="45.3991656303406" calcext:value-type="float">
            <text:p>45.3991656303</text:p>
          </table:table-cell>
          <table:table-cell table:formula="of:=[.C429]/([.H429]-[.H428])" office:value-type="float" office:value="104666.196538737" calcext:value-type="float">
            <text:p>104666.196538737</text:p>
          </table:table-cell>
          <table:table-cell table:formula="of:=[.G429]-[.$B429]" office:value-type="float" office:value="0.235512256622314" calcext:value-type="float">
            <text:p>0.2355122566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3146505.20512" calcext:value-type="float">
            <text:p>1443146505.20512</text:p>
          </table:table-cell>
          <table:table-cell office:value-type="float" office:value="4320" calcext:value-type="float">
            <text:p>4320</text:p>
          </table:table-cell>
          <table:table-cell table:formula="of:=[.B430]-[.$B$2]" office:value-type="float" office:value="45.2049415111542" calcext:value-type="float">
            <text:p>45.2049415112</text:p>
          </table:table-cell>
          <table:table-cell table:formula="of:=[.C430]/([.D430]-[.D429])" office:value-type="float" office:value="104630.537202252" calcext:value-type="float">
            <text:p>104630.537202252</text:p>
          </table:table-cell>
          <table:table-cell/>
          <table:table-cell office:value-type="float" office:value="1443146505.44062" calcext:value-type="float">
            <text:p>1443146505.44062</text:p>
          </table:table-cell>
          <table:table-cell table:formula="of:=[.G430]-[.$B$2]" office:value-type="float" office:value="45.4404489994049" calcext:value-type="float">
            <text:p>45.4404489994</text:p>
          </table:table-cell>
          <table:table-cell table:formula="of:=[.C430]/([.H430]-[.H429])" office:value-type="float" office:value="104642.622390344" calcext:value-type="float">
            <text:p>104642.622390344</text:p>
          </table:table-cell>
          <table:table-cell table:formula="of:=[.G430]-[.$B430]" office:value-type="float" office:value="0.235507488250732" calcext:value-type="float">
            <text:p>0.2355074883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3146505.24641" calcext:value-type="float">
            <text:p>1443146505.24641</text:p>
          </table:table-cell>
          <table:table-cell office:value-type="float" office:value="4320" calcext:value-type="float">
            <text:p>4320</text:p>
          </table:table-cell>
          <table:table-cell table:formula="of:=[.B431]-[.$B$2]" office:value-type="float" office:value="45.2462358474731" calcext:value-type="float">
            <text:p>45.2462358475</text:p>
          </table:table-cell>
          <table:table-cell table:formula="of:=[.C431]/([.D431]-[.D430])" office:value-type="float" office:value="104614.830630308" calcext:value-type="float">
            <text:p>104614.830630308</text:p>
          </table:table-cell>
          <table:table-cell/>
          <table:table-cell office:value-type="float" office:value="1443146505.48188" calcext:value-type="float">
            <text:p>1443146505.48188</text:p>
          </table:table-cell>
          <table:table-cell table:formula="of:=[.G431]-[.$B$2]" office:value-type="float" office:value="45.481707572937" calcext:value-type="float">
            <text:p>45.4817075729</text:p>
          </table:table-cell>
          <table:table-cell table:formula="of:=[.C431]/([.H431]-[.H430])" office:value-type="float" office:value="104705.510398669" calcext:value-type="float">
            <text:p>104705.510398669</text:p>
          </table:table-cell>
          <table:table-cell table:formula="of:=[.G431]-[.$B431]" office:value-type="float" office:value="0.235471725463867" calcext:value-type="float">
            <text:p>0.2354717255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3146505.28774" calcext:value-type="float">
            <text:p>1443146505.28774</text:p>
          </table:table-cell>
          <table:table-cell office:value-type="float" office:value="4320" calcext:value-type="float">
            <text:p>4320</text:p>
          </table:table-cell>
          <table:table-cell table:formula="of:=[.B432]-[.$B$2]" office:value-type="float" office:value="45.2875669002533" calcext:value-type="float">
            <text:p>45.2875669003</text:p>
          </table:table-cell>
          <table:table-cell table:formula="of:=[.C432]/([.D432]-[.D431])" office:value-type="float" office:value="104521.89599377" calcext:value-type="float">
            <text:p>104521.89599377</text:p>
          </table:table-cell>
          <table:table-cell/>
          <table:table-cell office:value-type="float" office:value="1443146505.52316" calcext:value-type="float">
            <text:p>1443146505.52316</text:p>
          </table:table-cell>
          <table:table-cell table:formula="of:=[.G432]-[.$B$2]" office:value-type="float" office:value="45.5229907035828" calcext:value-type="float">
            <text:p>45.5229907036</text:p>
          </table:table-cell>
          <table:table-cell table:formula="of:=[.C432]/([.H432]-[.H431])" office:value-type="float" office:value="104643.226723033" calcext:value-type="float">
            <text:p>104643.226723033</text:p>
          </table:table-cell>
          <table:table-cell table:formula="of:=[.G432]-[.$B432]" office:value-type="float" office:value="0.235423803329468" calcext:value-type="float">
            <text:p>0.2354238033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3146505.32904" calcext:value-type="float">
            <text:p>1443146505.32904</text:p>
          </table:table-cell>
          <table:table-cell office:value-type="float" office:value="4320" calcext:value-type="float">
            <text:p>4320</text:p>
          </table:table-cell>
          <table:table-cell table:formula="of:=[.B433]-[.$B$2]" office:value-type="float" office:value="45.328869342804" calcext:value-type="float">
            <text:p>45.3288693428</text:p>
          </table:table-cell>
          <table:table-cell table:formula="of:=[.C433]/([.D433]-[.D432])" office:value-type="float" office:value="104594.298380812" calcext:value-type="float">
            <text:p>104594.298380812</text:p>
          </table:table-cell>
          <table:table-cell/>
          <table:table-cell office:value-type="float" office:value="1443146505.56449" calcext:value-type="float">
            <text:p>1443146505.56449</text:p>
          </table:table-cell>
          <table:table-cell table:formula="of:=[.G433]-[.$B$2]" office:value-type="float" office:value="45.5643148422241" calcext:value-type="float">
            <text:p>45.5643148422</text:p>
          </table:table-cell>
          <table:table-cell table:formula="of:=[.C433]/([.H433]-[.H432])" office:value-type="float" office:value="104539.384050864" calcext:value-type="float">
            <text:p>104539.384050864</text:p>
          </table:table-cell>
          <table:table-cell table:formula="of:=[.G433]-[.$B433]" office:value-type="float" office:value="0.235445499420166" calcext:value-type="float">
            <text:p>0.2354454994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3146505.37032" calcext:value-type="float">
            <text:p>1443146505.37032</text:p>
          </table:table-cell>
          <table:table-cell office:value-type="float" office:value="4320" calcext:value-type="float">
            <text:p>4320</text:p>
          </table:table-cell>
          <table:table-cell table:formula="of:=[.B434]-[.$B$2]" office:value-type="float" office:value="45.3701450824738" calcext:value-type="float">
            <text:p>45.3701450825</text:p>
          </table:table-cell>
          <table:table-cell table:formula="of:=[.C434]/([.D434]-[.D433])" office:value-type="float" office:value="104661.964499229" calcext:value-type="float">
            <text:p>104661.964499229</text:p>
          </table:table-cell>
          <table:table-cell/>
          <table:table-cell office:value-type="float" office:value="1443146505.60568" calcext:value-type="float">
            <text:p>1443146505.60568</text:p>
          </table:table-cell>
          <table:table-cell table:formula="of:=[.G434]-[.$B$2]" office:value-type="float" office:value="45.6055028438568" calcext:value-type="float">
            <text:p>45.6055028439</text:p>
          </table:table-cell>
          <table:table-cell table:formula="of:=[.C434]/([.H434]-[.H433])" office:value-type="float" office:value="104884.91377963" calcext:value-type="float">
            <text:p>104884.91377963</text:p>
          </table:table-cell>
          <table:table-cell table:formula="of:=[.G434]-[.$B434]" office:value-type="float" office:value="0.235357761383057" calcext:value-type="float">
            <text:p>0.2353577614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3146505.41162" calcext:value-type="float">
            <text:p>1443146505.41162</text:p>
          </table:table-cell>
          <table:table-cell office:value-type="float" office:value="4320" calcext:value-type="float">
            <text:p>4320</text:p>
          </table:table-cell>
          <table:table-cell table:formula="of:=[.B435]-[.$B$2]" office:value-type="float" office:value="45.4114458560944" calcext:value-type="float">
            <text:p>45.4114458561</text:p>
          </table:table-cell>
          <table:table-cell table:formula="of:=[.C435]/([.D435]-[.D434])" office:value-type="float" office:value="104598.524949777" calcext:value-type="float">
            <text:p>104598.524949777</text:p>
          </table:table-cell>
          <table:table-cell/>
          <table:table-cell office:value-type="float" office:value="1443146505.6471" calcext:value-type="float">
            <text:p>1443146505.6471</text:p>
          </table:table-cell>
          <table:table-cell table:formula="of:=[.G435]-[.$B$2]" office:value-type="float" office:value="45.6469297409058" calcext:value-type="float">
            <text:p>45.6469297409</text:p>
          </table:table-cell>
          <table:table-cell table:formula="of:=[.C435]/([.H435]-[.H434])" office:value-type="float" office:value="104280.076658782" calcext:value-type="float">
            <text:p>104280.076658782</text:p>
          </table:table-cell>
          <table:table-cell table:formula="of:=[.G435]-[.$B435]" office:value-type="float" office:value="0.235483884811401" calcext:value-type="float">
            <text:p>0.2354838848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3146505.45293" calcext:value-type="float">
            <text:p>1443146505.45293</text:p>
          </table:table-cell>
          <table:table-cell office:value-type="float" office:value="4320" calcext:value-type="float">
            <text:p>4320</text:p>
          </table:table-cell>
          <table:table-cell table:formula="of:=[.B436]-[.$B$2]" office:value-type="float" office:value="45.4527544975281" calcext:value-type="float">
            <text:p>45.4527544975</text:p>
          </table:table-cell>
          <table:table-cell table:formula="of:=[.C436]/([.D436]-[.D435])" office:value-type="float" office:value="104578.602686121" calcext:value-type="float">
            <text:p>104578.602686121</text:p>
          </table:table-cell>
          <table:table-cell/>
          <table:table-cell office:value-type="float" office:value="1443146505.68833" calcext:value-type="float">
            <text:p>1443146505.68833</text:p>
          </table:table-cell>
          <table:table-cell table:formula="of:=[.G436]-[.$B$2]" office:value-type="float" office:value="45.6881515979767" calcext:value-type="float">
            <text:p>45.688151598</text:p>
          </table:table-cell>
          <table:table-cell table:formula="of:=[.C436]/([.H436]-[.H435])" office:value-type="float" office:value="104798.771985633" calcext:value-type="float">
            <text:p>104798.771985633</text:p>
          </table:table-cell>
          <table:table-cell table:formula="of:=[.G436]-[.$B436]" office:value-type="float" office:value="0.235397100448608" calcext:value-type="float">
            <text:p>0.2353971004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3146505.49422" calcext:value-type="float">
            <text:p>1443146505.49422</text:p>
          </table:table-cell>
          <table:table-cell office:value-type="float" office:value="4320" calcext:value-type="float">
            <text:p>4320</text:p>
          </table:table-cell>
          <table:table-cell table:formula="of:=[.B437]-[.$B$2]" office:value-type="float" office:value="45.4940497875214" calcext:value-type="float">
            <text:p>45.4940497875</text:p>
          </table:table-cell>
          <table:table-cell table:formula="of:=[.C437]/([.D437]-[.D436])" office:value-type="float" office:value="104612.414653157" calcext:value-type="float">
            <text:p>104612.414653157</text:p>
          </table:table-cell>
          <table:table-cell/>
          <table:table-cell office:value-type="float" office:value="1443146505.72959" calcext:value-type="float">
            <text:p>1443146505.72959</text:p>
          </table:table-cell>
          <table:table-cell table:formula="of:=[.G437]-[.$B$2]" office:value-type="float" office:value="45.7294163703918" calcext:value-type="float">
            <text:p>45.7294163704</text:p>
          </table:table-cell>
          <table:table-cell table:formula="of:=[.C437]/([.H437]-[.H436])" office:value-type="float" office:value="104689.781311208" calcext:value-type="float">
            <text:p>104689.781311208</text:p>
          </table:table-cell>
          <table:table-cell table:formula="of:=[.G437]-[.$B437]" office:value-type="float" office:value="0.235366582870483" calcext:value-type="float">
            <text:p>0.2353665829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3146505.53551" calcext:value-type="float">
            <text:p>1443146505.53551</text:p>
          </table:table-cell>
          <table:table-cell office:value-type="float" office:value="4320" calcext:value-type="float">
            <text:p>4320</text:p>
          </table:table-cell>
          <table:table-cell table:formula="of:=[.B438]-[.$B$2]" office:value-type="float" office:value="45.5353395938873" calcext:value-type="float">
            <text:p>45.5353395939</text:p>
          </table:table-cell>
          <table:table-cell table:formula="of:=[.C438]/([.D438]-[.D437])" office:value-type="float" office:value="104626.308045871" calcext:value-type="float">
            <text:p>104626.308045871</text:p>
          </table:table-cell>
          <table:table-cell/>
          <table:table-cell office:value-type="float" office:value="1443146505.77082" calcext:value-type="float">
            <text:p>1443146505.77082</text:p>
          </table:table-cell>
          <table:table-cell table:formula="of:=[.G438]-[.$B$2]" office:value-type="float" office:value="45.7706503868103" calcext:value-type="float">
            <text:p>45.7706503868</text:p>
          </table:table-cell>
          <table:table-cell table:formula="of:=[.C438]/([.H438]-[.H437])" office:value-type="float" office:value="104767.86826098" calcext:value-type="float">
            <text:p>104767.86826098</text:p>
          </table:table-cell>
          <table:table-cell table:formula="of:=[.G438]-[.$B438]" office:value-type="float" office:value="0.235310792922974" calcext:value-type="float">
            <text:p>0.2353107929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3146505.57681" calcext:value-type="float">
            <text:p>1443146505.57681</text:p>
          </table:table-cell>
          <table:table-cell office:value-type="float" office:value="4320" calcext:value-type="float">
            <text:p>4320</text:p>
          </table:table-cell>
          <table:table-cell table:formula="of:=[.B439]-[.$B$2]" office:value-type="float" office:value="45.5766377449036" calcext:value-type="float">
            <text:p>45.5766377449</text:p>
          </table:table-cell>
          <table:table-cell table:formula="of:=[.C439]/([.D439]-[.D438])" office:value-type="float" office:value="104605.167391191" calcext:value-type="float">
            <text:p>104605.167391191</text:p>
          </table:table-cell>
          <table:table-cell/>
          <table:table-cell office:value-type="float" office:value="1443146505.81217" calcext:value-type="float">
            <text:p>1443146505.81217</text:p>
          </table:table-cell>
          <table:table-cell table:formula="of:=[.G439]-[.$B$2]" office:value-type="float" office:value="45.8119933605194" calcext:value-type="float">
            <text:p>45.8119933605</text:p>
          </table:table-cell>
          <table:table-cell table:formula="of:=[.C439]/([.H439]-[.H438])" office:value-type="float" office:value="104491.757907788" calcext:value-type="float">
            <text:p>104491.757907788</text:p>
          </table:table-cell>
          <table:table-cell table:formula="of:=[.G439]-[.$B439]" office:value-type="float" office:value="0.235355615615845" calcext:value-type="float">
            <text:p>0.2353556156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3146505.6181" calcext:value-type="float">
            <text:p>1443146505.6181</text:p>
          </table:table-cell>
          <table:table-cell office:value-type="float" office:value="4320" calcext:value-type="float">
            <text:p>4320</text:p>
          </table:table-cell>
          <table:table-cell table:formula="of:=[.B440]-[.$B$2]" office:value-type="float" office:value="45.6179254055023" calcext:value-type="float">
            <text:p>45.6179254055</text:p>
          </table:table-cell>
          <table:table-cell table:formula="of:=[.C440]/([.D440]-[.D439])" office:value-type="float" office:value="104631.745595445" calcext:value-type="float">
            <text:p>104631.745595445</text:p>
          </table:table-cell>
          <table:table-cell/>
          <table:table-cell office:value-type="float" office:value="1443146505.85349" calcext:value-type="float">
            <text:p>1443146505.85349</text:p>
          </table:table-cell>
          <table:table-cell table:formula="of:=[.G440]-[.$B$2]" office:value-type="float" office:value="45.8533113002777" calcext:value-type="float">
            <text:p>45.8533113003</text:p>
          </table:table-cell>
          <table:table-cell table:formula="of:=[.C440]/([.H440]-[.H439])" office:value-type="float" office:value="104555.067974611" calcext:value-type="float">
            <text:p>104555.067974611</text:p>
          </table:table-cell>
          <table:table-cell table:formula="of:=[.G440]-[.$B440]" office:value-type="float" office:value="0.235385894775391" calcext:value-type="float">
            <text:p>0.2353858948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3146505.65939" calcext:value-type="float">
            <text:p>1443146505.65939</text:p>
          </table:table-cell>
          <table:table-cell office:value-type="float" office:value="4320" calcext:value-type="float">
            <text:p>4320</text:p>
          </table:table-cell>
          <table:table-cell table:formula="of:=[.B441]-[.$B$2]" office:value-type="float" office:value="45.6592195034027" calcext:value-type="float">
            <text:p>45.6592195034</text:p>
          </table:table-cell>
          <table:table-cell table:formula="of:=[.C441]/([.D441]-[.D440])" office:value-type="float" office:value="104615.434642032" calcext:value-type="float">
            <text:p>104615.434642032</text:p>
          </table:table-cell>
          <table:table-cell/>
          <table:table-cell office:value-type="float" office:value="1443146505.89482" calcext:value-type="float">
            <text:p>1443146505.89482</text:p>
          </table:table-cell>
          <table:table-cell table:formula="of:=[.G441]-[.$B$2]" office:value-type="float" office:value="45.8946461677551" calcext:value-type="float">
            <text:p>45.8946461678</text:p>
          </table:table-cell>
          <table:table-cell table:formula="of:=[.C441]/([.H441]-[.H440])" office:value-type="float" office:value="104512.249914922" calcext:value-type="float">
            <text:p>104512.249914922</text:p>
          </table:table-cell>
          <table:table-cell table:formula="of:=[.G441]-[.$B441]" office:value-type="float" office:value="0.235426664352417" calcext:value-type="float">
            <text:p>0.2354266644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3146505.70069" calcext:value-type="float">
            <text:p>1443146505.70069</text:p>
          </table:table-cell>
          <table:table-cell office:value-type="float" office:value="4320" calcext:value-type="float">
            <text:p>4320</text:p>
          </table:table-cell>
          <table:table-cell table:formula="of:=[.B442]-[.$B$2]" office:value-type="float" office:value="45.7005121707916" calcext:value-type="float">
            <text:p>45.7005121708</text:p>
          </table:table-cell>
          <table:table-cell table:formula="of:=[.C442]/([.D442]-[.D441])" office:value-type="float" office:value="104619.058858852" calcext:value-type="float">
            <text:p>104619.058858852</text:p>
          </table:table-cell>
          <table:table-cell/>
          <table:table-cell office:value-type="float" office:value="1443146505.9361" calcext:value-type="float">
            <text:p>1443146505.9361</text:p>
          </table:table-cell>
          <table:table-cell table:formula="of:=[.G442]-[.$B$2]" office:value-type="float" office:value="45.9359302520752" calcext:value-type="float">
            <text:p>45.9359302521</text:p>
          </table:table-cell>
          <table:table-cell table:formula="of:=[.C442]/([.H442]-[.H441])" office:value-type="float" office:value="104640.809434158" calcext:value-type="float">
            <text:p>104640.809434158</text:p>
          </table:table-cell>
          <table:table-cell table:formula="of:=[.G442]-[.$B442]" office:value-type="float" office:value="0.235418081283569" calcext:value-type="float">
            <text:p>0.2354180813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3146505.74198" calcext:value-type="float">
            <text:p>1443146505.74198</text:p>
          </table:table-cell>
          <table:table-cell office:value-type="float" office:value="4320" calcext:value-type="float">
            <text:p>4320</text:p>
          </table:table-cell>
          <table:table-cell table:formula="of:=[.B443]-[.$B$2]" office:value-type="float" office:value="45.7418041229248" calcext:value-type="float">
            <text:p>45.7418041229</text:p>
          </table:table-cell>
          <table:table-cell table:formula="of:=[.C443]/([.D443]-[.D442])" office:value-type="float" office:value="104620.871061429" calcext:value-type="float">
            <text:p>104620.871061429</text:p>
          </table:table-cell>
          <table:table-cell/>
          <table:table-cell office:value-type="float" office:value="1443146505.97744" calcext:value-type="float">
            <text:p>1443146505.97744</text:p>
          </table:table-cell>
          <table:table-cell table:formula="of:=[.G443]-[.$B$2]" office:value-type="float" office:value="45.9772655963898" calcext:value-type="float">
            <text:p>45.9772655964</text:p>
          </table:table-cell>
          <table:table-cell table:formula="of:=[.C443]/([.H443]-[.H442])" office:value-type="float" office:value="104511.044280251" calcext:value-type="float">
            <text:p>104511.044280251</text:p>
          </table:table-cell>
          <table:table-cell table:formula="of:=[.G443]-[.$B443]" office:value-type="float" office:value="0.235461473464966" calcext:value-type="float">
            <text:p>0.2354614735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3146505.78327" calcext:value-type="float">
            <text:p>1443146505.78327</text:p>
          </table:table-cell>
          <table:table-cell office:value-type="float" office:value="4320" calcext:value-type="float">
            <text:p>4320</text:p>
          </table:table-cell>
          <table:table-cell table:formula="of:=[.B444]-[.$B$2]" office:value-type="float" office:value="45.7830989360809" calcext:value-type="float">
            <text:p>45.7830989361</text:p>
          </table:table-cell>
          <table:table-cell table:formula="of:=[.C444]/([.D444]-[.D443])" office:value-type="float" office:value="104613.622627784" calcext:value-type="float">
            <text:p>104613.622627784</text:p>
          </table:table-cell>
          <table:table-cell/>
          <table:table-cell office:value-type="float" office:value="1443146506.01896" calcext:value-type="float">
            <text:p>1443146506.01896</text:p>
          </table:table-cell>
          <table:table-cell table:formula="of:=[.G444]-[.$B$2]" office:value-type="float" office:value="46.0187866687775" calcext:value-type="float">
            <text:p>46.0187866688</text:p>
          </table:table-cell>
          <table:table-cell table:formula="of:=[.C444]/([.H444]-[.H443])" office:value-type="float" office:value="104043.555514723" calcext:value-type="float">
            <text:p>104043.555514723</text:p>
          </table:table-cell>
          <table:table-cell table:formula="of:=[.G444]-[.$B444]" office:value-type="float" office:value="0.235687732696533" calcext:value-type="float">
            <text:p>0.2356877327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3146505.8246" calcext:value-type="float">
            <text:p>1443146505.8246</text:p>
          </table:table-cell>
          <table:table-cell office:value-type="float" office:value="4320" calcext:value-type="float">
            <text:p>4320</text:p>
          </table:table-cell>
          <table:table-cell table:formula="of:=[.B445]-[.$B$2]" office:value-type="float" office:value="45.8244285583496" calcext:value-type="float">
            <text:p>45.8244285583</text:p>
          </table:table-cell>
          <table:table-cell table:formula="of:=[.C445]/([.D445]-[.D444])" office:value-type="float" office:value="104525.513732413" calcext:value-type="float">
            <text:p>104525.513732413</text:p>
          </table:table-cell>
          <table:table-cell/>
          <table:table-cell office:value-type="float" office:value="1443146506.05996" calcext:value-type="float">
            <text:p>1443146506.05996</text:p>
          </table:table-cell>
          <table:table-cell table:formula="of:=[.G445]-[.$B$2]" office:value-type="float" office:value="46.0597894191742" calcext:value-type="float">
            <text:p>46.0597894192</text:p>
          </table:table-cell>
          <table:table-cell table:formula="of:=[.C445]/([.H445]-[.H444])" office:value-type="float" office:value="105358.785891219" calcext:value-type="float">
            <text:p>105358.785891219</text:p>
          </table:table-cell>
          <table:table-cell table:formula="of:=[.G445]-[.$B445]" office:value-type="float" office:value="0.235360860824585" calcext:value-type="float">
            <text:p>0.2353608608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3146505.8659" calcext:value-type="float">
            <text:p>1443146505.8659</text:p>
          </table:table-cell>
          <table:table-cell office:value-type="float" office:value="4320" calcext:value-type="float">
            <text:p>4320</text:p>
          </table:table-cell>
          <table:table-cell table:formula="of:=[.B446]-[.$B$2]" office:value-type="float" office:value="45.8657250404358" calcext:value-type="float">
            <text:p>45.8657250404</text:p>
          </table:table-cell>
          <table:table-cell table:formula="of:=[.C446]/([.D446]-[.D445])" office:value-type="float" office:value="104609.394838635" calcext:value-type="float">
            <text:p>104609.394838635</text:p>
          </table:table-cell>
          <table:table-cell/>
          <table:table-cell office:value-type="float" office:value="1443146506.10125" calcext:value-type="float">
            <text:p>1443146506.10125</text:p>
          </table:table-cell>
          <table:table-cell table:formula="of:=[.G446]-[.$B$2]" office:value-type="float" office:value="46.1010763645172" calcext:value-type="float">
            <text:p>46.1010763645</text:p>
          </table:table-cell>
          <table:table-cell table:formula="of:=[.C446]/([.H446]-[.H445])" office:value-type="float" office:value="104633.55823757" calcext:value-type="float">
            <text:p>104633.55823757</text:p>
          </table:table-cell>
          <table:table-cell table:formula="of:=[.G446]-[.$B446]" office:value-type="float" office:value="0.235351324081421" calcext:value-type="float">
            <text:p>0.2353513241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3146505.90719" calcext:value-type="float">
            <text:p>1443146505.90719</text:p>
          </table:table-cell>
          <table:table-cell office:value-type="float" office:value="4320" calcext:value-type="float">
            <text:p>4320</text:p>
          </table:table-cell>
          <table:table-cell table:formula="of:=[.B447]-[.$B$2]" office:value-type="float" office:value="45.9070196151733" calcext:value-type="float">
            <text:p>45.9070196152</text:p>
          </table:table-cell>
          <table:table-cell table:formula="of:=[.C447]/([.D447]-[.D446])" office:value-type="float" office:value="104614.226625559" calcext:value-type="float">
            <text:p>104614.226625559</text:p>
          </table:table-cell>
          <table:table-cell/>
          <table:table-cell office:value-type="float" office:value="1443146506.11339" calcext:value-type="float">
            <text:p>1443146506.11339</text:p>
          </table:table-cell>
          <table:table-cell table:formula="of:=[.G447]-[.$B$2]" office:value-type="float" office:value="46.1132190227509" calcext:value-type="float">
            <text:p>46.1132190228</text:p>
          </table:table-cell>
          <table:table-cell table:formula="of:=[.C447]/([.H447]-[.H446])" office:value-type="float" office:value="355770.53367367" calcext:value-type="float">
            <text:p>355770.53367367</text:p>
          </table:table-cell>
          <table:table-cell table:formula="of:=[.G447]-[.$B447]" office:value-type="float" office:value="0.206199407577515" calcext:value-type="float">
            <text:p>0.2061994076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3146505.94849" calcext:value-type="float">
            <text:p>1443146505.94849</text:p>
          </table:table-cell>
          <table:table-cell office:value-type="float" office:value="4320" calcext:value-type="float">
            <text:p>4320</text:p>
          </table:table-cell>
          <table:table-cell table:formula="of:=[.B448]-[.$B$2]" office:value-type="float" office:value="45.9483194351196" calcext:value-type="float">
            <text:p>45.9483194351</text:p>
          </table:table-cell>
          <table:table-cell table:formula="of:=[.C448]/([.D448]-[.D447])" office:value-type="float" office:value="104600.940285411" calcext:value-type="float">
            <text:p>104600.940285411</text:p>
          </table:table-cell>
          <table:table-cell/>
          <table:table-cell office:value-type="float" office:value="1443146506.18374" calcext:value-type="float">
            <text:p>1443146506.18374</text:p>
          </table:table-cell>
          <table:table-cell table:formula="of:=[.G448]-[.$B$2]" office:value-type="float" office:value="46.1835672855377" calcext:value-type="float">
            <text:p>46.1835672855</text:p>
          </table:table-cell>
          <table:table-cell table:formula="of:=[.C448]/([.H448]-[.H447])" office:value-type="float" office:value="61408.7658864917" calcext:value-type="float">
            <text:p>61408.7658864917</text:p>
          </table:table-cell>
          <table:table-cell table:formula="of:=[.G448]-[.$B448]" office:value-type="float" office:value="0.235247850418091" calcext:value-type="float">
            <text:p>0.2352478504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3146505.98981" calcext:value-type="float">
            <text:p>1443146505.98981</text:p>
          </table:table-cell>
          <table:table-cell office:value-type="float" office:value="4320" calcext:value-type="float">
            <text:p>4320</text:p>
          </table:table-cell>
          <table:table-cell table:formula="of:=[.B449]-[.$B$2]" office:value-type="float" office:value="45.9896330833435" calcext:value-type="float">
            <text:p>45.9896330833</text:p>
          </table:table-cell>
          <table:table-cell table:formula="of:=[.C449]/([.D449]-[.D448])" office:value-type="float" office:value="104565.92883277" calcext:value-type="float">
            <text:p>104565.92883277</text:p>
          </table:table-cell>
          <table:table-cell/>
          <table:table-cell office:value-type="float" office:value="1443146506.22379" calcext:value-type="float">
            <text:p>1443146506.22379</text:p>
          </table:table-cell>
          <table:table-cell table:formula="of:=[.G449]-[.$B$2]" office:value-type="float" office:value="46.2236115932465" calcext:value-type="float">
            <text:p>46.2236115932</text:p>
          </table:table-cell>
          <table:table-cell table:formula="of:=[.C449]/([.H449]-[.H448])" office:value-type="float" office:value="107880.50155396" calcext:value-type="float">
            <text:p>107880.50155396</text:p>
          </table:table-cell>
          <table:table-cell table:formula="of:=[.G449]-[.$B449]" office:value-type="float" office:value="0.233978509902954" calcext:value-type="float">
            <text:p>0.2339785099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3146506.02973" calcext:value-type="float">
            <text:p>1443146506.02973</text:p>
          </table:table-cell>
          <table:table-cell office:value-type="float" office:value="4320" calcext:value-type="float">
            <text:p>4320</text:p>
          </table:table-cell>
          <table:table-cell table:formula="of:=[.B450]-[.$B$2]" office:value-type="float" office:value="46.0295569896698" calcext:value-type="float">
            <text:p>46.0295569897</text:p>
          </table:table-cell>
          <table:table-cell table:formula="of:=[.C450]/([.D450]-[.D449])" office:value-type="float" office:value="108205.844505622" calcext:value-type="float">
            <text:p>108205.844505622</text:p>
          </table:table-cell>
          <table:table-cell/>
          <table:table-cell office:value-type="float" office:value="1443146506.26318" calcext:value-type="float">
            <text:p>1443146506.26318</text:p>
          </table:table-cell>
          <table:table-cell table:formula="of:=[.G450]-[.$B$2]" office:value-type="float" office:value="46.2630050182343" calcext:value-type="float">
            <text:p>46.2630050182</text:p>
          </table:table-cell>
          <table:table-cell table:formula="of:=[.C450]/([.H450]-[.H449])" office:value-type="float" office:value="109662.970440845" calcext:value-type="float">
            <text:p>109662.970440845</text:p>
          </table:table-cell>
          <table:table-cell table:formula="of:=[.G450]-[.$B450]" office:value-type="float" office:value="0.233448028564453" calcext:value-type="float">
            <text:p>0.2334480286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3146506.06915" calcext:value-type="float">
            <text:p>1443146506.06915</text:p>
          </table:table-cell>
          <table:table-cell office:value-type="float" office:value="4320" calcext:value-type="float">
            <text:p>4320</text:p>
          </table:table-cell>
          <table:table-cell table:formula="of:=[.B451]-[.$B$2]" office:value-type="float" office:value="46.0689735412598" calcext:value-type="float">
            <text:p>46.0689735413</text:p>
          </table:table-cell>
          <table:table-cell table:formula="of:=[.C451]/([.D451]-[.D450])" office:value-type="float" office:value="109598.628640556" calcext:value-type="float">
            <text:p>109598.628640556</text:p>
          </table:table-cell>
          <table:table-cell/>
          <table:table-cell office:value-type="float" office:value="1443146506.30272" calcext:value-type="float">
            <text:p>1443146506.30272</text:p>
          </table:table-cell>
          <table:table-cell table:formula="of:=[.G451]-[.$B$2]" office:value-type="float" office:value="46.3025412559509" calcext:value-type="float">
            <text:p>46.302541256</text:p>
          </table:table-cell>
          <table:table-cell table:formula="of:=[.C451]/([.H451]-[.H450])" office:value-type="float" office:value="109266.846050402" calcext:value-type="float">
            <text:p>109266.846050402</text:p>
          </table:table-cell>
          <table:table-cell table:formula="of:=[.G451]-[.$B451]" office:value-type="float" office:value="0.233567714691162" calcext:value-type="float">
            <text:p>0.2335677147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3146506.10856" calcext:value-type="float">
            <text:p>1443146506.10856</text:p>
          </table:table-cell>
          <table:table-cell office:value-type="float" office:value="4320" calcext:value-type="float">
            <text:p>4320</text:p>
          </table:table-cell>
          <table:table-cell table:formula="of:=[.B452]-[.$B$2]" office:value-type="float" office:value="46.1083872318268" calcext:value-type="float">
            <text:p>46.1083872318</text:p>
          </table:table-cell>
          <table:table-cell table:formula="of:=[.C452]/([.D452]-[.D451])" office:value-type="float" office:value="109606.584358157" calcext:value-type="float">
            <text:p>109606.584358157</text:p>
          </table:table-cell>
          <table:table-cell/>
          <table:table-cell office:value-type="float" office:value="1443146506.34203" calcext:value-type="float">
            <text:p>1443146506.34203</text:p>
          </table:table-cell>
          <table:table-cell table:formula="of:=[.G452]-[.$B$2]" office:value-type="float" office:value="46.3418569564819" calcext:value-type="float">
            <text:p>46.3418569565</text:p>
          </table:table-cell>
          <table:table-cell table:formula="of:=[.C452]/([.H452]-[.H451])" office:value-type="float" office:value="109879.766649283" calcext:value-type="float">
            <text:p>109879.766649283</text:p>
          </table:table-cell>
          <table:table-cell table:formula="of:=[.G452]-[.$B452]" office:value-type="float" office:value="0.233469724655151" calcext:value-type="float">
            <text:p>0.2334697247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3146506.14798" calcext:value-type="float">
            <text:p>1443146506.14798</text:p>
          </table:table-cell>
          <table:table-cell office:value-type="float" office:value="4320" calcext:value-type="float">
            <text:p>4320</text:p>
          </table:table-cell>
          <table:table-cell table:formula="of:=[.B453]-[.$B$2]" office:value-type="float" office:value="46.1478090286255" calcext:value-type="float">
            <text:p>46.1478090286</text:p>
          </table:table-cell>
          <table:table-cell table:formula="of:=[.C453]/([.D453]-[.D452])" office:value-type="float" office:value="109584.046157475" calcext:value-type="float">
            <text:p>109584.046157475</text:p>
          </table:table-cell>
          <table:table-cell/>
          <table:table-cell office:value-type="float" office:value="1443146506.38145" calcext:value-type="float">
            <text:p>1443146506.38145</text:p>
          </table:table-cell>
          <table:table-cell table:formula="of:=[.G453]-[.$B$2]" office:value-type="float" office:value="46.3812756538391" calcext:value-type="float">
            <text:p>46.3812756538</text:p>
          </table:table-cell>
          <table:table-cell table:formula="of:=[.C453]/([.H453]-[.H452])" office:value-type="float" office:value="109592.662610231" calcext:value-type="float">
            <text:p>109592.662610231</text:p>
          </table:table-cell>
          <table:table-cell table:formula="of:=[.G453]-[.$B453]" office:value-type="float" office:value="0.233466625213623" calcext:value-type="float">
            <text:p>0.2334666252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3146506.18741" calcext:value-type="float">
            <text:p>1443146506.18741</text:p>
          </table:table-cell>
          <table:table-cell office:value-type="float" office:value="4320" calcext:value-type="float">
            <text:p>4320</text:p>
          </table:table-cell>
          <table:table-cell table:formula="of:=[.B454]-[.$B$2]" office:value-type="float" office:value="46.1872353553772" calcext:value-type="float">
            <text:p>46.1872353554</text:p>
          </table:table-cell>
          <table:table-cell table:formula="of:=[.C454]/([.D454]-[.D453])" office:value-type="float" office:value="109571.455317296" calcext:value-type="float">
            <text:p>109571.455317296</text:p>
          </table:table-cell>
          <table:table-cell/>
          <table:table-cell office:value-type="float" office:value="1443146506.42091" calcext:value-type="float">
            <text:p>1443146506.42091</text:p>
          </table:table-cell>
          <table:table-cell table:formula="of:=[.G454]-[.$B$2]" office:value-type="float" office:value="46.4207372665405" calcext:value-type="float">
            <text:p>46.4207372665</text:p>
          </table:table-cell>
          <table:table-cell table:formula="of:=[.C454]/([.H454]-[.H453])" office:value-type="float" office:value="109473.478255616" calcext:value-type="float">
            <text:p>109473.478255616</text:p>
          </table:table-cell>
          <table:table-cell table:formula="of:=[.G454]-[.$B454]" office:value-type="float" office:value="0.23350191116333" calcext:value-type="float">
            <text:p>0.2335019112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3146506.22682" calcext:value-type="float">
            <text:p>1443146506.22682</text:p>
          </table:table-cell>
          <table:table-cell office:value-type="float" office:value="4320" calcext:value-type="float">
            <text:p>4320</text:p>
          </table:table-cell>
          <table:table-cell table:formula="of:=[.B455]-[.$B$2]" office:value-type="float" office:value="46.2266438007355" calcext:value-type="float">
            <text:p>46.2266438007</text:p>
          </table:table-cell>
          <table:table-cell table:formula="of:=[.C455]/([.D455]-[.D454])" office:value-type="float" office:value="109621.172840627" calcext:value-type="float">
            <text:p>109621.172840627</text:p>
          </table:table-cell>
          <table:table-cell/>
          <table:table-cell office:value-type="float" office:value="1443146506.46027" calcext:value-type="float">
            <text:p>1443146506.46027</text:p>
          </table:table-cell>
          <table:table-cell table:formula="of:=[.G455]-[.$B$2]" office:value-type="float" office:value="46.4600949287415" calcext:value-type="float">
            <text:p>46.4600949287</text:p>
          </table:table-cell>
          <table:table-cell table:formula="of:=[.C455]/([.H455]-[.H454])" office:value-type="float" office:value="109762.616944717" calcext:value-type="float">
            <text:p>109762.616944717</text:p>
          </table:table-cell>
          <table:table-cell table:formula="of:=[.G455]-[.$B455]" office:value-type="float" office:value="0.233451128005981" calcext:value-type="float">
            <text:p>0.233451128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3146506.26621" calcext:value-type="float">
            <text:p>1443146506.26621</text:p>
          </table:table-cell>
          <table:table-cell office:value-type="float" office:value="4320" calcext:value-type="float">
            <text:p>4320</text:p>
          </table:table-cell>
          <table:table-cell table:formula="of:=[.B456]-[.$B$2]" office:value-type="float" office:value="46.2660343647003" calcext:value-type="float">
            <text:p>46.2660343647</text:p>
          </table:table-cell>
          <table:table-cell table:formula="of:=[.C456]/([.D456]-[.D455])" office:value-type="float" office:value="109670.935502615" calcext:value-type="float">
            <text:p>109670.935502615</text:p>
          </table:table-cell>
          <table:table-cell/>
          <table:table-cell office:value-type="float" office:value="1443146506.49965" calcext:value-type="float">
            <text:p>1443146506.49965</text:p>
          </table:table-cell>
          <table:table-cell table:formula="of:=[.G456]-[.$B$2]" office:value-type="float" office:value="46.4994745254517" calcext:value-type="float">
            <text:p>46.4994745255</text:p>
          </table:table-cell>
          <table:table-cell table:formula="of:=[.C456]/([.H456]-[.H455])" office:value-type="float" office:value="109701.47896107" calcext:value-type="float">
            <text:p>109701.47896107</text:p>
          </table:table-cell>
          <table:table-cell table:formula="of:=[.G456]-[.$B456]" office:value-type="float" office:value="0.233440160751343" calcext:value-type="float">
            <text:p>0.2334401608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3146506.30565" calcext:value-type="float">
            <text:p>1443146506.30565</text:p>
          </table:table-cell>
          <table:table-cell office:value-type="float" office:value="4320" calcext:value-type="float">
            <text:p>4320</text:p>
          </table:table-cell>
          <table:table-cell table:formula="of:=[.B457]-[.$B$2]" office:value-type="float" office:value="46.3054797649384" calcext:value-type="float">
            <text:p>46.3054797649</text:p>
          </table:table-cell>
          <table:table-cell table:formula="of:=[.C457]/([.D457]-[.D456])" office:value-type="float" office:value="109518.472976077" calcext:value-type="float">
            <text:p>109518.472976077</text:p>
          </table:table-cell>
          <table:table-cell/>
          <table:table-cell office:value-type="float" office:value="1443146506.53912" calcext:value-type="float">
            <text:p>1443146506.53912</text:p>
          </table:table-cell>
          <table:table-cell table:formula="of:=[.G457]-[.$B$2]" office:value-type="float" office:value="46.5389492511749" calcext:value-type="float">
            <text:p>46.5389492512</text:p>
          </table:table-cell>
          <table:table-cell table:formula="of:=[.C457]/([.H457]-[.H456])" office:value-type="float" office:value="109437.112502944" calcext:value-type="float">
            <text:p>109437.112502944</text:p>
          </table:table-cell>
          <table:table-cell table:formula="of:=[.G457]-[.$B457]" office:value-type="float" office:value="0.233469486236572" calcext:value-type="float">
            <text:p>0.2334694862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3146506.34508" calcext:value-type="float">
            <text:p>1443146506.34508</text:p>
          </table:table-cell>
          <table:table-cell office:value-type="float" office:value="4320" calcext:value-type="float">
            <text:p>4320</text:p>
          </table:table-cell>
          <table:table-cell table:formula="of:=[.B458]-[.$B$2]" office:value-type="float" office:value="46.3449060916901" calcext:value-type="float">
            <text:p>46.3449060917</text:p>
          </table:table-cell>
          <table:table-cell table:formula="of:=[.C458]/([.D458]-[.D457])" office:value-type="float" office:value="109571.455317296" calcext:value-type="float">
            <text:p>109571.455317296</text:p>
          </table:table-cell>
          <table:table-cell/>
          <table:table-cell office:value-type="float" office:value="1443146506.55128" calcext:value-type="float">
            <text:p>1443146506.55128</text:p>
          </table:table-cell>
          <table:table-cell table:formula="of:=[.G458]-[.$B$2]" office:value-type="float" office:value="46.5511074066162" calcext:value-type="float">
            <text:p>46.5511074066</text:p>
          </table:table-cell>
          <table:table-cell table:formula="of:=[.C458]/([.H458]-[.H457])" office:value-type="float" office:value="355317.056181979" calcext:value-type="float">
            <text:p>355317.056181979</text:p>
          </table:table-cell>
          <table:table-cell table:formula="of:=[.G458]-[.$B458]" office:value-type="float" office:value="0.206201314926147" calcext:value-type="float">
            <text:p>0.2062013149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3146506.38451" calcext:value-type="float">
            <text:p>1443146506.38451</text:p>
          </table:table-cell>
          <table:table-cell office:value-type="float" office:value="4320" calcext:value-type="float">
            <text:p>4320</text:p>
          </table:table-cell>
          <table:table-cell table:formula="of:=[.B459]-[.$B$2]" office:value-type="float" office:value="46.3843355178833" calcext:value-type="float">
            <text:p>46.3843355179</text:p>
          </table:table-cell>
          <table:table-cell table:formula="of:=[.C459]/([.D459]-[.D458])" office:value-type="float" office:value="109562.842198828" calcext:value-type="float">
            <text:p>109562.842198828</text:p>
          </table:table-cell>
          <table:table-cell/>
          <table:table-cell office:value-type="float" office:value="1443146506.61772" calcext:value-type="float">
            <text:p>1443146506.61772</text:p>
          </table:table-cell>
          <table:table-cell table:formula="of:=[.G459]-[.$B$2]" office:value-type="float" office:value="46.6175479888916" calcext:value-type="float">
            <text:p>46.6175479889</text:p>
          </table:table-cell>
          <table:table-cell table:formula="of:=[.C459]/([.H459]-[.H458])" office:value-type="float" office:value="65020.5018085778" calcext:value-type="float">
            <text:p>65020.5018085778</text:p>
          </table:table-cell>
          <table:table-cell table:formula="of:=[.G459]-[.$B459]" office:value-type="float" office:value="0.233212471008301" calcext:value-type="float">
            <text:p>0.233212471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3146506.42391" calcext:value-type="float">
            <text:p>1443146506.42391</text:p>
          </table:table-cell>
          <table:table-cell office:value-type="float" office:value="4320" calcext:value-type="float">
            <text:p>4320</text:p>
          </table:table-cell>
          <table:table-cell table:formula="of:=[.B460]-[.$B$2]" office:value-type="float" office:value="46.4237403869629" calcext:value-type="float">
            <text:p>46.423740387</text:p>
          </table:table-cell>
          <table:table-cell table:formula="of:=[.C460]/([.D460]-[.D459])" office:value-type="float" office:value="109631.121759965" calcext:value-type="float">
            <text:p>109631.121759965</text:p>
          </table:table-cell>
          <table:table-cell/>
          <table:table-cell office:value-type="float" office:value="1443146506.65744" calcext:value-type="float">
            <text:p>1443146506.65744</text:p>
          </table:table-cell>
          <table:table-cell table:formula="of:=[.G460]-[.$B$2]" office:value-type="float" office:value="46.6572711467743" calcext:value-type="float">
            <text:p>46.6572711468</text:p>
          </table:table-cell>
          <table:table-cell table:formula="of:=[.C460]/([.H460]-[.H459])" office:value-type="float" office:value="108752.683076147" calcext:value-type="float">
            <text:p>108752.683076147</text:p>
          </table:table-cell>
          <table:table-cell table:formula="of:=[.G460]-[.$B460]" office:value-type="float" office:value="0.233530759811401" calcext:value-type="float">
            <text:p>0.2335307598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3146506.46332" calcext:value-type="float">
            <text:p>1443146506.46332</text:p>
          </table:table-cell>
          <table:table-cell office:value-type="float" office:value="4320" calcext:value-type="float">
            <text:p>4320</text:p>
          </table:table-cell>
          <table:table-cell table:formula="of:=[.B461]-[.$B$2]" office:value-type="float" office:value="46.4631443023682" calcext:value-type="float">
            <text:p>46.4631443024</text:p>
          </table:table-cell>
          <table:table-cell table:formula="of:=[.C461]/([.D461]-[.D460])" office:value-type="float" office:value="109633.775110122" calcext:value-type="float">
            <text:p>109633.775110122</text:p>
          </table:table-cell>
          <table:table-cell/>
          <table:table-cell office:value-type="float" office:value="1443146506.69672" calcext:value-type="float">
            <text:p>1443146506.69672</text:p>
          </table:table-cell>
          <table:table-cell table:formula="of:=[.G461]-[.$B$2]" office:value-type="float" office:value="46.6965415477753" calcext:value-type="float">
            <text:p>46.6965415478</text:p>
          </table:table-cell>
          <table:table-cell table:formula="of:=[.C461]/([.H461]-[.H460])" office:value-type="float" office:value="110006.516100831" calcext:value-type="float">
            <text:p>110006.516100831</text:p>
          </table:table-cell>
          <table:table-cell table:formula="of:=[.G461]-[.$B461]" office:value-type="float" office:value="0.233397245407104" calcext:value-type="float">
            <text:p>0.2333972454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3146506.50272" calcext:value-type="float">
            <text:p>1443146506.50272</text:p>
          </table:table-cell>
          <table:table-cell office:value-type="float" office:value="4320" calcext:value-type="float">
            <text:p>4320</text:p>
          </table:table-cell>
          <table:table-cell table:formula="of:=[.B462]-[.$B$2]" office:value-type="float" office:value="46.5025429725647" calcext:value-type="float">
            <text:p>46.5025429726</text:p>
          </table:table-cell>
          <table:table-cell table:formula="of:=[.C462]/([.D462]-[.D461])" office:value-type="float" office:value="109648.370832073" calcext:value-type="float">
            <text:p>109648.370832073</text:p>
          </table:table-cell>
          <table:table-cell/>
          <table:table-cell office:value-type="float" office:value="1443146506.73601" calcext:value-type="float">
            <text:p>1443146506.73601</text:p>
          </table:table-cell>
          <table:table-cell table:formula="of:=[.G462]-[.$B$2]" office:value-type="float" office:value="46.7358312606812" calcext:value-type="float">
            <text:p>46.7358312607</text:p>
          </table:table-cell>
          <table:table-cell table:formula="of:=[.C462]/([.H462]-[.H461])" office:value-type="float" office:value="109952.445067448" calcext:value-type="float">
            <text:p>109952.445067448</text:p>
          </table:table-cell>
          <table:table-cell table:formula="of:=[.G462]-[.$B462]" office:value-type="float" office:value="0.233288288116455" calcext:value-type="float">
            <text:p>0.2332882881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3146506.54213" calcext:value-type="float">
            <text:p>1443146506.54213</text:p>
          </table:table-cell>
          <table:table-cell office:value-type="float" office:value="4320" calcext:value-type="float">
            <text:p>4320</text:p>
          </table:table-cell>
          <table:table-cell table:formula="of:=[.B463]-[.$B$2]" office:value-type="float" office:value="46.5419538021088" calcext:value-type="float">
            <text:p>46.5419538021</text:p>
          </table:table-cell>
          <table:table-cell table:formula="of:=[.C463]/([.D463]-[.D462])" office:value-type="float" office:value="109614.541230846" calcext:value-type="float">
            <text:p>109614.541230846</text:p>
          </table:table-cell>
          <table:table-cell/>
          <table:table-cell office:value-type="float" office:value="1443146506.77554" calcext:value-type="float">
            <text:p>1443146506.77554</text:p>
          </table:table-cell>
          <table:table-cell table:formula="of:=[.G463]-[.$B$2]" office:value-type="float" office:value="46.7753689289093" calcext:value-type="float">
            <text:p>46.7753689289</text:p>
          </table:table-cell>
          <table:table-cell table:formula="of:=[.C463]/([.H463]-[.H462])" office:value-type="float" office:value="109262.892669131" calcext:value-type="float">
            <text:p>109262.892669131</text:p>
          </table:table-cell>
          <table:table-cell table:formula="of:=[.G463]-[.$B463]" office:value-type="float" office:value="0.233415126800537" calcext:value-type="float">
            <text:p>0.2334151268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3146506.58158" calcext:value-type="float">
            <text:p>1443146506.58158</text:p>
          </table:table-cell>
          <table:table-cell office:value-type="float" office:value="4320" calcext:value-type="float">
            <text:p>4320</text:p>
          </table:table-cell>
          <table:table-cell table:formula="of:=[.B464]-[.$B$2]" office:value-type="float" office:value="46.5814073085785" calcext:value-type="float">
            <text:p>46.5814073086</text:p>
          </table:table-cell>
          <table:table-cell table:formula="of:=[.C464]/([.D464]-[.D463])" office:value-type="float" office:value="109495.970993474" calcext:value-type="float">
            <text:p>109495.970993474</text:p>
          </table:table-cell>
          <table:table-cell/>
          <table:table-cell office:value-type="float" office:value="1443146506.81496" calcext:value-type="float">
            <text:p>1443146506.81496</text:p>
          </table:table-cell>
          <table:table-cell table:formula="of:=[.G464]-[.$B$2]" office:value-type="float" office:value="46.8147838115692" calcext:value-type="float">
            <text:p>46.8147838116</text:p>
          </table:table-cell>
          <table:table-cell table:formula="of:=[.C464]/([.H464]-[.H463])" office:value-type="float" office:value="109603.269335463" calcext:value-type="float">
            <text:p>109603.269335463</text:p>
          </table:table-cell>
          <table:table-cell table:formula="of:=[.G464]-[.$B464]" office:value-type="float" office:value="0.233376502990723" calcext:value-type="float">
            <text:p>0.233376503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3146506.62101" calcext:value-type="float">
            <text:p>1443146506.62101</text:p>
          </table:table-cell>
          <table:table-cell office:value-type="float" office:value="4320" calcext:value-type="float">
            <text:p>4320</text:p>
          </table:table-cell>
          <table:table-cell table:formula="of:=[.B465]-[.$B$2]" office:value-type="float" office:value="46.620836019516" calcext:value-type="float">
            <text:p>46.6208360195</text:p>
          </table:table-cell>
          <table:table-cell table:formula="of:=[.C465]/([.D465]-[.D464])" office:value-type="float" office:value="109564.829721362" calcext:value-type="float">
            <text:p>109564.829721362</text:p>
          </table:table-cell>
          <table:table-cell/>
          <table:table-cell office:value-type="float" office:value="1443146506.85441" calcext:value-type="float">
            <text:p>1443146506.85441</text:p>
          </table:table-cell>
          <table:table-cell table:formula="of:=[.G465]-[.$B$2]" office:value-type="float" office:value="46.8542392253876" calcext:value-type="float">
            <text:p>46.8542392254</text:p>
          </table:table-cell>
          <table:table-cell table:formula="of:=[.C465]/([.H465]-[.H464])" office:value-type="float" office:value="109490.67775307" calcext:value-type="float">
            <text:p>109490.67775307</text:p>
          </table:table-cell>
          <table:table-cell table:formula="of:=[.G465]-[.$B465]" office:value-type="float" office:value="0.233403205871582" calcext:value-type="float">
            <text:p>0.2334032059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3146506.66043" calcext:value-type="float">
            <text:p>1443146506.66043</text:p>
          </table:table-cell>
          <table:table-cell office:value-type="float" office:value="4320" calcext:value-type="float">
            <text:p>4320</text:p>
          </table:table-cell>
          <table:table-cell table:formula="of:=[.B466]-[.$B$2]" office:value-type="float" office:value="46.6602594852448" calcext:value-type="float">
            <text:p>46.6602594852</text:p>
          </table:table-cell>
          <table:table-cell table:formula="of:=[.C466]/([.D466]-[.D465])" office:value-type="float" office:value="109579.407090243" calcext:value-type="float">
            <text:p>109579.407090243</text:p>
          </table:table-cell>
          <table:table-cell/>
          <table:table-cell office:value-type="float" office:value="1443146506.89381" calcext:value-type="float">
            <text:p>1443146506.89381</text:p>
          </table:table-cell>
          <table:table-cell table:formula="of:=[.G466]-[.$B$2]" office:value-type="float" office:value="46.893637418747" calcext:value-type="float">
            <text:p>46.8936374187</text:p>
          </table:table-cell>
          <table:table-cell table:formula="of:=[.C466]/([.H466]-[.H465])" office:value-type="float" office:value="109649.697908598" calcext:value-type="float">
            <text:p>109649.697908598</text:p>
          </table:table-cell>
          <table:table-cell table:formula="of:=[.G466]-[.$B466]" office:value-type="float" office:value="0.233377933502197" calcext:value-type="float">
            <text:p>0.2333779335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3146506.69986" calcext:value-type="float">
            <text:p>1443146506.69986</text:p>
          </table:table-cell>
          <table:table-cell office:value-type="float" office:value="4320" calcext:value-type="float">
            <text:p>4320</text:p>
          </table:table-cell>
          <table:table-cell table:formula="of:=[.B467]-[.$B$2]" office:value-type="float" office:value="46.6996846199036" calcext:value-type="float">
            <text:p>46.6996846199</text:p>
          </table:table-cell>
          <table:table-cell table:formula="of:=[.C467]/([.D467]-[.D466])" office:value-type="float" office:value="109574.768415769" calcext:value-type="float">
            <text:p>109574.768415769</text:p>
          </table:table-cell>
          <table:table-cell/>
          <table:table-cell office:value-type="float" office:value="1443146506.9332" calcext:value-type="float">
            <text:p>1443146506.9332</text:p>
          </table:table-cell>
          <table:table-cell table:formula="of:=[.G467]-[.$B$2]" office:value-type="float" office:value="46.9330275058746" calcext:value-type="float">
            <text:p>46.9330275059</text:p>
          </table:table-cell>
          <table:table-cell table:formula="of:=[.C467]/([.H467]-[.H466])" office:value-type="float" office:value="109672.263125401" calcext:value-type="float">
            <text:p>109672.263125401</text:p>
          </table:table-cell>
          <table:table-cell table:formula="of:=[.G467]-[.$B467]" office:value-type="float" office:value="0.233342885971069" calcext:value-type="float">
            <text:p>0.233342886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3146506.73955" calcext:value-type="float">
            <text:p>1443146506.73955</text:p>
          </table:table-cell>
          <table:table-cell office:value-type="float" office:value="4320" calcext:value-type="float">
            <text:p>4320</text:p>
          </table:table-cell>
          <table:table-cell table:formula="of:=[.B468]-[.$B$2]" office:value-type="float" office:value="46.7393732070923" calcext:value-type="float">
            <text:p>46.7393732071</text:p>
          </table:table-cell>
          <table:table-cell table:formula="of:=[.C468]/([.D468]-[.D467])" office:value-type="float" office:value="108847.411964005" calcext:value-type="float">
            <text:p>108847.411964005</text:p>
          </table:table-cell>
          <table:table-cell/>
          <table:table-cell office:value-type="float" office:value="1443146506.97263" calcext:value-type="float">
            <text:p>1443146506.97263</text:p>
          </table:table-cell>
          <table:table-cell table:formula="of:=[.G468]-[.$B$2]" office:value-type="float" office:value="46.972455739975" calcext:value-type="float">
            <text:p>46.97245574</text:p>
          </table:table-cell>
          <table:table-cell table:formula="of:=[.C468]/([.H468]-[.H467])" office:value-type="float" office:value="109566.154776446" calcext:value-type="float">
            <text:p>109566.154776446</text:p>
          </table:table-cell>
          <table:table-cell table:formula="of:=[.G468]-[.$B468]" office:value-type="float" office:value="0.23308253288269" calcext:value-type="float">
            <text:p>0.2330825329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3146506.77909" calcext:value-type="float">
            <text:p>1443146506.77909</text:p>
          </table:table-cell>
          <table:table-cell office:value-type="float" office:value="4320" calcext:value-type="float">
            <text:p>4320</text:p>
          </table:table-cell>
          <table:table-cell table:formula="of:=[.B469]-[.$B$2]" office:value-type="float" office:value="46.7789175510407" calcext:value-type="float">
            <text:p>46.778917551</text:p>
          </table:table-cell>
          <table:table-cell table:formula="of:=[.C469]/([.D469]-[.D468])" office:value-type="float" office:value="109244.447338434" calcext:value-type="float">
            <text:p>109244.447338434</text:p>
          </table:table-cell>
          <table:table-cell/>
          <table:table-cell office:value-type="float" office:value="1443146507.01208" calcext:value-type="float">
            <text:p>1443146507.01208</text:p>
          </table:table-cell>
          <table:table-cell table:formula="of:=[.G469]-[.$B$2]" office:value-type="float" office:value="47.0119082927704" calcext:value-type="float">
            <text:p>47.0119082928</text:p>
          </table:table-cell>
          <table:table-cell table:formula="of:=[.C469]/([.H469]-[.H468])" office:value-type="float" office:value="109498.617805603" calcext:value-type="float">
            <text:p>109498.617805603</text:p>
          </table:table-cell>
          <table:table-cell table:formula="of:=[.G469]-[.$B469]" office:value-type="float" office:value="0.232990741729736" calcext:value-type="float">
            <text:p>0.2329907417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3146506.81851" calcext:value-type="float">
            <text:p>1443146506.81851</text:p>
          </table:table-cell>
          <table:table-cell office:value-type="float" office:value="4320" calcext:value-type="float">
            <text:p>4320</text:p>
          </table:table-cell>
          <table:table-cell table:formula="of:=[.B470]-[.$B$2]" office:value-type="float" office:value="46.8183348178864" calcext:value-type="float">
            <text:p>46.8183348179</text:p>
          </table:table-cell>
          <table:table-cell table:formula="of:=[.C470]/([.D470]-[.D469])" office:value-type="float" office:value="109596.639891609" calcext:value-type="float">
            <text:p>109596.639891609</text:p>
          </table:table-cell>
          <table:table-cell/>
          <table:table-cell office:value-type="float" office:value="1443146510.0182" calcext:value-type="float">
            <text:p>1443146510.0182</text:p>
          </table:table-cell>
          <table:table-cell table:formula="of:=[.G470]-[.$B$2]" office:value-type="float" office:value="50.01802277565" calcext:value-type="float">
            <text:p>50.0180227757</text:p>
          </table:table-cell>
          <table:table-cell table:formula="of:=[.C470]/([.H470]-[.H469])" office:value-type="float" office:value="1437.07101795463" calcext:value-type="float">
            <text:p>1437.0710179546</text:p>
          </table:table-cell>
          <table:table-cell table:formula="of:=[.G470]-[.$B470]" office:value-type="float" office:value="3.19968795776367" calcext:value-type="float">
            <text:p>3.1996879578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3146506.85793" calcext:value-type="float">
            <text:p>1443146506.85793</text:p>
          </table:table-cell>
          <table:table-cell office:value-type="float" office:value="4320" calcext:value-type="float">
            <text:p>4320</text:p>
          </table:table-cell>
          <table:table-cell table:formula="of:=[.B471]-[.$B$2]" office:value-type="float" office:value="46.8577585220337" calcext:value-type="float">
            <text:p>46.857758522</text:p>
          </table:table-cell>
          <table:table-cell table:formula="of:=[.C471]/([.D471]-[.D470])" office:value-type="float" office:value="109578.744398416" calcext:value-type="float">
            <text:p>109578.744398416</text:p>
          </table:table-cell>
          <table:table-cell/>
          <table:table-cell office:value-type="float" office:value="1443146510.99286" calcext:value-type="float">
            <text:p>1443146510.99286</text:p>
          </table:table-cell>
          <table:table-cell table:formula="of:=[.G471]-[.$B$2]" office:value-type="float" office:value="50.9926869869232" calcext:value-type="float">
            <text:p>50.9926869869</text:p>
          </table:table-cell>
          <table:table-cell table:formula="of:=[.C471]/([.H471]-[.H470])" office:value-type="float" office:value="4432.29570762307" calcext:value-type="float">
            <text:p>4432.2957076231</text:p>
          </table:table-cell>
          <table:table-cell table:formula="of:=[.G471]-[.$B471]" office:value-type="float" office:value="4.13492846488953" calcext:value-type="float">
            <text:p>4.1349284649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3146506.89736" calcext:value-type="float">
            <text:p>1443146506.89736</text:p>
          </table:table-cell>
          <table:table-cell office:value-type="float" office:value="4320" calcext:value-type="float">
            <text:p>4320</text:p>
          </table:table-cell>
          <table:table-cell table:formula="of:=[.B472]-[.$B$2]" office:value-type="float" office:value="46.8971838951111" calcext:value-type="float">
            <text:p>46.8971838951</text:p>
          </table:table-cell>
          <table:table-cell table:formula="of:=[.C472]/([.D472]-[.D471])" office:value-type="float" office:value="109574.105780046" calcext:value-type="float">
            <text:p>109574.105780046</text:p>
          </table:table-cell>
          <table:table-cell/>
          <table:table-cell office:value-type="float" office:value="1443146511.01066" calcext:value-type="float">
            <text:p>1443146511.01066</text:p>
          </table:table-cell>
          <table:table-cell table:formula="of:=[.G472]-[.$B$2]" office:value-type="float" office:value="51.0104858875275" calcext:value-type="float">
            <text:p>51.0104858875</text:p>
          </table:table-cell>
          <table:table-cell table:formula="of:=[.C472]/([.H472]-[.H471])" office:value-type="float" office:value="242711.620006965" calcext:value-type="float">
            <text:p>242711.620006965</text:p>
          </table:table-cell>
          <table:table-cell table:formula="of:=[.G472]-[.$B472]" office:value-type="float" office:value="4.11330199241638" calcext:value-type="float">
            <text:p>4.1133019924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3146506.93683" calcext:value-type="float">
            <text:p>1443146506.93683</text:p>
          </table:table-cell>
          <table:table-cell office:value-type="float" office:value="4320" calcext:value-type="float">
            <text:p>4320</text:p>
          </table:table-cell>
          <table:table-cell table:formula="of:=[.B473]-[.$B$2]" office:value-type="float" office:value="46.9366528987885" calcext:value-type="float">
            <text:p>46.9366528988</text:p>
          </table:table-cell>
          <table:table-cell table:formula="of:=[.C473]/([.D473]-[.D472])" office:value-type="float" office:value="109452.978223444" calcext:value-type="float">
            <text:p>109452.978223444</text:p>
          </table:table-cell>
          <table:table-cell/>
          <table:table-cell office:value-type="float" office:value="1443146511.02823" calcext:value-type="float">
            <text:p>1443146511.02823</text:p>
          </table:table-cell>
          <table:table-cell table:formula="of:=[.G473]-[.$B$2]" office:value-type="float" office:value="51.0280578136444" calcext:value-type="float">
            <text:p>51.0280578136</text:p>
          </table:table-cell>
          <table:table-cell table:formula="of:=[.C473]/([.H473]-[.H472])" office:value-type="float" office:value="245846.697240238" calcext:value-type="float">
            <text:p>245846.697240238</text:p>
          </table:table-cell>
          <table:table-cell table:formula="of:=[.G473]-[.$B473]" office:value-type="float" office:value="4.09140491485596" calcext:value-type="float">
            <text:p>4.0914049149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3146506.97627" calcext:value-type="float">
            <text:p>1443146506.97627</text:p>
          </table:table-cell>
          <table:table-cell office:value-type="float" office:value="4320" calcext:value-type="float">
            <text:p>4320</text:p>
          </table:table-cell>
          <table:table-cell table:formula="of:=[.B474]-[.$B$2]" office:value-type="float" office:value="46.9761006832123" calcext:value-type="float">
            <text:p>46.9761006832</text:p>
          </table:table-cell>
          <table:table-cell table:formula="of:=[.C474]/([.D474]-[.D473])" office:value-type="float" office:value="109511.853785901" calcext:value-type="float">
            <text:p>109511.853785901</text:p>
          </table:table-cell>
          <table:table-cell/>
          <table:table-cell office:value-type="float" office:value="1443146511.0458" calcext:value-type="float">
            <text:p>1443146511.0458</text:p>
          </table:table-cell>
          <table:table-cell table:formula="of:=[.G474]-[.$B$2]" office:value-type="float" office:value="51.0456290245056" calcext:value-type="float">
            <text:p>51.0456290245</text:p>
          </table:table-cell>
          <table:table-cell table:formula="of:=[.C474]/([.H474]-[.H473])" office:value-type="float" office:value="245856.70470427" calcext:value-type="float">
            <text:p>245856.70470427</text:p>
          </table:table-cell>
          <table:table-cell table:formula="of:=[.G474]-[.$B474]" office:value-type="float" office:value="4.06952834129334" calcext:value-type="float">
            <text:p>4.0695283413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3146520.02158" calcext:value-type="float">
            <text:p>1443146520.02158</text:p>
          </table:table-cell>
          <table:table-cell office:value-type="float" office:value="4320" calcext:value-type="float">
            <text:p>4320</text:p>
          </table:table-cell>
          <table:table-cell table:formula="of:=[.B475]-[.$B$2]" office:value-type="float" office:value="60.0214099884033" calcext:value-type="float">
            <text:p>60.0214099884</text:p>
          </table:table-cell>
          <table:table-cell table:formula="of:=[.C475]/([.D475]-[.D474])" office:value-type="float" office:value="331.153512648487" calcext:value-type="float">
            <text:p>331.1535126485</text:p>
          </table:table-cell>
          <table:table-cell/>
          <table:table-cell office:value-type="float" office:value="1443146520.21934" calcext:value-type="float">
            <text:p>1443146520.21934</text:p>
          </table:table-cell>
          <table:table-cell table:formula="of:=[.G475]-[.$B$2]" office:value-type="float" office:value="60.2191679477692" calcext:value-type="float">
            <text:p>60.2191679478</text:p>
          </table:table-cell>
          <table:table-cell table:formula="of:=[.C475]/([.H475]-[.H474])" office:value-type="float" office:value="470.919678450891" calcext:value-type="float">
            <text:p>470.9196784509</text:p>
          </table:table-cell>
          <table:table-cell table:formula="of:=[.G475]-[.$B475]" office:value-type="float" office:value="0.197757959365845" calcext:value-type="float">
            <text:p>0.197757959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3146520.07575" calcext:value-type="float">
            <text:p>1443146520.07575</text:p>
          </table:table-cell>
          <table:table-cell office:value-type="float" office:value="4320" calcext:value-type="float">
            <text:p>4320</text:p>
          </table:table-cell>
          <table:table-cell table:formula="of:=[.B476]-[.$B$2]" office:value-type="float" office:value="60.0755746364594" calcext:value-type="float">
            <text:p>60.0755746365</text:p>
          </table:table-cell>
          <table:table-cell table:formula="of:=[.C476]/([.D476]-[.D475])" office:value-type="float" office:value="79756.8184239138" calcext:value-type="float">
            <text:p>79756.8184239138</text:p>
          </table:table-cell>
          <table:table-cell/>
          <table:table-cell office:value-type="float" office:value="1443146520.32273" calcext:value-type="float">
            <text:p>1443146520.32273</text:p>
          </table:table-cell>
          <table:table-cell table:formula="of:=[.G476]-[.$B$2]" office:value-type="float" office:value="60.3225605487824" calcext:value-type="float">
            <text:p>60.3225605488</text:p>
          </table:table-cell>
          <table:table-cell table:formula="of:=[.C476]/([.H476]-[.H475])" office:value-type="float" office:value="41782.486925241" calcext:value-type="float">
            <text:p>41782.486925241</text:p>
          </table:table-cell>
          <table:table-cell table:formula="of:=[.G476]-[.$B476]" office:value-type="float" office:value="0.246985912322998" calcext:value-type="float">
            <text:p>0.2469859123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3146520.12989" calcext:value-type="float">
            <text:p>1443146520.12989</text:p>
          </table:table-cell>
          <table:table-cell office:value-type="float" office:value="4320" calcext:value-type="float">
            <text:p>4320</text:p>
          </table:table-cell>
          <table:table-cell table:formula="of:=[.B477]-[.$B$2]" office:value-type="float" office:value="60.129718542099" calcext:value-type="float">
            <text:p>60.1297185421</text:p>
          </table:table-cell>
          <table:table-cell table:formula="of:=[.C477]/([.D477]-[.D476])" office:value-type="float" office:value="79787.3730933174" calcext:value-type="float">
            <text:p>79787.3730933174</text:p>
          </table:table-cell>
          <table:table-cell/>
          <table:table-cell office:value-type="float" office:value="1443146520.34088" calcext:value-type="float">
            <text:p>1443146520.34088</text:p>
          </table:table-cell>
          <table:table-cell table:formula="of:=[.G477]-[.$B$2]" office:value-type="float" office:value="60.3407037258148" calcext:value-type="float">
            <text:p>60.3407037258</text:p>
          </table:table-cell>
          <table:table-cell table:formula="of:=[.C477]/([.H477]-[.H476])" office:value-type="float" office:value="238106.038003627" calcext:value-type="float">
            <text:p>238106.038003627</text:p>
          </table:table-cell>
          <table:table-cell table:formula="of:=[.G477]-[.$B477]" office:value-type="float" office:value="0.21098518371582" calcext:value-type="float">
            <text:p>0.2109851837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3146520.18404" calcext:value-type="float">
            <text:p>1443146520.18404</text:p>
          </table:table-cell>
          <table:table-cell office:value-type="float" office:value="4320" calcext:value-type="float">
            <text:p>4320</text:p>
          </table:table-cell>
          <table:table-cell table:formula="of:=[.B478]-[.$B$2]" office:value-type="float" office:value="60.1838676929474" calcext:value-type="float">
            <text:p>60.1838676929</text:p>
          </table:table-cell>
          <table:table-cell table:formula="of:=[.C478]/([.D478]-[.D477])" office:value-type="float" office:value="79779.644413917" calcext:value-type="float">
            <text:p>79779.644413917</text:p>
          </table:table-cell>
          <table:table-cell/>
          <table:table-cell office:value-type="float" office:value="1443146520.43102" calcext:value-type="float">
            <text:p>1443146520.43102</text:p>
          </table:table-cell>
          <table:table-cell table:formula="of:=[.G478]-[.$B$2]" office:value-type="float" office:value="60.4308459758759" calcext:value-type="float">
            <text:p>60.4308459759</text:p>
          </table:table-cell>
          <table:table-cell table:formula="of:=[.C478]/([.H478]-[.H477])" office:value-type="float" office:value="47924.2530231377" calcext:value-type="float">
            <text:p>47924.2530231377</text:p>
          </table:table-cell>
          <table:table-cell table:formula="of:=[.G478]-[.$B478]" office:value-type="float" office:value="0.246978282928467" calcext:value-type="float">
            <text:p>0.2469782829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3146520.23819" calcext:value-type="float">
            <text:p>1443146520.23819</text:p>
          </table:table-cell>
          <table:table-cell office:value-type="float" office:value="4320" calcext:value-type="float">
            <text:p>4320</text:p>
          </table:table-cell>
          <table:table-cell table:formula="of:=[.B479]-[.$B$2]" office:value-type="float" office:value="60.2380130290985" calcext:value-type="float">
            <text:p>60.2380130291</text:p>
          </table:table-cell>
          <table:table-cell table:formula="of:=[.C479]/([.D479]-[.D478])" office:value-type="float" office:value="79785.2651231605" calcext:value-type="float">
            <text:p>79785.2651231605</text:p>
          </table:table-cell>
          <table:table-cell/>
          <table:table-cell office:value-type="float" office:value="1443146520.48509" calcext:value-type="float">
            <text:p>1443146520.48509</text:p>
          </table:table-cell>
          <table:table-cell table:formula="of:=[.G479]-[.$B$2]" office:value-type="float" office:value="60.4849116802216" calcext:value-type="float">
            <text:p>60.4849116802</text:p>
          </table:table-cell>
          <table:table-cell table:formula="of:=[.C479]/([.H479]-[.H478])" office:value-type="float" office:value="79902.7785225429" calcext:value-type="float">
            <text:p>79902.7785225429</text:p>
          </table:table-cell>
          <table:table-cell table:formula="of:=[.G479]-[.$B479]" office:value-type="float" office:value="0.246898651123047" calcext:value-type="float">
            <text:p>0.2468986511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3146520.29234" calcext:value-type="float">
            <text:p>1443146520.29234</text:p>
          </table:table-cell>
          <table:table-cell office:value-type="float" office:value="4320" calcext:value-type="float">
            <text:p>4320</text:p>
          </table:table-cell>
          <table:table-cell table:formula="of:=[.B480]-[.$B$2]" office:value-type="float" office:value="60.2921679019928" calcext:value-type="float">
            <text:p>60.292167902</text:p>
          </table:table-cell>
          <table:table-cell table:formula="of:=[.C480]/([.D480]-[.D479])" office:value-type="float" office:value="79771.214834773" calcext:value-type="float">
            <text:p>79771.214834773</text:p>
          </table:table-cell>
          <table:table-cell/>
          <table:table-cell office:value-type="float" office:value="1443146520.5393" calcext:value-type="float">
            <text:p>1443146520.5393</text:p>
          </table:table-cell>
          <table:table-cell table:formula="of:=[.G480]-[.$B$2]" office:value-type="float" office:value="60.539125919342" calcext:value-type="float">
            <text:p>60.5391259193</text:p>
          </table:table-cell>
          <table:table-cell table:formula="of:=[.C480]/([.H480]-[.H479])" office:value-type="float" office:value="79683.862949721" calcext:value-type="float">
            <text:p>79683.862949721</text:p>
          </table:table-cell>
          <table:table-cell table:formula="of:=[.G480]-[.$B480]" office:value-type="float" office:value="0.246958017349243" calcext:value-type="float">
            <text:p>0.2469580173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3146520.34651" calcext:value-type="float">
            <text:p>1443146520.34651</text:p>
          </table:table-cell>
          <table:table-cell office:value-type="float" office:value="4320" calcext:value-type="float">
            <text:p>4320</text:p>
          </table:table-cell>
          <table:table-cell table:formula="of:=[.B481]-[.$B$2]" office:value-type="float" office:value="60.3463311195374" calcext:value-type="float">
            <text:p>60.3463311195</text:p>
          </table:table-cell>
          <table:table-cell table:formula="of:=[.C481]/([.D481]-[.D480])" office:value-type="float" office:value="79758.9248911642" calcext:value-type="float">
            <text:p>79758.9248911642</text:p>
          </table:table-cell>
          <table:table-cell/>
          <table:table-cell office:value-type="float" office:value="1443146520.59341" calcext:value-type="float">
            <text:p>1443146520.59341</text:p>
          </table:table-cell>
          <table:table-cell table:formula="of:=[.G481]-[.$B$2]" office:value-type="float" office:value="60.5932312011719" calcext:value-type="float">
            <text:p>60.5932312012</text:p>
          </table:table-cell>
          <table:table-cell table:formula="of:=[.C481]/([.H481]-[.H480])" office:value-type="float" office:value="79844.330422061" calcext:value-type="float">
            <text:p>79844.330422061</text:p>
          </table:table-cell>
          <table:table-cell table:formula="of:=[.G481]-[.$B481]" office:value-type="float" office:value="0.246900081634521" calcext:value-type="float">
            <text:p>0.2469000816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3146520.40065" calcext:value-type="float">
            <text:p>1443146520.40065</text:p>
          </table:table-cell>
          <table:table-cell office:value-type="float" office:value="4320" calcext:value-type="float">
            <text:p>4320</text:p>
          </table:table-cell>
          <table:table-cell table:formula="of:=[.B482]-[.$B$2]" office:value-type="float" office:value="60.4004776477814" calcext:value-type="float">
            <text:p>60.4004776478</text:p>
          </table:table-cell>
          <table:table-cell table:formula="of:=[.C482]/([.D482]-[.D481])" office:value-type="float" office:value="79783.5085664466" calcext:value-type="float">
            <text:p>79783.5085664466</text:p>
          </table:table-cell>
          <table:table-cell/>
          <table:table-cell office:value-type="float" office:value="1443146520.6476" calcext:value-type="float">
            <text:p>1443146520.6476</text:p>
          </table:table-cell>
          <table:table-cell table:formula="of:=[.G482]-[.$B$2]" office:value-type="float" office:value="60.6474280357361" calcext:value-type="float">
            <text:p>60.6474280357</text:p>
          </table:table-cell>
          <table:table-cell table:formula="of:=[.C482]/([.H482]-[.H481])" office:value-type="float" office:value="79709.4523091" calcext:value-type="float">
            <text:p>79709.4523091</text:p>
          </table:table-cell>
          <table:table-cell table:formula="of:=[.G482]-[.$B482]" office:value-type="float" office:value="0.246950387954712" calcext:value-type="float">
            <text:p>0.246950388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3146520.45481" calcext:value-type="float">
            <text:p>1443146520.45481</text:p>
          </table:table-cell>
          <table:table-cell office:value-type="float" office:value="4320" calcext:value-type="float">
            <text:p>4320</text:p>
          </table:table-cell>
          <table:table-cell table:formula="of:=[.B483]-[.$B$2]" office:value-type="float" office:value="60.4546339511871" calcext:value-type="float">
            <text:p>60.4546339512</text:p>
          </table:table-cell>
          <table:table-cell table:formula="of:=[.C483]/([.D483]-[.D482])" office:value-type="float" office:value="79769.1077183158" calcext:value-type="float">
            <text:p>79769.1077183158</text:p>
          </table:table-cell>
          <table:table-cell/>
          <table:table-cell office:value-type="float" office:value="1443146520.70169" calcext:value-type="float">
            <text:p>1443146520.70169</text:p>
          </table:table-cell>
          <table:table-cell table:formula="of:=[.G483]-[.$B$2]" office:value-type="float" office:value="60.7015120983124" calcext:value-type="float">
            <text:p>60.7015120983</text:p>
          </table:table-cell>
          <table:table-cell table:formula="of:=[.C483]/([.H483]-[.H482])" office:value-type="float" office:value="79875.6564173775" calcext:value-type="float">
            <text:p>79875.6564173775</text:p>
          </table:table-cell>
          <table:table-cell table:formula="of:=[.G483]-[.$B483]" office:value-type="float" office:value="0.246878147125244" calcext:value-type="float">
            <text:p>0.2468781471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3146520.50897" calcext:value-type="float">
            <text:p>1443146520.50897</text:p>
          </table:table-cell>
          <table:table-cell office:value-type="float" office:value="4320" calcext:value-type="float">
            <text:p>4320</text:p>
          </table:table-cell>
          <table:table-cell table:formula="of:=[.B484]-[.$B$2]" office:value-type="float" office:value="60.5087995529175" calcext:value-type="float">
            <text:p>60.5087995529</text:p>
          </table:table-cell>
          <table:table-cell table:formula="of:=[.C484]/([.D484]-[.D483])" office:value-type="float" office:value="79755.4141742265" calcext:value-type="float">
            <text:p>79755.4141742265</text:p>
          </table:table-cell>
          <table:table-cell/>
          <table:table-cell office:value-type="float" office:value="1443146520.75586" calcext:value-type="float">
            <text:p>1443146520.75586</text:p>
          </table:table-cell>
          <table:table-cell table:formula="of:=[.G484]-[.$B$2]" office:value-type="float" office:value="60.755686044693" calcext:value-type="float">
            <text:p>60.7556860447</text:p>
          </table:table-cell>
          <table:table-cell table:formula="of:=[.C484]/([.H484]-[.H483])" office:value-type="float" office:value="79743.1290984148" calcext:value-type="float">
            <text:p>79743.1290984148</text:p>
          </table:table-cell>
          <table:table-cell table:formula="of:=[.G484]-[.$B484]" office:value-type="float" office:value="0.246886491775513" calcext:value-type="float">
            <text:p>0.2468864918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3146520.56312" calcext:value-type="float">
            <text:p>1443146520.56312</text:p>
          </table:table-cell>
          <table:table-cell office:value-type="float" office:value="4320" calcext:value-type="float">
            <text:p>4320</text:p>
          </table:table-cell>
          <table:table-cell table:formula="of:=[.B485]-[.$B$2]" office:value-type="float" office:value="60.5629413127899" calcext:value-type="float">
            <text:p>60.5629413128</text:p>
          </table:table-cell>
          <table:table-cell table:formula="of:=[.C485]/([.D485]-[.D484])" office:value-type="float" office:value="79790.5352574124" calcext:value-type="float">
            <text:p>79790.5352574124</text:p>
          </table:table-cell>
          <table:table-cell/>
          <table:table-cell office:value-type="float" office:value="1443146520.81" calcext:value-type="float">
            <text:p>1443146520.81</text:p>
          </table:table-cell>
          <table:table-cell table:formula="of:=[.G485]-[.$B$2]" office:value-type="float" office:value="60.8098266124725" calcext:value-type="float">
            <text:p>60.8098266125</text:p>
          </table:table-cell>
          <table:table-cell table:formula="of:=[.C485]/([.H485]-[.H484])" office:value-type="float" office:value="79792.2921235501" calcext:value-type="float">
            <text:p>79792.2921235501</text:p>
          </table:table-cell>
          <table:table-cell table:formula="of:=[.G485]-[.$B485]" office:value-type="float" office:value="0.246885299682617" calcext:value-type="float">
            <text:p>0.2468852997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3146520.61726" calcext:value-type="float">
            <text:p>1443146520.61726</text:p>
          </table:table-cell>
          <table:table-cell office:value-type="float" office:value="4320" calcext:value-type="float">
            <text:p>4320</text:p>
          </table:table-cell>
          <table:table-cell table:formula="of:=[.B486]-[.$B$2]" office:value-type="float" office:value="60.6170840263367" calcext:value-type="float">
            <text:p>60.6170840263</text:p>
          </table:table-cell>
          <table:table-cell table:formula="of:=[.C486]/([.D486]-[.D485])" office:value-type="float" office:value="79789.1298202042" calcext:value-type="float">
            <text:p>79789.1298202042</text:p>
          </table:table-cell>
          <table:table-cell/>
          <table:table-cell office:value-type="float" office:value="1443146520.82814" calcext:value-type="float">
            <text:p>1443146520.82814</text:p>
          </table:table-cell>
          <table:table-cell table:formula="of:=[.G486]-[.$B$2]" office:value-type="float" office:value="60.8279628753662" calcext:value-type="float">
            <text:p>60.8279628754</text:p>
          </table:table-cell>
          <table:table-cell table:formula="of:=[.C486]/([.H486]-[.H485])" office:value-type="float" office:value="238196.81184188" calcext:value-type="float">
            <text:p>238196.81184188</text:p>
          </table:table-cell>
          <table:table-cell table:formula="of:=[.G486]-[.$B486]" office:value-type="float" office:value="0.210878849029541" calcext:value-type="float">
            <text:p>0.210878849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3146520.67141" calcext:value-type="float">
            <text:p>1443146520.67141</text:p>
          </table:table-cell>
          <table:table-cell office:value-type="float" office:value="4320" calcext:value-type="float">
            <text:p>4320</text:p>
          </table:table-cell>
          <table:table-cell table:formula="of:=[.B487]-[.$B$2]" office:value-type="float" office:value="60.6712317466736" calcext:value-type="float">
            <text:p>60.6712317467</text:p>
          </table:table-cell>
          <table:table-cell table:formula="of:=[.C487]/([.D487]-[.D486])" office:value-type="float" office:value="79781.752087076" calcext:value-type="float">
            <text:p>79781.752087076</text:p>
          </table:table-cell>
          <table:table-cell/>
          <table:table-cell office:value-type="float" office:value="1443146520.91822" calcext:value-type="float">
            <text:p>1443146520.91822</text:p>
          </table:table-cell>
          <table:table-cell table:formula="of:=[.G487]-[.$B$2]" office:value-type="float" office:value="60.9180459976196" calcext:value-type="float">
            <text:p>60.9180459976</text:p>
          </table:table-cell>
          <table:table-cell table:formula="of:=[.C487]/([.H487]-[.H486])" office:value-type="float" office:value="47955.7090377836" calcext:value-type="float">
            <text:p>47955.7090377836</text:p>
          </table:table-cell>
          <table:table-cell table:formula="of:=[.G487]-[.$B487]" office:value-type="float" office:value="0.246814250946045" calcext:value-type="float">
            <text:p>0.2468142509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3146520.72555" calcext:value-type="float">
            <text:p>1443146520.72555</text:p>
          </table:table-cell>
          <table:table-cell office:value-type="float" office:value="4320" calcext:value-type="float">
            <text:p>4320</text:p>
          </table:table-cell>
          <table:table-cell table:formula="of:=[.B488]-[.$B$2]" office:value-type="float" office:value="60.7253761291504" calcext:value-type="float">
            <text:p>60.7253761292</text:p>
          </table:table-cell>
          <table:table-cell table:formula="of:=[.C488]/([.D488]-[.D487])" office:value-type="float" office:value="79786.6704242222" calcext:value-type="float">
            <text:p>79786.6704242222</text:p>
          </table:table-cell>
          <table:table-cell/>
          <table:table-cell office:value-type="float" office:value="1443146520.9724" calcext:value-type="float">
            <text:p>1443146520.9724</text:p>
          </table:table-cell>
          <table:table-cell table:formula="of:=[.G488]-[.$B$2]" office:value-type="float" office:value="60.9722285270691" calcext:value-type="float">
            <text:p>60.9722285271</text:p>
          </table:table-cell>
          <table:table-cell table:formula="of:=[.C488]/([.H488]-[.H487])" office:value-type="float" office:value="79730.4969682036" calcext:value-type="float">
            <text:p>79730.4969682036</text:p>
          </table:table-cell>
          <table:table-cell table:formula="of:=[.G488]-[.$B488]" office:value-type="float" office:value="0.246852397918701" calcext:value-type="float">
            <text:p>0.2468523979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3146520.77969" calcext:value-type="float">
            <text:p>1443146520.77969</text:p>
          </table:table-cell>
          <table:table-cell office:value-type="float" office:value="4320" calcext:value-type="float">
            <text:p>4320</text:p>
          </table:table-cell>
          <table:table-cell table:formula="of:=[.B489]-[.$B$2]" office:value-type="float" office:value="60.77951836586" calcext:value-type="float">
            <text:p>60.7795183659</text:p>
          </table:table-cell>
          <table:table-cell table:formula="of:=[.C489]/([.D489]-[.D488])" office:value-type="float" office:value="79789.8325326194" calcext:value-type="float">
            <text:p>79789.8325326194</text:p>
          </table:table-cell>
          <table:table-cell/>
          <table:table-cell office:value-type="float" office:value="1443146521.02654" calcext:value-type="float">
            <text:p>1443146521.02654</text:p>
          </table:table-cell>
          <table:table-cell table:formula="of:=[.G489]-[.$B$2]" office:value-type="float" office:value="61.0263669490814" calcext:value-type="float">
            <text:p>61.0263669491</text:p>
          </table:table-cell>
          <table:table-cell table:formula="of:=[.C489]/([.H489]-[.H488])" office:value-type="float" office:value="79795.4546775707" calcext:value-type="float">
            <text:p>79795.4546775707</text:p>
          </table:table-cell>
          <table:table-cell table:formula="of:=[.G489]-[.$B489]" office:value-type="float" office:value="0.246848583221436" calcext:value-type="float">
            <text:p>0.2468485832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3146520.83384" calcext:value-type="float">
            <text:p>1443146520.83384</text:p>
          </table:table-cell>
          <table:table-cell office:value-type="float" office:value="4320" calcext:value-type="float">
            <text:p>4320</text:p>
          </table:table-cell>
          <table:table-cell table:formula="of:=[.B490]-[.$B$2]" office:value-type="float" office:value="60.8336637020111" calcext:value-type="float">
            <text:p>60.833663702</text:p>
          </table:table-cell>
          <table:table-cell table:formula="of:=[.C490]/([.D490]-[.D489])" office:value-type="float" office:value="79785.2651231605" calcext:value-type="float">
            <text:p>79785.2651231605</text:p>
          </table:table-cell>
          <table:table-cell/>
          <table:table-cell office:value-type="float" office:value="1443146521.08076" calcext:value-type="float">
            <text:p>1443146521.08076</text:p>
          </table:table-cell>
          <table:table-cell table:formula="of:=[.G490]-[.$B$2]" office:value-type="float" office:value="61.0805814266205" calcext:value-type="float">
            <text:p>61.0805814266</text:p>
          </table:table-cell>
          <table:table-cell table:formula="of:=[.C490]/([.H490]-[.H489])" office:value-type="float" office:value="79683.5125246271" calcext:value-type="float">
            <text:p>79683.5125246271</text:p>
          </table:table-cell>
          <table:table-cell table:formula="of:=[.G490]-[.$B490]" office:value-type="float" office:value="0.246917724609375" calcext:value-type="float">
            <text:p>0.2469177246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3146520.88799" calcext:value-type="float">
            <text:p>1443146520.88799</text:p>
          </table:table-cell>
          <table:table-cell office:value-type="float" office:value="4320" calcext:value-type="float">
            <text:p>4320</text:p>
          </table:table-cell>
          <table:table-cell table:formula="of:=[.B491]-[.$B$2]" office:value-type="float" office:value="60.8878209590912" calcext:value-type="float">
            <text:p>60.8878209591</text:p>
          </table:table-cell>
          <table:table-cell table:formula="of:=[.C491]/([.D491]-[.D490])" office:value-type="float" office:value="79767.7030358526" calcext:value-type="float">
            <text:p>79767.7030358526</text:p>
          </table:table-cell>
          <table:table-cell/>
          <table:table-cell office:value-type="float" office:value="1443146521.13494" calcext:value-type="float">
            <text:p>1443146521.13494</text:p>
          </table:table-cell>
          <table:table-cell table:formula="of:=[.G491]-[.$B$2]" office:value-type="float" office:value="61.1347613334656" calcext:value-type="float">
            <text:p>61.1347613335</text:p>
          </table:table-cell>
          <table:table-cell table:formula="of:=[.C491]/([.H491]-[.H490])" office:value-type="float" office:value="79734.3563611401" calcext:value-type="float">
            <text:p>79734.3563611401</text:p>
          </table:table-cell>
          <table:table-cell table:formula="of:=[.G491]-[.$B491]" office:value-type="float" office:value="0.24694037437439" calcext:value-type="float">
            <text:p>0.2469403744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3146520.94215" calcext:value-type="float">
            <text:p>1443146520.94215</text:p>
          </table:table-cell>
          <table:table-cell office:value-type="float" office:value="4320" calcext:value-type="float">
            <text:p>4320</text:p>
          </table:table-cell>
          <table:table-cell table:formula="of:=[.B492]-[.$B$2]" office:value-type="float" office:value="60.9419713020325" calcext:value-type="float">
            <text:p>60.941971302</text:p>
          </table:table-cell>
          <table:table-cell table:formula="of:=[.C492]/([.D492]-[.D491])" office:value-type="float" office:value="79777.8881046834" calcext:value-type="float">
            <text:p>79777.8881046834</text:p>
          </table:table-cell>
          <table:table-cell/>
          <table:table-cell office:value-type="float" office:value="1443146521.18898" calcext:value-type="float">
            <text:p>1443146521.18898</text:p>
          </table:table-cell>
          <table:table-cell table:formula="of:=[.G492]-[.$B$2]" office:value-type="float" office:value="61.188807964325" calcext:value-type="float">
            <text:p>61.1888079643</text:p>
          </table:table-cell>
          <table:table-cell table:formula="of:=[.C492]/([.H492]-[.H491])" office:value-type="float" office:value="79930.9768492377" calcext:value-type="float">
            <text:p>79930.9768492377</text:p>
          </table:table-cell>
          <table:table-cell table:formula="of:=[.G492]-[.$B492]" office:value-type="float" office:value="0.24683666229248" calcext:value-type="float">
            <text:p>0.2468366623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3146520.99629" calcext:value-type="float">
            <text:p>1443146520.99629</text:p>
          </table:table-cell>
          <table:table-cell office:value-type="float" office:value="4320" calcext:value-type="float">
            <text:p>4320</text:p>
          </table:table-cell>
          <table:table-cell table:formula="of:=[.B493]-[.$B$2]" office:value-type="float" office:value="60.9961206912994" calcext:value-type="float">
            <text:p>60.9961206913</text:p>
          </table:table-cell>
          <table:table-cell table:formula="of:=[.C493]/([.D493]-[.D492])" office:value-type="float" office:value="79779.2931458839" calcext:value-type="float">
            <text:p>79779.2931458839</text:p>
          </table:table-cell>
          <table:table-cell/>
          <table:table-cell office:value-type="float" office:value="1443146521.20654" calcext:value-type="float">
            <text:p>1443146521.20654</text:p>
          </table:table-cell>
          <table:table-cell table:formula="of:=[.G493]-[.$B$2]" office:value-type="float" office:value="61.2063663005829" calcext:value-type="float">
            <text:p>61.2063663006</text:p>
          </table:table-cell>
          <table:table-cell table:formula="of:=[.C493]/([.H493]-[.H492])" office:value-type="float" office:value="246036.978477833" calcext:value-type="float">
            <text:p>246036.978477833</text:p>
          </table:table-cell>
          <table:table-cell table:formula="of:=[.G493]-[.$B493]" office:value-type="float" office:value="0.210245609283447" calcext:value-type="float">
            <text:p>0.2102456093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3146521.04747" calcext:value-type="float">
            <text:p>1443146521.04747</text:p>
          </table:table-cell>
          <table:table-cell office:value-type="float" office:value="4320" calcext:value-type="float">
            <text:p>4320</text:p>
          </table:table-cell>
          <table:table-cell table:formula="of:=[.B494]-[.$B$2]" office:value-type="float" office:value="61.0472934246063" calcext:value-type="float">
            <text:p>61.0472934246</text:p>
          </table:table-cell>
          <table:table-cell table:formula="of:=[.C494]/([.D494]-[.D493])" office:value-type="float" office:value="84419.9580681532" calcext:value-type="float">
            <text:p>84419.9580681532</text:p>
          </table:table-cell>
          <table:table-cell/>
          <table:table-cell office:value-type="float" office:value="1443146521.24514" calcext:value-type="float">
            <text:p>1443146521.24514</text:p>
          </table:table-cell>
          <table:table-cell table:formula="of:=[.G494]-[.$B$2]" office:value-type="float" office:value="61.244969367981" calcext:value-type="float">
            <text:p>61.244969368</text:p>
          </table:table-cell>
          <table:table-cell table:formula="of:=[.C494]/([.H494]-[.H493])" office:value-type="float" office:value="111908.205517778" calcext:value-type="float">
            <text:p>111908.205517778</text:p>
          </table:table-cell>
          <table:table-cell table:formula="of:=[.G494]-[.$B494]" office:value-type="float" office:value="0.197675943374634" calcext:value-type="float">
            <text:p>0.1976759434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3146521.09844" calcext:value-type="float">
            <text:p>1443146521.09844</text:p>
          </table:table-cell>
          <table:table-cell office:value-type="float" office:value="4320" calcext:value-type="float">
            <text:p>4320</text:p>
          </table:table-cell>
          <table:table-cell table:formula="of:=[.B495]-[.$B$2]" office:value-type="float" office:value="61.0982630252838" calcext:value-type="float">
            <text:p>61.0982630253</text:p>
          </table:table-cell>
          <table:table-cell table:formula="of:=[.C495]/([.D495]-[.D494])" office:value-type="float" office:value="84756.4026905913" calcext:value-type="float">
            <text:p>84756.4026905913</text:p>
          </table:table-cell>
          <table:table-cell/>
          <table:table-cell office:value-type="float" office:value="1443146521.29611" calcext:value-type="float">
            <text:p>1443146521.29611</text:p>
          </table:table-cell>
          <table:table-cell table:formula="of:=[.G495]-[.$B$2]" office:value-type="float" office:value="61.2959370613098" calcext:value-type="float">
            <text:p>61.2959370613</text:p>
          </table:table-cell>
          <table:table-cell table:formula="of:=[.C495]/([.H495]-[.H494])" office:value-type="float" office:value="84759.5745039154" calcext:value-type="float">
            <text:p>84759.5745039154</text:p>
          </table:table-cell>
          <table:table-cell table:formula="of:=[.G495]-[.$B495]" office:value-type="float" office:value="0.197674036026001" calcext:value-type="float">
            <text:p>0.197674036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3146521.1494" calcext:value-type="float">
            <text:p>1443146521.1494</text:p>
          </table:table-cell>
          <table:table-cell office:value-type="float" office:value="4320" calcext:value-type="float">
            <text:p>4320</text:p>
          </table:table-cell>
          <table:table-cell table:formula="of:=[.B496]-[.$B$2]" office:value-type="float" office:value="61.149228811264" calcext:value-type="float">
            <text:p>61.1492288113</text:p>
          </table:table-cell>
          <table:table-cell table:formula="of:=[.C496]/([.D496]-[.D495])" office:value-type="float" office:value="84762.7465546439" calcext:value-type="float">
            <text:p>84762.7465546439</text:p>
          </table:table-cell>
          <table:table-cell/>
          <table:table-cell office:value-type="float" office:value="1443146521.34707" calcext:value-type="float">
            <text:p>1443146521.34707</text:p>
          </table:table-cell>
          <table:table-cell table:formula="of:=[.G496]-[.$B$2]" office:value-type="float" office:value="61.3468930721283" calcext:value-type="float">
            <text:p>61.3468930721</text:p>
          </table:table-cell>
          <table:table-cell table:formula="of:=[.C496]/([.H496]-[.H495])" office:value-type="float" office:value="84779.0070417593" calcext:value-type="float">
            <text:p>84779.0070417593</text:p>
          </table:table-cell>
          <table:table-cell table:formula="of:=[.G496]-[.$B496]" office:value-type="float" office:value="0.197664260864258" calcext:value-type="float">
            <text:p>0.1976642609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3146521.20037" calcext:value-type="float">
            <text:p>1443146521.20037</text:p>
          </table:table-cell>
          <table:table-cell office:value-type="float" office:value="4320" calcext:value-type="float">
            <text:p>4320</text:p>
          </table:table-cell>
          <table:table-cell table:formula="of:=[.B497]-[.$B$2]" office:value-type="float" office:value="61.200199842453" calcext:value-type="float">
            <text:p>61.2001998425</text:p>
          </table:table-cell>
          <table:table-cell table:formula="of:=[.C497]/([.D497]-[.D496])" office:value-type="float" office:value="84754.023986379" calcext:value-type="float">
            <text:p>84754.023986379</text:p>
          </table:table-cell>
          <table:table-cell/>
          <table:table-cell office:value-type="float" office:value="1443146521.39808" calcext:value-type="float">
            <text:p>1443146521.39808</text:p>
          </table:table-cell>
          <table:table-cell table:formula="of:=[.G497]-[.$B$2]" office:value-type="float" office:value="61.3979032039642" calcext:value-type="float">
            <text:p>61.397903204</text:p>
          </table:table-cell>
          <table:table-cell table:formula="of:=[.C497]/([.H497]-[.H496])" office:value-type="float" office:value="84689.0577325755" calcext:value-type="float">
            <text:p>84689.0577325755</text:p>
          </table:table-cell>
          <table:table-cell table:formula="of:=[.G497]-[.$B497]" office:value-type="float" office:value="0.19770336151123" calcext:value-type="float">
            <text:p>0.1977033615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3146521.25134" calcext:value-type="float">
            <text:p>1443146521.25134</text:p>
          </table:table-cell>
          <table:table-cell office:value-type="float" office:value="4320" calcext:value-type="float">
            <text:p>4320</text:p>
          </table:table-cell>
          <table:table-cell table:formula="of:=[.B498]-[.$B$2]" office:value-type="float" office:value="61.2511656284332" calcext:value-type="float">
            <text:p>61.2511656284</text:p>
          </table:table-cell>
          <table:table-cell table:formula="of:=[.C498]/([.D498]-[.D497])" office:value-type="float" office:value="84762.7465546439" calcext:value-type="float">
            <text:p>84762.7465546439</text:p>
          </table:table-cell>
          <table:table-cell/>
          <table:table-cell office:value-type="float" office:value="1443146521.44901" calcext:value-type="float">
            <text:p>1443146521.44901</text:p>
          </table:table-cell>
          <table:table-cell table:formula="of:=[.G498]-[.$B$2]" office:value-type="float" office:value="61.4488368034363" calcext:value-type="float">
            <text:p>61.4488368034</text:p>
          </table:table-cell>
          <table:table-cell table:formula="of:=[.C498]/([.H498]-[.H497])" office:value-type="float" office:value="84816.3107414186" calcext:value-type="float">
            <text:p>84816.3107414186</text:p>
          </table:table-cell>
          <table:table-cell table:formula="of:=[.G498]-[.$B498]" office:value-type="float" office:value="0.197671175003052" calcext:value-type="float">
            <text:p>0.197671175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3146521.30231" calcext:value-type="float">
            <text:p>1443146521.30231</text:p>
          </table:table-cell>
          <table:table-cell office:value-type="float" office:value="4320" calcext:value-type="float">
            <text:p>4320</text:p>
          </table:table-cell>
          <table:table-cell table:formula="of:=[.B499]-[.$B$2]" office:value-type="float" office:value="61.3021326065064" calcext:value-type="float">
            <text:p>61.3021326065</text:p>
          </table:table-cell>
          <table:table-cell table:formula="of:=[.C499]/([.D499]-[.D498])" office:value-type="float" office:value="84760.7639951163" calcext:value-type="float">
            <text:p>84760.7639951163</text:p>
          </table:table-cell>
          <table:table-cell/>
          <table:table-cell office:value-type="float" office:value="1443146521.49995" calcext:value-type="float">
            <text:p>1443146521.49995</text:p>
          </table:table-cell>
          <table:table-cell table:formula="of:=[.G499]-[.$B$2]" office:value-type="float" office:value="61.4997746944428" calcext:value-type="float">
            <text:p>61.4997746944</text:p>
          </table:table-cell>
          <table:table-cell table:formula="of:=[.C499]/([.H499]-[.H498])" office:value-type="float" office:value="84809.1649387547" calcext:value-type="float">
            <text:p>84809.1649387547</text:p>
          </table:table-cell>
          <table:table-cell table:formula="of:=[.G499]-[.$B499]" office:value-type="float" office:value="0.197642087936401" calcext:value-type="float">
            <text:p>0.1976420879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3146521.35326" calcext:value-type="float">
            <text:p>1443146521.35326</text:p>
          </table:table-cell>
          <table:table-cell office:value-type="float" office:value="4320" calcext:value-type="float">
            <text:p>4320</text:p>
          </table:table-cell>
          <table:table-cell table:formula="of:=[.B500]-[.$B$2]" office:value-type="float" office:value="61.3530871868134" calcext:value-type="float">
            <text:p>61.3530871868</text:p>
          </table:table-cell>
          <table:table-cell table:formula="of:=[.C500]/([.D500]-[.D499])" office:value-type="float" office:value="84781.3871485455" calcext:value-type="float">
            <text:p>84781.3871485455</text:p>
          </table:table-cell>
          <table:table-cell/>
          <table:table-cell office:value-type="float" office:value="1443146521.59714" calcext:value-type="float">
            <text:p>1443146521.59714</text:p>
          </table:table-cell>
          <table:table-cell table:formula="of:=[.G500]-[.$B$2]" office:value-type="float" office:value="61.5969619750977" calcext:value-type="float">
            <text:p>61.5969619751</text:p>
          </table:table-cell>
          <table:table-cell table:formula="of:=[.C500]/([.H500]-[.H499])" office:value-type="float" office:value="44450.2610926986" calcext:value-type="float">
            <text:p>44450.2610926986</text:p>
          </table:table-cell>
          <table:table-cell table:formula="of:=[.G500]-[.$B500]" office:value-type="float" office:value="0.243874788284302" calcext:value-type="float">
            <text:p>0.2438747883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3146521.40424" calcext:value-type="float">
            <text:p>1443146521.40424</text:p>
          </table:table-cell>
          <table:table-cell office:value-type="float" office:value="4320" calcext:value-type="float">
            <text:p>4320</text:p>
          </table:table-cell>
          <table:table-cell table:formula="of:=[.B501]-[.$B$2]" office:value-type="float" office:value="61.4040622711182" calcext:value-type="float">
            <text:p>61.4040622711</text:p>
          </table:table-cell>
          <table:table-cell table:formula="of:=[.C501]/([.D501]-[.D500])" office:value-type="float" office:value="84747.285049461" calcext:value-type="float">
            <text:p>84747.285049461</text:p>
          </table:table-cell>
          <table:table-cell/>
          <table:table-cell office:value-type="float" office:value="1443146521.64811" calcext:value-type="float">
            <text:p>1443146521.64811</text:p>
          </table:table-cell>
          <table:table-cell table:formula="of:=[.G501]-[.$B$2]" office:value-type="float" office:value="61.647935628891" calcext:value-type="float">
            <text:p>61.6479356289</text:p>
          </table:table-cell>
          <table:table-cell table:formula="of:=[.C501]/([.H501]-[.H500])" office:value-type="float" office:value="84749.6633754134" calcext:value-type="float">
            <text:p>84749.6633754134</text:p>
          </table:table-cell>
          <table:table-cell table:formula="of:=[.G501]-[.$B501]" office:value-type="float" office:value="0.243873357772827" calcext:value-type="float">
            <text:p>0.2438733578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3146521.4552" calcext:value-type="float">
            <text:p>1443146521.4552</text:p>
          </table:table-cell>
          <table:table-cell office:value-type="float" office:value="4320" calcext:value-type="float">
            <text:p>4320</text:p>
          </table:table-cell>
          <table:table-cell table:formula="of:=[.B502]-[.$B$2]" office:value-type="float" office:value="61.4550297260284" calcext:value-type="float">
            <text:p>61.455029726</text:p>
          </table:table-cell>
          <table:table-cell table:formula="of:=[.C502]/([.D502]-[.D501])" office:value-type="float" office:value="84759.9709972728" calcext:value-type="float">
            <text:p>84759.9709972728</text:p>
          </table:table-cell>
          <table:table-cell/>
          <table:table-cell office:value-type="float" office:value="1443146521.69893" calcext:value-type="float">
            <text:p>1443146521.69893</text:p>
          </table:table-cell>
          <table:table-cell table:formula="of:=[.G502]-[.$B$2]" office:value-type="float" office:value="61.6987581253052" calcext:value-type="float">
            <text:p>61.6987581253</text:p>
          </table:table-cell>
          <table:table-cell table:formula="of:=[.C502]/([.H502]-[.H501])" office:value-type="float" office:value="85001.7276757441" calcext:value-type="float">
            <text:p>85001.7276757441</text:p>
          </table:table-cell>
          <table:table-cell table:formula="of:=[.G502]-[.$B502]" office:value-type="float" office:value="0.243728399276733" calcext:value-type="float">
            <text:p>0.2437283993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3146521.50615" calcext:value-type="float">
            <text:p>1443146521.50615</text:p>
          </table:table-cell>
          <table:table-cell office:value-type="float" office:value="4320" calcext:value-type="float">
            <text:p>4320</text:p>
          </table:table-cell>
          <table:table-cell table:formula="of:=[.B503]-[.$B$2]" office:value-type="float" office:value="61.5059747695923" calcext:value-type="float">
            <text:p>61.5059747696</text:p>
          </table:table-cell>
          <table:table-cell table:formula="of:=[.C503]/([.D503]-[.D502])" office:value-type="float" office:value="84797.2579429893" calcext:value-type="float">
            <text:p>84797.2579429893</text:p>
          </table:table-cell>
          <table:table-cell/>
          <table:table-cell office:value-type="float" office:value="1443146521.75002" calcext:value-type="float">
            <text:p>1443146521.75002</text:p>
          </table:table-cell>
          <table:table-cell table:formula="of:=[.G503]-[.$B$2]" office:value-type="float" office:value="61.749843120575" calcext:value-type="float">
            <text:p>61.7498431206</text:p>
          </table:table-cell>
          <table:table-cell table:formula="of:=[.C503]/([.H503]-[.H502])" office:value-type="float" office:value="84564.9486152726" calcext:value-type="float">
            <text:p>84564.9486152726</text:p>
          </table:table-cell>
          <table:table-cell table:formula="of:=[.G503]-[.$B503]" office:value-type="float" office:value="0.243868350982666" calcext:value-type="float">
            <text:p>0.24386835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3146521.55716" calcext:value-type="float">
            <text:p>1443146521.55716</text:p>
          </table:table-cell>
          <table:table-cell office:value-type="float" office:value="4320" calcext:value-type="float">
            <text:p>4320</text:p>
          </table:table-cell>
          <table:table-cell table:formula="of:=[.B504]-[.$B$2]" office:value-type="float" office:value="61.5569818019867" calcext:value-type="float">
            <text:p>61.556981802</text:p>
          </table:table-cell>
          <table:table-cell table:formula="of:=[.C504]/([.D504]-[.D503])" office:value-type="float" office:value="84694.2038618485" calcext:value-type="float">
            <text:p>84694.2038618485</text:p>
          </table:table-cell>
          <table:table-cell/>
          <table:table-cell office:value-type="float" office:value="1443146521.80096" calcext:value-type="float">
            <text:p>1443146521.80096</text:p>
          </table:table-cell>
          <table:table-cell table:formula="of:=[.G504]-[.$B$2]" office:value-type="float" office:value="61.8007855415344" calcext:value-type="float">
            <text:p>61.8007855415</text:p>
          </table:table-cell>
          <table:table-cell table:formula="of:=[.C504]/([.H504]-[.H503])" office:value-type="float" office:value="84801.6234532078" calcext:value-type="float">
            <text:p>84801.6234532078</text:p>
          </table:table-cell>
          <table:table-cell table:formula="of:=[.G504]-[.$B504]" office:value-type="float" office:value="0.243803739547729" calcext:value-type="float">
            <text:p>0.2438037395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3146521.60811" calcext:value-type="float">
            <text:p>1443146521.60811</text:p>
          </table:table-cell>
          <table:table-cell office:value-type="float" office:value="4320" calcext:value-type="float">
            <text:p>4320</text:p>
          </table:table-cell>
          <table:table-cell table:formula="of:=[.B505]-[.$B$2]" office:value-type="float" office:value="61.6079354286194" calcext:value-type="float">
            <text:p>61.6079354286</text:p>
          </table:table-cell>
          <table:table-cell table:formula="of:=[.C505]/([.D505]-[.D504])" office:value-type="float" office:value="84782.9739606485" calcext:value-type="float">
            <text:p>84782.9739606485</text:p>
          </table:table-cell>
          <table:table-cell/>
          <table:table-cell office:value-type="float" office:value="1443146521.85205" calcext:value-type="float">
            <text:p>1443146521.85205</text:p>
          </table:table-cell>
          <table:table-cell table:formula="of:=[.G505]-[.$B$2]" office:value-type="float" office:value="61.8518760204315" calcext:value-type="float">
            <text:p>61.8518760204</text:p>
          </table:table-cell>
          <table:table-cell table:formula="of:=[.C505]/([.H505]-[.H504])" office:value-type="float" office:value="84555.8721166275" calcext:value-type="float">
            <text:p>84555.8721166275</text:p>
          </table:table-cell>
          <table:table-cell table:formula="of:=[.G505]-[.$B505]" office:value-type="float" office:value="0.243940591812134" calcext:value-type="float">
            <text:p>0.2439405918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3146521.65908" calcext:value-type="float">
            <text:p>1443146521.65908</text:p>
          </table:table-cell>
          <table:table-cell office:value-type="float" office:value="4320" calcext:value-type="float">
            <text:p>4320</text:p>
          </table:table-cell>
          <table:table-cell table:formula="of:=[.B506]-[.$B$2]" office:value-type="float" office:value="61.6589057445526" calcext:value-type="float">
            <text:p>61.6589057446</text:p>
          </table:table-cell>
          <table:table-cell table:formula="of:=[.C506]/([.D506]-[.D505])" office:value-type="float" office:value="84755.2133217953" calcext:value-type="float">
            <text:p>84755.2133217953</text:p>
          </table:table-cell>
          <table:table-cell/>
          <table:table-cell office:value-type="float" office:value="1443146521.90297" calcext:value-type="float">
            <text:p>1443146521.90297</text:p>
          </table:table-cell>
          <table:table-cell table:formula="of:=[.G506]-[.$B$2]" office:value-type="float" office:value="61.9027926921845" calcext:value-type="float">
            <text:p>61.9027926922</text:p>
          </table:table-cell>
          <table:table-cell table:formula="of:=[.C506]/([.H506]-[.H505])" office:value-type="float" office:value="84844.5087094962" calcext:value-type="float">
            <text:p>84844.5087094962</text:p>
          </table:table-cell>
          <table:table-cell table:formula="of:=[.G506]-[.$B506]" office:value-type="float" office:value="0.243886947631836" calcext:value-type="float">
            <text:p>0.2438869476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3146521.71005" calcext:value-type="float">
            <text:p>1443146521.71005</text:p>
          </table:table-cell>
          <table:table-cell office:value-type="float" office:value="4320" calcext:value-type="float">
            <text:p>4320</text:p>
          </table:table-cell>
          <table:table-cell table:formula="of:=[.B507]-[.$B$2]" office:value-type="float" office:value="61.70987200737" calcext:value-type="float">
            <text:p>61.7098720074</text:p>
          </table:table-cell>
          <table:table-cell table:formula="of:=[.C507]/([.D507]-[.D506])" office:value-type="float" office:value="84761.9535197036" calcext:value-type="float">
            <text:p>84761.9535197036</text:p>
          </table:table-cell>
          <table:table-cell/>
          <table:table-cell office:value-type="float" office:value="1443146521.95395" calcext:value-type="float">
            <text:p>1443146521.95395</text:p>
          </table:table-cell>
          <table:table-cell table:formula="of:=[.G507]-[.$B$2]" office:value-type="float" office:value="61.9537794589996" calcext:value-type="float">
            <text:p>61.953779459</text:p>
          </table:table-cell>
          <table:table-cell table:formula="of:=[.C507]/([.H507]-[.H506])" office:value-type="float" office:value="84727.8670494824" calcext:value-type="float">
            <text:p>84727.8670494824</text:p>
          </table:table-cell>
          <table:table-cell table:formula="of:=[.G507]-[.$B507]" office:value-type="float" office:value="0.243907451629639" calcext:value-type="float">
            <text:p>0.2439074516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3146521.76102" calcext:value-type="float">
            <text:p>1443146521.76102</text:p>
          </table:table-cell>
          <table:table-cell office:value-type="float" office:value="4320" calcext:value-type="float">
            <text:p>4320</text:p>
          </table:table-cell>
          <table:table-cell table:formula="of:=[.B508]-[.$B$2]" office:value-type="float" office:value="61.7608413696289" calcext:value-type="float">
            <text:p>61.7608413696</text:p>
          </table:table-cell>
          <table:table-cell table:formula="of:=[.C508]/([.D508]-[.D507])" office:value-type="float" office:value="84756.7991542747" calcext:value-type="float">
            <text:p>84756.7991542747</text:p>
          </table:table-cell>
          <table:table-cell/>
          <table:table-cell office:value-type="float" office:value="1443146522.00497" calcext:value-type="float">
            <text:p>1443146522.00497</text:p>
          </table:table-cell>
          <table:table-cell table:formula="of:=[.G508]-[.$B$2]" office:value-type="float" office:value="62.0047991275787" calcext:value-type="float">
            <text:p>62.0047991276</text:p>
          </table:table-cell>
          <table:table-cell table:formula="of:=[.C508]/([.H508]-[.H507])" office:value-type="float" office:value="84673.2274103705" calcext:value-type="float">
            <text:p>84673.2274103705</text:p>
          </table:table-cell>
          <table:table-cell table:formula="of:=[.G508]-[.$B508]" office:value-type="float" office:value="0.243957757949829" calcext:value-type="float">
            <text:p>0.2439577579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3146521.81198" calcext:value-type="float">
            <text:p>1443146521.81198</text:p>
          </table:table-cell>
          <table:table-cell office:value-type="float" office:value="4320" calcext:value-type="float">
            <text:p>4320</text:p>
          </table:table-cell>
          <table:table-cell table:formula="of:=[.B509]-[.$B$2]" office:value-type="float" office:value="61.8118050098419" calcext:value-type="float">
            <text:p>61.8118050098</text:p>
          </table:table-cell>
          <table:table-cell table:formula="of:=[.C509]/([.D509]-[.D508])" office:value-type="float" office:value="84766.3153955192" calcext:value-type="float">
            <text:p>84766.3153955192</text:p>
          </table:table-cell>
          <table:table-cell/>
          <table:table-cell office:value-type="float" office:value="1443146522.0558" calcext:value-type="float">
            <text:p>1443146522.0558</text:p>
          </table:table-cell>
          <table:table-cell table:formula="of:=[.G509]-[.$B$2]" office:value-type="float" office:value="62.0556306838989" calcext:value-type="float">
            <text:p>62.0556306839</text:p>
          </table:table-cell>
          <table:table-cell table:formula="of:=[.C509]/([.H509]-[.H508])" office:value-type="float" office:value="84986.5774871836" calcext:value-type="float">
            <text:p>84986.5774871836</text:p>
          </table:table-cell>
          <table:table-cell table:formula="of:=[.G509]-[.$B509]" office:value-type="float" office:value="0.243825674057007" calcext:value-type="float">
            <text:p>0.243825674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3146521.86295" calcext:value-type="float">
            <text:p>1443146521.86295</text:p>
          </table:table-cell>
          <table:table-cell office:value-type="float" office:value="4320" calcext:value-type="float">
            <text:p>4320</text:p>
          </table:table-cell>
          <table:table-cell table:formula="of:=[.B510]-[.$B$2]" office:value-type="float" office:value="61.8627800941467" calcext:value-type="float">
            <text:p>61.8627800941</text:p>
          </table:table-cell>
          <table:table-cell table:formula="of:=[.C510]/([.D510]-[.D509])" office:value-type="float" office:value="84747.285049461" calcext:value-type="float">
            <text:p>84747.285049461</text:p>
          </table:table-cell>
          <table:table-cell/>
          <table:table-cell office:value-type="float" office:value="1443146522.10683" calcext:value-type="float">
            <text:p>1443146522.10683</text:p>
          </table:table-cell>
          <table:table-cell table:formula="of:=[.G510]-[.$B$2]" office:value-type="float" office:value="62.1066546440125" calcext:value-type="float">
            <text:p>62.106654644</text:p>
          </table:table-cell>
          <table:table-cell table:formula="of:=[.C510]/([.H510]-[.H509])" office:value-type="float" office:value="84666.1056959955" calcext:value-type="float">
            <text:p>84666.1056959955</text:p>
          </table:table-cell>
          <table:table-cell table:formula="of:=[.G510]-[.$B510]" office:value-type="float" office:value="0.243874549865723" calcext:value-type="float">
            <text:p>0.2438745499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3146521.91392" calcext:value-type="float">
            <text:p>1443146521.91392</text:p>
          </table:table-cell>
          <table:table-cell office:value-type="float" office:value="4320" calcext:value-type="float">
            <text:p>4320</text:p>
          </table:table-cell>
          <table:table-cell table:formula="of:=[.B511]-[.$B$2]" office:value-type="float" office:value="61.9137477874756" calcext:value-type="float">
            <text:p>61.9137477875</text:p>
          </table:table-cell>
          <table:table-cell table:formula="of:=[.C511]/([.D511]-[.D510])" office:value-type="float" office:value="84759.5745039154" calcext:value-type="float">
            <text:p>84759.5745039154</text:p>
          </table:table-cell>
          <table:table-cell/>
          <table:table-cell office:value-type="float" office:value="1443146522.15771" calcext:value-type="float">
            <text:p>1443146522.15771</text:p>
          </table:table-cell>
          <table:table-cell table:formula="of:=[.G511]-[.$B$2]" office:value-type="float" office:value="62.1575350761414" calcext:value-type="float">
            <text:p>62.1575350761</text:p>
          </table:table-cell>
          <table:table-cell table:formula="of:=[.C511]/([.H511]-[.H510])" office:value-type="float" office:value="84904.9392712551" calcext:value-type="float">
            <text:p>84904.9392712551</text:p>
          </table:table-cell>
          <table:table-cell table:formula="of:=[.G511]-[.$B511]" office:value-type="float" office:value="0.243787288665771" calcext:value-type="float">
            <text:p>0.2437872887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3146521.96489" calcext:value-type="float">
            <text:p>1443146521.96489</text:p>
          </table:table-cell>
          <table:table-cell office:value-type="float" office:value="4320" calcext:value-type="float">
            <text:p>4320</text:p>
          </table:table-cell>
          <table:table-cell table:formula="of:=[.B512]-[.$B$2]" office:value-type="float" office:value="61.9647154808044" calcext:value-type="float">
            <text:p>61.9647154808</text:p>
          </table:table-cell>
          <table:table-cell table:formula="of:=[.C512]/([.D512]-[.D511])" office:value-type="float" office:value="84759.5745039154" calcext:value-type="float">
            <text:p>84759.5745039154</text:p>
          </table:table-cell>
          <table:table-cell/>
          <table:table-cell office:value-type="float" office:value="1443146522.1735" calcext:value-type="float">
            <text:p>1443146522.1735</text:p>
          </table:table-cell>
          <table:table-cell table:formula="of:=[.G512]-[.$B$2]" office:value-type="float" office:value="62.1733298301697" calcext:value-type="float">
            <text:p>62.1733298302</text:p>
          </table:table-cell>
          <table:table-cell table:formula="of:=[.C512]/([.H512]-[.H511])" office:value-type="float" office:value="273508.532785895" calcext:value-type="float">
            <text:p>273508.532785895</text:p>
          </table:table-cell>
          <table:table-cell table:formula="of:=[.G512]-[.$B512]" office:value-type="float" office:value="0.208614349365234" calcext:value-type="float">
            <text:p>0.2086143494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3146522.01318" calcext:value-type="float">
            <text:p>1443146522.01318</text:p>
          </table:table-cell>
          <table:table-cell office:value-type="float" office:value="4320" calcext:value-type="float">
            <text:p>4320</text:p>
          </table:table-cell>
          <table:table-cell table:formula="of:=[.B513]-[.$B$2]" office:value-type="float" office:value="62.0130069255829" calcext:value-type="float">
            <text:p>62.0130069256</text:p>
          </table:table-cell>
          <table:table-cell table:formula="of:=[.C513]/([.D513]-[.D512])" office:value-type="float" office:value="89456.8389871093" calcext:value-type="float">
            <text:p>89456.8389871093</text:p>
          </table:table-cell>
          <table:table-cell/>
          <table:table-cell office:value-type="float" office:value="1443146522.25326" calcext:value-type="float">
            <text:p>1443146522.25326</text:p>
          </table:table-cell>
          <table:table-cell table:formula="of:=[.G513]-[.$B$2]" office:value-type="float" office:value="62.2530841827393" calcext:value-type="float">
            <text:p>62.2530841827</text:p>
          </table:table-cell>
          <table:table-cell table:formula="of:=[.C513]/([.H513]-[.H512])" office:value-type="float" office:value="54166.3227249084" calcext:value-type="float">
            <text:p>54166.3227249084</text:p>
          </table:table-cell>
          <table:table-cell table:formula="of:=[.G513]-[.$B513]" office:value-type="float" office:value="0.240077257156372" calcext:value-type="float">
            <text:p>0.240077257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3146522.05555" calcext:value-type="float">
            <text:p>1443146522.05555</text:p>
          </table:table-cell>
          <table:table-cell office:value-type="float" office:value="4320" calcext:value-type="float">
            <text:p>4320</text:p>
          </table:table-cell>
          <table:table-cell table:formula="of:=[.B514]-[.$B$2]" office:value-type="float" office:value="62.055376291275" calcext:value-type="float">
            <text:p>62.0553762913</text:p>
          </table:table-cell>
          <table:table-cell table:formula="of:=[.C514]/([.D514]-[.D513])" office:value-type="float" office:value="101960.459625232" calcext:value-type="float">
            <text:p>101960.459625232</text:p>
          </table:table-cell>
          <table:table-cell/>
          <table:table-cell office:value-type="float" office:value="1443146522.33335" calcext:value-type="float">
            <text:p>1443146522.33335</text:p>
          </table:table-cell>
          <table:table-cell table:formula="of:=[.G514]-[.$B$2]" office:value-type="float" office:value="62.3331806659698" calcext:value-type="float">
            <text:p>62.333180666</text:p>
          </table:table-cell>
          <table:table-cell table:formula="of:=[.C514]/([.H514]-[.H513])" office:value-type="float" office:value="53934.9522695409" calcext:value-type="float">
            <text:p>53934.9522695409</text:p>
          </table:table-cell>
          <table:table-cell table:formula="of:=[.G514]-[.$B514]" office:value-type="float" office:value="0.277804374694824" calcext:value-type="float">
            <text:p>0.2778043747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3146522.09789" calcext:value-type="float">
            <text:p>1443146522.09789</text:p>
          </table:table-cell>
          <table:table-cell office:value-type="float" office:value="4320" calcext:value-type="float">
            <text:p>4320</text:p>
          </table:table-cell>
          <table:table-cell table:formula="of:=[.B515]-[.$B$2]" office:value-type="float" office:value="62.0977132320404" calcext:value-type="float">
            <text:p>62.097713232</text:p>
          </table:table-cell>
          <table:table-cell table:formula="of:=[.C515]/([.D515]-[.D514])" office:value-type="float" office:value="102038.548886661" calcext:value-type="float">
            <text:p>102038.548886661</text:p>
          </table:table-cell>
          <table:table-cell/>
          <table:table-cell office:value-type="float" office:value="1443146522.37579" calcext:value-type="float">
            <text:p>1443146522.37579</text:p>
          </table:table-cell>
          <table:table-cell table:formula="of:=[.G515]-[.$B$2]" office:value-type="float" office:value="62.3756139278412" calcext:value-type="float">
            <text:p>62.3756139278</text:p>
          </table:table-cell>
          <table:table-cell table:formula="of:=[.C515]/([.H515]-[.H514])" office:value-type="float" office:value="101806.927148299" calcext:value-type="float">
            <text:p>101806.927148299</text:p>
          </table:table-cell>
          <table:table-cell table:formula="of:=[.G515]-[.$B515]" office:value-type="float" office:value="0.277900695800781" calcext:value-type="float">
            <text:p>0.2779006958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3146522.14022" calcext:value-type="float">
            <text:p>1443146522.14022</text:p>
          </table:table-cell>
          <table:table-cell office:value-type="float" office:value="4320" calcext:value-type="float">
            <text:p>4320</text:p>
          </table:table-cell>
          <table:table-cell table:formula="of:=[.B516]-[.$B$2]" office:value-type="float" office:value="62.1400473117828" calcext:value-type="float">
            <text:p>62.1400473118</text:p>
          </table:table-cell>
          <table:table-cell table:formula="of:=[.C516]/([.D516]-[.D515])" office:value-type="float" office:value="102045.444858697" calcext:value-type="float">
            <text:p>102045.444858697</text:p>
          </table:table-cell>
          <table:table-cell/>
          <table:table-cell office:value-type="float" office:value="1443146522.41819" calcext:value-type="float">
            <text:p>1443146522.41819</text:p>
          </table:table-cell>
          <table:table-cell table:formula="of:=[.G516]-[.$B$2]" office:value-type="float" office:value="62.4180159568787" calcext:value-type="float">
            <text:p>62.4180159569</text:p>
          </table:table-cell>
          <table:table-cell table:formula="of:=[.C516]/([.H516]-[.H515])" office:value-type="float" office:value="101881.916928596" calcext:value-type="float">
            <text:p>101881.916928596</text:p>
          </table:table-cell>
          <table:table-cell table:formula="of:=[.G516]-[.$B516]" office:value-type="float" office:value="0.277968645095825" calcext:value-type="float">
            <text:p>0.277968645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3146522.18256" calcext:value-type="float">
            <text:p>1443146522.18256</text:p>
          </table:table-cell>
          <table:table-cell office:value-type="float" office:value="4320" calcext:value-type="float">
            <text:p>4320</text:p>
          </table:table-cell>
          <table:table-cell table:formula="of:=[.B517]-[.$B$2]" office:value-type="float" office:value="62.1823818683624" calcext:value-type="float">
            <text:p>62.1823818684</text:p>
          </table:table-cell>
          <table:table-cell table:formula="of:=[.C517]/([.D517]-[.D516])" office:value-type="float" office:value="102044.295465297" calcext:value-type="float">
            <text:p>102044.295465297</text:p>
          </table:table-cell>
          <table:table-cell/>
          <table:table-cell office:value-type="float" office:value="1443146522.46053" calcext:value-type="float">
            <text:p>1443146522.46053</text:p>
          </table:table-cell>
          <table:table-cell table:formula="of:=[.G517]-[.$B$2]" office:value-type="float" office:value="62.4603514671326" calcext:value-type="float">
            <text:p>62.4603514671</text:p>
          </table:table-cell>
          <table:table-cell table:formula="of:=[.C517]/([.H517]-[.H516])" office:value-type="float" office:value="102041.996756172" calcext:value-type="float">
            <text:p>102041.996756172</text:p>
          </table:table-cell>
          <table:table-cell table:formula="of:=[.G517]-[.$B517]" office:value-type="float" office:value="0.277969598770142" calcext:value-type="float">
            <text:p>0.2779695988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3146522.22489" calcext:value-type="float">
            <text:p>1443146522.22489</text:p>
          </table:table-cell>
          <table:table-cell office:value-type="float" office:value="4320" calcext:value-type="float">
            <text:p>4320</text:p>
          </table:table-cell>
          <table:table-cell table:formula="of:=[.B518]-[.$B$2]" office:value-type="float" office:value="62.2247161865234" calcext:value-type="float">
            <text:p>62.2247161865</text:p>
          </table:table-cell>
          <table:table-cell table:formula="of:=[.C518]/([.D518]-[.D517])" office:value-type="float" office:value="102044.870158761" calcext:value-type="float">
            <text:p>102044.870158761</text:p>
          </table:table-cell>
          <table:table-cell/>
          <table:table-cell office:value-type="float" office:value="1443146522.50281" calcext:value-type="float">
            <text:p>1443146522.50281</text:p>
          </table:table-cell>
          <table:table-cell table:formula="of:=[.G518]-[.$B$2]" office:value-type="float" office:value="62.5026390552521" calcext:value-type="float">
            <text:p>62.5026390553</text:p>
          </table:table-cell>
          <table:table-cell table:formula="of:=[.C518]/([.H518]-[.H517])" office:value-type="float" office:value="102157.635185801" calcext:value-type="float">
            <text:p>102157.635185801</text:p>
          </table:table-cell>
          <table:table-cell table:formula="of:=[.G518]-[.$B518]" office:value-type="float" office:value="0.277922868728638" calcext:value-type="float">
            <text:p>0.2779228687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3146522.26722" calcext:value-type="float">
            <text:p>1443146522.26722</text:p>
          </table:table-cell>
          <table:table-cell office:value-type="float" office:value="4320" calcext:value-type="float">
            <text:p>4320</text:p>
          </table:table-cell>
          <table:table-cell table:formula="of:=[.B519]-[.$B$2]" office:value-type="float" office:value="62.2670500278473" calcext:value-type="float">
            <text:p>62.2670500278</text:p>
          </table:table-cell>
          <table:table-cell table:formula="of:=[.C519]/([.D519]-[.D518])" office:value-type="float" office:value="102046.019565107" calcext:value-type="float">
            <text:p>102046.019565107</text:p>
          </table:table-cell>
          <table:table-cell/>
          <table:table-cell office:value-type="float" office:value="1443146522.54509" calcext:value-type="float">
            <text:p>1443146522.54509</text:p>
          </table:table-cell>
          <table:table-cell table:formula="of:=[.G519]-[.$B$2]" office:value-type="float" office:value="62.5449171066284" calcext:value-type="float">
            <text:p>62.5449171066</text:p>
          </table:table-cell>
          <table:table-cell table:formula="of:=[.C519]/([.H519]-[.H518])" office:value-type="float" office:value="102180.679084403" calcext:value-type="float">
            <text:p>102180.679084403</text:p>
          </table:table-cell>
          <table:table-cell table:formula="of:=[.G519]-[.$B519]" office:value-type="float" office:value="0.277867078781128" calcext:value-type="float">
            <text:p>0.2778670788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3146522.30955" calcext:value-type="float">
            <text:p>1443146522.30955</text:p>
          </table:table-cell>
          <table:table-cell office:value-type="float" office:value="4320" calcext:value-type="float">
            <text:p>4320</text:p>
          </table:table-cell>
          <table:table-cell table:formula="of:=[.B520]-[.$B$2]" office:value-type="float" office:value="62.3093807697296" calcext:value-type="float">
            <text:p>62.3093807697</text:p>
          </table:table-cell>
          <table:table-cell table:formula="of:=[.C520]/([.D520]-[.D519])" office:value-type="float" office:value="102053.491337554" calcext:value-type="float">
            <text:p>102053.491337554</text:p>
          </table:table-cell>
          <table:table-cell/>
          <table:table-cell office:value-type="float" office:value="1443146522.58741" calcext:value-type="float">
            <text:p>1443146522.58741</text:p>
          </table:table-cell>
          <table:table-cell table:formula="of:=[.G520]-[.$B$2]" office:value-type="float" office:value="62.5872368812561" calcext:value-type="float">
            <text:p>62.5872368813</text:p>
          </table:table-cell>
          <table:table-cell table:formula="of:=[.C520]/([.H520]-[.H519])" office:value-type="float" office:value="102079.938704916" calcext:value-type="float">
            <text:p>102079.938704916</text:p>
          </table:table-cell>
          <table:table-cell table:formula="of:=[.G520]-[.$B520]" office:value-type="float" office:value="0.277856111526489" calcext:value-type="float">
            <text:p>0.2778561115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3146522.35189" calcext:value-type="float">
            <text:p>1443146522.35189</text:p>
          </table:table-cell>
          <table:table-cell office:value-type="float" office:value="4320" calcext:value-type="float">
            <text:p>4320</text:p>
          </table:table-cell>
          <table:table-cell table:formula="of:=[.B521]-[.$B$2]" office:value-type="float" office:value="62.3517169952393" calcext:value-type="float">
            <text:p>62.3517169952</text:p>
          </table:table-cell>
          <table:table-cell table:formula="of:=[.C521]/([.D521]-[.D520])" office:value-type="float" office:value="102040.272792292" calcext:value-type="float">
            <text:p>102040.272792292</text:p>
          </table:table-cell>
          <table:table-cell/>
          <table:table-cell office:value-type="float" office:value="1443146522.62979" calcext:value-type="float">
            <text:p>1443146522.62979</text:p>
          </table:table-cell>
          <table:table-cell table:formula="of:=[.G521]-[.$B$2]" office:value-type="float" office:value="62.6296112537384" calcext:value-type="float">
            <text:p>62.6296112537</text:p>
          </table:table-cell>
          <table:table-cell table:formula="of:=[.C521]/([.H521]-[.H520])" office:value-type="float" office:value="101948.412376006" calcext:value-type="float">
            <text:p>101948.412376006</text:p>
          </table:table-cell>
          <table:table-cell table:formula="of:=[.G521]-[.$B521]" office:value-type="float" office:value="0.277894258499145" calcext:value-type="float">
            <text:p>0.2778942585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3146522.39422" calcext:value-type="float">
            <text:p>1443146522.39422</text:p>
          </table:table-cell>
          <table:table-cell office:value-type="float" office:value="4320" calcext:value-type="float">
            <text:p>4320</text:p>
          </table:table-cell>
          <table:table-cell table:formula="of:=[.B522]-[.$B$2]" office:value-type="float" office:value="62.3940489292145" calcext:value-type="float">
            <text:p>62.3940489292</text:p>
          </table:table-cell>
          <table:table-cell table:formula="of:=[.C522]/([.D522]-[.D521])" office:value-type="float" office:value="102050.617449438" calcext:value-type="float">
            <text:p>102050.617449438</text:p>
          </table:table-cell>
          <table:table-cell/>
          <table:table-cell office:value-type="float" office:value="1443146522.67652" calcext:value-type="float">
            <text:p>1443146522.67652</text:p>
          </table:table-cell>
          <table:table-cell table:formula="of:=[.G522]-[.$B$2]" office:value-type="float" office:value="62.6763486862183" calcext:value-type="float">
            <text:p>62.6763486862</text:p>
          </table:table-cell>
          <table:table-cell table:formula="of:=[.C522]/([.H522]-[.H521])" office:value-type="float" office:value="92431.2648509675" calcext:value-type="float">
            <text:p>92431.2648509675</text:p>
          </table:table-cell>
          <table:table-cell table:formula="of:=[.G522]-[.$B522]" office:value-type="float" office:value="0.282299757003784" calcext:value-type="float">
            <text:p>0.282299757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3146522.43655" calcext:value-type="float">
            <text:p>1443146522.43655</text:p>
          </table:table-cell>
          <table:table-cell office:value-type="float" office:value="4320" calcext:value-type="float">
            <text:p>4320</text:p>
          </table:table-cell>
          <table:table-cell table:formula="of:=[.B523]-[.$B$2]" office:value-type="float" office:value="62.4363718032837" calcext:value-type="float">
            <text:p>62.4363718033</text:p>
          </table:table-cell>
          <table:table-cell table:formula="of:=[.C523]/([.D523]-[.D522])" office:value-type="float" office:value="102072.46305946" calcext:value-type="float">
            <text:p>102072.46305946</text:p>
          </table:table-cell>
          <table:table-cell/>
          <table:table-cell office:value-type="float" office:value="1443146522.719" calcext:value-type="float">
            <text:p>1443146522.719</text:p>
          </table:table-cell>
          <table:table-cell table:formula="of:=[.G523]-[.$B$2]" office:value-type="float" office:value="62.7188267707825" calcext:value-type="float">
            <text:p>62.7188267708</text:p>
          </table:table-cell>
          <table:table-cell table:formula="of:=[.C523]/([.H523]-[.H522])" office:value-type="float" office:value="101699.500914877" calcext:value-type="float">
            <text:p>101699.500914877</text:p>
          </table:table-cell>
          <table:table-cell table:formula="of:=[.G523]-[.$B523]" office:value-type="float" office:value="0.282454967498779" calcext:value-type="float">
            <text:p>0.2824549675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3146522.47888" calcext:value-type="float">
            <text:p>1443146522.47888</text:p>
          </table:table-cell>
          <table:table-cell office:value-type="float" office:value="4320" calcext:value-type="float">
            <text:p>4320</text:p>
          </table:table-cell>
          <table:table-cell table:formula="of:=[.B524]-[.$B$2]" office:value-type="float" office:value="62.4787094593048" calcext:value-type="float">
            <text:p>62.4787094593</text:p>
          </table:table-cell>
          <table:table-cell table:formula="of:=[.C524]/([.D524]-[.D523])" office:value-type="float" office:value="102036.825039279" calcext:value-type="float">
            <text:p>102036.825039279</text:p>
          </table:table-cell>
          <table:table-cell/>
          <table:table-cell office:value-type="float" office:value="1443146522.79917" calcext:value-type="float">
            <text:p>1443146522.79917</text:p>
          </table:table-cell>
          <table:table-cell table:formula="of:=[.G524]-[.$B$2]" office:value-type="float" office:value="62.7989940643311" calcext:value-type="float">
            <text:p>62.7989940643</text:p>
          </table:table-cell>
          <table:table-cell table:formula="of:=[.C524]/([.H524]-[.H523])" office:value-type="float" office:value="53887.3125033458" calcext:value-type="float">
            <text:p>53887.3125033458</text:p>
          </table:table-cell>
          <table:table-cell table:formula="of:=[.G524]-[.$B524]" office:value-type="float" office:value="0.320284605026245" calcext:value-type="float">
            <text:p>0.320284605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3146522.52121" calcext:value-type="float">
            <text:p>1443146522.52121</text:p>
          </table:table-cell>
          <table:table-cell office:value-type="float" office:value="4320" calcext:value-type="float">
            <text:p>4320</text:p>
          </table:table-cell>
          <table:table-cell table:formula="of:=[.B525]-[.$B$2]" office:value-type="float" office:value="62.5210330486298" calcext:value-type="float">
            <text:p>62.5210330486</text:p>
          </table:table-cell>
          <table:table-cell table:formula="of:=[.C525]/([.D525]-[.D524])" office:value-type="float" office:value="102070.738065999" calcext:value-type="float">
            <text:p>102070.738065999</text:p>
          </table:table-cell>
          <table:table-cell/>
          <table:table-cell office:value-type="float" office:value="1443146522.84154" calcext:value-type="float">
            <text:p>1443146522.84154</text:p>
          </table:table-cell>
          <table:table-cell table:formula="of:=[.G525]-[.$B$2]" office:value-type="float" office:value="62.841361284256" calcext:value-type="float">
            <text:p>62.8413612843</text:p>
          </table:table-cell>
          <table:table-cell table:formula="of:=[.C525]/([.H525]-[.H524])" office:value-type="float" office:value="101965.623603694" calcext:value-type="float">
            <text:p>101965.623603694</text:p>
          </table:table-cell>
          <table:table-cell table:formula="of:=[.G525]-[.$B525]" office:value-type="float" office:value="0.320328235626221" calcext:value-type="float">
            <text:p>0.3203282356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3146522.56354" calcext:value-type="float">
            <text:p>1443146522.56354</text:p>
          </table:table-cell>
          <table:table-cell office:value-type="float" office:value="4320" calcext:value-type="float">
            <text:p>4320</text:p>
          </table:table-cell>
          <table:table-cell table:formula="of:=[.B526]-[.$B$2]" office:value-type="float" office:value="62.5633704662323" calcext:value-type="float">
            <text:p>62.5633704662</text:p>
          </table:table-cell>
          <table:table-cell table:formula="of:=[.C526]/([.D526]-[.D525])" office:value-type="float" office:value="102037.399648601" calcext:value-type="float">
            <text:p>102037.399648601</text:p>
          </table:table-cell>
          <table:table-cell/>
          <table:table-cell office:value-type="float" office:value="1443146522.88379" calcext:value-type="float">
            <text:p>1443146522.88379</text:p>
          </table:table-cell>
          <table:table-cell table:formula="of:=[.G526]-[.$B$2]" office:value-type="float" office:value="62.8836131095886" calcext:value-type="float">
            <text:p>62.8836131096</text:p>
          </table:table-cell>
          <table:table-cell table:formula="of:=[.C526]/([.H526]-[.H525])" office:value-type="float" office:value="102244.103443801" calcext:value-type="float">
            <text:p>102244.103443801</text:p>
          </table:table-cell>
          <table:table-cell table:formula="of:=[.G526]-[.$B526]" office:value-type="float" office:value="0.320242643356323" calcext:value-type="float">
            <text:p>0.3202426434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3146522.60589" calcext:value-type="float">
            <text:p>1443146522.60589</text:p>
          </table:table-cell>
          <table:table-cell office:value-type="float" office:value="4320" calcext:value-type="float">
            <text:p>4320</text:p>
          </table:table-cell>
          <table:table-cell table:formula="of:=[.B527]-[.$B$2]" office:value-type="float" office:value="62.6057167053223" calcext:value-type="float">
            <text:p>62.6057167053</text:p>
          </table:table-cell>
          <table:table-cell table:formula="of:=[.C527]/([.D527]-[.D526])" office:value-type="float" office:value="102016.143412926" calcext:value-type="float">
            <text:p>102016.143412926</text:p>
          </table:table-cell>
          <table:table-cell/>
          <table:table-cell office:value-type="float" office:value="1443146522.92612" calcext:value-type="float">
            <text:p>1443146522.92612</text:p>
          </table:table-cell>
          <table:table-cell table:formula="of:=[.G527]-[.$B$2]" office:value-type="float" office:value="62.9259505271912" calcext:value-type="float">
            <text:p>62.9259505272</text:p>
          </table:table-cell>
          <table:table-cell table:formula="of:=[.C527]/([.H527]-[.H526])" office:value-type="float" office:value="102037.399648601" calcext:value-type="float">
            <text:p>102037.399648601</text:p>
          </table:table-cell>
          <table:table-cell table:formula="of:=[.G527]-[.$B527]" office:value-type="float" office:value="0.320233821868896" calcext:value-type="float">
            <text:p>0.3202338219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3146522.64821" calcext:value-type="float">
            <text:p>1443146522.64821</text:p>
          </table:table-cell>
          <table:table-cell office:value-type="float" office:value="4320" calcext:value-type="float">
            <text:p>4320</text:p>
          </table:table-cell>
          <table:table-cell table:formula="of:=[.B528]-[.$B$2]" office:value-type="float" office:value="62.64803814888" calcext:value-type="float">
            <text:p>62.6480381489</text:p>
          </table:table-cell>
          <table:table-cell table:formula="of:=[.C528]/([.D528]-[.D527])" office:value-type="float" office:value="102075.913221301" calcext:value-type="float">
            <text:p>102075.913221301</text:p>
          </table:table-cell>
          <table:table-cell/>
          <table:table-cell office:value-type="float" office:value="1443146522.96856" calcext:value-type="float">
            <text:p>1443146522.96856</text:p>
          </table:table-cell>
          <table:table-cell table:formula="of:=[.G528]-[.$B$2]" office:value-type="float" office:value="62.9683866500855" calcext:value-type="float">
            <text:p>62.9683866501</text:p>
          </table:table-cell>
          <table:table-cell table:formula="of:=[.C528]/([.H528]-[.H527])" office:value-type="float" office:value="101800.063374347" calcext:value-type="float">
            <text:p>101800.063374347</text:p>
          </table:table-cell>
          <table:table-cell table:formula="of:=[.G528]-[.$B528]" office:value-type="float" office:value="0.320348501205444" calcext:value-type="float">
            <text:p>0.3203485012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3146522.69056" calcext:value-type="float">
            <text:p>1443146522.69056</text:p>
          </table:table-cell>
          <table:table-cell office:value-type="float" office:value="4320" calcext:value-type="float">
            <text:p>4320</text:p>
          </table:table-cell>
          <table:table-cell table:formula="of:=[.B529]-[.$B$2]" office:value-type="float" office:value="62.6903872489929" calcext:value-type="float">
            <text:p>62.690387249</text:p>
          </table:table-cell>
          <table:table-cell table:formula="of:=[.C529]/([.D529]-[.D528])" office:value-type="float" office:value="102009.251400422" calcext:value-type="float">
            <text:p>102009.251400422</text:p>
          </table:table-cell>
          <table:table-cell/>
          <table:table-cell office:value-type="float" office:value="1443146523.05328" calcext:value-type="float">
            <text:p>1443146523.05328</text:p>
          </table:table-cell>
          <table:table-cell table:formula="of:=[.G529]-[.$B$2]" office:value-type="float" office:value="63.0531067848206" calcext:value-type="float">
            <text:p>63.0531067848</text:p>
          </table:table-cell>
          <table:table-cell table:formula="of:=[.C529]/([.H529]-[.H528])" office:value-type="float" office:value="50991.4203218308" calcext:value-type="float">
            <text:p>50991.4203218308</text:p>
          </table:table-cell>
          <table:table-cell table:formula="of:=[.G529]-[.$B529]" office:value-type="float" office:value="0.362719535827637" calcext:value-type="float">
            <text:p>0.3627195358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3146522.73289" calcext:value-type="float">
            <text:p>1443146522.73289</text:p>
          </table:table-cell>
          <table:table-cell office:value-type="float" office:value="4320" calcext:value-type="float">
            <text:p>4320</text:p>
          </table:table-cell>
          <table:table-cell table:formula="of:=[.B530]-[.$B$2]" office:value-type="float" office:value="62.7327208518982" calcext:value-type="float">
            <text:p>62.7327208519</text:p>
          </table:table-cell>
          <table:table-cell table:formula="of:=[.C530]/([.D530]-[.D529])" office:value-type="float" office:value="102046.594277991" calcext:value-type="float">
            <text:p>102046.594277991</text:p>
          </table:table-cell>
          <table:table-cell/>
          <table:table-cell office:value-type="float" office:value="1443146523.06769" calcext:value-type="float">
            <text:p>1443146523.06769</text:p>
          </table:table-cell>
          <table:table-cell table:formula="of:=[.G530]-[.$B$2]" office:value-type="float" office:value="63.067519903183" calcext:value-type="float">
            <text:p>63.0675199032</text:p>
          </table:table-cell>
          <table:table-cell table:formula="of:=[.C530]/([.H530]-[.H529])" office:value-type="float" office:value="299726.949531041" calcext:value-type="float">
            <text:p>299726.949531041</text:p>
          </table:table-cell>
          <table:table-cell table:formula="of:=[.G530]-[.$B530]" office:value-type="float" office:value="0.33479905128479" calcext:value-type="float">
            <text:p>0.3347990513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3146522.77522" calcext:value-type="float">
            <text:p>1443146522.77522</text:p>
          </table:table-cell>
          <table:table-cell office:value-type="float" office:value="4320" calcext:value-type="float">
            <text:p>4320</text:p>
          </table:table-cell>
          <table:table-cell table:formula="of:=[.B531]-[.$B$2]" office:value-type="float" office:value="62.775050163269" calcext:value-type="float">
            <text:p>62.7750501633</text:p>
          </table:table-cell>
          <table:table-cell table:formula="of:=[.C531]/([.D531]-[.D530])" office:value-type="float" office:value="102056.940216963" calcext:value-type="float">
            <text:p>102056.940216963</text:p>
          </table:table-cell>
          <table:table-cell/>
          <table:table-cell office:value-type="float" office:value="1443146523.09543" calcext:value-type="float">
            <text:p>1443146523.09543</text:p>
          </table:table-cell>
          <table:table-cell table:formula="of:=[.G531]-[.$B$2]" office:value-type="float" office:value="63.0952529907227" calcext:value-type="float">
            <text:p>63.0952529907</text:p>
          </table:table-cell>
          <table:table-cell table:formula="of:=[.C531]/([.H531]-[.H530])" office:value-type="float" office:value="155770.611325556" calcext:value-type="float">
            <text:p>155770.611325556</text:p>
          </table:table-cell>
          <table:table-cell table:formula="of:=[.G531]-[.$B531]" office:value-type="float" office:value="0.320202827453613" calcext:value-type="float">
            <text:p>0.3202028275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3146522.81756" calcext:value-type="float">
            <text:p>1443146522.81756</text:p>
          </table:table-cell>
          <table:table-cell office:value-type="float" office:value="4320" calcext:value-type="float">
            <text:p>4320</text:p>
          </table:table-cell>
          <table:table-cell table:formula="of:=[.B532]-[.$B$2]" office:value-type="float" office:value="62.8173866271973" calcext:value-type="float">
            <text:p>62.8173866272</text:p>
          </table:table-cell>
          <table:table-cell table:formula="of:=[.C532]/([.D532]-[.D531])" office:value-type="float" office:value="102039.698150609" calcext:value-type="float">
            <text:p>102039.698150609</text:p>
          </table:table-cell>
          <table:table-cell/>
          <table:table-cell office:value-type="float" office:value="1443146523.13787" calcext:value-type="float">
            <text:p>1443146523.13787</text:p>
          </table:table-cell>
          <table:table-cell table:formula="of:=[.G532]-[.$B$2]" office:value-type="float" office:value="63.137699842453" calcext:value-type="float">
            <text:p>63.1376998425</text:p>
          </table:table-cell>
          <table:table-cell table:formula="of:=[.C532]/([.H532]-[.H531])" office:value-type="float" office:value="101774.332462718" calcext:value-type="float">
            <text:p>101774.332462718</text:p>
          </table:table-cell>
          <table:table-cell table:formula="of:=[.G532]-[.$B532]" office:value-type="float" office:value="0.320313215255737" calcext:value-type="float">
            <text:p>0.3203132153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3146522.8599" calcext:value-type="float">
            <text:p>1443146522.8599</text:p>
          </table:table-cell>
          <table:table-cell office:value-type="float" office:value="4320" calcext:value-type="float">
            <text:p>4320</text:p>
          </table:table-cell>
          <table:table-cell table:formula="of:=[.B533]-[.$B$2]" office:value-type="float" office:value="62.8597309589386" calcext:value-type="float">
            <text:p>62.8597309589</text:p>
          </table:table-cell>
          <table:table-cell table:formula="of:=[.C533]/([.D533]-[.D532])" office:value-type="float" office:value="102020.738605332" calcext:value-type="float">
            <text:p>102020.738605332</text:p>
          </table:table-cell>
          <table:table-cell/>
          <table:table-cell office:value-type="float" office:value="1443146523.18017" calcext:value-type="float">
            <text:p>1443146523.18017</text:p>
          </table:table-cell>
          <table:table-cell table:formula="of:=[.G533]-[.$B$2]" office:value-type="float" office:value="63.1799960136414" calcext:value-type="float">
            <text:p>63.1799960136</text:p>
          </table:table-cell>
          <table:table-cell table:formula="of:=[.C533]/([.H533]-[.H532])" office:value-type="float" office:value="102136.90456193" calcext:value-type="float">
            <text:p>102136.90456193</text:p>
          </table:table-cell>
          <table:table-cell table:formula="of:=[.G533]-[.$B533]" office:value-type="float" office:value="0.320265054702759" calcext:value-type="float">
            <text:p>0.3202650547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3146522.90224" calcext:value-type="float">
            <text:p>1443146522.90224</text:p>
          </table:table-cell>
          <table:table-cell office:value-type="float" office:value="4320" calcext:value-type="float">
            <text:p>4320</text:p>
          </table:table-cell>
          <table:table-cell table:formula="of:=[.B534]-[.$B$2]" office:value-type="float" office:value="62.9020674228668" calcext:value-type="float">
            <text:p>62.9020674229</text:p>
          </table:table-cell>
          <table:table-cell table:formula="of:=[.C534]/([.D534]-[.D533])" office:value-type="float" office:value="102039.698150609" calcext:value-type="float">
            <text:p>102039.698150609</text:p>
          </table:table-cell>
          <table:table-cell/>
          <table:table-cell office:value-type="float" office:value="1443146523.22313" calcext:value-type="float">
            <text:p>1443146523.22313</text:p>
          </table:table-cell>
          <table:table-cell table:formula="of:=[.G534]-[.$B$2]" office:value-type="float" office:value="63.2229535579681" calcext:value-type="float">
            <text:p>63.222953558</text:p>
          </table:table-cell>
          <table:table-cell table:formula="of:=[.C534]/([.H534]-[.H533])" office:value-type="float" office:value="100564.407665795" calcext:value-type="float">
            <text:p>100564.407665795</text:p>
          </table:table-cell>
          <table:table-cell table:formula="of:=[.G534]-[.$B534]" office:value-type="float" office:value="0.320886135101318" calcext:value-type="float">
            <text:p>0.3208861351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3146522.94459" calcext:value-type="float">
            <text:p>1443146522.94459</text:p>
          </table:table-cell>
          <table:table-cell office:value-type="float" office:value="4320" calcext:value-type="float">
            <text:p>4320</text:p>
          </table:table-cell>
          <table:table-cell table:formula="of:=[.B535]-[.$B$2]" office:value-type="float" office:value="62.9444131851196" calcext:value-type="float">
            <text:p>62.9444131851</text:p>
          </table:table-cell>
          <table:table-cell table:formula="of:=[.C535]/([.D535]-[.D534])" office:value-type="float" office:value="102017.292172219" calcext:value-type="float">
            <text:p>102017.292172219</text:p>
          </table:table-cell>
          <table:table-cell/>
          <table:table-cell office:value-type="float" office:value="1443146523.26649" calcext:value-type="float">
            <text:p>1443146523.26649</text:p>
          </table:table-cell>
          <table:table-cell table:formula="of:=[.G535]-[.$B$2]" office:value-type="float" office:value="63.266312122345" calcext:value-type="float">
            <text:p>63.2663121223</text:p>
          </table:table-cell>
          <table:table-cell table:formula="of:=[.C535]/([.H535]-[.H534])" office:value-type="float" office:value="99634.2951407409" calcext:value-type="float">
            <text:p>99634.2951407409</text:p>
          </table:table-cell>
          <table:table-cell table:formula="of:=[.G535]-[.$B535]" office:value-type="float" office:value="0.321898937225342" calcext:value-type="float">
            <text:p>0.3218989372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3146522.98694" calcext:value-type="float">
            <text:p>1443146522.98694</text:p>
          </table:table-cell>
          <table:table-cell office:value-type="float" office:value="4320" calcext:value-type="float">
            <text:p>4320</text:p>
          </table:table-cell>
          <table:table-cell table:formula="of:=[.B536]-[.$B$2]" office:value-type="float" office:value="62.9867680072784" calcext:value-type="float">
            <text:p>62.9867680073</text:p>
          </table:table-cell>
          <table:table-cell table:formula="of:=[.C536]/([.D536]-[.D535])" office:value-type="float" office:value="101995.470168703" calcext:value-type="float">
            <text:p>101995.470168703</text:p>
          </table:table-cell>
          <table:table-cell/>
          <table:table-cell office:value-type="float" office:value="1443146523.30986" calcext:value-type="float">
            <text:p>1443146523.30986</text:p>
          </table:table-cell>
          <table:table-cell table:formula="of:=[.G536]-[.$B$2]" office:value-type="float" office:value="63.3096871376038" calcext:value-type="float">
            <text:p>63.3096871376</text:p>
          </table:table-cell>
          <table:table-cell table:formula="of:=[.C536]/([.H536]-[.H535])" office:value-type="float" office:value="99596.5067499231" calcext:value-type="float">
            <text:p>99596.5067499231</text:p>
          </table:table-cell>
          <table:table-cell table:formula="of:=[.G536]-[.$B536]" office:value-type="float" office:value="0.322919130325317" calcext:value-type="float">
            <text:p>0.3229191303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3146523.02998" calcext:value-type="float">
            <text:p>1443146523.02998</text:p>
          </table:table-cell>
          <table:table-cell office:value-type="float" office:value="4320" calcext:value-type="float">
            <text:p>4320</text:p>
          </table:table-cell>
          <table:table-cell table:formula="of:=[.B537]-[.$B$2]" office:value-type="float" office:value="63.0298013687134" calcext:value-type="float">
            <text:p>63.0298013687</text:p>
          </table:table-cell>
          <table:table-cell table:formula="of:=[.C537]/([.D537]-[.D536])" office:value-type="float" office:value="100387.231114435" calcext:value-type="float">
            <text:p>100387.231114435</text:p>
          </table:table-cell>
          <table:table-cell/>
          <table:table-cell office:value-type="float" office:value="1443146523.35315" calcext:value-type="float">
            <text:p>1443146523.35315</text:p>
          </table:table-cell>
          <table:table-cell table:formula="of:=[.G537]-[.$B$2]" office:value-type="float" office:value="63.3529765605927" calcext:value-type="float">
            <text:p>63.3529765606</text:p>
          </table:table-cell>
          <table:table-cell table:formula="of:=[.C537]/([.H537]-[.H536])" office:value-type="float" office:value="99793.4299357269" calcext:value-type="float">
            <text:p>99793.4299357269</text:p>
          </table:table-cell>
          <table:table-cell table:formula="of:=[.G537]-[.$B537]" office:value-type="float" office:value="0.323175191879272" calcext:value-type="float">
            <text:p>0.3231751919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3146523.07333" calcext:value-type="float">
            <text:p>1443146523.07333</text:p>
          </table:table-cell>
          <table:table-cell office:value-type="float" office:value="4320" calcext:value-type="float">
            <text:p>4320</text:p>
          </table:table-cell>
          <table:table-cell table:formula="of:=[.B538]-[.$B$2]" office:value-type="float" office:value="63.0731520652771" calcext:value-type="float">
            <text:p>63.0731520653</text:p>
          </table:table-cell>
          <table:table-cell table:formula="of:=[.C538]/([.D538]-[.D537])" office:value-type="float" office:value="99652.3779877465" calcext:value-type="float">
            <text:p>99652.3779877465</text:p>
          </table:table-cell>
          <table:table-cell/>
          <table:table-cell office:value-type="float" office:value="1443146523.3965" calcext:value-type="float">
            <text:p>1443146523.3965</text:p>
          </table:table-cell>
          <table:table-cell table:formula="of:=[.G538]-[.$B$2]" office:value-type="float" office:value="63.3963227272034" calcext:value-type="float">
            <text:p>63.3963227272</text:p>
          </table:table-cell>
          <table:table-cell table:formula="of:=[.C538]/([.H538]-[.H537])" office:value-type="float" office:value="99662.7923017266" calcext:value-type="float">
            <text:p>99662.7923017266</text:p>
          </table:table-cell>
          <table:table-cell table:formula="of:=[.G538]-[.$B538]" office:value-type="float" office:value="0.32317066192627" calcext:value-type="float">
            <text:p>0.3231706619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3146523.11668" calcext:value-type="float">
            <text:p>1443146523.11668</text:p>
          </table:table-cell>
          <table:table-cell office:value-type="float" office:value="4320" calcext:value-type="float">
            <text:p>4320</text:p>
          </table:table-cell>
          <table:table-cell table:formula="of:=[.B539]-[.$B$2]" office:value-type="float" office:value="63.1165015697479" calcext:value-type="float">
            <text:p>63.1165015697</text:p>
          </table:table-cell>
          <table:table-cell table:formula="of:=[.C539]/([.D539]-[.D538])" office:value-type="float" office:value="99655.118385665" calcext:value-type="float">
            <text:p>99655.118385665</text:p>
          </table:table-cell>
          <table:table-cell/>
          <table:table-cell office:value-type="float" office:value="1443146523.43987" calcext:value-type="float">
            <text:p>1443146523.43987</text:p>
          </table:table-cell>
          <table:table-cell table:formula="of:=[.G539]-[.$B$2]" office:value-type="float" office:value="63.439700126648" calcext:value-type="float">
            <text:p>63.4397001266</text:p>
          </table:table-cell>
          <table:table-cell table:formula="of:=[.C539]/([.H539]-[.H538])" office:value-type="float" office:value="99591.0325495498" calcext:value-type="float">
            <text:p>99591.0325495498</text:p>
          </table:table-cell>
          <table:table-cell table:formula="of:=[.G539]-[.$B539]" office:value-type="float" office:value="0.323198556900024" calcext:value-type="float">
            <text:p>0.3231985569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3146523.16002" calcext:value-type="float">
            <text:p>1443146523.16002</text:p>
          </table:table-cell>
          <table:table-cell office:value-type="float" office:value="4320" calcext:value-type="float">
            <text:p>4320</text:p>
          </table:table-cell>
          <table:table-cell table:formula="of:=[.B540]-[.$B$2]" office:value-type="float" office:value="63.1598427295685" calcext:value-type="float">
            <text:p>63.1598427296</text:p>
          </table:table-cell>
          <table:table-cell table:formula="of:=[.C540]/([.D540]-[.D539])" office:value-type="float" office:value="99674.3053920544" calcext:value-type="float">
            <text:p>99674.3053920544</text:p>
          </table:table-cell>
          <table:table-cell/>
          <table:table-cell office:value-type="float" office:value="1443146523.4832" calcext:value-type="float">
            <text:p>1443146523.4832</text:p>
          </table:table-cell>
          <table:table-cell table:formula="of:=[.G540]-[.$B$2]" office:value-type="float" office:value="63.4830284118652" calcext:value-type="float">
            <text:p>63.4830284119</text:p>
          </table:table-cell>
          <table:table-cell table:formula="of:=[.C540]/([.H540]-[.H539])" office:value-type="float" office:value="99703.9226993595" calcext:value-type="float">
            <text:p>99703.9226993595</text:p>
          </table:table-cell>
          <table:table-cell table:formula="of:=[.G540]-[.$B540]" office:value-type="float" office:value="0.323185682296753" calcext:value-type="float">
            <text:p>0.3231856823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3146523.20337" calcext:value-type="float">
            <text:p>1443146523.20337</text:p>
          </table:table-cell>
          <table:table-cell office:value-type="float" office:value="4320" calcext:value-type="float">
            <text:p>4320</text:p>
          </table:table-cell>
          <table:table-cell table:formula="of:=[.B541]-[.$B$2]" office:value-type="float" office:value="63.2031977176666" calcext:value-type="float">
            <text:p>63.2031977177</text:p>
          </table:table-cell>
          <table:table-cell table:formula="of:=[.C541]/([.D541]-[.D540])" office:value-type="float" office:value="99642.51380304" calcext:value-type="float">
            <text:p>99642.51380304</text:p>
          </table:table-cell>
          <table:table-cell/>
          <table:table-cell office:value-type="float" office:value="1443146523.5265" calcext:value-type="float">
            <text:p>1443146523.5265</text:p>
          </table:table-cell>
          <table:table-cell table:formula="of:=[.G541]-[.$B$2]" office:value-type="float" office:value="63.5263252258301" calcext:value-type="float">
            <text:p>63.5263252258</text:p>
          </table:table-cell>
          <table:table-cell table:formula="of:=[.C541]/([.H541]-[.H540])" office:value-type="float" office:value="99776.3947136564" calcext:value-type="float">
            <text:p>99776.3947136564</text:p>
          </table:table-cell>
          <table:table-cell table:formula="of:=[.G541]-[.$B541]" office:value-type="float" office:value="0.323127508163452" calcext:value-type="float">
            <text:p>0.3231275082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3146523.2467" calcext:value-type="float">
            <text:p>1443146523.2467</text:p>
          </table:table-cell>
          <table:table-cell office:value-type="float" office:value="4320" calcext:value-type="float">
            <text:p>4320</text:p>
          </table:table-cell>
          <table:table-cell table:formula="of:=[.B542]-[.$B$2]" office:value-type="float" office:value="63.246529340744" calcext:value-type="float">
            <text:p>63.2465293407</text:p>
          </table:table-cell>
          <table:table-cell table:formula="of:=[.C542]/([.D542]-[.D541])" office:value-type="float" office:value="99696.242448252" calcext:value-type="float">
            <text:p>99696.242448252</text:p>
          </table:table-cell>
          <table:table-cell/>
          <table:table-cell office:value-type="float" office:value="1443146523.56988" calcext:value-type="float">
            <text:p>1443146523.56988</text:p>
          </table:table-cell>
          <table:table-cell table:formula="of:=[.G542]-[.$B$2]" office:value-type="float" office:value="63.5697066783905" calcext:value-type="float">
            <text:p>63.5697066784</text:p>
          </table:table-cell>
          <table:table-cell table:formula="of:=[.C542]/([.H542]-[.H541])" office:value-type="float" office:value="99581.7277898381" calcext:value-type="float">
            <text:p>99581.7277898381</text:p>
          </table:table-cell>
          <table:table-cell table:formula="of:=[.G542]-[.$B542]" office:value-type="float" office:value="0.323177337646484" calcext:value-type="float">
            <text:p>0.3231773376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3146523.29005" calcext:value-type="float">
            <text:p>1443146523.29005</text:p>
          </table:table-cell>
          <table:table-cell office:value-type="float" office:value="4320" calcext:value-type="float">
            <text:p>4320</text:p>
          </table:table-cell>
          <table:table-cell table:formula="of:=[.B543]-[.$B$2]" office:value-type="float" office:value="63.2898752689362" calcext:value-type="float">
            <text:p>63.2898752689</text:p>
          </table:table-cell>
          <table:table-cell table:formula="of:=[.C543]/([.D543]-[.D542])" office:value-type="float" office:value="99663.3404838124" calcext:value-type="float">
            <text:p>99663.3404838124</text:p>
          </table:table-cell>
          <table:table-cell/>
          <table:table-cell office:value-type="float" office:value="1443146523.61322" calcext:value-type="float">
            <text:p>1443146523.61322</text:p>
          </table:table-cell>
          <table:table-cell table:formula="of:=[.G543]-[.$B$2]" office:value-type="float" office:value="63.6130411624908" calcext:value-type="float">
            <text:p>63.6130411625</text:p>
          </table:table-cell>
          <table:table-cell table:formula="of:=[.C543]/([.H543]-[.H542])" office:value-type="float" office:value="99689.6603175651" calcext:value-type="float">
            <text:p>99689.6603175651</text:p>
          </table:table-cell>
          <table:table-cell table:formula="of:=[.G543]-[.$B543]" office:value-type="float" office:value="0.323165893554687" calcext:value-type="float">
            <text:p>0.3231658936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3146523.3334" calcext:value-type="float">
            <text:p>1443146523.3334</text:p>
          </table:table-cell>
          <table:table-cell office:value-type="float" office:value="4320" calcext:value-type="float">
            <text:p>4320</text:p>
          </table:table-cell>
          <table:table-cell table:formula="of:=[.B544]-[.$B$2]" office:value-type="float" office:value="63.3332250118256" calcext:value-type="float">
            <text:p>63.3332250118</text:p>
          </table:table-cell>
          <table:table-cell table:formula="of:=[.C544]/([.D544]-[.D543])" office:value-type="float" office:value="99654.5702940238" calcext:value-type="float">
            <text:p>99654.5702940238</text:p>
          </table:table-cell>
          <table:table-cell/>
          <table:table-cell office:value-type="float" office:value="1443146523.65667" calcext:value-type="float">
            <text:p>1443146523.65667</text:p>
          </table:table-cell>
          <table:table-cell table:formula="of:=[.G544]-[.$B$2]" office:value-type="float" office:value="63.6564965248108" calcext:value-type="float">
            <text:p>63.6564965248</text:p>
          </table:table-cell>
          <table:table-cell table:formula="of:=[.C544]/([.H544]-[.H543])" office:value-type="float" office:value="99412.3571722492" calcext:value-type="float">
            <text:p>99412.3571722492</text:p>
          </table:table-cell>
          <table:table-cell table:formula="of:=[.G544]-[.$B544]" office:value-type="float" office:value="0.323271512985229" calcext:value-type="float">
            <text:p>0.323271513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3146523.37675" calcext:value-type="float">
            <text:p>1443146523.37675</text:p>
          </table:table-cell>
          <table:table-cell office:value-type="float" office:value="4320" calcext:value-type="float">
            <text:p>4320</text:p>
          </table:table-cell>
          <table:table-cell table:formula="of:=[.B545]-[.$B$2]" office:value-type="float" office:value="63.376574754715" calcext:value-type="float">
            <text:p>63.3765747547</text:p>
          </table:table-cell>
          <table:table-cell table:formula="of:=[.C545]/([.D545]-[.D544])" office:value-type="float" office:value="99654.5702940238" calcext:value-type="float">
            <text:p>99654.5702940238</text:p>
          </table:table-cell>
          <table:table-cell/>
          <table:table-cell office:value-type="float" office:value="1443146523.69997" calcext:value-type="float">
            <text:p>1443146523.69997</text:p>
          </table:table-cell>
          <table:table-cell table:formula="of:=[.G545]-[.$B$2]" office:value-type="float" office:value="63.6998002529144" calcext:value-type="float">
            <text:p>63.6998002529</text:p>
          </table:table-cell>
          <table:table-cell table:formula="of:=[.C545]/([.H545]-[.H544])" office:value-type="float" office:value="99760.4638025866" calcext:value-type="float">
            <text:p>99760.4638025866</text:p>
          </table:table-cell>
          <table:table-cell table:formula="of:=[.G545]-[.$B545]" office:value-type="float" office:value="0.323225498199463" calcext:value-type="float">
            <text:p>0.3232254982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3146523.42011" calcext:value-type="float">
            <text:p>1443146523.42011</text:p>
          </table:table-cell>
          <table:table-cell office:value-type="float" office:value="4320" calcext:value-type="float">
            <text:p>4320</text:p>
          </table:table-cell>
          <table:table-cell table:formula="of:=[.B546]-[.$B$2]" office:value-type="float" office:value="63.4199345111847" calcext:value-type="float">
            <text:p>63.4199345112</text:p>
          </table:table-cell>
          <table:table-cell table:formula="of:=[.C546]/([.D546]-[.D545])" office:value-type="float" office:value="99631.5558879162" calcext:value-type="float">
            <text:p>99631.5558879162</text:p>
          </table:table-cell>
          <table:table-cell/>
          <table:table-cell office:value-type="float" office:value="1443146523.74329" calcext:value-type="float">
            <text:p>1443146523.74329</text:p>
          </table:table-cell>
          <table:table-cell table:formula="of:=[.G546]-[.$B$2]" office:value-type="float" office:value="63.7431166172028" calcext:value-type="float">
            <text:p>63.7431166172</text:p>
          </table:table-cell>
          <table:table-cell table:formula="of:=[.C546]/([.H546]-[.H545])" office:value-type="float" office:value="99731.3618300107" calcext:value-type="float">
            <text:p>99731.3618300107</text:p>
          </table:table-cell>
          <table:table-cell table:formula="of:=[.G546]-[.$B546]" office:value-type="float" office:value="0.323182106018066" calcext:value-type="float">
            <text:p>0.323182106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3146523.46348" calcext:value-type="float">
            <text:p>1443146523.46348</text:p>
          </table:table-cell>
          <table:table-cell office:value-type="float" office:value="4320" calcext:value-type="float">
            <text:p>4320</text:p>
          </table:table-cell>
          <table:table-cell table:formula="of:=[.B547]-[.$B$2]" office:value-type="float" office:value="63.4633092880249" calcext:value-type="float">
            <text:p>63.463309288</text:p>
          </table:table-cell>
          <table:table-cell table:formula="of:=[.C547]/([.D547]-[.D546])" office:value-type="float" office:value="99597.0542030595" calcext:value-type="float">
            <text:p>99597.0542030595</text:p>
          </table:table-cell>
          <table:table-cell/>
          <table:table-cell office:value-type="float" office:value="1443146523.7866" calcext:value-type="float">
            <text:p>1443146523.7866</text:p>
          </table:table-cell>
          <table:table-cell table:formula="of:=[.G547]-[.$B$2]" office:value-type="float" office:value="63.7864215373993" calcext:value-type="float">
            <text:p>63.7864215374</text:p>
          </table:table-cell>
          <table:table-cell table:formula="of:=[.C547]/([.H547]-[.H546])" office:value-type="float" office:value="99757.7176079368" calcext:value-type="float">
            <text:p>99757.7176079368</text:p>
          </table:table-cell>
          <table:table-cell table:formula="of:=[.G547]-[.$B547]" office:value-type="float" office:value="0.32311224937439" calcext:value-type="float">
            <text:p>0.3231122494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3146523.50683" calcext:value-type="float">
            <text:p>1443146523.50683</text:p>
          </table:table-cell>
          <table:table-cell office:value-type="float" office:value="4320" calcext:value-type="float">
            <text:p>4320</text:p>
          </table:table-cell>
          <table:table-cell table:formula="of:=[.B548]-[.$B$2]" office:value-type="float" office:value="63.5066542625427" calcext:value-type="float">
            <text:p>63.5066542625</text:p>
          </table:table-cell>
          <table:table-cell table:formula="of:=[.C548]/([.D548]-[.D547])" office:value-type="float" office:value="99665.5332724612" calcext:value-type="float">
            <text:p>99665.5332724612</text:p>
          </table:table-cell>
          <table:table-cell/>
          <table:table-cell office:value-type="float" office:value="1443146523.82996" calcext:value-type="float">
            <text:p>1443146523.82996</text:p>
          </table:table-cell>
          <table:table-cell table:formula="of:=[.G548]-[.$B$2]" office:value-type="float" office:value="63.8297889232635" calcext:value-type="float">
            <text:p>63.8297889233</text:p>
          </table:table-cell>
          <table:table-cell table:formula="of:=[.C548]/([.H548]-[.H547])" office:value-type="float" office:value="99614.028235915" calcext:value-type="float">
            <text:p>99614.028235915</text:p>
          </table:table-cell>
          <table:table-cell table:formula="of:=[.G548]-[.$B548]" office:value-type="float" office:value="0.323134660720825" calcext:value-type="float">
            <text:p>0.3231346607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3146523.55017" calcext:value-type="float">
            <text:p>1443146523.55017</text:p>
          </table:table-cell>
          <table:table-cell office:value-type="float" office:value="4320" calcext:value-type="float">
            <text:p>4320</text:p>
          </table:table-cell>
          <table:table-cell table:formula="of:=[.B549]-[.$B$2]" office:value-type="float" office:value="63.5499918460846" calcext:value-type="float">
            <text:p>63.5499918461</text:p>
          </table:table-cell>
          <table:table-cell table:formula="of:=[.C549]/([.D549]-[.D548])" office:value-type="float" office:value="99682.5306567054" calcext:value-type="float">
            <text:p>99682.5306567054</text:p>
          </table:table-cell>
          <table:table-cell/>
          <table:table-cell office:value-type="float" office:value="1443146523.87333" calcext:value-type="float">
            <text:p>1443146523.87333</text:p>
          </table:table-cell>
          <table:table-cell table:formula="of:=[.G549]-[.$B$2]" office:value-type="float" office:value="63.8731596469879" calcext:value-type="float">
            <text:p>63.873159647</text:p>
          </table:table-cell>
          <table:table-cell table:formula="of:=[.C549]/([.H549]-[.H548])" office:value-type="float" office:value="99606.3618272772" calcext:value-type="float">
            <text:p>99606.3618272772</text:p>
          </table:table-cell>
          <table:table-cell table:formula="of:=[.G549]-[.$B549]" office:value-type="float" office:value="0.32316780090332" calcext:value-type="float">
            <text:p>0.3231678009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3146523.59351" calcext:value-type="float">
            <text:p>1443146523.59351</text:p>
          </table:table-cell>
          <table:table-cell office:value-type="float" office:value="4320" calcext:value-type="float">
            <text:p>4320</text:p>
          </table:table-cell>
          <table:table-cell table:formula="of:=[.B550]-[.$B$2]" office:value-type="float" office:value="63.5933408737183" calcext:value-type="float">
            <text:p>63.5933408737</text:p>
          </table:table-cell>
          <table:table-cell table:formula="of:=[.C550]/([.D550]-[.D549])" office:value-type="float" office:value="99656.2145870344" calcext:value-type="float">
            <text:p>99656.2145870344</text:p>
          </table:table-cell>
          <table:table-cell/>
          <table:table-cell office:value-type="float" office:value="1443146523.91671" calcext:value-type="float">
            <text:p>1443146523.91671</text:p>
          </table:table-cell>
          <table:table-cell table:formula="of:=[.G550]-[.$B$2]" office:value-type="float" office:value="63.9165337085724" calcext:value-type="float">
            <text:p>63.9165337086</text:p>
          </table:table-cell>
          <table:table-cell table:formula="of:=[.C550]/([.H550]-[.H549])" office:value-type="float" office:value="99598.6965985796" calcext:value-type="float">
            <text:p>99598.6965985796</text:p>
          </table:table-cell>
          <table:table-cell table:formula="of:=[.G550]-[.$B550]" office:value-type="float" office:value="0.323192834854126" calcext:value-type="float">
            <text:p>0.3231928349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3146523.63686" calcext:value-type="float">
            <text:p>1443146523.63686</text:p>
          </table:table-cell>
          <table:table-cell office:value-type="float" office:value="4320" calcext:value-type="float">
            <text:p>4320</text:p>
          </table:table-cell>
          <table:table-cell table:formula="of:=[.B551]-[.$B$2]" office:value-type="float" office:value="63.6366865634918" calcext:value-type="float">
            <text:p>63.6366865635</text:p>
          </table:table-cell>
          <table:table-cell table:formula="of:=[.C551]/([.D551]-[.D550])" office:value-type="float" office:value="99663.8886719287" calcext:value-type="float">
            <text:p>99663.8886719287</text:p>
          </table:table-cell>
          <table:table-cell/>
          <table:table-cell office:value-type="float" office:value="1443146523.95993" calcext:value-type="float">
            <text:p>1443146523.95993</text:p>
          </table:table-cell>
          <table:table-cell table:formula="of:=[.G551]-[.$B$2]" office:value-type="float" office:value="63.9597527980804" calcext:value-type="float">
            <text:p>63.9597527981</text:p>
          </table:table-cell>
          <table:table-cell table:formula="of:=[.C551]/([.H551]-[.H550])" office:value-type="float" office:value="99955.8308417092" calcext:value-type="float">
            <text:p>99955.8308417092</text:p>
          </table:table-cell>
          <table:table-cell table:formula="of:=[.G551]-[.$B551]" office:value-type="float" office:value="0.323066234588623" calcext:value-type="float">
            <text:p>0.3230662346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3146523.68022" calcext:value-type="float">
            <text:p>1443146523.68022</text:p>
          </table:table-cell>
          <table:table-cell office:value-type="float" office:value="4320" calcext:value-type="float">
            <text:p>4320</text:p>
          </table:table-cell>
          <table:table-cell table:formula="of:=[.B552]-[.$B$2]" office:value-type="float" office:value="63.6800413131714" calcext:value-type="float">
            <text:p>63.6800413132</text:p>
          </table:table-cell>
          <table:table-cell table:formula="of:=[.C552]/([.D552]-[.D551])" office:value-type="float" office:value="99643.0617620695" calcext:value-type="float">
            <text:p>99643.0617620695</text:p>
          </table:table-cell>
          <table:table-cell/>
          <table:table-cell office:value-type="float" office:value="1443146524.00335" calcext:value-type="float">
            <text:p>1443146524.00335</text:p>
          </table:table-cell>
          <table:table-cell table:formula="of:=[.G552]-[.$B$2]" office:value-type="float" office:value="64.0031788349152" calcext:value-type="float">
            <text:p>64.0031788349</text:p>
          </table:table-cell>
          <table:table-cell table:formula="of:=[.C552]/([.H552]-[.H551])" office:value-type="float" office:value="99479.4900681886" calcext:value-type="float">
            <text:p>99479.4900681886</text:p>
          </table:table-cell>
          <table:table-cell table:formula="of:=[.G552]-[.$B552]" office:value-type="float" office:value="0.323137521743774" calcext:value-type="float">
            <text:p>0.3231375217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3146523.72357" calcext:value-type="float">
            <text:p>1443146523.72357</text:p>
          </table:table-cell>
          <table:table-cell office:value-type="float" office:value="4320" calcext:value-type="float">
            <text:p>4320</text:p>
          </table:table-cell>
          <table:table-cell table:formula="of:=[.B553]-[.$B$2]" office:value-type="float" office:value="63.7233927249909" calcext:value-type="float">
            <text:p>63.723392725</text:p>
          </table:table-cell>
          <table:table-cell table:formula="of:=[.C553]/([.D553]-[.D552])" office:value-type="float" office:value="99650.7338213376" calcext:value-type="float">
            <text:p>99650.7338213376</text:p>
          </table:table-cell>
          <table:table-cell/>
          <table:table-cell office:value-type="float" office:value="1443146524.0177" calcext:value-type="float">
            <text:p>1443146524.0177</text:p>
          </table:table-cell>
          <table:table-cell table:formula="of:=[.G553]-[.$B$2]" office:value-type="float" office:value="64.0175266265869" calcext:value-type="float">
            <text:p>64.0175266266</text:p>
          </table:table-cell>
          <table:table-cell table:formula="of:=[.C553]/([.H553]-[.H552])" office:value-type="float" office:value="301091.631299955" calcext:value-type="float">
            <text:p>301091.631299955</text:p>
          </table:table-cell>
          <table:table-cell table:formula="of:=[.G553]-[.$B553]" office:value-type="float" office:value="0.294133901596069" calcext:value-type="float">
            <text:p>0.2941339016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3146523.76692" calcext:value-type="float">
            <text:p>1443146523.76692</text:p>
          </table:table-cell>
          <table:table-cell office:value-type="float" office:value="4320" calcext:value-type="float">
            <text:p>4320</text:p>
          </table:table-cell>
          <table:table-cell table:formula="of:=[.B554]-[.$B$2]" office:value-type="float" office:value="63.7667465209961" calcext:value-type="float">
            <text:p>63.766746521</text:p>
          </table:table-cell>
          <table:table-cell table:formula="of:=[.C554]/([.D554]-[.D553])" office:value-type="float" office:value="99645.2536584561" calcext:value-type="float">
            <text:p>99645.2536584561</text:p>
          </table:table-cell>
          <table:table-cell/>
          <table:table-cell office:value-type="float" office:value="1443146524.04668" calcext:value-type="float">
            <text:p>1443146524.04668</text:p>
          </table:table-cell>
          <table:table-cell table:formula="of:=[.G554]-[.$B$2]" office:value-type="float" office:value="64.0465025901794" calcext:value-type="float">
            <text:p>64.0465025902</text:p>
          </table:table-cell>
          <table:table-cell table:formula="of:=[.C554]/([.H554]-[.H553])" office:value-type="float" office:value="149089.088485527" calcext:value-type="float">
            <text:p>149089.088485527</text:p>
          </table:table-cell>
          <table:table-cell table:formula="of:=[.G554]-[.$B554]" office:value-type="float" office:value="0.27975606918335" calcext:value-type="float">
            <text:p>0.2797560692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3146523.81027" calcext:value-type="float">
            <text:p>1443146523.81027</text:p>
          </table:table-cell>
          <table:table-cell office:value-type="float" office:value="4320" calcext:value-type="float">
            <text:p>4320</text:p>
          </table:table-cell>
          <table:table-cell table:formula="of:=[.B555]-[.$B$2]" office:value-type="float" office:value="63.8100917339325" calcext:value-type="float">
            <text:p>63.8100917339</text:p>
          </table:table-cell>
          <table:table-cell table:formula="of:=[.C555]/([.D555]-[.D554])" office:value-type="float" office:value="99664.985066253" calcext:value-type="float">
            <text:p>99664.985066253</text:p>
          </table:table-cell>
          <table:table-cell/>
          <table:table-cell office:value-type="float" office:value="1443146524.09011" calcext:value-type="float">
            <text:p>1443146524.09011</text:p>
          </table:table-cell>
          <table:table-cell table:formula="of:=[.G555]-[.$B$2]" office:value-type="float" office:value="64.0899374485016" calcext:value-type="float">
            <text:p>64.0899374485</text:p>
          </table:table-cell>
          <table:table-cell table:formula="of:=[.C555]/([.H555]-[.H554])" office:value-type="float" office:value="99459.2860867608" calcext:value-type="float">
            <text:p>99459.2860867608</text:p>
          </table:table-cell>
          <table:table-cell table:formula="of:=[.G555]-[.$B555]" office:value-type="float" office:value="0.279845714569092" calcext:value-type="float">
            <text:p>0.2798457146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3146523.85363" calcext:value-type="float">
            <text:p>1443146523.85363</text:p>
          </table:table-cell>
          <table:table-cell office:value-type="float" office:value="4320" calcext:value-type="float">
            <text:p>4320</text:p>
          </table:table-cell>
          <table:table-cell table:formula="of:=[.B556]-[.$B$2]" office:value-type="float" office:value="63.8534529209137" calcext:value-type="float">
            <text:p>63.8534529209</text:p>
          </table:table-cell>
          <table:table-cell table:formula="of:=[.C556]/([.D556]-[.D555])" office:value-type="float" office:value="99628.2689833397" calcext:value-type="float">
            <text:p>99628.2689833397</text:p>
          </table:table-cell>
          <table:table-cell/>
          <table:table-cell office:value-type="float" office:value="1443146524.13333" calcext:value-type="float">
            <text:p>1443146524.13333</text:p>
          </table:table-cell>
          <table:table-cell table:formula="of:=[.G556]-[.$B$2]" office:value-type="float" office:value="64.1331605911255" calcext:value-type="float">
            <text:p>64.1331605911</text:p>
          </table:table-cell>
          <table:table-cell table:formula="of:=[.C556]/([.H556]-[.H555])" office:value-type="float" office:value="99946.4577943748" calcext:value-type="float">
            <text:p>99946.4577943748</text:p>
          </table:table-cell>
          <table:table-cell table:formula="of:=[.G556]-[.$B556]" office:value-type="float" office:value="0.279707670211792" calcext:value-type="float">
            <text:p>0.2797076702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3146523.89698" calcext:value-type="float">
            <text:p>1443146523.89698</text:p>
          </table:table-cell>
          <table:table-cell office:value-type="float" office:value="4320" calcext:value-type="float">
            <text:p>4320</text:p>
          </table:table-cell>
          <table:table-cell table:formula="of:=[.B557]-[.$B$2]" office:value-type="float" office:value="63.8968026638031" calcext:value-type="float">
            <text:p>63.8968026638</text:p>
          </table:table-cell>
          <table:table-cell table:formula="of:=[.C557]/([.D557]-[.D556])" office:value-type="float" office:value="99654.5702940238" calcext:value-type="float">
            <text:p>99654.5702940238</text:p>
          </table:table-cell>
          <table:table-cell/>
          <table:table-cell office:value-type="float" office:value="1443146524.17679" calcext:value-type="float">
            <text:p>1443146524.17679</text:p>
          </table:table-cell>
          <table:table-cell table:formula="of:=[.G557]-[.$B$2]" office:value-type="float" office:value="64.1766197681427" calcext:value-type="float">
            <text:p>64.1766197681</text:p>
          </table:table-cell>
          <table:table-cell table:formula="of:=[.C557]/([.H557]-[.H556])" office:value-type="float" office:value="99403.6310970425" calcext:value-type="float">
            <text:p>99403.6310970425</text:p>
          </table:table-cell>
          <table:table-cell table:formula="of:=[.G557]-[.$B557]" office:value-type="float" office:value="0.2798171043396" calcext:value-type="float">
            <text:p>0.2798171043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3146523.94035" calcext:value-type="float">
            <text:p>1443146523.94035</text:p>
          </table:table-cell>
          <table:table-cell office:value-type="float" office:value="4320" calcext:value-type="float">
            <text:p>4320</text:p>
          </table:table-cell>
          <table:table-cell table:formula="of:=[.B558]-[.$B$2]" office:value-type="float" office:value="63.9401752948761" calcext:value-type="float">
            <text:p>63.9401752949</text:p>
          </table:table-cell>
          <table:table-cell table:formula="of:=[.C558]/([.D558]-[.D557])" office:value-type="float" office:value="99601.9815521279" calcext:value-type="float">
            <text:p>99601.9815521279</text:p>
          </table:table-cell>
          <table:table-cell/>
          <table:table-cell office:value-type="float" office:value="1443146524.22001" calcext:value-type="float">
            <text:p>1443146524.22001</text:p>
          </table:table-cell>
          <table:table-cell table:formula="of:=[.G558]-[.$B$2]" office:value-type="float" office:value="64.2198393344879" calcext:value-type="float">
            <text:p>64.2198393345</text:p>
          </table:table-cell>
          <table:table-cell table:formula="of:=[.C558]/([.H558]-[.H557])" office:value-type="float" office:value="99954.7280390123" calcext:value-type="float">
            <text:p>99954.7280390123</text:p>
          </table:table-cell>
          <table:table-cell table:formula="of:=[.G558]-[.$B558]" office:value-type="float" office:value="0.279664039611816" calcext:value-type="float">
            <text:p>0.2796640396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3146523.9837" calcext:value-type="float">
            <text:p>1443146523.9837</text:p>
          </table:table-cell>
          <table:table-cell office:value-type="float" office:value="4320" calcext:value-type="float">
            <text:p>4320</text:p>
          </table:table-cell>
          <table:table-cell table:formula="of:=[.B559]-[.$B$2]" office:value-type="float" office:value="63.9835288524628" calcext:value-type="float">
            <text:p>63.9835288525</text:p>
          </table:table-cell>
          <table:table-cell table:formula="of:=[.C559]/([.D559]-[.D558])" office:value-type="float" office:value="99645.8016476204" calcext:value-type="float">
            <text:p>99645.8016476204</text:p>
          </table:table-cell>
          <table:table-cell/>
          <table:table-cell office:value-type="float" office:value="1443146524.26312" calcext:value-type="float">
            <text:p>1443146524.26312</text:p>
          </table:table-cell>
          <table:table-cell table:formula="of:=[.G559]-[.$B$2]" office:value-type="float" office:value="64.2629480361939" calcext:value-type="float">
            <text:p>64.2629480362</text:p>
          </table:table-cell>
          <table:table-cell table:formula="of:=[.C559]/([.H559]-[.H558])" office:value-type="float" office:value="100211.78622982" calcext:value-type="float">
            <text:p>100211.78622982</text:p>
          </table:table-cell>
          <table:table-cell table:formula="of:=[.G559]-[.$B559]" office:value-type="float" office:value="0.279419183731079" calcext:value-type="float">
            <text:p>0.2794191837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3146524.02693" calcext:value-type="float">
            <text:p>1443146524.02693</text:p>
          </table:table-cell>
          <table:table-cell office:value-type="float" office:value="4320" calcext:value-type="float">
            <text:p>4320</text:p>
          </table:table-cell>
          <table:table-cell table:formula="of:=[.B560]-[.$B$2]" office:value-type="float" office:value="64.0267517566681" calcext:value-type="float">
            <text:p>64.0267517567</text:p>
          </table:table-cell>
          <table:table-cell table:formula="of:=[.C560]/([.D560]-[.D559])" office:value-type="float" office:value="99947.0091014397" calcext:value-type="float">
            <text:p>99947.0091014397</text:p>
          </table:table-cell>
          <table:table-cell/>
          <table:table-cell office:value-type="float" office:value="1443146524.31087" calcext:value-type="float">
            <text:p>1443146524.31087</text:p>
          </table:table-cell>
          <table:table-cell table:formula="of:=[.G560]-[.$B$2]" office:value-type="float" office:value="64.3106987476349" calcext:value-type="float">
            <text:p>64.3106987476</text:p>
          </table:table-cell>
          <table:table-cell table:formula="of:=[.C560]/([.H560]-[.H559])" office:value-type="float" office:value="90469.856251966" calcext:value-type="float">
            <text:p>90469.856251966</text:p>
          </table:table-cell>
          <table:table-cell table:formula="of:=[.G560]-[.$B560]" office:value-type="float" office:value="0.283946990966797" calcext:value-type="float">
            <text:p>0.28394699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3146524.07006" calcext:value-type="float">
            <text:p>1443146524.07006</text:p>
          </table:table-cell>
          <table:table-cell office:value-type="float" office:value="4320" calcext:value-type="float">
            <text:p>4320</text:p>
          </table:table-cell>
          <table:table-cell table:formula="of:=[.B561]-[.$B$2]" office:value-type="float" office:value="64.0698890686035" calcext:value-type="float">
            <text:p>64.0698890686</text:p>
          </table:table-cell>
          <table:table-cell table:formula="of:=[.C561]/([.D561]-[.D560])" office:value-type="float" office:value="100145.322139379" calcext:value-type="float">
            <text:p>100145.322139379</text:p>
          </table:table-cell>
          <table:table-cell/>
          <table:table-cell office:value-type="float" office:value="1443146524.39247" calcext:value-type="float">
            <text:p>1443146524.39247</text:p>
          </table:table-cell>
          <table:table-cell table:formula="of:=[.G561]-[.$B$2]" office:value-type="float" office:value="64.392299413681" calcext:value-type="float">
            <text:p>64.3922994137</text:p>
          </table:table-cell>
          <table:table-cell table:formula="of:=[.C561]/([.H561]-[.H560])" office:value-type="float" office:value="52940.7443507529" calcext:value-type="float">
            <text:p>52940.7443507529</text:p>
          </table:table-cell>
          <table:table-cell table:formula="of:=[.G561]-[.$B561]" office:value-type="float" office:value="0.322410345077515" calcext:value-type="float">
            <text:p>0.322410345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3146524.1132" calcext:value-type="float">
            <text:p>1443146524.1132</text:p>
          </table:table-cell>
          <table:table-cell office:value-type="float" office:value="4320" calcext:value-type="float">
            <text:p>4320</text:p>
          </table:table-cell>
          <table:table-cell table:formula="of:=[.B562]-[.$B$2]" office:value-type="float" office:value="64.1130220890045" calcext:value-type="float">
            <text:p>64.113022089</text:p>
          </table:table-cell>
          <table:table-cell table:formula="of:=[.C562]/([.D562]-[.D561])" office:value-type="float" office:value="100155.286132008" calcext:value-type="float">
            <text:p>100155.286132008</text:p>
          </table:table-cell>
          <table:table-cell/>
          <table:table-cell office:value-type="float" office:value="1443146524.43573" calcext:value-type="float">
            <text:p>1443146524.43573</text:p>
          </table:table-cell>
          <table:table-cell table:formula="of:=[.G562]-[.$B$2]" office:value-type="float" office:value="64.4355525970459" calcext:value-type="float">
            <text:p>64.435552597</text:p>
          </table:table-cell>
          <table:table-cell table:formula="of:=[.C562]/([.H562]-[.H561])" office:value-type="float" office:value="99877.041732583" calcext:value-type="float">
            <text:p>99877.041732583</text:p>
          </table:table-cell>
          <table:table-cell table:formula="of:=[.G562]-[.$B562]" office:value-type="float" office:value="0.322530508041382" calcext:value-type="float">
            <text:p>0.322530508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3146524.15634" calcext:value-type="float">
            <text:p>1443146524.15634</text:p>
          </table:table-cell>
          <table:table-cell office:value-type="float" office:value="4320" calcext:value-type="float">
            <text:p>4320</text:p>
          </table:table-cell>
          <table:table-cell table:formula="of:=[.B563]-[.$B$2]" office:value-type="float" office:value="64.1561665534973" calcext:value-type="float">
            <text:p>64.1561665535</text:p>
          </table:table-cell>
          <table:table-cell table:formula="of:=[.C563]/([.D563]-[.D562])" office:value-type="float" office:value="100128.719889921" calcext:value-type="float">
            <text:p>100128.719889921</text:p>
          </table:table-cell>
          <table:table-cell/>
          <table:table-cell office:value-type="float" office:value="1443146524.47892" calcext:value-type="float">
            <text:p>1443146524.47892</text:p>
          </table:table-cell>
          <table:table-cell table:formula="of:=[.G563]-[.$B$2]" office:value-type="float" office:value="64.4787445068359" calcext:value-type="float">
            <text:p>64.4787445068</text:p>
          </table:table-cell>
          <table:table-cell table:formula="of:=[.C563]/([.H563]-[.H562])" office:value-type="float" office:value="100018.730845661" calcext:value-type="float">
            <text:p>100018.730845661</text:p>
          </table:table-cell>
          <table:table-cell table:formula="of:=[.G563]-[.$B563]" office:value-type="float" office:value="0.322577953338623" calcext:value-type="float">
            <text:p>0.3225779533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3146524.19949" calcext:value-type="float">
            <text:p>1443146524.19949</text:p>
          </table:table-cell>
          <table:table-cell office:value-type="float" office:value="4320" calcext:value-type="float">
            <text:p>4320</text:p>
          </table:table-cell>
          <table:table-cell table:formula="of:=[.B564]-[.$B$2]" office:value-type="float" office:value="64.1993169784546" calcext:value-type="float">
            <text:p>64.1993169785</text:p>
          </table:table-cell>
          <table:table-cell table:formula="of:=[.C564]/([.D564]-[.D563])" office:value-type="float" office:value="100114.888886433" calcext:value-type="float">
            <text:p>100114.888886433</text:p>
          </table:table-cell>
          <table:table-cell/>
          <table:table-cell office:value-type="float" office:value="1443146524.52193" calcext:value-type="float">
            <text:p>1443146524.52193</text:p>
          </table:table-cell>
          <table:table-cell table:formula="of:=[.G564]-[.$B$2]" office:value-type="float" office:value="64.5217549800873" calcext:value-type="float">
            <text:p>64.5217549801</text:p>
          </table:table-cell>
          <table:table-cell table:formula="of:=[.C564]/([.H564]-[.H563])" office:value-type="float" office:value="100440.652553506" calcext:value-type="float">
            <text:p>100440.652553506</text:p>
          </table:table-cell>
          <table:table-cell table:formula="of:=[.G564]-[.$B564]" office:value-type="float" office:value="0.32243800163269" calcext:value-type="float">
            <text:p>0.3224380016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3146524.24265" calcext:value-type="float">
            <text:p>1443146524.24265</text:p>
          </table:table-cell>
          <table:table-cell office:value-type="float" office:value="4320" calcext:value-type="float">
            <text:p>4320</text:p>
          </table:table-cell>
          <table:table-cell table:formula="of:=[.B565]-[.$B$2]" office:value-type="float" office:value="64.2424733638763" calcext:value-type="float">
            <text:p>64.2424733639</text:p>
          </table:table-cell>
          <table:table-cell table:formula="of:=[.C565]/([.D565]-[.D564])" office:value-type="float" office:value="100101.061703432" calcext:value-type="float">
            <text:p>100101.061703432</text:p>
          </table:table-cell>
          <table:table-cell/>
          <table:table-cell office:value-type="float" office:value="1443146524.5651" calcext:value-type="float">
            <text:p>1443146524.5651</text:p>
          </table:table-cell>
          <table:table-cell table:formula="of:=[.G565]-[.$B$2]" office:value-type="float" office:value="64.5649213790894" calcext:value-type="float">
            <text:p>64.5649213791</text:p>
          </table:table-cell>
          <table:table-cell table:formula="of:=[.C565]/([.H565]-[.H564])" office:value-type="float" office:value="100077.840632301" calcext:value-type="float">
            <text:p>100077.840632301</text:p>
          </table:table-cell>
          <table:table-cell table:formula="of:=[.G565]-[.$B565]" office:value-type="float" office:value="0.322448015213013" calcext:value-type="float">
            <text:p>0.3224480152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3146524.28577" calcext:value-type="float">
            <text:p>1443146524.28577</text:p>
          </table:table-cell>
          <table:table-cell office:value-type="float" office:value="4320" calcext:value-type="float">
            <text:p>4320</text:p>
          </table:table-cell>
          <table:table-cell table:formula="of:=[.B566]-[.$B$2]" office:value-type="float" office:value="64.2855989933014" calcext:value-type="float">
            <text:p>64.2855989933</text:p>
          </table:table-cell>
          <table:table-cell table:formula="of:=[.C566]/([.D566]-[.D565])" office:value-type="float" office:value="100172.450990148" calcext:value-type="float">
            <text:p>100172.450990148</text:p>
          </table:table-cell>
          <table:table-cell/>
          <table:table-cell office:value-type="float" office:value="1443146524.60836" calcext:value-type="float">
            <text:p>1443146524.60836</text:p>
          </table:table-cell>
          <table:table-cell table:formula="of:=[.G566]-[.$B$2]" office:value-type="float" office:value="64.608186006546" calcext:value-type="float">
            <text:p>64.6081860065</text:p>
          </table:table-cell>
          <table:table-cell table:formula="of:=[.C566]/([.H566]-[.H565])" office:value-type="float" office:value="99850.6228749346" calcext:value-type="float">
            <text:p>99850.6228749346</text:p>
          </table:table-cell>
          <table:table-cell table:formula="of:=[.G566]-[.$B566]" office:value-type="float" office:value="0.322587013244629" calcext:value-type="float">
            <text:p>0.3225870132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3146524.32891" calcext:value-type="float">
            <text:p>1443146524.32891</text:p>
          </table:table-cell>
          <table:table-cell office:value-type="float" office:value="4320" calcext:value-type="float">
            <text:p>4320</text:p>
          </table:table-cell>
          <table:table-cell table:formula="of:=[.B567]-[.$B$2]" office:value-type="float" office:value="64.3287327289581" calcext:value-type="float">
            <text:p>64.328732729</text:p>
          </table:table-cell>
          <table:table-cell table:formula="of:=[.C567]/([.D567]-[.D566])" office:value-type="float" office:value="100153.625328882" calcext:value-type="float">
            <text:p>100153.625328882</text:p>
          </table:table-cell>
          <table:table-cell/>
          <table:table-cell office:value-type="float" office:value="1443146524.69439" calcext:value-type="float">
            <text:p>1443146524.69439</text:p>
          </table:table-cell>
          <table:table-cell table:formula="of:=[.G567]-[.$B$2]" office:value-type="float" office:value="64.6942141056061" calcext:value-type="float">
            <text:p>64.6942141056</text:p>
          </table:table-cell>
          <table:table-cell table:formula="of:=[.C567]/([.H567]-[.H566])" office:value-type="float" office:value="50216.150853038" calcext:value-type="float">
            <text:p>50216.150853038</text:p>
          </table:table-cell>
          <table:table-cell table:formula="of:=[.G567]-[.$B567]" office:value-type="float" office:value="0.365481376647949" calcext:value-type="float">
            <text:p>0.3654813766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3146524.37204" calcext:value-type="float">
            <text:p>1443146524.37204</text:p>
          </table:table-cell>
          <table:table-cell office:value-type="float" office:value="4096" calcext:value-type="float">
            <text:p>4096</text:p>
          </table:table-cell>
          <table:table-cell table:formula="of:=[.B568]-[.$B$2]" office:value-type="float" office:value="64.3718643188477" calcext:value-type="float">
            <text:p>64.3718643188</text:p>
          </table:table-cell>
          <table:table-cell table:formula="of:=[.C568]/([.D568]-[.D567])" office:value-type="float" office:value="94965.198604808" calcext:value-type="float">
            <text:p>94965.198604808</text:p>
          </table:table-cell>
          <table:table-cell/>
          <table:table-cell office:value-type="float" office:value="1443146524.73751" calcext:value-type="float">
            <text:p>1443146524.73751</text:p>
          </table:table-cell>
          <table:table-cell table:formula="of:=[.G568]-[.$B$2]" office:value-type="float" office:value="64.7373349666596" calcext:value-type="float">
            <text:p>64.7373349667</text:p>
          </table:table-cell>
          <table:table-cell table:formula="of:=[.C568]/([.H568]-[.H567])" office:value-type="float" office:value="94988.8267518882" calcext:value-type="float">
            <text:p>94988.8267518882</text:p>
          </table:table-cell>
          <table:table-cell table:formula="of:=[.G568]-[.$B568]" office:value-type="float" office:value="0.36547064781189" calcext:value-type="float">
            <text:p>0.365470647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21:04:07.253961142</dc:date>
    <meta:editing-duration>PT26S</meta:editing-duration>
    <meta:editing-cycles>1</meta:editing-cycles>
    <meta:document-statistic meta:table-count="1" meta:cell-count="5114" meta:object-count="0"/>
    <meta:generator>LibreOffice/4.4.2.2$Linux_X86_64 LibreOffice_project/40m0$Build-2</meta:generator>
  </office:meta>
</office:document-meta>
</file>